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34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899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2.612cm"/>
    </style:style>
    <style:style style:name="co19" style:family="table-column">
      <style:table-column-properties fo:break-before="auto" style:column-width="3.9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127.404" calcext:value-type="float">
            <text:p>127.404</text:p>
          </table:table-cell>
          <table:table-cell office:value-type="float" office:value="39.84" calcext:value-type="float">
            <text:p>39.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3T13:02:58Z</text:p>
          </table:table-cell>
          <table:table-cell office:value-type="string" calcext:value-type="string">
            <text:p>2022-06-23T13:04:24Z</text:p>
          </table:table-cell>
          <table:table-cell office:value-type="string" calcext:value-type="string">
            <text:p>2022-06-23T13:06:49Z</text:p>
          </table:table-cell>
          <table:table-cell office:value-type="string" calcext:value-type="string">
            <text:p>SUCCEEDED</text:p>
          </table:table-cell>
          <table:table-cell office:value-type="float" office:value="1900933" calcext:value-type="float">
            <text:p>1900933</text:p>
          </table:table-cell>
          <table:table-cell office:value-type="float" office:value="216948" calcext:value-type="float">
            <text:p>216948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170.074" calcext:value-type="float">
            <text:p>170.074</text:p>
          </table:table-cell>
          <table:table-cell office:value-type="float" office:value="41.85" calcext:value-type="float">
            <text:p>4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3T13:00:55Z</text:p>
          </table:table-cell>
          <table:table-cell office:value-type="string" calcext:value-type="string">
            <text:p>2022-06-23T13:03:35Z</text:p>
          </table:table-cell>
          <table:table-cell office:value-type="string" calcext:value-type="string">
            <text:p>2022-06-23T13:06:42Z</text:p>
          </table:table-cell>
          <table:table-cell office:value-type="string" calcext:value-type="string">
            <text:p>SUCCEEDED</text:p>
          </table:table-cell>
          <table:table-cell office:value-type="float" office:value="1900925" calcext:value-type="float">
            <text:p>1900925</text:p>
          </table:table-cell>
          <table:table-cell office:value-type="float" office:value="162692" calcext:value-type="float">
            <text:p>162692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u-ch427-n216-start-paper-02</text:p>
          </table:table-cell>
          <table:table-cell office:value-type="float" office:value="180.493" calcext:value-type="float">
            <text:p>180.493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3T13:01:18Z</text:p>
          </table:table-cell>
          <table:table-cell office:value-type="string" calcext:value-type="string">
            <text:p>2022-06-23T13:03:35Z</text:p>
          </table:table-cell>
          <table:table-cell office:value-type="string" calcext:value-type="string">
            <text:p>2022-06-23T13:07:17Z</text:p>
          </table:table-cell>
          <table:table-cell office:value-type="string" calcext:value-type="string">
            <text:p>SUCCEEDED</text:p>
          </table:table-cell>
          <table:table-cell office:value-type="float" office:value="1900927" calcext:value-type="float">
            <text:p>1900927</text:p>
          </table:table-cell>
          <table:table-cell office:value-type="float" office:value="136423" calcext:value-type="float">
            <text:p>136423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string" calcext:value-type="string">
            <text:p>u-ch427-n216-start-paper-03</text:p>
          </table:table-cell>
          <table:table-cell office:value-type="float" office:value="179.258" calcext:value-type="float">
            <text:p>179.258</text:p>
          </table:table-cell>
          <table:table-cell office:value-type="float" office:value="53.11" calcext:value-type="float">
            <text:p>53.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23T13:01:39Z</text:p>
          </table:table-cell>
          <table:table-cell office:value-type="string" calcext:value-type="string">
            <text:p>2022-06-23T13:03:35Z</text:p>
          </table:table-cell>
          <table:table-cell office:value-type="string" calcext:value-type="string">
            <text:p>2022-06-23T13:07:20Z</text:p>
          </table:table-cell>
          <table:table-cell office:value-type="string" calcext:value-type="string">
            <text:p>SUCCEEDED</text:p>
          </table:table-cell>
          <table:table-cell office:value-type="float" office:value="1900928" calcext:value-type="float">
            <text:p>1900928</text:p>
          </table:table-cell>
          <table:table-cell office:value-type="float" office:value="28555" calcext:value-type="float">
            <text:p>28555</text:p>
          </table:table-cell>
          <table:table-cell office:value-type="float" office:value="1.149" calcext:value-type="float">
            <text:p>1.149</text:p>
          </table:table-cell>
        </table:table-row>
        <table:table-row table:style-name="ro1">
          <table:table-cell office:value-type="string" calcext:value-type="string">
            <text:p>u-ch427-n216-start-paper-04</text:p>
          </table:table-cell>
          <table:table-cell office:value-type="float" office:value="176.097" calcext:value-type="float">
            <text:p>176.097</text:p>
          </table:table-cell>
          <table:table-cell office:value-type="float" office:value="52.61" calcext:value-type="float">
            <text:p>52.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21T22:41:29Z</text:p>
          </table:table-cell>
          <table:table-cell office:value-type="string" calcext:value-type="string">
            <text:p>2022-06-21T23:46:58Z</text:p>
          </table:table-cell>
          <table:table-cell office:value-type="string" calcext:value-type="string">
            <text:p>2022-06-21T23:50:43Z</text:p>
          </table:table-cell>
          <table:table-cell office:value-type="string" calcext:value-type="string">
            <text:p>SUCCEEDED</text:p>
          </table:table-cell>
          <table:table-cell office:value-type="float" office:value="1890494" calcext:value-type="float">
            <text:p>1890494</text:p>
          </table:table-cell>
          <table:table-cell office:value-type="float" office:value="83960" calcext:value-type="float">
            <text:p>8396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string" calcext:value-type="string">
            <text:p>u-ch427-n216-start-paper-05</text:p>
          </table:table-cell>
          <table:table-cell office:value-type="float" office:value="172.669" calcext:value-type="float">
            <text:p>172.669</text:p>
          </table:table-cell>
          <table:table-cell office:value-type="float" office:value="54.62" calcext:value-type="float">
            <text:p>54.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21T22:37:06Z</text:p>
          </table:table-cell>
          <table:table-cell office:value-type="string" calcext:value-type="string">
            <text:p>2022-06-21T22:54:29Z</text:p>
          </table:table-cell>
          <table:table-cell office:value-type="string" calcext:value-type="string">
            <text:p>2022-06-21T22:58:35Z</text:p>
          </table:table-cell>
          <table:table-cell office:value-type="string" calcext:value-type="string">
            <text:p>SUCCEEDED</text:p>
          </table:table-cell>
          <table:table-cell office:value-type="float" office:value="1890480" calcext:value-type="float">
            <text:p>1890480</text:p>
          </table:table-cell>
          <table:table-cell office:value-type="float" office:value="224632" calcext:value-type="float">
            <text:p>224632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string" calcext:value-type="string">
            <text:p>u-ch427-n216-start-paper-06</text:p>
          </table:table-cell>
          <table:table-cell office:value-type="float" office:value="187.888" calcext:value-type="float">
            <text:p>187.888</text:p>
          </table:table-cell>
          <table:table-cell office:value-type="float" office:value="58.94" calcext:value-type="float">
            <text:p>58.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21T22:27:19Z</text:p>
          </table:table-cell>
          <table:table-cell office:value-type="string" calcext:value-type="string">
            <text:p>2022-06-21T23:48:30Z</text:p>
          </table:table-cell>
          <table:table-cell office:value-type="string" calcext:value-type="string">
            <text:p>2022-06-21T23:52:59Z</text:p>
          </table:table-cell>
          <table:table-cell office:value-type="string" calcext:value-type="string">
            <text:p>SUCCEEDED</text:p>
          </table:table-cell>
          <table:table-cell office:value-type="float" office:value="1890463" calcext:value-type="float">
            <text:p>1890463</text:p>
          </table:table-cell>
          <table:table-cell office:value-type="float" office:value="84128" calcext:value-type="float">
            <text:p>84128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string" calcext:value-type="string">
            <text:p>u-ch427-n216-start-paper-07</text:p>
          </table:table-cell>
          <table:table-cell office:value-type="float" office:value="183.668" calcext:value-type="float">
            <text:p>183.668</text:p>
          </table:table-cell>
          <table:table-cell office:value-type="float" office:value="62.25" calcext:value-type="float">
            <text:p>62.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21T22:38:02Z</text:p>
          </table:table-cell>
          <table:table-cell office:value-type="string" calcext:value-type="string">
            <text:p>2022-06-21T23:51:41Z</text:p>
          </table:table-cell>
          <table:table-cell office:value-type="string" calcext:value-type="string">
            <text:p>2022-06-21T23:56:03Z</text:p>
          </table:table-cell>
          <table:table-cell office:value-type="string" calcext:value-type="string">
            <text:p>SUCCEEDED</text:p>
          </table:table-cell>
          <table:table-cell office:value-type="float" office:value="1890482" calcext:value-type="float">
            <text:p>1890482</text:p>
          </table:table-cell>
          <table:table-cell office:value-type="float" office:value="141623" calcext:value-type="float">
            <text:p>141623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string" calcext:value-type="string">
            <text:p>u-ch427-n216-start-paper-08</text:p>
          </table:table-cell>
          <table:table-cell office:value-type="float" office:value="183.346" calcext:value-type="float">
            <text:p>183.346</text:p>
          </table:table-cell>
          <table:table-cell office:value-type="float" office:value="65.05" calcext:value-type="float">
            <text:p>65.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21T23:08:46Z</text:p>
          </table:table-cell>
          <table:table-cell office:value-type="string" calcext:value-type="string">
            <text:p>2022-06-22T00:01:05Z</text:p>
          </table:table-cell>
          <table:table-cell office:value-type="string" calcext:value-type="string">
            <text:p>2022-06-22T00:05:51Z</text:p>
          </table:table-cell>
          <table:table-cell office:value-type="string" calcext:value-type="string">
            <text:p>SUCCEEDED</text:p>
          </table:table-cell>
          <table:table-cell office:value-type="float" office:value="1890600" calcext:value-type="float">
            <text:p>1890600</text:p>
          </table:table-cell>
          <table:table-cell office:value-type="float" office:value="167818" calcext:value-type="float">
            <text:p>167818</text:p>
          </table:table-cell>
          <table:table-cell office:value-type="float" office:value="1.311" calcext:value-type="float">
            <text:p>1.311</text:p>
          </table:table-cell>
        </table:table-row>
        <table:table-row table:style-name="ro1">
          <table:table-cell office:value-type="string" calcext:value-type="string">
            <text:p>u-ch427-n216-start-paper-09</text:p>
          </table:table-cell>
          <table:table-cell office:value-type="float" office:value="180.339" calcext:value-type="float">
            <text:p>180.339</text:p>
          </table:table-cell>
          <table:table-cell office:value-type="float" office:value="65.15" calcext:value-type="float">
            <text:p>65.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21T22:39:13Z</text:p>
          </table:table-cell>
          <table:table-cell office:value-type="string" calcext:value-type="string">
            <text:p>2022-06-21T23:35:08Z</text:p>
          </table:table-cell>
          <table:table-cell office:value-type="string" calcext:value-type="string">
            <text:p>2022-06-21T23:39:52Z</text:p>
          </table:table-cell>
          <table:table-cell office:value-type="string" calcext:value-type="string">
            <text:p>SUCCEEDED</text:p>
          </table:table-cell>
          <table:table-cell office:value-type="float" office:value="1890485" calcext:value-type="float">
            <text:p>1890485</text:p>
          </table:table-cell>
          <table:table-cell office:value-type="float" office:value="227289" calcext:value-type="float">
            <text:p>227289</text:p>
          </table:table-cell>
          <table:table-cell office:value-type="float" office:value="1.281" calcext:value-type="float">
            <text:p>1.281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191.793" calcext:value-type="float">
            <text:p>191.793</text:p>
          </table:table-cell>
          <table:table-cell office:value-type="float" office:value="70.39" calcext:value-type="float">
            <text:p>70.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21T22:39:57Z</text:p>
          </table:table-cell>
          <table:table-cell office:value-type="string" calcext:value-type="string">
            <text:p>2022-06-21T23:41:38Z</text:p>
          </table:table-cell>
          <table:table-cell office:value-type="string" calcext:value-type="string">
            <text:p>2022-06-21T23:46:57Z</text:p>
          </table:table-cell>
          <table:table-cell office:value-type="string" calcext:value-type="string">
            <text:p>SUCCEEDED</text:p>
          </table:table-cell>
          <table:table-cell office:value-type="float" office:value="1890490" calcext:value-type="float">
            <text:p>1890490</text:p>
          </table:table-cell>
          <table:table-cell office:value-type="float" office:value="25378" calcext:value-type="float">
            <text:p>2537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u-ch427-n216-start-paper-11</text:p>
          </table:table-cell>
          <table:table-cell office:value-type="float" office:value="196.748" calcext:value-type="float">
            <text:p>196.748</text:p>
          </table:table-cell>
          <table:table-cell office:value-type="float" office:value="77.03" calcext:value-type="float">
            <text:p>77.0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6-21T23:10:17Z</text:p>
          </table:table-cell>
          <table:table-cell office:value-type="string" calcext:value-type="string">
            <text:p>2022-06-21T23:54:44Z</text:p>
          </table:table-cell>
          <table:table-cell office:value-type="string" calcext:value-type="string">
            <text:p>2022-06-22T00:00:11Z</text:p>
          </table:table-cell>
          <table:table-cell office:value-type="string" calcext:value-type="string">
            <text:p>SUCCEEDED</text:p>
          </table:table-cell>
          <table:table-cell office:value-type="float" office:value="1890613" calcext:value-type="float">
            <text:p>1890613</text:p>
          </table:table-cell>
          <table:table-cell office:value-type="float" office:value="135370" calcext:value-type="float">
            <text:p>135370</text:p>
          </table:table-cell>
          <table:table-cell office:value-type="float" office:value="1.463" calcext:value-type="float">
            <text:p>1.463</text:p>
          </table:table-cell>
        </table:table-row>
        <table:table-row table:style-name="ro1">
          <table:table-cell office:value-type="string" calcext:value-type="string">
            <text:p>u-ch427-n216-start-paper-12</text:p>
          </table:table-cell>
          <table:table-cell office:value-type="float" office:value="199.896" calcext:value-type="float">
            <text:p>199.89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6-21T23:40:51Z</text:p>
          </table:table-cell>
          <table:table-cell office:value-type="string" calcext:value-type="string">
            <text:p>2022-06-22T00:06:24Z</text:p>
          </table:table-cell>
          <table:table-cell office:value-type="string" calcext:value-type="string">
            <text:p>2022-06-22T00:11:58Z</text:p>
          </table:table-cell>
          <table:table-cell office:value-type="string" calcext:value-type="string">
            <text:p>SUCCEEDED</text:p>
          </table:table-cell>
          <table:table-cell office:value-type="float" office:value="1890714" calcext:value-type="float">
            <text:p>1890714</text:p>
          </table:table-cell>
          <table:table-cell office:value-type="float" office:value="225911" calcext:value-type="float">
            <text:p>225911</text:p>
          </table:table-cell>
          <table:table-cell office:value-type="float" office:value="1.417" calcext:value-type="float">
            <text:p>1.417</text:p>
          </table:table-cell>
        </table:table-row>
        <table:table-row table:style-name="ro1">
          <table:table-cell office:value-type="string" calcext:value-type="string">
            <text:p>u-ch427-n216-start-paper-13</text:p>
          </table:table-cell>
          <table:table-cell office:value-type="float" office:value="199.437" calcext:value-type="float">
            <text:p>199.437</text:p>
          </table:table-cell>
          <table:table-cell office:value-type="float" office:value="76.74" calcext:value-type="float">
            <text:p>76.7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6-27T12:05:47Z</text:p>
          </table:table-cell>
          <table:table-cell office:value-type="string" calcext:value-type="string">
            <text:p>2022-06-28T01:03:26Z</text:p>
          </table:table-cell>
          <table:table-cell office:value-type="string" calcext:value-type="string">
            <text:p>2022-06-28T01:09:21Z</text:p>
          </table:table-cell>
          <table:table-cell office:value-type="string" calcext:value-type="string">
            <text:p>SUCCEEDED</text:p>
          </table:table-cell>
          <table:table-cell office:value-type="float" office:value="1922006" calcext:value-type="float">
            <text:p>1922006</text:p>
          </table:table-cell>
          <table:table-cell office:value-type="float" office:value="113600" calcext:value-type="float">
            <text:p>113600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string" calcext:value-type="string">
            <text:p>u-ch427-n216-start-paper-14</text:p>
          </table:table-cell>
          <table:table-cell office:value-type="float" office:value="214.416" calcext:value-type="float">
            <text:p>214.416</text:p>
          </table:table-cell>
          <table:table-cell office:value-type="float" office:value="78.59" calcext:value-type="float">
            <text:p>78.5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6-23T13:04:26Z</text:p>
          </table:table-cell>
          <table:table-cell office:value-type="string" calcext:value-type="string">
            <text:p>2022-06-23T13:12:26Z</text:p>
          </table:table-cell>
          <table:table-cell office:value-type="string" calcext:value-type="string">
            <text:p>2022-06-23T13:18:43Z</text:p>
          </table:table-cell>
          <table:table-cell office:value-type="string" calcext:value-type="string">
            <text:p>SUCCEEDED</text:p>
          </table:table-cell>
          <table:table-cell office:value-type="float" office:value="1900940" calcext:value-type="float">
            <text:p>1900940</text:p>
          </table:table-cell>
          <table:table-cell office:value-type="float" office:value="89825" calcext:value-type="float">
            <text:p>89825</text:p>
          </table:table-cell>
          <table:table-cell office:value-type="float" office:value="2.555" calcext:value-type="float">
            <text:p>2.555</text:p>
          </table:table-cell>
        </table:table-row>
        <table:table-row table:style-name="ro1">
          <table:table-cell office:value-type="string" calcext:value-type="string">
            <text:p>u-ch427-n216-start-paper-15</text:p>
          </table:table-cell>
          <table:table-cell office:value-type="float" office:value="221.639" calcext:value-type="float">
            <text:p>221.639</text:p>
          </table:table-cell>
          <table:table-cell office:value-type="float" office:value="80.38" calcext:value-type="float">
            <text:p>80.3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6-23T13:04:44Z</text:p>
          </table:table-cell>
          <table:table-cell office:value-type="string" calcext:value-type="string">
            <text:p>2022-06-23T13:31:27Z</text:p>
          </table:table-cell>
          <table:table-cell office:value-type="string" calcext:value-type="string">
            <text:p>2022-06-23T13:37:51Z</text:p>
          </table:table-cell>
          <table:table-cell office:value-type="string" calcext:value-type="string">
            <text:p>SUCCEEDED</text:p>
          </table:table-cell>
          <table:table-cell office:value-type="float" office:value="1900942" calcext:value-type="float">
            <text:p>1900942</text:p>
          </table:table-cell>
          <table:table-cell office:value-type="float" office:value="208561" calcext:value-type="float">
            <text:p>20856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u-ch427-n216-start-paper-16</text:p>
          </table:table-cell>
          <table:table-cell office:value-type="float" office:value="231.499" calcext:value-type="float">
            <text:p>231.499</text:p>
          </table:table-cell>
          <table:table-cell office:value-type="float" office:value="75.18" calcext:value-type="float">
            <text:p>75.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6-23T13:05:06Z</text:p>
          </table:table-cell>
          <table:table-cell office:value-type="string" calcext:value-type="string">
            <text:p>2022-06-23T13:23:26Z</text:p>
          </table:table-cell>
          <table:table-cell office:value-type="string" calcext:value-type="string">
            <text:p>2022-06-23T13:30:26Z</text:p>
          </table:table-cell>
          <table:table-cell office:value-type="string" calcext:value-type="string">
            <text:p>SUCCEEDED</text:p>
          </table:table-cell>
          <table:table-cell office:value-type="float" office:value="1900944" calcext:value-type="float">
            <text:p>1900944</text:p>
          </table:table-cell>
          <table:table-cell office:value-type="float" office:value="149457" calcext:value-type="float">
            <text:p>149457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1">
          <table:table-cell office:value-type="string" calcext:value-type="string">
            <text:p>u-ch427-n216-start-paper-17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94.38" calcext:value-type="float">
            <text:p>94.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6-23T13:05:26Z</text:p>
          </table:table-cell>
          <table:table-cell office:value-type="string" calcext:value-type="string">
            <text:p>2022-06-23T15:50:00Z</text:p>
          </table:table-cell>
          <table:table-cell office:value-type="string" calcext:value-type="string">
            <text:p>2022-06-23T15:57:26Z</text:p>
          </table:table-cell>
          <table:table-cell office:value-type="string" calcext:value-type="string">
            <text:p>SUCCEEDED</text:p>
          </table:table-cell>
          <table:table-cell office:value-type="float" office:value="1900946" calcext:value-type="float">
            <text:p>1900946</text:p>
          </table:table-cell>
          <table:table-cell office:value-type="float" office:value="147066" calcext:value-type="float">
            <text:p>147066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office:value-type="string" calcext:value-type="string">
            <text:p>u-ch427-n216-start-paper-18</text:p>
          </table:table-cell>
          <table:table-cell office:value-type="float" office:value="276.618" calcext:value-type="float">
            <text:p>276.618</text:p>
          </table:table-cell>
          <table:table-cell office:value-type="float" office:value="99.63" calcext:value-type="float">
            <text:p>99.6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6-23T13:06:55Z</text:p>
          </table:table-cell>
          <table:table-cell office:value-type="string" calcext:value-type="string">
            <text:p>2022-06-23T15:58:35Z</text:p>
          </table:table-cell>
          <table:table-cell office:value-type="string" calcext:value-type="string">
            <text:p>2022-06-23T16:06:43Z</text:p>
          </table:table-cell>
          <table:table-cell office:value-type="string" calcext:value-type="string">
            <text:p>SUCCEEDED</text:p>
          </table:table-cell>
          <table:table-cell office:value-type="float" office:value="1900970" calcext:value-type="float">
            <text:p>1900970</text:p>
          </table:table-cell>
          <table:table-cell office:value-type="float" office:value="205551" calcext:value-type="float">
            <text:p>205551</text:p>
          </table:table-cell>
          <table:table-cell office:value-type="float" office:value="4.115" calcext:value-type="float">
            <text:p>4.115</text:p>
          </table:table-cell>
        </table:table-row>
        <table:table-row table:style-name="ro1">
          <table:table-cell office:value-type="string" calcext:value-type="string">
            <text:p>u-ch427-n216-start-paper-19</text:p>
          </table:table-cell>
          <table:table-cell office:value-type="float" office:value="278.53" calcext:value-type="float">
            <text:p>278.53</text:p>
          </table:table-cell>
          <table:table-cell office:value-type="float" office:value="96.49" calcext:value-type="float">
            <text:p>96.4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2022-06-23T13:07:11Z</text:p>
          </table:table-cell>
          <table:table-cell office:value-type="string" calcext:value-type="string">
            <text:p>2022-06-23T16:00:16Z</text:p>
          </table:table-cell>
          <table:table-cell office:value-type="string" calcext:value-type="string">
            <text:p>2022-06-23T16:08:47Z</text:p>
          </table:table-cell>
          <table:table-cell office:value-type="string" calcext:value-type="string">
            <text:p>SUCCEEDED</text:p>
          </table:table-cell>
          <table:table-cell office:value-type="float" office:value="1900971" calcext:value-type="float">
            <text:p>1900971</text:p>
          </table:table-cell>
          <table:table-cell office:value-type="float" office:value="227724" calcext:value-type="float">
            <text:p>227724</text:p>
          </table:table-cell>
          <table:table-cell office:value-type="float" office:value="5.008" calcext:value-type="float">
            <text:p>5.008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289.298" calcext:value-type="float">
            <text:p>289.29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14T13:56:27Z</text:p>
          </table:table-cell>
          <table:table-cell office:value-type="string" calcext:value-type="string">
            <text:p>2022-06-14T14:00:13Z</text:p>
          </table:table-cell>
          <table:table-cell office:value-type="string" calcext:value-type="string">
            <text:p>2022-06-14T14:09:09Z</text:p>
          </table:table-cell>
          <table:table-cell office:value-type="string" calcext:value-type="string">
            <text:p>SUCCEEDED</text:p>
          </table:table-cell>
          <table:table-cell office:value-type="float" office:value="1819479" calcext:value-type="float">
            <text:p>1819479</text:p>
          </table:table-cell>
          <table:table-cell office:value-type="float" office:value="45758" calcext:value-type="float">
            <text:p>45758</text:p>
          </table:table-cell>
          <table:table-cell office:value-type="float" office:value="5.553" calcext:value-type="float">
            <text:p>5.553</text:p>
          </table:table-cell>
        </table:table-row>
        <table:table-row table:style-name="ro1">
          <table:table-cell office:value-type="string" calcext:value-type="string">
            <text:p>u-ch427-n216-start-paper-21</text:p>
          </table:table-cell>
          <table:table-cell office:value-type="float" office:value="323.235" calcext:value-type="float">
            <text:p>323.235</text:p>
          </table:table-cell>
          <table:table-cell office:value-type="float" office:value="102.21" calcext:value-type="float">
            <text:p>102.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2022-06-23T15:05:44Z</text:p>
          </table:table-cell>
          <table:table-cell office:value-type="string" calcext:value-type="string">
            <text:p>2022-06-23T16:07:27Z</text:p>
          </table:table-cell>
          <table:table-cell office:value-type="string" calcext:value-type="string">
            <text:p>2022-06-23T16:16:55Z</text:p>
          </table:table-cell>
          <table:table-cell office:value-type="string" calcext:value-type="string">
            <text:p>SUCCEEDED</text:p>
          </table:table-cell>
          <table:table-cell office:value-type="float" office:value="1901943" calcext:value-type="float">
            <text:p>1901943</text:p>
          </table:table-cell>
          <table:table-cell office:value-type="float" office:value="33330" calcext:value-type="float">
            <text:p>33330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u-ch427-n216-start-paper-22</text:p>
          </table:table-cell>
          <table:table-cell office:value-type="float" office:value="324.155" calcext:value-type="float">
            <text:p>324.155</text:p>
          </table:table-cell>
          <table:table-cell office:value-type="float" office:value="126.99" calcext:value-type="float">
            <text:p>126.9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2022-06-23T15:06:17Z</text:p>
          </table:table-cell>
          <table:table-cell office:value-type="string" calcext:value-type="string">
            <text:p>2022-06-23T16:09:38Z</text:p>
          </table:table-cell>
          <table:table-cell office:value-type="string" calcext:value-type="string">
            <text:p>2022-06-23T16:19:20Z</text:p>
          </table:table-cell>
          <table:table-cell office:value-type="string" calcext:value-type="string">
            <text:p>SUCCEEDED</text:p>
          </table:table-cell>
          <table:table-cell office:value-type="float" office:value="1901948" calcext:value-type="float">
            <text:p>1901948</text:p>
          </table:table-cell>
          <table:table-cell office:value-type="float" office:value="64394" calcext:value-type="float">
            <text:p>64394</text:p>
          </table:table-cell>
          <table:table-cell office:value-type="float" office:value="6.623" calcext:value-type="float">
            <text:p>6.623</text:p>
          </table:table-cell>
        </table:table-row>
        <table:table-row table:style-name="ro1">
          <table:table-cell office:value-type="string" calcext:value-type="string">
            <text:p>u-ch427-n216-start-paper-23</text:p>
          </table:table-cell>
          <table:table-cell office:value-type="float" office:value="310.288" calcext:value-type="float">
            <text:p>310.288</text:p>
          </table:table-cell>
          <table:table-cell office:value-type="float" office:value="107.42" calcext:value-type="float">
            <text:p>107.4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2022-06-24T13:04:44Z</text:p>
          </table:table-cell>
          <table:table-cell office:value-type="string" calcext:value-type="string">
            <text:p>2022-06-25T03:08:34Z</text:p>
          </table:table-cell>
          <table:table-cell office:value-type="string" calcext:value-type="string">
            <text:p>2022-06-25T03:18:06Z</text:p>
          </table:table-cell>
          <table:table-cell office:value-type="string" calcext:value-type="string">
            <text:p>SUCCEEDED</text:p>
          </table:table-cell>
          <table:table-cell office:value-type="float" office:value="1907903" calcext:value-type="float">
            <text:p>1907903</text:p>
          </table:table-cell>
          <table:table-cell office:value-type="float" office:value="211410" calcext:value-type="float">
            <text:p>211410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u-ch427-n216-start-paper-24</text:p>
          </table:table-cell>
          <table:table-cell office:value-type="float" office:value="328.412" calcext:value-type="float">
            <text:p>328.412</text:p>
          </table:table-cell>
          <table:table-cell office:value-type="float" office:value="119.12" calcext:value-type="float">
            <text:p>119.1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2022-06-24T13:05:12Z</text:p>
          </table:table-cell>
          <table:table-cell office:value-type="string" calcext:value-type="string">
            <text:p>2022-06-25T01:17:58Z</text:p>
          </table:table-cell>
          <table:table-cell office:value-type="string" calcext:value-type="string">
            <text:p>2022-06-25T01:27:24Z</text:p>
          </table:table-cell>
          <table:table-cell office:value-type="string" calcext:value-type="string">
            <text:p>SUCCEEDED</text:p>
          </table:table-cell>
          <table:table-cell office:value-type="float" office:value="1907912" calcext:value-type="float">
            <text:p>1907912</text:p>
          </table:table-cell>
          <table:table-cell office:value-type="float" office:value="209698" calcext:value-type="float">
            <text:p>209698</text:p>
          </table:table-cell>
          <table:table-cell office:value-type="float" office:value="6.321" calcext:value-type="float">
            <text:p>6.321</text:p>
          </table:table-cell>
        </table:table-row>
        <table:table-row table:style-name="ro1">
          <table:table-cell office:value-type="string" calcext:value-type="string">
            <text:p>u-ch427-n216-start-paper-25</text:p>
          </table:table-cell>
          <table:table-cell office:value-type="float" office:value="377.625" calcext:value-type="float">
            <text:p>377.625</text:p>
          </table:table-cell>
          <table:table-cell office:value-type="float" office:value="122.52" calcext:value-type="float">
            <text:p>122.5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2022-06-23T23:55:27Z</text:p>
          </table:table-cell>
          <table:table-cell office:value-type="string" calcext:value-type="string">
            <text:p>2022-06-24T00:35:15Z</text:p>
          </table:table-cell>
          <table:table-cell office:value-type="string" calcext:value-type="string">
            <text:p>2022-06-24T00:45:55Z</text:p>
          </table:table-cell>
          <table:table-cell office:value-type="string" calcext:value-type="string">
            <text:p>SUCCEEDED</text:p>
          </table:table-cell>
          <table:table-cell office:value-type="float" office:value="1905209" calcext:value-type="float">
            <text:p>1905209</text:p>
          </table:table-cell>
          <table:table-cell office:value-type="float" office:value="162435" calcext:value-type="float">
            <text:p>162435</text:p>
          </table:table-cell>
          <table:table-cell office:value-type="float" office:value="8.398" calcext:value-type="float">
            <text:p>8.398</text:p>
          </table:table-cell>
        </table:table-row>
        <table:table-row table:style-name="ro1">
          <table:table-cell office:value-type="string" calcext:value-type="string">
            <text:p>u-ch427-n216-start-paper-26</text:p>
          </table:table-cell>
          <table:table-cell office:value-type="float" office:value="407.449" calcext:value-type="float">
            <text:p>407.449</text:p>
          </table:table-cell>
          <table:table-cell office:value-type="float" office:value="184.11" calcext:value-type="float">
            <text:p>184.1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2022-06-23T23:54:36Z</text:p>
          </table:table-cell>
          <table:table-cell office:value-type="string" calcext:value-type="string">
            <text:p>2022-06-24T00:57:35Z</text:p>
          </table:table-cell>
          <table:table-cell office:value-type="string" calcext:value-type="string">
            <text:p>2022-06-24T01:08:54Z</text:p>
          </table:table-cell>
          <table:table-cell office:value-type="string" calcext:value-type="string">
            <text:p>SUCCEEDED</text:p>
          </table:table-cell>
          <table:table-cell office:value-type="float" office:value="1905208" calcext:value-type="float">
            <text:p>1905208</text:p>
          </table:table-cell>
          <table:table-cell office:value-type="float" office:value="44567" calcext:value-type="float">
            <text:p>44567</text:p>
          </table:table-cell>
          <table:table-cell office:value-type="float" office:value="8.784" calcext:value-type="float">
            <text:p>8.784</text:p>
          </table:table-cell>
        </table:table-row>
        <table:table-row table:style-name="ro1">
          <table:table-cell office:value-type="string" calcext:value-type="string">
            <text:p>u-ch427-n216-start-paper-27</text:p>
          </table:table-cell>
          <table:table-cell office:value-type="float" office:value="357.736" calcext:value-type="float">
            <text:p>357.736</text:p>
          </table:table-cell>
          <table:table-cell office:value-type="float" office:value="126.6" calcext:value-type="float">
            <text:p>126.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2022-06-23T23:54:05Z</text:p>
          </table:table-cell>
          <table:table-cell office:value-type="string" calcext:value-type="string">
            <text:p>2022-06-24T00:46:38Z</text:p>
          </table:table-cell>
          <table:table-cell office:value-type="string" calcext:value-type="string">
            <text:p>2022-06-24T00:57:28Z</text:p>
          </table:table-cell>
          <table:table-cell office:value-type="string" calcext:value-type="string">
            <text:p>SUCCEEDED</text:p>
          </table:table-cell>
          <table:table-cell office:value-type="float" office:value="1905206" calcext:value-type="float">
            <text:p>1905206</text:p>
          </table:table-cell>
          <table:table-cell office:value-type="float" office:value="244950" calcext:value-type="float">
            <text:p>244950</text:p>
          </table:table-cell>
          <table:table-cell office:value-type="float" office:value="9.594" calcext:value-type="float">
            <text:p>9.594</text:p>
          </table:table-cell>
        </table:table-row>
        <table:table-row table:style-name="ro1">
          <table:table-cell office:value-type="string" calcext:value-type="string">
            <text:p>u-ch427-n216-start-paper-28</text:p>
          </table:table-cell>
          <table:table-cell office:value-type="float" office:value="369.292" calcext:value-type="float">
            <text:p>369.292</text:p>
          </table:table-cell>
          <table:table-cell office:value-type="float" office:value="128.43" calcext:value-type="float">
            <text:p>128.4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2022-06-24T13:06:23Z</text:p>
          </table:table-cell>
          <table:table-cell office:value-type="string" calcext:value-type="string">
            <text:p>2022-06-25T01:01:08Z</text:p>
          </table:table-cell>
          <table:table-cell office:value-type="string" calcext:value-type="string">
            <text:p>2022-06-25T01:12:13Z</text:p>
          </table:table-cell>
          <table:table-cell office:value-type="string" calcext:value-type="string">
            <text:p>SUCCEEDED</text:p>
          </table:table-cell>
          <table:table-cell office:value-type="float" office:value="1907925" calcext:value-type="float">
            <text:p>1907925</text:p>
          </table:table-cell>
          <table:table-cell office:value-type="float" office:value="30654" calcext:value-type="float">
            <text:p>30654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string" calcext:value-type="string">
            <text:p>u-ch427-n216-start-paper-29</text:p>
          </table:table-cell>
          <table:table-cell office:value-type="float" office:value="373.064" calcext:value-type="float">
            <text:p>373.064</text:p>
          </table:table-cell>
          <table:table-cell office:value-type="float" office:value="123.44" calcext:value-type="float">
            <text:p>123.4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2022-06-24T13:06:37Z</text:p>
          </table:table-cell>
          <table:table-cell office:value-type="string" calcext:value-type="string">
            <text:p>2022-06-25T02:56:09Z</text:p>
          </table:table-cell>
          <table:table-cell office:value-type="string" calcext:value-type="string">
            <text:p>2022-06-25T03:07:43Z</text:p>
          </table:table-cell>
          <table:table-cell office:value-type="string" calcext:value-type="string">
            <text:p>SUCCEEDED</text:p>
          </table:table-cell>
          <table:table-cell office:value-type="float" office:value="1907927" calcext:value-type="float">
            <text:p>1907927</text:p>
          </table:table-cell>
          <table:table-cell office:value-type="float" office:value="206672" calcext:value-type="float">
            <text:p>206672</text:p>
          </table:table-cell>
          <table:table-cell office:value-type="float" office:value="8.387" calcext:value-type="float">
            <text:p>8.387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378.81" calcext:value-type="float">
            <text:p>378.81</text:p>
          </table:table-cell>
          <table:table-cell office:value-type="float" office:value="122.5" calcext:value-type="float">
            <text:p>122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24T13:06:31Z</text:p>
          </table:table-cell>
          <table:table-cell office:value-type="string" calcext:value-type="string">
            <text:p>2022-06-25T02:42:56Z</text:p>
          </table:table-cell>
          <table:table-cell office:value-type="string" calcext:value-type="string">
            <text:p>2022-06-25T02:55:01Z</text:p>
          </table:table-cell>
          <table:table-cell office:value-type="string" calcext:value-type="string">
            <text:p>SUCCEEDED</text:p>
          </table:table-cell>
          <table:table-cell office:value-type="float" office:value="1907926" calcext:value-type="float">
            <text:p>1907926</text:p>
          </table:table-cell>
          <table:table-cell office:value-type="float" office:value="144718" calcext:value-type="float">
            <text:p>144718</text:p>
          </table:table-cell>
          <table:table-cell office:value-type="float" office:value="11.141" calcext:value-type="float">
            <text:p>11.141</text:p>
          </table:table-cell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864.219" calcext:value-type="float">
            <text:p>864.219</text:p>
          </table:table-cell>
          <table:table-cell office:value-type="float" office:value="185.11" calcext:value-type="float">
            <text:p>185.1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6-15T00:39:49Z</text:p>
          </table:table-cell>
          <table:table-cell office:value-type="string" calcext:value-type="string">
            <text:p>2022-06-15T07:08:04Z</text:p>
          </table:table-cell>
          <table:table-cell office:value-type="string" calcext:value-type="string">
            <text:p>2022-06-15T07:32:36Z</text:p>
          </table:table-cell>
          <table:table-cell office:value-type="string" calcext:value-type="string">
            <text:p>SUCCEEDED</text:p>
          </table:table-cell>
          <table:table-cell office:value-type="float" office:value="1822194" calcext:value-type="float">
            <text:p>1822194</text:p>
          </table:table-cell>
          <table:table-cell office:value-type="float" office:value="105470" calcext:value-type="float">
            <text:p>105470</text:p>
          </table:table-cell>
          <table:table-cell office:value-type="float" office:value="8.241" calcext:value-type="float">
            <text:p>8.241</text:p>
          </table:table-cell>
        </table:table-row>
        <table:table-row table:style-name="ro1">
          <table:table-cell office:value-type="string" calcext:value-type="string">
            <text:p>u-ch427-n216-start-paper-ms-00</text:p>
          </table:table-cell>
          <table:table-cell office:value-type="float" office:value="172.211" calcext:value-type="float">
            <text:p>172.211</text:p>
          </table:table-cell>
          <table:table-cell office:value-type="float" office:value="46.9" calcext:value-type="float">
            <text:p>46.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20:59:24Z</text:p>
          </table:table-cell>
          <table:table-cell office:value-type="string" calcext:value-type="string">
            <text:p>2022-06-18T21:09:54Z</text:p>
          </table:table-cell>
          <table:table-cell office:value-type="string" calcext:value-type="string">
            <text:p>2022-06-18T21:13:32Z</text:p>
          </table:table-cell>
          <table:table-cell office:value-type="string" calcext:value-type="string">
            <text:p>SUCCEEDED</text:p>
          </table:table-cell>
          <table:table-cell office:value-type="float" office:value="1865872" calcext:value-type="float">
            <text:p>1865872</text:p>
          </table:table-cell>
          <table:table-cell office:value-type="float" office:value="189573" calcext:value-type="float">
            <text:p>189573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 office:value-type="string" calcext:value-type="string">
            <text:p>u-ch427-n216-start-paper-prec-00</text:p>
          </table:table-cell>
          <table:table-cell office:value-type="float" office:value="155.132" calcext:value-type="float">
            <text:p>155.132</text:p>
          </table:table-cell>
          <table:table-cell office:value-type="float" office:value="45.48" calcext:value-type="float">
            <text:p>45.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8:07:05Z</text:p>
          </table:table-cell>
          <table:table-cell office:value-type="string" calcext:value-type="string">
            <text:p>2022-06-18T20:23:58Z</text:p>
          </table:table-cell>
          <table:table-cell office:value-type="string" calcext:value-type="string">
            <text:p>2022-06-18T20:27:15Z</text:p>
          </table:table-cell>
          <table:table-cell office:value-type="string" calcext:value-type="string">
            <text:p>SUCCEEDED</text:p>
          </table:table-cell>
          <table:table-cell office:value-type="float" office:value="1864253" calcext:value-type="float">
            <text:p>1864253</text:p>
          </table:table-cell>
          <table:table-cell office:value-type="float" office:value="198542" calcext:value-type="float">
            <text:p>198542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128.189" calcext:value-type="float">
            <text:p>128.189</text:p>
          </table:table-cell>
          <table:table-cell office:value-type="float" office:value="40.09" calcext:value-type="float">
            <text:p>40.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5T16:32:12Z</text:p>
          </table:table-cell>
          <table:table-cell office:value-type="string" calcext:value-type="string">
            <text:p>2022-06-15T16:47:52Z</text:p>
          </table:table-cell>
          <table:table-cell office:value-type="string" calcext:value-type="string">
            <text:p>2022-06-15T16:50:16Z</text:p>
          </table:table-cell>
          <table:table-cell office:value-type="string" calcext:value-type="string">
            <text:p>SUCCEEDED</text:p>
          </table:table-cell>
          <table:table-cell office:value-type="float" office:value="1827203" calcext:value-type="float">
            <text:p>1827203</text:p>
          </table:table-cell>
          <table:table-cell office:value-type="float" office:value="86824" calcext:value-type="float">
            <text:p>86824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150.776" calcext:value-type="float">
            <text:p>150.776</text:p>
          </table:table-cell>
          <table:table-cell office:value-type="float" office:value="42.14" calcext:value-type="float">
            <text:p>4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2T16:31:37Z</text:p>
          </table:table-cell>
          <table:table-cell office:value-type="string" calcext:value-type="string">
            <text:p>2022-06-22T16:39:59Z</text:p>
          </table:table-cell>
          <table:table-cell office:value-type="string" calcext:value-type="string">
            <text:p>2022-06-22T16:43:00Z</text:p>
          </table:table-cell>
          <table:table-cell office:value-type="string" calcext:value-type="string">
            <text:p>SUCCEEDED</text:p>
          </table:table-cell>
          <table:table-cell office:value-type="float" office:value="1895444" calcext:value-type="float">
            <text:p>1895444</text:p>
          </table:table-cell>
          <table:table-cell office:value-type="float" office:value="57046" calcext:value-type="float">
            <text:p>57046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 office:value-type="string" calcext:value-type="string">
            <text:p>u-ch427-n216-start-paper-x0-02</text:p>
          </table:table-cell>
          <table:table-cell office:value-type="float" office:value="157.824" calcext:value-type="float">
            <text:p>157.824</text:p>
          </table:table-cell>
          <table:table-cell office:value-type="float" office:value="46.18" calcext:value-type="float">
            <text:p>46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2T16:32:05Z</text:p>
          </table:table-cell>
          <table:table-cell office:value-type="string" calcext:value-type="string">
            <text:p>2022-06-22T16:43:55Z</text:p>
          </table:table-cell>
          <table:table-cell office:value-type="string" calcext:value-type="string">
            <text:p>2022-06-22T16:47:29Z</text:p>
          </table:table-cell>
          <table:table-cell office:value-type="string" calcext:value-type="string">
            <text:p>SUCCEEDED</text:p>
          </table:table-cell>
          <table:table-cell office:value-type="float" office:value="1895447" calcext:value-type="float">
            <text:p>1895447</text:p>
          </table:table-cell>
          <table:table-cell office:value-type="float" office:value="166211" calcext:value-type="float">
            <text:p>166211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-ch427-n216-start-paper-x0-03</text:p>
          </table:table-cell>
          <table:table-cell office:value-type="float" office:value="177.232" calcext:value-type="float">
            <text:p>177.232</text:p>
          </table:table-cell>
          <table:table-cell office:value-type="float" office:value="53.04" calcext:value-type="float">
            <text:p>53.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22T16:32:39Z</text:p>
          </table:table-cell>
          <table:table-cell office:value-type="string" calcext:value-type="string">
            <text:p>2022-06-22T17:03:38Z</text:p>
          </table:table-cell>
          <table:table-cell office:value-type="string" calcext:value-type="string">
            <text:p>2022-06-22T17:07:31Z</text:p>
          </table:table-cell>
          <table:table-cell office:value-type="string" calcext:value-type="string">
            <text:p>SUCCEEDED</text:p>
          </table:table-cell>
          <table:table-cell office:value-type="float" office:value="1895452" calcext:value-type="float">
            <text:p>1895452</text:p>
          </table:table-cell>
          <table:table-cell office:value-type="float" office:value="4268" calcext:value-type="float">
            <text:p>4268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string" calcext:value-type="string">
            <text:p>u-ch427-n216-start-paper-x0-04</text:p>
          </table:table-cell>
          <table:table-cell office:value-type="float" office:value="171.006" calcext:value-type="float">
            <text:p>171.006</text:p>
          </table:table-cell>
          <table:table-cell office:value-type="float" office:value="54.88" calcext:value-type="float">
            <text:p>54.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22T16:33:09Z</text:p>
          </table:table-cell>
          <table:table-cell office:value-type="string" calcext:value-type="string">
            <text:p>2022-06-22T16:39:09Z</text:p>
          </table:table-cell>
          <table:table-cell office:value-type="string" calcext:value-type="string">
            <text:p>2022-06-22T16:43:09Z</text:p>
          </table:table-cell>
          <table:table-cell office:value-type="string" calcext:value-type="string">
            <text:p>SUCCEEDED</text:p>
          </table:table-cell>
          <table:table-cell office:value-type="float" office:value="1895453" calcext:value-type="float">
            <text:p>1895453</text:p>
          </table:table-cell>
          <table:table-cell office:value-type="float" office:value="99988" calcext:value-type="float">
            <text:p>99988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string" calcext:value-type="string">
            <text:p>u-ch427-n216-start-paper-x0-05</text:p>
          </table:table-cell>
          <table:table-cell office:value-type="float" office:value="167.412" calcext:value-type="float">
            <text:p>167.412</text:p>
          </table:table-cell>
          <table:table-cell office:value-type="float" office:value="54.68" calcext:value-type="float">
            <text:p>54.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22T22:33:40Z</text:p>
          </table:table-cell>
          <table:table-cell office:value-type="string" calcext:value-type="string">
            <text:p>2022-06-22T22:41:02Z</text:p>
          </table:table-cell>
          <table:table-cell office:value-type="string" calcext:value-type="string">
            <text:p>2022-06-22T22:45:12Z</text:p>
          </table:table-cell>
          <table:table-cell office:value-type="string" calcext:value-type="string">
            <text:p>SUCCEEDED</text:p>
          </table:table-cell>
          <table:table-cell office:value-type="float" office:value="1897335" calcext:value-type="float">
            <text:p>1897335</text:p>
          </table:table-cell>
          <table:table-cell office:value-type="float" office:value="104000" calcext:value-type="float">
            <text:p>104000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 office:value-type="string" calcext:value-type="string">
            <text:p>u-ch427-n216-start-paper-x0-06</text:p>
          </table:table-cell>
          <table:table-cell office:value-type="float" office:value="172.526" calcext:value-type="float">
            <text:p>172.526</text:p>
          </table:table-cell>
          <table:table-cell office:value-type="float" office:value="58.23" calcext:value-type="float">
            <text:p>58.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22T22:34:18Z</text:p>
          </table:table-cell>
          <table:table-cell office:value-type="string" calcext:value-type="string">
            <text:p>2022-06-22T22:46:15Z</text:p>
          </table:table-cell>
          <table:table-cell office:value-type="string" calcext:value-type="string">
            <text:p>2022-06-22T22:50:31Z</text:p>
          </table:table-cell>
          <table:table-cell office:value-type="string" calcext:value-type="string">
            <text:p>SUCCEEDED</text:p>
          </table:table-cell>
          <table:table-cell office:value-type="float" office:value="1897352" calcext:value-type="float">
            <text:p>1897352</text:p>
          </table:table-cell>
          <table:table-cell office:value-type="float" office:value="147762" calcext:value-type="float">
            <text:p>147762</text:p>
          </table:table-cell>
          <table:table-cell office:value-type="float" office:value="1.206" calcext:value-type="float">
            <text:p>1.206</text:p>
          </table:table-cell>
        </table:table-row>
        <table:table-row table:style-name="ro1">
          <table:table-cell office:value-type="string" calcext:value-type="string">
            <text:p>u-ch427-n216-start-paper-x0-07</text:p>
          </table:table-cell>
          <table:table-cell office:value-type="float" office:value="188.908" calcext:value-type="float">
            <text:p>188.908</text:p>
          </table:table-cell>
          <table:table-cell office:value-type="float" office:value="71.76" calcext:value-type="float">
            <text:p>71.7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22T13:35:14Z</text:p>
          </table:table-cell>
          <table:table-cell office:value-type="string" calcext:value-type="string">
            <text:p>2022-06-22T14:32:44Z</text:p>
          </table:table-cell>
          <table:table-cell office:value-type="string" calcext:value-type="string">
            <text:p>2022-06-22T14:37:21Z</text:p>
          </table:table-cell>
          <table:table-cell office:value-type="string" calcext:value-type="string">
            <text:p>SUCCEEDED</text:p>
          </table:table-cell>
          <table:table-cell office:value-type="float" office:value="1894048" calcext:value-type="float">
            <text:p>1894048</text:p>
          </table:table-cell>
          <table:table-cell office:value-type="float" office:value="123945" calcext:value-type="float">
            <text:p>123945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 office:value-type="string" calcext:value-type="string">
            <text:p>u-ch427-n216-start-paper-x0-08</text:p>
          </table:table-cell>
          <table:table-cell office:value-type="float" office:value="198.226" calcext:value-type="float">
            <text:p>198.226</text:p>
          </table:table-cell>
          <table:table-cell office:value-type="float" office:value="63.08" calcext:value-type="float">
            <text:p>63.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22T23:04:58Z</text:p>
          </table:table-cell>
          <table:table-cell office:value-type="string" calcext:value-type="string">
            <text:p>2022-06-22T23:05:16Z</text:p>
          </table:table-cell>
          <table:table-cell office:value-type="string" calcext:value-type="string">
            <text:p>2022-06-22T23:10:26Z</text:p>
          </table:table-cell>
          <table:table-cell office:value-type="string" calcext:value-type="string">
            <text:p>SUCCEEDED</text:p>
          </table:table-cell>
          <table:table-cell office:value-type="float" office:value="1897403" calcext:value-type="float">
            <text:p>1897403</text:p>
          </table:table-cell>
          <table:table-cell office:value-type="float" office:value="174133" calcext:value-type="float">
            <text:p>174133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string" calcext:value-type="string">
            <text:p>u-ch427-n216-start-paper-x0-09</text:p>
          </table:table-cell>
          <table:table-cell office:value-type="float" office:value="181.521" calcext:value-type="float">
            <text:p>181.521</text:p>
          </table:table-cell>
          <table:table-cell office:value-type="float" office:value="65.22" calcext:value-type="float">
            <text:p>65.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27T12:09:06Z</text:p>
          </table:table-cell>
          <table:table-cell office:value-type="string" calcext:value-type="string">
            <text:p>2022-06-28T00:41:27Z</text:p>
          </table:table-cell>
          <table:table-cell office:value-type="string" calcext:value-type="string">
            <text:p>2022-06-28T00:46:22Z</text:p>
          </table:table-cell>
          <table:table-cell office:value-type="string" calcext:value-type="string">
            <text:p>SUCCEEDED</text:p>
          </table:table-cell>
          <table:table-cell office:value-type="float" office:value="1922027" calcext:value-type="float">
            <text:p>1922027</text:p>
          </table:table-cell>
          <table:table-cell office:value-type="float" office:value="229223" calcext:value-type="float">
            <text:p>229223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200.648" calcext:value-type="float">
            <text:p>200.648</text:p>
          </table:table-cell>
          <table:table-cell office:value-type="float" office:value="68.08" calcext:value-type="float">
            <text:p>68.0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27T12:09:25Z</text:p>
          </table:table-cell>
          <table:table-cell office:value-type="string" calcext:value-type="string">
            <text:p>2022-06-28T01:10:21Z</text:p>
          </table:table-cell>
          <table:table-cell office:value-type="string" calcext:value-type="string">
            <text:p>2022-06-28T01:15:59Z</text:p>
          </table:table-cell>
          <table:table-cell office:value-type="string" calcext:value-type="string">
            <text:p>SUCCEEDED</text:p>
          </table:table-cell>
          <table:table-cell office:value-type="float" office:value="1922028" calcext:value-type="float">
            <text:p>1922028</text:p>
          </table:table-cell>
          <table:table-cell office:value-type="float" office:value="182962" calcext:value-type="float">
            <text:p>182962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string" calcext:value-type="string">
            <text:p>u-ch427-n216-start-paper-x0-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318.057" calcext:value-type="float">
            <text:p>318.057</text:p>
          </table:table-cell>
          <table:table-cell office:value-type="float" office:value="118.28" calcext:value-type="float">
            <text:p>118.2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22T13:20:49Z</text:p>
          </table:table-cell>
          <table:table-cell office:value-type="string" calcext:value-type="string">
            <text:p>2022-06-22T15:03:46Z</text:p>
          </table:table-cell>
          <table:table-cell office:value-type="string" calcext:value-type="string">
            <text:p>2022-06-22T15:13:00Z</text:p>
          </table:table-cell>
          <table:table-cell office:value-type="string" calcext:value-type="string">
            <text:p>SUCCEEDED</text:p>
          </table:table-cell>
          <table:table-cell office:value-type="float" office:value="1893954" calcext:value-type="float">
            <text:p>1893954</text:p>
          </table:table-cell>
          <table:table-cell office:value-type="float" office:value="254779" calcext:value-type="float">
            <text:p>254779</text:p>
          </table:table-cell>
          <table:table-cell office:value-type="float" office:value="2.454" calcext:value-type="float">
            <text:p>2.454</text:p>
          </table:table-cell>
        </table:table-row>
        <table:table-row table:style-name="ro1">
          <table:table-cell office:value-type="string" calcext:value-type="string">
            <text:p>u-ch427-n216-start-paper-x0-21</text:p>
          </table:table-cell>
          <table:table-cell office:value-type="float" office:value="298.315" calcext:value-type="float">
            <text:p>298.315</text:p>
          </table:table-cell>
          <table:table-cell office:value-type="float" office:value="102.52" calcext:value-type="float">
            <text:p>102.5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2022-06-22T16:51:40Z</text:p>
          </table:table-cell>
          <table:table-cell office:value-type="string" calcext:value-type="string">
            <text:p>2022-06-22T23:12:55Z</text:p>
          </table:table-cell>
          <table:table-cell office:value-type="string" calcext:value-type="string">
            <text:p>2022-06-22T23:22:07Z</text:p>
          </table:table-cell>
          <table:table-cell office:value-type="string" calcext:value-type="string">
            <text:p>SUCCEEDED</text:p>
          </table:table-cell>
          <table:table-cell office:value-type="float" office:value="1895539" calcext:value-type="float">
            <text:p>1895539</text:p>
          </table:table-cell>
          <table:table-cell office:value-type="float" office:value="155375" calcext:value-type="float">
            <text:p>155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-ch427-n216-start-paper-x0-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5</text:p>
          </table:table-cell>
          <table:table-cell office:value-type="float" office:value="335.496" calcext:value-type="float">
            <text:p>335.496</text:p>
          </table:table-cell>
          <table:table-cell office:value-type="float" office:value="110.12" calcext:value-type="float">
            <text:p>110.1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2022-06-22T16:56:46Z</text:p>
          </table:table-cell>
          <table:table-cell office:value-type="string" calcext:value-type="string">
            <text:p>2022-06-22T21:13:11Z</text:p>
          </table:table-cell>
          <table:table-cell office:value-type="string" calcext:value-type="string">
            <text:p>2022-06-22T21:23:57Z</text:p>
          </table:table-cell>
          <table:table-cell office:value-type="string" calcext:value-type="string">
            <text:p>SUCCEEDED</text:p>
          </table:table-cell>
          <table:table-cell office:value-type="float" office:value="1895561" calcext:value-type="float">
            <text:p>1895561</text:p>
          </table:table-cell>
          <table:table-cell office:value-type="float" office:value="152231" calcext:value-type="float">
            <text:p>152231</text:p>
          </table:table-cell>
          <table:table-cell office:value-type="float" office:value="9.841" calcext:value-type="float">
            <text:p>9.841</text:p>
          </table:table-cell>
        </table:table-row>
        <table:table-row table:style-name="ro1">
          <table:table-cell office:value-type="string" calcext:value-type="string">
            <text:p>u-ch427-n216-start-paper-x0-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office:value-type="float" office:value="384.009" calcext:value-type="float">
            <text:p>384.009</text:p>
          </table:table-cell>
          <table:table-cell office:value-type="float" office:value="120.49" calcext:value-type="float">
            <text:p>120.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27T12:11:07Z</text:p>
          </table:table-cell>
          <table:table-cell office:value-type="string" calcext:value-type="string">
            <text:p>2022-06-28T05:56:42Z</text:p>
          </table:table-cell>
          <table:table-cell office:value-type="string" calcext:value-type="string">
            <text:p>2022-06-28T06:09:30Z</text:p>
          </table:table-cell>
          <table:table-cell office:value-type="string" calcext:value-type="string">
            <text:p>SUCCEEDED</text:p>
          </table:table-cell>
          <table:table-cell office:value-type="float" office:value="1922033" calcext:value-type="float">
            <text:p>1922033</text:p>
          </table:table-cell>
          <table:table-cell office:value-type="float" office:value="258199" calcext:value-type="float">
            <text:p>258199</text:p>
          </table:table-cell>
          <table:table-cell office:value-type="float" office:value="5.656" calcext:value-type="float">
            <text:p>5.656</text:p>
          </table:table-cell>
        </table:table-row>
        <table:table-row table:style-name="ro1">
          <table:table-cell office:value-type="string" calcext:value-type="string">
            <text:p>u-ch427-n216-start-paper-x0-50</text:p>
          </table:table-cell>
          <table:table-cell office:value-type="float" office:value="866.504" calcext:value-type="float">
            <text:p>866.504</text:p>
          </table:table-cell>
          <table:table-cell office:value-type="float" office:value="186.36" calcext:value-type="float">
            <text:p>186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6-15T16:48:11Z</text:p>
          </table:table-cell>
          <table:table-cell office:value-type="string" calcext:value-type="string">
            <text:p>2022-06-16T03:19:29Z</text:p>
          </table:table-cell>
          <table:table-cell office:value-type="string" calcext:value-type="string">
            <text:p>2022-06-16T03:43:33Z</text:p>
          </table:table-cell>
          <table:table-cell office:value-type="string" calcext:value-type="string">
            <text:p>SUCCEEDED</text:p>
          </table:table-cell>
          <table:table-cell office:value-type="float" office:value="1827271" calcext:value-type="float">
            <text:p>1827271</text:p>
          </table:table-cell>
          <table:table-cell office:value-type="float" office:value="190169" calcext:value-type="float">
            <text:p>190169</text:p>
          </table:table-cell>
          <table:table-cell office:value-type="float" office:value="11.189" calcext:value-type="float">
            <text:p>11.189</text:p>
          </table:table-cell>
        </table:table-row>
        <table:table-row table:style-name="ro1">
          <table:table-cell office:value-type="string" calcext:value-type="string">
            <text:p>u-ch427-n216-start-paper-x0-prec-00</text:p>
          </table:table-cell>
          <table:table-cell office:value-type="float" office:value="157.892" calcext:value-type="float">
            <text:p>157.892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8:07:47Z</text:p>
          </table:table-cell>
          <table:table-cell office:value-type="string" calcext:value-type="string">
            <text:p>2022-06-18T20:32:06Z</text:p>
          </table:table-cell>
          <table:table-cell office:value-type="string" calcext:value-type="string">
            <text:p>2022-06-18T20:35:37Z</text:p>
          </table:table-cell>
          <table:table-cell office:value-type="string" calcext:value-type="string">
            <text:p>SUCCEEDED</text:p>
          </table:table-cell>
          <table:table-cell office:value-type="float" office:value="1864264" calcext:value-type="float">
            <text:p>1864264</text:p>
          </table:table-cell>
          <table:table-cell office:value-type="float" office:value="86513" calcext:value-type="float">
            <text:p>86513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string" calcext:value-type="string">
            <text:p>u-ch427-n216-template-start-00</text:p>
          </table:table-cell>
          <table:table-cell office:value-type="float" office:value="143.368" calcext:value-type="float">
            <text:p>143.368</text:p>
          </table:table-cell>
          <table:table-cell office:value-type="float" office:value="49.85" calcext:value-type="float">
            <text:p>49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14T20:27:09Z</text:p>
          </table:table-cell>
          <table:table-cell office:value-type="string" calcext:value-type="string">
            <text:p>2022-02-14T20:29:41Z</text:p>
          </table:table-cell>
          <table:table-cell office:value-type="string" calcext:value-type="string">
            <text:p>2022-02-14T20:32:24Z</text:p>
          </table:table-cell>
          <table:table-cell office:value-type="string" calcext:value-type="string">
            <text:p>SUCCEEDED</text:p>
          </table:table-cell>
          <table:table-cell office:value-type="float" office:value="1116068" calcext:value-type="float">
            <text:p>1116068</text:p>
          </table:table-cell>
          <table:table-cell office:value-type="float" office:value="261759" calcext:value-type="float">
            <text:p>261759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string" calcext:value-type="string">
            <text:p>u-ch427-n216-template-start-all</text:p>
          </table:table-cell>
          <table:table-cell office:value-type="float" office:value="270.224" calcext:value-type="float">
            <text:p>270.224</text:p>
          </table:table-cell>
          <table:table-cell office:value-type="float" office:value="49.88" calcext:value-type="float">
            <text:p>49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19T01:35:30Z</text:p>
          </table:table-cell>
          <table:table-cell office:value-type="string" calcext:value-type="string">
            <text:p>2022-02-19T01:35:37Z</text:p>
          </table:table-cell>
          <table:table-cell office:value-type="string" calcext:value-type="string">
            <text:p>2022-02-19T01:41:28Z</text:p>
          </table:table-cell>
          <table:table-cell office:value-type="string" calcext:value-type="string">
            <text:p>SUCCEEDED</text:p>
          </table:table-cell>
          <table:table-cell office:value-type="float" office:value="1135258" calcext:value-type="float">
            <text:p>1135258</text:p>
          </table:table-cell>
          <table:table-cell office:value-type="float" office:value="89783" calcext:value-type="float">
            <text:p>89783</text:p>
          </table:table-cell>
          <table:table-cell office:value-type="float" office:value="23.174" calcext:value-type="float">
            <text:p>23.174</text:p>
          </table:table-cell>
        </table:table-row>
        <table:table-row table:style-name="ro1">
          <table:table-cell office:value-type="string" calcext:value-type="string">
            <text:p>u-ch427-n216-template-start-all2</text:p>
          </table:table-cell>
          <table:table-cell office:value-type="float" office:value="220.823" calcext:value-type="float">
            <text:p>220.823</text:p>
          </table:table-cell>
          <table:table-cell office:value-type="float" office:value="48.69" calcext:value-type="float">
            <text:p>48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2-25T17:23:03Z</text:p>
          </table:table-cell>
          <table:table-cell office:value-type="string" calcext:value-type="string">
            <text:p>2022-02-25T17:23:49Z</text:p>
          </table:table-cell>
          <table:table-cell office:value-type="string" calcext:value-type="string">
            <text:p>2022-02-25T17:27:58Z</text:p>
          </table:table-cell>
          <table:table-cell office:value-type="string" calcext:value-type="string">
            <text:p>SUCCEEDED</text:p>
          </table:table-cell>
          <table:table-cell office:value-type="float" office:value="1160062" calcext:value-type="float">
            <text:p>1160062</text:p>
          </table:table-cell>
          <table:table-cell office:value-type="float" office:value="209478" calcext:value-type="float">
            <text:p>209478</text:p>
          </table:table-cell>
          <table:table-cell office:value-type="float" office:value="11.635" calcext:value-type="float">
            <text:p>11.635</text:p>
          </table:table-cell>
        </table:table-row>
        <table:table-row table:style-name="ro1">
          <table:table-cell office:value-type="string" calcext:value-type="string">
            <text:p>u-ch427-n216-template-start-paper</text:p>
          </table:table-cell>
          <table:table-cell office:value-type="float" office:value="153.971" calcext:value-type="float">
            <text:p>153.971</text:p>
          </table:table-cell>
          <table:table-cell office:value-type="float" office:value="44.88" calcext:value-type="float">
            <text:p>44.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2:53Z</text:p>
          </table:table-cell>
          <table:table-cell office:value-type="string" calcext:value-type="string">
            <text:p>2022-06-20T23:04:27Z</text:p>
          </table:table-cell>
          <table:table-cell office:value-type="string" calcext:value-type="string">
            <text:p>2022-06-20T23:07:42Z</text:p>
          </table:table-cell>
          <table:table-cell office:value-type="string" calcext:value-type="string">
            <text:p>SUCCEEDED</text:p>
          </table:table-cell>
          <table:table-cell office:value-type="float" office:value="1878915" calcext:value-type="float">
            <text:p>1878915</text:p>
          </table:table-cell>
          <table:table-cell office:value-type="float" office:value="161670" calcext:value-type="float">
            <text:p>161670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u-ch427-n216-template-start-paper-00</text:p>
          </table:table-cell>
          <table:table-cell office:value-type="float" office:value="155.401" calcext:value-type="float">
            <text:p>155.401</text:p>
          </table:table-cell>
          <table:table-cell office:value-type="float" office:value="46.66" calcext:value-type="float">
            <text:p>46.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3T18:08:44Z</text:p>
          </table:table-cell>
          <table:table-cell office:value-type="string" calcext:value-type="string">
            <text:p>2022-06-13T18:59:49Z</text:p>
          </table:table-cell>
          <table:table-cell office:value-type="string" calcext:value-type="string">
            <text:p>2022-06-13T19:03:52Z</text:p>
          </table:table-cell>
          <table:table-cell office:value-type="string" calcext:value-type="string">
            <text:p>SUCCEEDED</text:p>
          </table:table-cell>
          <table:table-cell office:value-type="float" office:value="1814959" calcext:value-type="float">
            <text:p>1814959</text:p>
          </table:table-cell>
          <table:table-cell office:value-type="float" office:value="143356" calcext:value-type="float">
            <text:p>143356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string" calcext:value-type="string">
            <text:p>u-ch427-n216-template-start-paper-ms</text:p>
          </table:table-cell>
          <table:table-cell office:value-type="float" office:value="180.618" calcext:value-type="float">
            <text:p>180.618</text:p>
          </table:table-cell>
          <table:table-cell office:value-type="float" office:value="59.89" calcext:value-type="float">
            <text:p>59.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46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59Z</text:p>
          </table:table-cell>
          <table:table-cell office:value-type="string" calcext:value-type="string">
            <text:p>SUCCEEDED</text:p>
          </table:table-cell>
          <table:table-cell office:value-type="float" office:value="1878932" calcext:value-type="float">
            <text:p>1878932</text:p>
          </table:table-cell>
          <table:table-cell office:value-type="float" office:value="260498" calcext:value-type="float">
            <text:p>260498</text:p>
          </table:table-cell>
          <table:table-cell office:value-type="float" office:value="1.222" calcext:value-type="float">
            <text:p>1.222</text:p>
          </table:table-cell>
        </table:table-row>
        <table:table-row table:style-name="ro1">
          <table:table-cell office:value-type="string" calcext:value-type="string">
            <text:p>u-ch427-n216-template-start-paper-ms-00</text:p>
          </table:table-cell>
          <table:table-cell office:value-type="float" office:value="163.363" calcext:value-type="float">
            <text:p>163.363</text:p>
          </table:table-cell>
          <table:table-cell office:value-type="float" office:value="47.15" calcext:value-type="float">
            <text:p>47.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01:10:08Z</text:p>
          </table:table-cell>
          <table:table-cell office:value-type="string" calcext:value-type="string">
            <text:p>2022-06-18T01:11:05Z</text:p>
          </table:table-cell>
          <table:table-cell office:value-type="string" calcext:value-type="string">
            <text:p>2022-06-18T01:14:36Z</text:p>
          </table:table-cell>
          <table:table-cell office:value-type="string" calcext:value-type="string">
            <text:p>SUCCEEDED</text:p>
          </table:table-cell>
          <table:table-cell office:value-type="float" office:value="1846939" calcext:value-type="float">
            <text:p>1846939</text:p>
          </table:table-cell>
          <table:table-cell office:value-type="float" office:value="55510" calcext:value-type="float">
            <text:p>55510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office:value-type="string" calcext:value-type="string">
            <text:p>u-ch427-n216-template-start-paper-prec</text:p>
          </table:table-cell>
          <table:table-cell office:value-type="float" office:value="171.526" calcext:value-type="float">
            <text:p>171.526</text:p>
          </table:table-cell>
          <table:table-cell office:value-type="float" office:value="57.59" calcext:value-type="float">
            <text:p>57.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25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48Z</text:p>
          </table:table-cell>
          <table:table-cell office:value-type="string" calcext:value-type="string">
            <text:p>SUCCEEDED</text:p>
          </table:table-cell>
          <table:table-cell office:value-type="float" office:value="1878921" calcext:value-type="float">
            <text:p>1878921</text:p>
          </table:table-cell>
          <table:table-cell office:value-type="float" office:value="3429" calcext:value-type="float">
            <text:p>3429</text:p>
          </table:table-cell>
          <table:table-cell office:value-type="float" office:value="1.191" calcext:value-type="float">
            <text:p>1.191</text:p>
          </table:table-cell>
        </table:table-row>
        <table:table-row table:style-name="ro1">
          <table:table-cell office:value-type="string" calcext:value-type="string">
            <text:p>u-ch427-n216-template-start-paper-prec-00</text:p>
          </table:table-cell>
          <table:table-cell office:value-type="float" office:value="151.111" calcext:value-type="float">
            <text:p>151.111</text:p>
          </table:table-cell>
          <table:table-cell office:value-type="float" office:value="43.82" calcext:value-type="float">
            <text:p>43.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4:11:10Z</text:p>
          </table:table-cell>
          <table:table-cell office:value-type="string" calcext:value-type="string">
            <text:p>2022-06-18T15:58:39Z</text:p>
          </table:table-cell>
          <table:table-cell office:value-type="string" calcext:value-type="string">
            <text:p>2022-06-18T16:01:53Z</text:p>
          </table:table-cell>
          <table:table-cell office:value-type="string" calcext:value-type="string">
            <text:p>SUCCEEDED</text:p>
          </table:table-cell>
          <table:table-cell office:value-type="float" office:value="1859846" calcext:value-type="float">
            <text:p>1859846</text:p>
          </table:table-cell>
          <table:table-cell office:value-type="float" office:value="7575" calcext:value-type="float">
            <text:p>757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-ch427-n216-template-start-paper-x0</text:p>
          </table:table-cell>
          <table:table-cell office:value-type="float" office:value="154.369" calcext:value-type="float">
            <text:p>154.369</text:p>
          </table:table-cell>
          <table:table-cell office:value-type="float" office:value="45.18" calcext:value-type="float">
            <text:p>45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00Z</text:p>
          </table:table-cell>
          <table:table-cell office:value-type="string" calcext:value-type="string">
            <text:p>2022-06-20T23:11:16Z</text:p>
          </table:table-cell>
          <table:table-cell office:value-type="string" calcext:value-type="string">
            <text:p>2022-06-20T23:14:44Z</text:p>
          </table:table-cell>
          <table:table-cell office:value-type="string" calcext:value-type="string">
            <text:p>SUCCEEDED</text:p>
          </table:table-cell>
          <table:table-cell office:value-type="float" office:value="1878917" calcext:value-type="float">
            <text:p>1878917</text:p>
          </table:table-cell>
          <table:table-cell office:value-type="float" office:value="188370" calcext:value-type="float">
            <text:p>188370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string" calcext:value-type="string">
            <text:p>u-ch427-n216-template-start-paper-x-00</text:p>
          </table:table-cell>
          <table:table-cell office:value-type="float" office:value="133.124" calcext:value-type="float">
            <text:p>133.124</text:p>
          </table:table-cell>
          <table:table-cell office:value-type="float" office:value="45.33" calcext:value-type="float">
            <text:p>45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4T23:41:59Z</text:p>
          </table:table-cell>
          <table:table-cell office:value-type="string" calcext:value-type="string">
            <text:p>2022-06-14T23:42:50Z</text:p>
          </table:table-cell>
          <table:table-cell office:value-type="string" calcext:value-type="string">
            <text:p>2022-06-14T23:45:43Z</text:p>
          </table:table-cell>
          <table:table-cell office:value-type="string" calcext:value-type="string">
            <text:p>SUCCEEDED</text:p>
          </table:table-cell>
          <table:table-cell office:value-type="float" office:value="1821948" calcext:value-type="float">
            <text:p>1821948</text:p>
          </table:table-cell>
          <table:table-cell office:value-type="float" office:value="15311" calcext:value-type="float">
            <text:p>15311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u-ch427-n216-template-start-paper-x0-00</text:p>
          </table:table-cell>
          <table:table-cell office:value-type="float" office:value="168.931" calcext:value-type="float">
            <text:p>168.931</text:p>
          </table:table-cell>
          <table:table-cell office:value-type="float" office:value="45.72" calcext:value-type="float">
            <text:p>45.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5T00:36:59Z</text:p>
          </table:table-cell>
          <table:table-cell office:value-type="string" calcext:value-type="string">
            <text:p>2022-06-15T02:31:26Z</text:p>
          </table:table-cell>
          <table:table-cell office:value-type="string" calcext:value-type="string">
            <text:p>2022-06-15T02:35:38Z</text:p>
          </table:table-cell>
          <table:table-cell office:value-type="string" calcext:value-type="string">
            <text:p>SUCCEEDED</text:p>
          </table:table-cell>
          <table:table-cell office:value-type="float" office:value="1822192" calcext:value-type="float">
            <text:p>1822192</text:p>
          </table:table-cell>
          <table:table-cell office:value-type="float" office:value="187410" calcext:value-type="float">
            <text:p>187410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string" calcext:value-type="string">
            <text:p>u-ch427-n216-template-start-paper-x0-prec</text:p>
          </table:table-cell>
          <table:table-cell office:value-type="float" office:value="171.353" calcext:value-type="float">
            <text:p>171.353</text:p>
          </table:table-cell>
          <table:table-cell office:value-type="float" office:value="59.8" calcext:value-type="float">
            <text:p>59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38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57Z</text:p>
          </table:table-cell>
          <table:table-cell office:value-type="string" calcext:value-type="string">
            <text:p>SUCCEEDED</text:p>
          </table:table-cell>
          <table:table-cell office:value-type="float" office:value="1878926" calcext:value-type="float">
            <text:p>1878926</text:p>
          </table:table-cell>
          <table:table-cell office:value-type="float" office:value="37003" calcext:value-type="float">
            <text:p>37003</text:p>
          </table:table-cell>
          <table:table-cell office:value-type="float" office:value="1.245" calcext:value-type="float">
            <text:p>1.245</text:p>
          </table:table-cell>
        </table:table-row>
        <table:table-row table:style-name="ro1">
          <table:table-cell office:value-type="string" calcext:value-type="string">
            <text:p>u-ch427-n216-template-start-paper-x0-prec-00</text:p>
          </table:table-cell>
          <table:table-cell office:value-type="float" office:value="153.03" calcext:value-type="float">
            <text:p>153.03</text:p>
          </table:table-cell>
          <table:table-cell office:value-type="float" office:value="45.11" calcext:value-type="float">
            <text:p>45.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2:44:42Z</text:p>
          </table:table-cell>
          <table:table-cell office:value-type="string" calcext:value-type="string">
            <text:p>2022-06-18T13:00:30Z</text:p>
          </table:table-cell>
          <table:table-cell office:value-type="string" calcext:value-type="string">
            <text:p>2022-06-18T13:03:54Z</text:p>
          </table:table-cell>
          <table:table-cell office:value-type="string" calcext:value-type="string">
            <text:p>SUCCEEDED</text:p>
          </table:table-cell>
          <table:table-cell office:value-type="float" office:value="1858027" calcext:value-type="float">
            <text:p>1858027</text:p>
          </table:table-cell>
          <table:table-cell office:value-type="float" office:value="84518" calcext:value-type="float">
            <text:p>84518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string" calcext:value-type="string">
            <text:p>u-ch427-n216-template-start-paper-x5</text:p>
          </table:table-cell>
          <table:table-cell office:value-type="float" office:value="168.976" calcext:value-type="float">
            <text:p>168.97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0T22:53:14Z</text:p>
          </table:table-cell>
          <table:table-cell office:value-type="string" calcext:value-type="string">
            <text:p>2022-06-20T23:23:12Z</text:p>
          </table:table-cell>
          <table:table-cell office:value-type="string" calcext:value-type="string">
            <text:p>2022-06-20T23:26:56Z</text:p>
          </table:table-cell>
          <table:table-cell office:value-type="string" calcext:value-type="string">
            <text:p>SUCCEEDED</text:p>
          </table:table-cell>
          <table:table-cell office:value-type="float" office:value="1878920" calcext:value-type="float">
            <text:p>1878920</text:p>
          </table:table-cell>
          <table:table-cell office:value-type="float" office:value="194028" calcext:value-type="float">
            <text:p>194028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string" calcext:value-type="string">
            <text:p>u-ch427-n216-template-start-paper-x5-00</text:p>
          </table:table-cell>
          <table:table-cell office:value-type="float" office:value="156.413" calcext:value-type="float">
            <text:p>156.413</text:p>
          </table:table-cell>
          <table:table-cell office:value-type="float" office:value="44.76" calcext:value-type="float">
            <text:p>44.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18T17:11:34Z</text:p>
          </table:table-cell>
          <table:table-cell office:value-type="string" calcext:value-type="string">
            <text:p>2022-06-18T17:42:24Z</text:p>
          </table:table-cell>
          <table:table-cell office:value-type="string" calcext:value-type="string">
            <text:p>2022-06-18T17:45:56Z</text:p>
          </table:table-cell>
          <table:table-cell office:value-type="string" calcext:value-type="string">
            <text:p>SUCCEEDED</text:p>
          </table:table-cell>
          <table:table-cell office:value-type="float" office:value="1863323" calcext:value-type="float">
            <text:p>1863323</text:p>
          </table:table-cell>
          <table:table-cell office:value-type="float" office:value="256558" calcext:value-type="float">
            <text:p>256558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4690.243" calcext:value-type="float">
            <text:p>4690.243</text:p>
          </table:table-cell>
          <table:table-cell office:value-type="float" office:value="91.42" calcext:value-type="float">
            <text:p>91.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4T14:14:46Z</text:p>
          </table:table-cell>
          <table:table-cell office:value-type="string" calcext:value-type="string">
            <text:p>2022-06-14T14:15:09Z</text:p>
          </table:table-cell>
          <table:table-cell office:value-type="string" calcext:value-type="string">
            <text:p>2022-06-14T15:33:41Z</text:p>
          </table:table-cell>
          <table:table-cell office:value-type="string" calcext:value-type="string">
            <text:p>SUCCEEDED</text:p>
          </table:table-cell>
          <table:table-cell office:value-type="float" office:value="1819620" calcext:value-type="float">
            <text:p>1819620</text:p>
          </table:table-cell>
          <table:table-cell office:value-type="float" office:value="120611" calcext:value-type="float">
            <text:p>120611</text:p>
          </table:table-cell>
          <table:table-cell office:value-type="float" office:value="32.236" calcext:value-type="float">
            <text:p>32.236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5433.672" calcext:value-type="float">
            <text:p>5433.672</text:p>
          </table:table-cell>
          <table:table-cell office:value-type="float" office:value="105.66" calcext:value-type="float">
            <text:p>105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2T00:33:18Z</text:p>
          </table:table-cell>
          <table:table-cell office:value-type="string" calcext:value-type="string">
            <text:p>2022-06-22T00:54:10Z</text:p>
          </table:table-cell>
          <table:table-cell office:value-type="string" calcext:value-type="string">
            <text:p>2022-06-22T02:25:29Z</text:p>
          </table:table-cell>
          <table:table-cell office:value-type="string" calcext:value-type="string">
            <text:p>SUCCEEDED</text:p>
          </table:table-cell>
          <table:table-cell office:value-type="float" office:value="1890934" calcext:value-type="float">
            <text:p>1890934</text:p>
          </table:table-cell>
          <table:table-cell office:value-type="float" office:value="110306" calcext:value-type="float">
            <text:p>110306</text:p>
          </table:table-cell>
          <table:table-cell office:value-type="float" office:value="37.143" calcext:value-type="float">
            <text:p>37.143</text:p>
          </table:table-cell>
        </table:table-row>
        <table:table-row table:style-name="ro1">
          <table:table-cell office:value-type="string" calcext:value-type="string">
            <text:p>u-ch427-n512-start-paper-02</text:p>
          </table:table-cell>
          <table:table-cell office:value-type="float" office:value="5451.687" calcext:value-type="float">
            <text:p>5451.687</text:p>
          </table:table-cell>
          <table:table-cell office:value-type="float" office:value="118.62" calcext:value-type="float">
            <text:p>118.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2T00:33:37Z</text:p>
          </table:table-cell>
          <table:table-cell office:value-type="string" calcext:value-type="string">
            <text:p>2022-06-22T01:22:51Z</text:p>
          </table:table-cell>
          <table:table-cell office:value-type="string" calcext:value-type="string">
            <text:p>2022-06-22T02:54:34Z</text:p>
          </table:table-cell>
          <table:table-cell office:value-type="string" calcext:value-type="string">
            <text:p>SUCCEEDED</text:p>
          </table:table-cell>
          <table:table-cell office:value-type="float" office:value="1890941" calcext:value-type="float">
            <text:p>1890941</text:p>
          </table:table-cell>
          <table:table-cell office:value-type="float" office:value="84415" calcext:value-type="float">
            <text:p>84415</text:p>
          </table:table-cell>
          <table:table-cell office:value-type="float" office:value="47.437" calcext:value-type="float">
            <text:p>47.437</text:p>
          </table:table-cell>
        </table:table-row>
        <table:table-row table:style-name="ro1">
          <table:table-cell office:value-type="string" calcext:value-type="string">
            <text:p>u-ch427-n512-start-paper-03</text:p>
          </table:table-cell>
          <table:table-cell office:value-type="float" office:value="5398.747" calcext:value-type="float">
            <text:p>5398.747</text:p>
          </table:table-cell>
          <table:table-cell office:value-type="float" office:value="127.5" calcext:value-type="float">
            <text:p>127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22T00:34:02Z</text:p>
          </table:table-cell>
          <table:table-cell office:value-type="string" calcext:value-type="string">
            <text:p>2022-06-22T01:14:13Z</text:p>
          </table:table-cell>
          <table:table-cell office:value-type="string" calcext:value-type="string">
            <text:p>2022-06-22T02:45:08Z</text:p>
          </table:table-cell>
          <table:table-cell office:value-type="string" calcext:value-type="string">
            <text:p>SUCCEEDED</text:p>
          </table:table-cell>
          <table:table-cell office:value-type="float" office:value="1890947" calcext:value-type="float">
            <text:p>1890947</text:p>
          </table:table-cell>
          <table:table-cell office:value-type="float" office:value="202951" calcext:value-type="float">
            <text:p>202951</text:p>
          </table:table-cell>
          <table:table-cell office:value-type="float" office:value="43.418" calcext:value-type="float">
            <text:p>43.418</text:p>
          </table:table-cell>
        </table:table-row>
        <table:table-row table:style-name="ro1">
          <table:table-cell office:value-type="string" calcext:value-type="string">
            <text:p>u-ch427-n512-start-paper-04</text:p>
          </table:table-cell>
          <table:table-cell office:value-type="float" office:value="5467.031" calcext:value-type="float">
            <text:p>5467.031</text:p>
          </table:table-cell>
          <table:table-cell office:value-type="float" office:value="140.22" calcext:value-type="float">
            <text:p>140.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22T00:34:20Z</text:p>
          </table:table-cell>
          <table:table-cell office:value-type="string" calcext:value-type="string">
            <text:p>2022-06-22T07:15:17Z</text:p>
          </table:table-cell>
          <table:table-cell office:value-type="string" calcext:value-type="string">
            <text:p>2022-06-22T08:47:43Z</text:p>
          </table:table-cell>
          <table:table-cell office:value-type="string" calcext:value-type="string">
            <text:p>SUCCEEDED</text:p>
          </table:table-cell>
          <table:table-cell office:value-type="float" office:value="1890950" calcext:value-type="float">
            <text:p>1890950</text:p>
          </table:table-cell>
          <table:table-cell office:value-type="float" office:value="85902" calcext:value-type="float">
            <text:p>85902</text:p>
          </table:table-cell>
          <table:table-cell office:value-type="float" office:value="36.872" calcext:value-type="float">
            <text:p>36.872</text:p>
          </table:table-cell>
        </table:table-row>
        <table:table-row table:style-name="ro1">
          <table:table-cell office:value-type="string" calcext:value-type="string">
            <text:p>u-ch427-n512-start-paper-05</text:p>
          </table:table-cell>
          <table:table-cell office:value-type="float" office:value="5694.591" calcext:value-type="float">
            <text:p>5694.591</text:p>
          </table:table-cell>
          <table:table-cell office:value-type="float" office:value="155.88" calcext:value-type="float">
            <text:p>155.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22T00:34:46Z</text:p>
          </table:table-cell>
          <table:table-cell office:value-type="string" calcext:value-type="string">
            <text:p>2022-06-22T09:22:33Z</text:p>
          </table:table-cell>
          <table:table-cell office:value-type="string" calcext:value-type="string">
            <text:p>2022-06-22T10:58:52Z</text:p>
          </table:table-cell>
          <table:table-cell office:value-type="string" calcext:value-type="string">
            <text:p>SUCCEEDED</text:p>
          </table:table-cell>
          <table:table-cell office:value-type="float" office:value="1890956" calcext:value-type="float">
            <text:p>1890956</text:p>
          </table:table-cell>
          <table:table-cell office:value-type="float" office:value="230604" calcext:value-type="float">
            <text:p>230604</text:p>
          </table:table-cell>
          <table:table-cell office:value-type="float" office:value="38.51" calcext:value-type="float">
            <text:p>38.51</text:p>
          </table:table-cell>
        </table:table-row>
        <table:table-row table:style-name="ro1">
          <table:table-cell office:value-type="string" calcext:value-type="string">
            <text:p>u-ch427-n512-start-paper-06</text:p>
          </table:table-cell>
          <table:table-cell office:value-type="float" office:value="5704.494" calcext:value-type="float">
            <text:p>5704.494</text:p>
          </table:table-cell>
          <table:table-cell office:value-type="float" office:value="158.26" calcext:value-type="float">
            <text:p>158.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22T00:35:10Z</text:p>
          </table:table-cell>
          <table:table-cell office:value-type="string" calcext:value-type="string">
            <text:p>2022-06-22T01:48:13Z</text:p>
          </table:table-cell>
          <table:table-cell office:value-type="string" calcext:value-type="string">
            <text:p>2022-06-22T03:25:04Z</text:p>
          </table:table-cell>
          <table:table-cell office:value-type="string" calcext:value-type="string">
            <text:p>SUCCEEDED</text:p>
          </table:table-cell>
          <table:table-cell office:value-type="float" office:value="1890963" calcext:value-type="float">
            <text:p>1890963</text:p>
          </table:table-cell>
          <table:table-cell office:value-type="float" office:value="44430" calcext:value-type="float">
            <text:p>44430</text:p>
          </table:table-cell>
          <table:table-cell office:value-type="float" office:value="38.298" calcext:value-type="float">
            <text:p>38.298</text:p>
          </table:table-cell>
        </table:table-row>
        <table:table-row table:style-name="ro1">
          <table:table-cell office:value-type="string" calcext:value-type="string">
            <text:p>u-ch427-n512-start-paper-07</text:p>
          </table:table-cell>
          <table:table-cell office:value-type="float" office:value="5746.163" calcext:value-type="float">
            <text:p>5746.163</text:p>
          </table:table-cell>
          <table:table-cell office:value-type="float" office:value="167.63" calcext:value-type="float">
            <text:p>167.6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23T01:42:59Z</text:p>
          </table:table-cell>
          <table:table-cell office:value-type="string" calcext:value-type="string">
            <text:p>2022-06-23T04:35:12Z</text:p>
          </table:table-cell>
          <table:table-cell office:value-type="string" calcext:value-type="string">
            <text:p>2022-06-23T06:12:50Z</text:p>
          </table:table-cell>
          <table:table-cell office:value-type="string" calcext:value-type="string">
            <text:p>SUCCEEDED</text:p>
          </table:table-cell>
          <table:table-cell office:value-type="float" office:value="1897840" calcext:value-type="float">
            <text:p>1897840</text:p>
          </table:table-cell>
          <table:table-cell office:value-type="float" office:value="113003" calcext:value-type="float">
            <text:p>113003</text:p>
          </table:table-cell>
          <table:table-cell office:value-type="float" office:value="52.598" calcext:value-type="float">
            <text:p>52.598</text:p>
          </table:table-cell>
        </table:table-row>
        <table:table-row table:style-name="ro1">
          <table:table-cell office:value-type="string" calcext:value-type="string">
            <text:p>u-ch427-n512-start-paper-08</text:p>
          </table:table-cell>
          <table:table-cell office:value-type="float" office:value="5595.767" calcext:value-type="float">
            <text:p>5595.767</text:p>
          </table:table-cell>
          <table:table-cell office:value-type="float" office:value="180.63" calcext:value-type="float">
            <text:p>180.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22T00:36:27Z</text:p>
          </table:table-cell>
          <table:table-cell office:value-type="string" calcext:value-type="string">
            <text:p>2022-06-22T01:56:49Z</text:p>
          </table:table-cell>
          <table:table-cell office:value-type="string" calcext:value-type="string">
            <text:p>2022-06-22T03:32:20Z</text:p>
          </table:table-cell>
          <table:table-cell office:value-type="string" calcext:value-type="string">
            <text:p>SUCCEEDED</text:p>
          </table:table-cell>
          <table:table-cell office:value-type="float" office:value="1890979" calcext:value-type="float">
            <text:p>1890979</text:p>
          </table:table-cell>
          <table:table-cell office:value-type="float" office:value="117230" calcext:value-type="float">
            <text:p>117230</text:p>
          </table:table-cell>
          <table:table-cell office:value-type="float" office:value="43.565" calcext:value-type="float">
            <text:p>43.565</text:p>
          </table:table-cell>
        </table:table-row>
        <table:table-row table:style-name="ro1">
          <table:table-cell office:value-type="string" calcext:value-type="string">
            <text:p>u-ch427-n512-start-paper-09</text:p>
          </table:table-cell>
          <table:table-cell office:value-type="float" office:value="5720.803" calcext:value-type="float">
            <text:p>5720.803</text:p>
          </table:table-cell>
          <table:table-cell office:value-type="float" office:value="196.28" calcext:value-type="float">
            <text:p>196.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22T00:37:02Z</text:p>
          </table:table-cell>
          <table:table-cell office:value-type="string" calcext:value-type="string">
            <text:p>2022-06-22T16:03:41Z</text:p>
          </table:table-cell>
          <table:table-cell office:value-type="string" calcext:value-type="string">
            <text:p>2022-06-22T17:41:42Z</text:p>
          </table:table-cell>
          <table:table-cell office:value-type="string" calcext:value-type="string">
            <text:p>SUCCEEDED</text:p>
          </table:table-cell>
          <table:table-cell office:value-type="float" office:value="1890982" calcext:value-type="float">
            <text:p>1890982</text:p>
          </table:table-cell>
          <table:table-cell office:value-type="float" office:value="100329" calcext:value-type="float">
            <text:p>100329</text:p>
          </table:table-cell>
          <table:table-cell office:value-type="float" office:value="65.544" calcext:value-type="float">
            <text:p>65.544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5733.107" calcext:value-type="float">
            <text:p>5733.107</text:p>
          </table:table-cell>
          <table:table-cell office:value-type="float" office:value="202.83" calcext:value-type="float">
            <text:p>202.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22T00:37:41Z</text:p>
          </table:table-cell>
          <table:table-cell office:value-type="string" calcext:value-type="string">
            <text:p>2022-06-22T02:07:25Z</text:p>
          </table:table-cell>
          <table:table-cell office:value-type="string" calcext:value-type="string">
            <text:p>2022-06-22T03:45:39Z</text:p>
          </table:table-cell>
          <table:table-cell office:value-type="string" calcext:value-type="string">
            <text:p>SUCCEEDED</text:p>
          </table:table-cell>
          <table:table-cell office:value-type="float" office:value="1890990" calcext:value-type="float">
            <text:p>1890990</text:p>
          </table:table-cell>
          <table:table-cell office:value-type="float" office:value="153894" calcext:value-type="float">
            <text:p>153894</text:p>
          </table:table-cell>
          <table:table-cell office:value-type="float" office:value="44.84" calcext:value-type="float">
            <text:p>44.84</text:p>
          </table:table-cell>
        </table:table-row>
        <table:table-row table:style-name="ro1">
          <table:table-cell office:value-type="string" calcext:value-type="string">
            <text:p>u-ch427-n512-start-paper-11</text:p>
          </table:table-cell>
          <table:table-cell office:value-type="float" office:value="5722.088" calcext:value-type="float">
            <text:p>5722.088</text:p>
          </table:table-cell>
          <table:table-cell office:value-type="float" office:value="219.05" calcext:value-type="float">
            <text:p>219.0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22-06-22T00:37:54Z</text:p>
          </table:table-cell>
          <table:table-cell office:value-type="string" calcext:value-type="string">
            <text:p>2022-06-22T13:35:37Z</text:p>
          </table:table-cell>
          <table:table-cell office:value-type="string" calcext:value-type="string">
            <text:p>2022-06-22T15:13:48Z</text:p>
          </table:table-cell>
          <table:table-cell office:value-type="string" calcext:value-type="string">
            <text:p>SUCCEEDED</text:p>
          </table:table-cell>
          <table:table-cell office:value-type="float" office:value="1890992" calcext:value-type="float">
            <text:p>1890992</text:p>
          </table:table-cell>
          <table:table-cell office:value-type="float" office:value="125706" calcext:value-type="float">
            <text:p>125706</text:p>
          </table:table-cell>
          <table:table-cell office:value-type="float" office:value="41.312" calcext:value-type="float">
            <text:p>41.312</text:p>
          </table:table-cell>
        </table:table-row>
        <table:table-row table:style-name="ro1">
          <table:table-cell office:value-type="string" calcext:value-type="string">
            <text:p>u-ch427-n512-start-paper-12</text:p>
          </table:table-cell>
          <table:table-cell office:value-type="float" office:value="5756.058" calcext:value-type="float">
            <text:p>5756.058</text:p>
          </table:table-cell>
          <table:table-cell office:value-type="float" office:value="231.48" calcext:value-type="float">
            <text:p>231.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2022-06-22T00:38:07Z</text:p>
          </table:table-cell>
          <table:table-cell office:value-type="string" calcext:value-type="string">
            <text:p>2022-06-22T11:55:24Z</text:p>
          </table:table-cell>
          <table:table-cell office:value-type="string" calcext:value-type="string">
            <text:p>2022-06-22T13:34:34Z</text:p>
          </table:table-cell>
          <table:table-cell office:value-type="string" calcext:value-type="string">
            <text:p>SUCCEEDED</text:p>
          </table:table-cell>
          <table:table-cell office:value-type="float" office:value="1890994" calcext:value-type="float">
            <text:p>1890994</text:p>
          </table:table-cell>
          <table:table-cell office:value-type="float" office:value="54074" calcext:value-type="float">
            <text:p>54074</text:p>
          </table:table-cell>
          <table:table-cell office:value-type="float" office:value="74.445" calcext:value-type="float">
            <text:p>74.445</text:p>
          </table:table-cell>
        </table:table-row>
        <table:table-row table:style-name="ro1">
          <table:table-cell office:value-type="string" calcext:value-type="string">
            <text:p>u-ch427-n512-start-paper-13</text:p>
          </table:table-cell>
          <table:table-cell office:value-type="float" office:value="5859.4" calcext:value-type="float">
            <text:p>5859.4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2022-06-22T00:38:34Z</text:p>
          </table:table-cell>
          <table:table-cell office:value-type="string" calcext:value-type="string">
            <text:p>2022-06-22T13:20:25Z</text:p>
          </table:table-cell>
          <table:table-cell office:value-type="string" calcext:value-type="string">
            <text:p>2022-06-22T15:01:42Z</text:p>
          </table:table-cell>
          <table:table-cell office:value-type="string" calcext:value-type="string">
            <text:p>SUCCEEDED</text:p>
          </table:table-cell>
          <table:table-cell office:value-type="float" office:value="1890996" calcext:value-type="float">
            <text:p>1890996</text:p>
          </table:table-cell>
          <table:table-cell office:value-type="float" office:value="178886" calcext:value-type="float">
            <text:p>178886</text:p>
          </table:table-cell>
          <table:table-cell office:value-type="float" office:value="85.298" calcext:value-type="float">
            <text:p>85.298</text:p>
          </table:table-cell>
        </table:table-row>
        <table:table-row table:style-name="ro1">
          <table:table-cell office:value-type="string" calcext:value-type="string">
            <text:p>u-ch427-n512-start-paper-14</text:p>
          </table:table-cell>
          <table:table-cell office:value-type="float" office:value="5943.774" calcext:value-type="float">
            <text:p>5943.774</text:p>
          </table:table-cell>
          <table:table-cell office:value-type="float" office:value="267.57" calcext:value-type="float">
            <text:p>267.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2022-06-22T00:38:57Z</text:p>
          </table:table-cell>
          <table:table-cell office:value-type="string" calcext:value-type="string">
            <text:p>2022-06-22T11:30:53Z</text:p>
          </table:table-cell>
          <table:table-cell office:value-type="string" calcext:value-type="string">
            <text:p>2022-06-22T13:13:39Z</text:p>
          </table:table-cell>
          <table:table-cell office:value-type="string" calcext:value-type="string">
            <text:p>SUCCEEDED</text:p>
          </table:table-cell>
          <table:table-cell office:value-type="float" office:value="1890997" calcext:value-type="float">
            <text:p>1890997</text:p>
          </table:table-cell>
          <table:table-cell office:value-type="float" office:value="104389" calcext:value-type="float">
            <text:p>104389</text:p>
          </table:table-cell>
          <table:table-cell office:value-type="float" office:value="90.598" calcext:value-type="float">
            <text:p>90.598</text:p>
          </table:table-cell>
        </table:table-row>
        <table:table-row table:style-name="ro1">
          <table:table-cell office:value-type="string" calcext:value-type="string">
            <text:p>u-ch427-n512-start-paper-15</text:p>
          </table:table-cell>
          <table:table-cell office:value-type="float" office:value="6077.746" calcext:value-type="float">
            <text:p>6077.746</text:p>
          </table:table-cell>
          <table:table-cell office:value-type="float" office:value="395.32" calcext:value-type="float">
            <text:p>395.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2022-06-23T01:42:06Z</text:p>
          </table:table-cell>
          <table:table-cell office:value-type="string" calcext:value-type="string">
            <text:p>2022-06-23T02:51:57Z</text:p>
          </table:table-cell>
          <table:table-cell office:value-type="string" calcext:value-type="string">
            <text:p>2022-06-23T04:36:44Z</text:p>
          </table:table-cell>
          <table:table-cell office:value-type="string" calcext:value-type="string">
            <text:p>SUCCEEDED</text:p>
          </table:table-cell>
          <table:table-cell office:value-type="float" office:value="1897837" calcext:value-type="float">
            <text:p>1897837</text:p>
          </table:table-cell>
          <table:table-cell office:value-type="float" office:value="6813" calcext:value-type="float">
            <text:p>6813</text:p>
          </table:table-cell>
          <table:table-cell office:value-type="float" office:value="67.529" calcext:value-type="float">
            <text:p>67.529</text:p>
          </table:table-cell>
        </table:table-row>
        <table:table-row table:style-name="ro1">
          <table:table-cell office:value-type="string" calcext:value-type="string">
            <text:p>u-ch427-n512-start-paper-16</text:p>
          </table:table-cell>
          <table:table-cell office:value-type="float" office:value="5805.2" calcext:value-type="float">
            <text:p>5805.2</text:p>
          </table:table-cell>
          <table:table-cell office:value-type="float" office:value="273.18" calcext:value-type="float">
            <text:p>273.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string" calcext:value-type="string">
            <text:p>2022-06-22T00:39:57Z</text:p>
          </table:table-cell>
          <table:table-cell office:value-type="string" calcext:value-type="string">
            <text:p>2022-06-22T08:48:04Z</text:p>
          </table:table-cell>
          <table:table-cell office:value-type="string" calcext:value-type="string">
            <text:p>2022-06-22T10:29:02Z</text:p>
          </table:table-cell>
          <table:table-cell office:value-type="string" calcext:value-type="string">
            <text:p>SUCCEEDED</text:p>
          </table:table-cell>
          <table:table-cell office:value-type="float" office:value="1891001" calcext:value-type="float">
            <text:p>1891001</text:p>
          </table:table-cell>
          <table:table-cell office:value-type="float" office:value="62637" calcext:value-type="float">
            <text:p>62637</text:p>
          </table:table-cell>
          <table:table-cell office:value-type="float" office:value="72.03" calcext:value-type="float">
            <text:p>72.03</text:p>
          </table:table-cell>
        </table:table-row>
        <table:table-row table:style-name="ro1">
          <table:table-cell office:value-type="string" calcext:value-type="string">
            <text:p>u-ch427-n512-start-paper-17</text:p>
          </table:table-cell>
          <table:table-cell office:value-type="float" office:value="5954.024" calcext:value-type="float">
            <text:p>5954.024</text:p>
          </table:table-cell>
          <table:table-cell office:value-type="float" office:value="412.87" calcext:value-type="float">
            <text:p>412.8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2022-06-22T04:51:48Z</text:p>
          </table:table-cell>
          <table:table-cell office:value-type="string" calcext:value-type="string">
            <text:p>2022-06-23T02:50:39Z</text:p>
          </table:table-cell>
          <table:table-cell office:value-type="string" calcext:value-type="string">
            <text:p>2022-06-23T04:34:35Z</text:p>
          </table:table-cell>
          <table:table-cell office:value-type="string" calcext:value-type="string">
            <text:p>SUCCEEDED</text:p>
          </table:table-cell>
          <table:table-cell office:value-type="float" office:value="1891372" calcext:value-type="float">
            <text:p>1891372</text:p>
          </table:table-cell>
          <table:table-cell office:value-type="float" office:value="39092" calcext:value-type="float">
            <text:p>39092</text:p>
          </table:table-cell>
          <table:table-cell office:value-type="float" office:value="50.127" calcext:value-type="float">
            <text:p>50.127</text:p>
          </table:table-cell>
        </table:table-row>
        <table:table-row table:style-name="ro1">
          <table:table-cell office:value-type="string" calcext:value-type="string">
            <text:p>u-ch427-n512-start-paper-18</text:p>
          </table:table-cell>
          <table:table-cell office:value-type="float" office:value="5865.519" calcext:value-type="float">
            <text:p>5865.519</text:p>
          </table:table-cell>
          <table:table-cell office:value-type="float" office:value="287.71" calcext:value-type="float">
            <text:p>287.7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2022-06-22T04:52:23Z</text:p>
          </table:table-cell>
          <table:table-cell office:value-type="string" calcext:value-type="string">
            <text:p>2022-06-23T01:07:18Z</text:p>
          </table:table-cell>
          <table:table-cell office:value-type="string" calcext:value-type="string">
            <text:p>2022-06-23T02:50:06Z</text:p>
          </table:table-cell>
          <table:table-cell office:value-type="string" calcext:value-type="string">
            <text:p>SUCCEEDED</text:p>
          </table:table-cell>
          <table:table-cell office:value-type="float" office:value="1891374" calcext:value-type="float">
            <text:p>1891374</text:p>
          </table:table-cell>
          <table:table-cell office:value-type="float" office:value="167129" calcext:value-type="float">
            <text:p>167129</text:p>
          </table:table-cell>
          <table:table-cell office:value-type="float" office:value="41.285" calcext:value-type="float">
            <text:p>41.285</text:p>
          </table:table-cell>
        </table:table-row>
        <table:table-row table:style-name="ro1">
          <table:table-cell office:value-type="string" calcext:value-type="string">
            <text:p>u-ch427-n512-start-paper-19</text:p>
          </table:table-cell>
          <table:table-cell office:value-type="float" office:value="5900.263" calcext:value-type="float">
            <text:p>5900.263</text:p>
          </table:table-cell>
          <table:table-cell office:value-type="float" office:value="301.65" calcext:value-type="float">
            <text:p>301.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string" calcext:value-type="string">
            <text:p>2022-06-22T04:52:53Z</text:p>
          </table:table-cell>
          <table:table-cell office:value-type="string" calcext:value-type="string">
            <text:p>2022-06-22T23:22:57Z</text:p>
          </table:table-cell>
          <table:table-cell office:value-type="string" calcext:value-type="string">
            <text:p>2022-06-23T01:06:36Z</text:p>
          </table:table-cell>
          <table:table-cell office:value-type="string" calcext:value-type="string">
            <text:p>SUCCEEDED</text:p>
          </table:table-cell>
          <table:table-cell office:value-type="float" office:value="1891375" calcext:value-type="float">
            <text:p>1891375</text:p>
          </table:table-cell>
          <table:table-cell office:value-type="float" office:value="93144" calcext:value-type="float">
            <text:p>93144</text:p>
          </table:table-cell>
          <table:table-cell office:value-type="float" office:value="41.77" calcext:value-type="float">
            <text:p>41.77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5874.903" calcext:value-type="float">
            <text:p>5874.903</text:p>
          </table:table-cell>
          <table:table-cell office:value-type="float" office:value="305.32" calcext:value-type="float">
            <text:p>305.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22T07:53:44Z</text:p>
          </table:table-cell>
          <table:table-cell office:value-type="string" calcext:value-type="string">
            <text:p>2022-06-23T04:37:39Z</text:p>
          </table:table-cell>
          <table:table-cell office:value-type="string" calcext:value-type="string">
            <text:p>2022-06-23T06:21:35Z</text:p>
          </table:table-cell>
          <table:table-cell office:value-type="string" calcext:value-type="string">
            <text:p>SUCCEEDED</text:p>
          </table:table-cell>
          <table:table-cell office:value-type="float" office:value="1891967" calcext:value-type="float">
            <text:p>1891967</text:p>
          </table:table-cell>
          <table:table-cell office:value-type="float" office:value="184735" calcext:value-type="float">
            <text:p>184735</text:p>
          </table:table-cell>
          <table:table-cell office:value-type="float" office:value="41.785" calcext:value-type="float">
            <text:p>41.785</text:p>
          </table:table-cell>
        </table:table-row>
        <table:table-row table:style-name="ro1">
          <table:table-cell office:value-type="string" calcext:value-type="string">
            <text:p>u-ch427-n512-start-paper-21</text:p>
          </table:table-cell>
          <table:table-cell office:value-type="float" office:value="5981.747" calcext:value-type="float">
            <text:p>5981.747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string" calcext:value-type="string">
            <text:p>2022-06-22T07:54:10Z</text:p>
          </table:table-cell>
          <table:table-cell office:value-type="string" calcext:value-type="string">
            <text:p>2022-06-23T06:21:55Z</text:p>
          </table:table-cell>
          <table:table-cell office:value-type="string" calcext:value-type="string">
            <text:p>2022-06-23T08:07:51Z</text:p>
          </table:table-cell>
          <table:table-cell office:value-type="string" calcext:value-type="string">
            <text:p>SUCCEEDED</text:p>
          </table:table-cell>
          <table:table-cell office:value-type="float" office:value="1891970" calcext:value-type="float">
            <text:p>1891970</text:p>
          </table:table-cell>
          <table:table-cell office:value-type="float" office:value="223492" calcext:value-type="float">
            <text:p>223492</text:p>
          </table:table-cell>
          <table:table-cell office:value-type="float" office:value="64.602" calcext:value-type="float">
            <text:p>64.602</text:p>
          </table:table-cell>
        </table:table-row>
        <table:table-row table:style-name="ro1">
          <table:table-cell office:value-type="string" calcext:value-type="string">
            <text:p>u-ch427-n512-start-paper-22</text:p>
          </table:table-cell>
          <table:table-cell office:value-type="float" office:value="5941.439" calcext:value-type="float">
            <text:p>5941.439</text:p>
          </table:table-cell>
          <table:table-cell office:value-type="float" office:value="307.32" calcext:value-type="float">
            <text:p>307.3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2022-06-22T10:54:37Z</text:p>
          </table:table-cell>
          <table:table-cell office:value-type="string" calcext:value-type="string">
            <text:p>2022-06-23T11:58:15Z</text:p>
          </table:table-cell>
          <table:table-cell office:value-type="string" calcext:value-type="string">
            <text:p>2022-06-23T13:43:40Z</text:p>
          </table:table-cell>
          <table:table-cell office:value-type="string" calcext:value-type="string">
            <text:p>SUCCEEDED</text:p>
          </table:table-cell>
          <table:table-cell office:value-type="float" office:value="1892993" calcext:value-type="float">
            <text:p>1892993</text:p>
          </table:table-cell>
          <table:table-cell office:value-type="float" office:value="103218" calcext:value-type="float">
            <text:p>103218</text:p>
          </table:table-cell>
          <table:table-cell office:value-type="float" office:value="42.157" calcext:value-type="float">
            <text:p>42.157</text:p>
          </table:table-cell>
        </table:table-row>
        <table:table-row table:style-name="ro1">
          <table:table-cell office:value-type="string" calcext:value-type="string">
            <text:p>u-ch427-n512-start-paper-23</text:p>
          </table:table-cell>
          <table:table-cell office:value-type="float" office:value="5863.304" calcext:value-type="float">
            <text:p>5863.304</text:p>
          </table:table-cell>
          <table:table-cell office:value-type="float" office:value="320.99" calcext:value-type="float">
            <text:p>320.9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2022-06-22T10:55:06Z</text:p>
          </table:table-cell>
          <table:table-cell office:value-type="string" calcext:value-type="string">
            <text:p>2022-06-23T09:59:16Z</text:p>
          </table:table-cell>
          <table:table-cell office:value-type="string" calcext:value-type="string">
            <text:p>2022-06-23T11:43:57Z</text:p>
          </table:table-cell>
          <table:table-cell office:value-type="string" calcext:value-type="string">
            <text:p>SUCCEEDED</text:p>
          </table:table-cell>
          <table:table-cell office:value-type="float" office:value="1892998" calcext:value-type="float">
            <text:p>1892998</text:p>
          </table:table-cell>
          <table:table-cell office:value-type="float" office:value="114175" calcext:value-type="float">
            <text:p>114175</text:p>
          </table:table-cell>
          <table:table-cell office:value-type="float" office:value="44.91" calcext:value-type="float">
            <text:p>44.91</text:p>
          </table:table-cell>
        </table:table-row>
        <table:table-row table:style-name="ro1">
          <table:table-cell office:value-type="string" calcext:value-type="string">
            <text:p>u-ch427-n512-start-paper-24</text:p>
          </table:table-cell>
          <table:table-cell office:value-type="float" office:value="5959.901" calcext:value-type="float">
            <text:p>5959.901</text:p>
          </table:table-cell>
          <table:table-cell office:value-type="float" office:value="327.16" calcext:value-type="float">
            <text:p>327.1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2022-06-23T23:59:00Z</text:p>
          </table:table-cell>
          <table:table-cell office:value-type="string" calcext:value-type="string">
            <text:p>2022-06-25T19:46:21Z</text:p>
          </table:table-cell>
          <table:table-cell office:value-type="string" calcext:value-type="string">
            <text:p>2022-06-25T21:32:11Z</text:p>
          </table:table-cell>
          <table:table-cell office:value-type="string" calcext:value-type="string">
            <text:p>SUCCEEDED</text:p>
          </table:table-cell>
          <table:table-cell office:value-type="float" office:value="1905215" calcext:value-type="float">
            <text:p>1905215</text:p>
          </table:table-cell>
          <table:table-cell office:value-type="float" office:value="162001" calcext:value-type="float">
            <text:p>162001</text:p>
          </table:table-cell>
          <table:table-cell office:value-type="float" office:value="52.964" calcext:value-type="float">
            <text:p>52.964</text:p>
          </table:table-cell>
        </table:table-row>
        <table:table-row table:style-name="ro1">
          <table:table-cell office:value-type="string" calcext:value-type="string">
            <text:p>u-ch427-n512-start-paper-25</text:p>
          </table:table-cell>
          <table:table-cell office:value-type="float" office:value="5966.023" calcext:value-type="float">
            <text:p>5966.023</text:p>
          </table:table-cell>
          <table:table-cell office:value-type="float" office:value="350.88" calcext:value-type="float">
            <text:p>350.8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2022-06-24T13:06:46Z</text:p>
          </table:table-cell>
          <table:table-cell office:value-type="string" calcext:value-type="string">
            <text:p>2022-06-25T23:00:50Z</text:p>
          </table:table-cell>
          <table:table-cell office:value-type="string" calcext:value-type="string">
            <text:p>2022-06-26T00:47:04Z</text:p>
          </table:table-cell>
          <table:table-cell office:value-type="string" calcext:value-type="string">
            <text:p>SUCCEEDED</text:p>
          </table:table-cell>
          <table:table-cell office:value-type="float" office:value="1907930" calcext:value-type="float">
            <text:p>1907930</text:p>
          </table:table-cell>
          <table:table-cell office:value-type="float" office:value="258452" calcext:value-type="float">
            <text:p>258452</text:p>
          </table:table-cell>
          <table:table-cell office:value-type="float" office:value="55.072" calcext:value-type="float">
            <text:p>55.072</text:p>
          </table:table-cell>
        </table:table-row>
        <table:table-row table:style-name="ro1">
          <table:table-cell office:value-type="string" calcext:value-type="string">
            <text:p>u-ch427-n512-start-paper-26</text:p>
          </table:table-cell>
          <table:table-cell office:value-type="float" office:value="6089.615" calcext:value-type="float">
            <text:p>6089.615</text:p>
          </table:table-cell>
          <table:table-cell office:value-type="float" office:value="370.69" calcext:value-type="float">
            <text:p>370.6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022-06-24T13:06:54Z</text:p>
          </table:table-cell>
          <table:table-cell office:value-type="string" calcext:value-type="string">
            <text:p>2022-07-01T04:19:36Z</text:p>
          </table:table-cell>
          <table:table-cell office:value-type="string" calcext:value-type="string">
            <text:p>2022-07-01T06:08:11Z</text:p>
          </table:table-cell>
          <table:table-cell office:value-type="string" calcext:value-type="string">
            <text:p>SUCCEEDED</text:p>
          </table:table-cell>
          <table:table-cell office:value-type="float" office:value="1907931" calcext:value-type="float">
            <text:p>1907931</text:p>
          </table:table-cell>
          <table:table-cell office:value-type="float" office:value="12193" calcext:value-type="float">
            <text:p>12193</text:p>
          </table:table-cell>
          <table:table-cell office:value-type="float" office:value="70.447" calcext:value-type="float">
            <text:p>70.447</text:p>
          </table:table-cell>
        </table:table-row>
        <table:table-row table:style-name="ro1">
          <table:table-cell office:value-type="string" calcext:value-type="string">
            <text:p>u-ch427-n512-start-paper-27</text:p>
          </table:table-cell>
          <table:table-cell office:value-type="float" office:value="6055.008" calcext:value-type="float">
            <text:p>6055.008</text:p>
          </table:table-cell>
          <table:table-cell office:value-type="float" office:value="350.92" calcext:value-type="float">
            <text:p>350.9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022-06-22T18:46:45Z</text:p>
          </table:table-cell>
          <table:table-cell office:value-type="string" calcext:value-type="string">
            <text:p>2022-06-23T13:44:14Z</text:p>
          </table:table-cell>
          <table:table-cell office:value-type="string" calcext:value-type="string">
            <text:p>2022-06-23T15:32:51Z</text:p>
          </table:table-cell>
          <table:table-cell office:value-type="string" calcext:value-type="string">
            <text:p>SUCCEEDED</text:p>
          </table:table-cell>
          <table:table-cell office:value-type="float" office:value="1896191" calcext:value-type="float">
            <text:p>1896191</text:p>
          </table:table-cell>
          <table:table-cell office:value-type="float" office:value="65562" calcext:value-type="float">
            <text:p>65562</text:p>
          </table:table-cell>
          <table:table-cell office:value-type="float" office:value="57.868" calcext:value-type="float">
            <text:p>57.868</text:p>
          </table:table-cell>
        </table:table-row>
        <table:table-row table:style-name="ro1">
          <table:table-cell office:value-type="string" calcext:value-type="string">
            <text:p>u-ch427-n512-start-paper-28</text:p>
          </table:table-cell>
          <table:table-cell office:value-type="float" office:value="6115.463" calcext:value-type="float">
            <text:p>6115.463</text:p>
          </table:table-cell>
          <table:table-cell office:value-type="float" office:value="377.98" calcext:value-type="float">
            <text:p>377.9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2022-06-23T23:58:06Z</text:p>
          </table:table-cell>
          <table:table-cell office:value-type="string" calcext:value-type="string">
            <text:p>2022-06-29T05:51:53Z</text:p>
          </table:table-cell>
          <table:table-cell office:value-type="string" calcext:value-type="string">
            <text:p>2022-06-29T07:41:05Z</text:p>
          </table:table-cell>
          <table:table-cell office:value-type="string" calcext:value-type="string">
            <text:p>SUCCEEDED</text:p>
          </table:table-cell>
          <table:table-cell office:value-type="float" office:value="1905214" calcext:value-type="float">
            <text:p>1905214</text:p>
          </table:table-cell>
          <table:table-cell office:value-type="float" office:value="77188" calcext:value-type="float">
            <text:p>77188</text:p>
          </table:table-cell>
          <table:table-cell office:value-type="float" office:value="42.655" calcext:value-type="float">
            <text:p>42.655</text:p>
          </table:table-cell>
        </table:table-row>
        <table:table-row table:style-name="ro1">
          <table:table-cell office:value-type="string" calcext:value-type="string">
            <text:p>u-ch427-n512-start-paper-29</text:p>
          </table:table-cell>
          <table:table-cell office:value-type="float" office:value="6031.446" calcext:value-type="float">
            <text:p>6031.446</text:p>
          </table:table-cell>
          <table:table-cell office:value-type="float" office:value="362.72" calcext:value-type="float">
            <text:p>362.7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2022-06-22T23:13:38Z</text:p>
          </table:table-cell>
          <table:table-cell office:value-type="string" calcext:value-type="string">
            <text:p>2022-06-26T04:26:18Z</text:p>
          </table:table-cell>
          <table:table-cell office:value-type="string" calcext:value-type="string">
            <text:p>2022-06-26T06:14:21Z</text:p>
          </table:table-cell>
          <table:table-cell office:value-type="string" calcext:value-type="string">
            <text:p>SUCCEEDED</text:p>
          </table:table-cell>
          <table:table-cell office:value-type="float" office:value="1897450" calcext:value-type="float">
            <text:p>1897450</text:p>
          </table:table-cell>
          <table:table-cell office:value-type="float" office:value="116293" calcext:value-type="float">
            <text:p>116293</text:p>
          </table:table-cell>
          <table:table-cell office:value-type="float" office:value="43.638" calcext:value-type="float">
            <text:p>43.638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6035.883" calcext:value-type="float">
            <text:p>6035.883</text:p>
          </table:table-cell>
          <table:table-cell office:value-type="float" office:value="379.77" calcext:value-type="float">
            <text:p>379.7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22T10:59:07Z</text:p>
          </table:table-cell>
          <table:table-cell office:value-type="string" calcext:value-type="string">
            <text:p>2022-06-23T08:08:41Z</text:p>
          </table:table-cell>
          <table:table-cell office:value-type="string" calcext:value-type="string">
            <text:p>2022-06-23T09:57:27Z</text:p>
          </table:table-cell>
          <table:table-cell office:value-type="string" calcext:value-type="string">
            <text:p>SUCCEEDED</text:p>
          </table:table-cell>
          <table:table-cell office:value-type="float" office:value="1893024" calcext:value-type="float">
            <text:p>1893024</text:p>
          </table:table-cell>
          <table:table-cell office:value-type="float" office:value="38196" calcext:value-type="float">
            <text:p>38196</text:p>
          </table:table-cell>
          <table:table-cell office:value-type="float" office:value="41.518" calcext:value-type="float">
            <text:p>41.518</text:p>
          </table:table-cell>
        </table:table-row>
        <table:table-row table:style-name="ro1">
          <table:table-cell office:value-type="string" calcext:value-type="string">
            <text:p>u-ch427-n512-start-paper-ms-00</text:p>
          </table:table-cell>
          <table:table-cell office:value-type="float" office:value="5831.572" calcext:value-type="float">
            <text:p>5831.572</text:p>
          </table:table-cell>
          <table:table-cell office:value-type="float" office:value="120.86" calcext:value-type="float">
            <text:p>120.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8:19:15Z</text:p>
          </table:table-cell>
          <table:table-cell office:value-type="string" calcext:value-type="string">
            <text:p>2022-06-18T22:28:18Z</text:p>
          </table:table-cell>
          <table:table-cell office:value-type="string" calcext:value-type="string">
            <text:p>2022-06-19T00:06:29Z</text:p>
          </table:table-cell>
          <table:table-cell office:value-type="string" calcext:value-type="string">
            <text:p>SUCCEEDED</text:p>
          </table:table-cell>
          <table:table-cell office:value-type="float" office:value="1864468" calcext:value-type="float">
            <text:p>1864468</text:p>
          </table:table-cell>
          <table:table-cell office:value-type="float" office:value="252286" calcext:value-type="float">
            <text:p>252286</text:p>
          </table:table-cell>
          <table:table-cell office:value-type="float" office:value="41.724" calcext:value-type="float">
            <text:p>41.724</text:p>
          </table:table-cell>
        </table:table-row>
        <table:table-row table:style-name="ro1">
          <table:table-cell office:value-type="string" calcext:value-type="string">
            <text:p>u-ch427-n512-start-paper-prec-00</text:p>
          </table:table-cell>
          <table:table-cell office:value-type="float" office:value="5412.742" calcext:value-type="float">
            <text:p>5412.742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8:07:35Z</text:p>
          </table:table-cell>
          <table:table-cell office:value-type="string" calcext:value-type="string">
            <text:p>2022-06-18T20:58:00Z</text:p>
          </table:table-cell>
          <table:table-cell office:value-type="string" calcext:value-type="string">
            <text:p>2022-06-18T22:29:03Z</text:p>
          </table:table-cell>
          <table:table-cell office:value-type="string" calcext:value-type="string">
            <text:p>SUCCEEDED</text:p>
          </table:table-cell>
          <table:table-cell office:value-type="float" office:value="1864260" calcext:value-type="float">
            <text:p>1864260</text:p>
          </table:table-cell>
          <table:table-cell office:value-type="float" office:value="199597" calcext:value-type="float">
            <text:p>199597</text:p>
          </table:table-cell>
          <table:table-cell office:value-type="float" office:value="37.511" calcext:value-type="float">
            <text:p>37.511</text:p>
          </table:table-cell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4922.026" calcext:value-type="float">
            <text:p>4922.026</text:p>
          </table:table-cell>
          <table:table-cell office:value-type="float" office:value="91.85" calcext:value-type="float">
            <text:p>91.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5T14:39:39Z</text:p>
          </table:table-cell>
          <table:table-cell office:value-type="string" calcext:value-type="string">
            <text:p>2022-06-15T14:46:03Z</text:p>
          </table:table-cell>
          <table:table-cell office:value-type="string" calcext:value-type="string">
            <text:p>2022-06-15T16:08:25Z</text:p>
          </table:table-cell>
          <table:table-cell office:value-type="string" calcext:value-type="string">
            <text:p>SUCCEEDED</text:p>
          </table:table-cell>
          <table:table-cell office:value-type="float" office:value="1826303" calcext:value-type="float">
            <text:p>1826303</text:p>
          </table:table-cell>
          <table:table-cell office:value-type="float" office:value="49742" calcext:value-type="float">
            <text:p>49742</text:p>
          </table:table-cell>
          <table:table-cell office:value-type="float" office:value="34.04" calcext:value-type="float">
            <text:p>34.04</text:p>
          </table:table-cell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5559.363" calcext:value-type="float">
            <text:p>5559.363</text:p>
          </table:table-cell>
          <table:table-cell office:value-type="float" office:value="107.37" calcext:value-type="float">
            <text:p>107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2T02:29:42Z</text:p>
          </table:table-cell>
          <table:table-cell office:value-type="string" calcext:value-type="string">
            <text:p>2022-06-22T05:43:51Z</text:p>
          </table:table-cell>
          <table:table-cell office:value-type="string" calcext:value-type="string">
            <text:p>2022-06-22T07:18:04Z</text:p>
          </table:table-cell>
          <table:table-cell office:value-type="string" calcext:value-type="string">
            <text:p>SUCCEEDED</text:p>
          </table:table-cell>
          <table:table-cell office:value-type="float" office:value="1891208" calcext:value-type="float">
            <text:p>1891208</text:p>
          </table:table-cell>
          <table:table-cell office:value-type="float" office:value="122633" calcext:value-type="float">
            <text:p>122633</text:p>
          </table:table-cell>
          <table:table-cell office:value-type="float" office:value="43.956" calcext:value-type="float">
            <text:p>43.956</text:p>
          </table:table-cell>
        </table:table-row>
        <table:table-row table:style-name="ro1">
          <table:table-cell office:value-type="string" calcext:value-type="string">
            <text:p>u-ch427-n512-start-paper-x0-02</text:p>
          </table:table-cell>
          <table:table-cell office:value-type="float" office:value="5530.292" calcext:value-type="float">
            <text:p>5530.292</text:p>
          </table:table-cell>
          <table:table-cell office:value-type="float" office:value="120.87" calcext:value-type="float">
            <text:p>120.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2T03:00:13Z</text:p>
          </table:table-cell>
          <table:table-cell office:value-type="string" calcext:value-type="string">
            <text:p>2022-06-22T06:12:37Z</text:p>
          </table:table-cell>
          <table:table-cell office:value-type="string" calcext:value-type="string">
            <text:p>2022-06-22T07:46:21Z</text:p>
          </table:table-cell>
          <table:table-cell office:value-type="string" calcext:value-type="string">
            <text:p>SUCCEEDED</text:p>
          </table:table-cell>
          <table:table-cell office:value-type="float" office:value="1891249" calcext:value-type="float">
            <text:p>1891249</text:p>
          </table:table-cell>
          <table:table-cell office:value-type="float" office:value="217930" calcext:value-type="float">
            <text:p>217930</text:p>
          </table:table-cell>
          <table:table-cell office:value-type="float" office:value="52.146" calcext:value-type="float">
            <text:p>52.146</text:p>
          </table:table-cell>
        </table:table-row>
        <table:table-row table:style-name="ro1">
          <table:table-cell office:value-type="string" calcext:value-type="string">
            <text:p>u-ch427-n512-start-paper-x0-03</text:p>
          </table:table-cell>
          <table:table-cell office:value-type="float" office:value="5542.411" calcext:value-type="float">
            <text:p>5542.411</text:p>
          </table:table-cell>
          <table:table-cell office:value-type="float" office:value="130.27" calcext:value-type="float">
            <text:p>130.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22T03:01:02Z</text:p>
          </table:table-cell>
          <table:table-cell office:value-type="string" calcext:value-type="string">
            <text:p>2022-06-22T06:57:15Z</text:p>
          </table:table-cell>
          <table:table-cell office:value-type="string" calcext:value-type="string">
            <text:p>2022-06-22T08:31:17Z</text:p>
          </table:table-cell>
          <table:table-cell office:value-type="string" calcext:value-type="string">
            <text:p>SUCCEEDED</text:p>
          </table:table-cell>
          <table:table-cell office:value-type="float" office:value="1891253" calcext:value-type="float">
            <text:p>1891253</text:p>
          </table:table-cell>
          <table:table-cell office:value-type="float" office:value="142109" calcext:value-type="float">
            <text:p>142109</text:p>
          </table:table-cell>
          <table:table-cell office:value-type="float" office:value="52.579" calcext:value-type="float">
            <text:p>52.579</text:p>
          </table:table-cell>
        </table:table-row>
        <table:table-row table:style-name="ro1">
          <table:table-cell office:value-type="string" calcext:value-type="string">
            <text:p>u-ch427-n512-start-paper-x0-04</text:p>
          </table:table-cell>
          <table:table-cell office:value-type="float" office:value="5504.882" calcext:value-type="float">
            <text:p>5504.882</text:p>
          </table:table-cell>
          <table:table-cell office:value-type="float" office:value="142.46" calcext:value-type="float">
            <text:p>142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22T09:01:31Z</text:p>
          </table:table-cell>
          <table:table-cell office:value-type="string" calcext:value-type="string">
            <text:p>2022-06-22T14:32:44Z</text:p>
          </table:table-cell>
          <table:table-cell office:value-type="string" calcext:value-type="string">
            <text:p>2022-06-22T16:06:28Z</text:p>
          </table:table-cell>
          <table:table-cell office:value-type="string" calcext:value-type="string">
            <text:p>SUCCEEDED</text:p>
          </table:table-cell>
          <table:table-cell office:value-type="float" office:value="1892255" calcext:value-type="float">
            <text:p>1892255</text:p>
          </table:table-cell>
          <table:table-cell office:value-type="float" office:value="19968" calcext:value-type="float">
            <text:p>19968</text:p>
          </table:table-cell>
          <table:table-cell office:value-type="float" office:value="39.176" calcext:value-type="float">
            <text:p>39.176</text:p>
          </table:table-cell>
        </table:table-row>
        <table:table-row table:style-name="ro1">
          <table:table-cell office:value-type="string" calcext:value-type="string">
            <text:p>u-ch427-n512-start-paper-x0-05</text:p>
          </table:table-cell>
          <table:table-cell office:value-type="float" office:value="5561.103" calcext:value-type="float">
            <text:p>5561.103</text:p>
          </table:table-cell>
          <table:table-cell office:value-type="float" office:value="148.18" calcext:value-type="float">
            <text:p>148.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22T09:02:14Z</text:p>
          </table:table-cell>
          <table:table-cell office:value-type="string" calcext:value-type="string">
            <text:p>2022-06-22T20:52:06Z</text:p>
          </table:table-cell>
          <table:table-cell office:value-type="string" calcext:value-type="string">
            <text:p>2022-06-22T22:27:11Z</text:p>
          </table:table-cell>
          <table:table-cell office:value-type="string" calcext:value-type="string">
            <text:p>SUCCEEDED</text:p>
          </table:table-cell>
          <table:table-cell office:value-type="float" office:value="1892257" calcext:value-type="float">
            <text:p>1892257</text:p>
          </table:table-cell>
          <table:table-cell office:value-type="float" office:value="27484" calcext:value-type="float">
            <text:p>27484</text:p>
          </table:table-cell>
          <table:table-cell office:value-type="float" office:value="48.304" calcext:value-type="float">
            <text:p>48.304</text:p>
          </table:table-cell>
        </table:table-row>
        <table:table-row table:style-name="ro1">
          <table:table-cell office:value-type="string" calcext:value-type="string">
            <text:p>u-ch427-n512-start-paper-x0-06</text:p>
          </table:table-cell>
          <table:table-cell office:value-type="float" office:value="5652.867" calcext:value-type="float">
            <text:p>5652.867</text:p>
          </table:table-cell>
          <table:table-cell office:value-type="float" office:value="171.19" calcext:value-type="float">
            <text:p>171.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22T09:02:53Z</text:p>
          </table:table-cell>
          <table:table-cell office:value-type="string" calcext:value-type="string">
            <text:p>2022-06-22T12:31:13Z</text:p>
          </table:table-cell>
          <table:table-cell office:value-type="string" calcext:value-type="string">
            <text:p>2022-06-22T14:07:57Z</text:p>
          </table:table-cell>
          <table:table-cell office:value-type="string" calcext:value-type="string">
            <text:p>SUCCEEDED</text:p>
          </table:table-cell>
          <table:table-cell office:value-type="float" office:value="1892262" calcext:value-type="float">
            <text:p>1892262</text:p>
          </table:table-cell>
          <table:table-cell office:value-type="float" office:value="58466" calcext:value-type="float">
            <text:p>58466</text:p>
          </table:table-cell>
          <table:table-cell office:value-type="float" office:value="56.625" calcext:value-type="float">
            <text:p>56.625</text:p>
          </table:table-cell>
        </table:table-row>
        <table:table-row table:style-name="ro1">
          <table:table-cell office:value-type="string" calcext:value-type="string">
            <text:p>u-ch427-n512-start-paper-x0-07</text:p>
          </table:table-cell>
          <table:table-cell office:value-type="float" office:value="5669.923" calcext:value-type="float">
            <text:p>5669.923</text:p>
          </table:table-cell>
          <table:table-cell office:value-type="float" office:value="170.05" calcext:value-type="float">
            <text:p>170.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27T12:12:10Z</text:p>
          </table:table-cell>
          <table:table-cell office:value-type="string" calcext:value-type="string">
            <text:p>2022-06-28T04:04:22Z</text:p>
          </table:table-cell>
          <table:table-cell office:value-type="string" calcext:value-type="string">
            <text:p>2022-06-28T05:41:24Z</text:p>
          </table:table-cell>
          <table:table-cell office:value-type="string" calcext:value-type="string">
            <text:p>SUCCEEDED</text:p>
          </table:table-cell>
          <table:table-cell office:value-type="float" office:value="1922040" calcext:value-type="float">
            <text:p>1922040</text:p>
          </table:table-cell>
          <table:table-cell office:value-type="float" office:value="179922" calcext:value-type="float">
            <text:p>179922</text:p>
          </table:table-cell>
          <table:table-cell office:value-type="float" office:value="38.991" calcext:value-type="float">
            <text:p>38.991</text:p>
          </table:table-cell>
        </table:table-row>
        <table:table-row table:style-name="ro1">
          <table:table-cell office:value-type="string" calcext:value-type="string">
            <text:p>u-ch427-n512-start-paper-x0-08</text:p>
          </table:table-cell>
          <table:table-cell office:value-type="float" office:value="5725.969" calcext:value-type="float">
            <text:p>5725.969</text:p>
          </table:table-cell>
          <table:table-cell office:value-type="float" office:value="182.13" calcext:value-type="float">
            <text:p>182.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27T12:12:20Z</text:p>
          </table:table-cell>
          <table:table-cell office:value-type="string" calcext:value-type="string">
            <text:p>2022-06-29T01:40:58Z</text:p>
          </table:table-cell>
          <table:table-cell office:value-type="string" calcext:value-type="string">
            <text:p>2022-06-29T03:19:22Z</text:p>
          </table:table-cell>
          <table:table-cell office:value-type="string" calcext:value-type="string">
            <text:p>SUCCEEDED</text:p>
          </table:table-cell>
          <table:table-cell office:value-type="float" office:value="1922043" calcext:value-type="float">
            <text:p>1922043</text:p>
          </table:table-cell>
          <table:table-cell office:value-type="float" office:value="120662" calcext:value-type="float">
            <text:p>120662</text:p>
          </table:table-cell>
          <table:table-cell office:value-type="float" office:value="41.74" calcext:value-type="float">
            <text:p>41.74</text:p>
          </table:table-cell>
        </table:table-row>
        <table:table-row table:style-name="ro1">
          <table:table-cell office:value-type="string" calcext:value-type="string">
            <text:p>u-ch427-n512-start-paper-x0-09</text:p>
          </table:table-cell>
          <table:table-cell office:value-type="float" office:value="5645.796" calcext:value-type="float">
            <text:p>5645.796</text:p>
          </table:table-cell>
          <table:table-cell office:value-type="float" office:value="188.55" calcext:value-type="float">
            <text:p>188.5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22T15:06:16Z</text:p>
          </table:table-cell>
          <table:table-cell office:value-type="string" calcext:value-type="string">
            <text:p>2022-06-23T01:14:01Z</text:p>
          </table:table-cell>
          <table:table-cell office:value-type="string" calcext:value-type="string">
            <text:p>2022-06-23T02:51:25Z</text:p>
          </table:table-cell>
          <table:table-cell office:value-type="string" calcext:value-type="string">
            <text:p>SUCCEEDED</text:p>
          </table:table-cell>
          <table:table-cell office:value-type="float" office:value="1894686" calcext:value-type="float">
            <text:p>1894686</text:p>
          </table:table-cell>
          <table:table-cell office:value-type="float" office:value="116391" calcext:value-type="float">
            <text:p>116391</text:p>
          </table:table-cell>
          <table:table-cell office:value-type="float" office:value="44.529" calcext:value-type="float">
            <text:p>44.529</text:p>
          </table:table-cell>
        </table:table-row>
        <table:table-row table:style-name="ro1">
          <table:table-cell office:value-type="string" calcext:value-type="string">
            <text:p>u-ch427-n512-start-paper-x0-10</text:p>
          </table:table-cell>
          <table:table-cell office:value-type="float" office:value="5863.511" calcext:value-type="float">
            <text:p>5863.511</text:p>
          </table:table-cell>
          <table:table-cell office:value-type="float" office:value="198.29" calcext:value-type="float">
            <text:p>198.2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27T12:17:39Z</text:p>
          </table:table-cell>
          <table:table-cell office:value-type="string" calcext:value-type="string">
            <text:p>2022-06-29T04:08:47Z</text:p>
          </table:table-cell>
          <table:table-cell office:value-type="string" calcext:value-type="string">
            <text:p>2022-06-29T05:49:59Z</text:p>
          </table:table-cell>
          <table:table-cell office:value-type="string" calcext:value-type="string">
            <text:p>SUCCEEDED</text:p>
          </table:table-cell>
          <table:table-cell office:value-type="float" office:value="1922061" calcext:value-type="float">
            <text:p>1922061</text:p>
          </table:table-cell>
          <table:table-cell office:value-type="float" office:value="48018" calcext:value-type="float">
            <text:p>48018</text:p>
          </table:table-cell>
          <table:table-cell office:value-type="float" office:value="64.829" calcext:value-type="float">
            <text:p>64.829</text:p>
          </table:table-cell>
        </table:table-row>
        <table:table-row table:style-name="ro1">
          <table:table-cell office:value-type="string" calcext:value-type="string">
            <text:p>u-ch427-n512-start-paper-x0-11</text:p>
          </table:table-cell>
          <table:table-cell office:value-type="float" office:value="5860.848" calcext:value-type="float">
            <text:p>5860.848</text:p>
          </table:table-cell>
          <table:table-cell office:value-type="float" office:value="205.97" calcext:value-type="float">
            <text:p>205.9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22-06-22T15:08:30Z</text:p>
          </table:table-cell>
          <table:table-cell office:value-type="string" calcext:value-type="string">
            <text:p>2022-06-22T21:27:20Z</text:p>
          </table:table-cell>
          <table:table-cell office:value-type="string" calcext:value-type="string">
            <text:p>2022-06-22T23:08:29Z</text:p>
          </table:table-cell>
          <table:table-cell office:value-type="string" calcext:value-type="string">
            <text:p>SUCCEEDED</text:p>
          </table:table-cell>
          <table:table-cell office:value-type="float" office:value="1894699" calcext:value-type="float">
            <text:p>1894699</text:p>
          </table:table-cell>
          <table:table-cell office:value-type="float" office:value="81796" calcext:value-type="float">
            <text:p>81796</text:p>
          </table:table-cell>
          <table:table-cell office:value-type="float" office:value="42.667" calcext:value-type="float">
            <text:p>42.667</text:p>
          </table:table-cell>
        </table:table-row>
        <table:table-row table:style-name="ro1">
          <table:table-cell office:value-type="string" calcext:value-type="string">
            <text:p>u-ch427-n512-start-paper-x0-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prec-00</text:p>
          </table:table-cell>
          <table:table-cell office:value-type="float" office:value="5442.603" calcext:value-type="float">
            <text:p>5442.603</text:p>
          </table:table-cell>
          <table:table-cell office:value-type="float" office:value="119.77" calcext:value-type="float">
            <text:p>119.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8:10:51Z</text:p>
          </table:table-cell>
          <table:table-cell office:value-type="string" calcext:value-type="string">
            <text:p>2022-06-18T22:21:19Z</text:p>
          </table:table-cell>
          <table:table-cell office:value-type="string" calcext:value-type="string">
            <text:p>2022-06-18T23:53:07Z</text:p>
          </table:table-cell>
          <table:table-cell office:value-type="string" calcext:value-type="string">
            <text:p>SUCCEEDED</text:p>
          </table:table-cell>
          <table:table-cell office:value-type="float" office:value="1864335" calcext:value-type="float">
            <text:p>1864335</text:p>
          </table:table-cell>
          <table:table-cell office:value-type="float" office:value="121639" calcext:value-type="float">
            <text:p>121639</text:p>
          </table:table-cell>
          <table:table-cell office:value-type="float" office:value="52.997" calcext:value-type="float">
            <text:p>52.997</text:p>
          </table:table-cell>
        </table:table-row>
        <table:table-row table:style-name="ro1">
          <table:table-cell office:value-type="string" calcext:value-type="string">
            <text:p>u-ch427-n512-template-start-00</text:p>
          </table:table-cell>
          <table:table-cell office:value-type="float" office:value="4979.903" calcext:value-type="float">
            <text:p>4979.903</text:p>
          </table:table-cell>
          <table:table-cell office:value-type="float" office:value="135.44" calcext:value-type="float">
            <text:p>135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4T20:27:16Z</text:p>
          </table:table-cell>
          <table:table-cell office:value-type="string" calcext:value-type="string">
            <text:p>2022-02-14T20:34:03Z</text:p>
          </table:table-cell>
          <table:table-cell office:value-type="string" calcext:value-type="string">
            <text:p>2022-02-14T21:58:00Z</text:p>
          </table:table-cell>
          <table:table-cell office:value-type="string" calcext:value-type="string">
            <text:p>SUCCEEDED</text:p>
          </table:table-cell>
          <table:table-cell office:value-type="float" office:value="1116069" calcext:value-type="float">
            <text:p>1116069</text:p>
          </table:table-cell>
          <table:table-cell office:value-type="float" office:value="151352" calcext:value-type="float">
            <text:p>151352</text:p>
          </table:table-cell>
          <table:table-cell office:value-type="float" office:value="33.475" calcext:value-type="float">
            <text:p>33.475</text:p>
          </table:table-cell>
        </table:table-row>
        <table:table-row table:style-name="ro1">
          <table:table-cell office:value-type="string" calcext:value-type="string">
            <text:p>u-ch427-n512-template-start-all</text:p>
          </table:table-cell>
          <table:table-cell office:value-type="float" office:value="5066.279" calcext:value-type="float">
            <text:p>5066.279</text:p>
          </table:table-cell>
          <table:table-cell office:value-type="float" office:value="137.82" calcext:value-type="float">
            <text:p>137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19T15:31:09Z</text:p>
          </table:table-cell>
          <table:table-cell office:value-type="string" calcext:value-type="string">
            <text:p>2022-02-19T15:36:36Z</text:p>
          </table:table-cell>
          <table:table-cell office:value-type="string" calcext:value-type="string">
            <text:p>2022-02-19T17:02:08Z</text:p>
          </table:table-cell>
          <table:table-cell office:value-type="string" calcext:value-type="string">
            <text:p>SUCCEEDED</text:p>
          </table:table-cell>
          <table:table-cell office:value-type="float" office:value="1136224" calcext:value-type="float">
            <text:p>1136224</text:p>
          </table:table-cell>
          <table:table-cell office:value-type="float" office:value="101288" calcext:value-type="float">
            <text:p>101288</text:p>
          </table:table-cell>
          <table:table-cell office:value-type="float" office:value="35.072" calcext:value-type="float">
            <text:p>35.072</text:p>
          </table:table-cell>
        </table:table-row>
        <table:table-row table:style-name="ro1">
          <table:table-cell office:value-type="string" calcext:value-type="string">
            <text:p>u-ch427-n512-template-start-all2</text:p>
          </table:table-cell>
          <table:table-cell office:value-type="float" office:value="5202.099" calcext:value-type="float">
            <text:p>5202.099</text:p>
          </table:table-cell>
          <table:table-cell office:value-type="float" office:value="138.96" calcext:value-type="float">
            <text:p>138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2022-02-25T17:23:20Z</text:p>
          </table:table-cell>
          <table:table-cell office:value-type="string" calcext:value-type="string">
            <text:p>2022-02-25T17:23:49Z</text:p>
          </table:table-cell>
          <table:table-cell office:value-type="string" calcext:value-type="string">
            <text:p>2022-02-25T18:51:43Z</text:p>
          </table:table-cell>
          <table:table-cell office:value-type="string" calcext:value-type="string">
            <text:p>SUCCEEDED</text:p>
          </table:table-cell>
          <table:table-cell office:value-type="float" office:value="1160064" calcext:value-type="float">
            <text:p>1160064</text:p>
          </table:table-cell>
          <table:table-cell office:value-type="float" office:value="121902" calcext:value-type="float">
            <text:p>121902</text:p>
          </table:table-cell>
          <table:table-cell office:value-type="float" office:value="36.504" calcext:value-type="float">
            <text:p>36.504</text:p>
          </table:table-cell>
        </table:table-row>
        <table:table-row table:style-name="ro1">
          <table:table-cell office:value-type="string" calcext:value-type="string">
            <text:p>u-ch427-n512-template-start-paper</text:p>
          </table:table-cell>
          <table:table-cell office:value-type="float" office:value="5474.444" calcext:value-type="float">
            <text:p>5474.444</text:p>
          </table:table-cell>
          <table:table-cell office:value-type="float" office:value="125.79" calcext:value-type="float">
            <text:p>125.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06Z</text:p>
          </table:table-cell>
          <table:table-cell office:value-type="string" calcext:value-type="string">
            <text:p>2022-06-21T00:10:03Z</text:p>
          </table:table-cell>
          <table:table-cell office:value-type="string" calcext:value-type="string">
            <text:p>2022-06-21T01:42:10Z</text:p>
          </table:table-cell>
          <table:table-cell office:value-type="string" calcext:value-type="string">
            <text:p>SUCCEEDED</text:p>
          </table:table-cell>
          <table:table-cell office:value-type="float" office:value="1878934" calcext:value-type="float">
            <text:p>1878934</text:p>
          </table:table-cell>
          <table:table-cell office:value-type="float" office:value="162905" calcext:value-type="float">
            <text:p>162905</text:p>
          </table:table-cell>
          <table:table-cell office:value-type="float" office:value="38.38" calcext:value-type="float">
            <text:p>38.38</text:p>
          </table:table-cell>
        </table:table-row>
        <table:table-row table:style-name="ro1">
          <table:table-cell office:value-type="string" calcext:value-type="string">
            <text:p>u-ch427-n512-template-start-paper-00</text:p>
          </table:table-cell>
          <table:table-cell office:value-type="float" office:value="5576.717" calcext:value-type="float">
            <text:p>5576.717</text:p>
          </table:table-cell>
          <table:table-cell office:value-type="float" office:value="117.13" calcext:value-type="float">
            <text:p>117.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4T13:53:51Z</text:p>
          </table:table-cell>
          <table:table-cell office:value-type="string" calcext:value-type="string">
            <text:p>2022-06-14T13:54:13Z</text:p>
          </table:table-cell>
          <table:table-cell office:value-type="string" calcext:value-type="string">
            <text:p>2022-06-14T15:28:05Z</text:p>
          </table:table-cell>
          <table:table-cell office:value-type="string" calcext:value-type="string">
            <text:p>SUCCEEDED</text:p>
          </table:table-cell>
          <table:table-cell office:value-type="float" office:value="1819462" calcext:value-type="float">
            <text:p>1819462</text:p>
          </table:table-cell>
          <table:table-cell office:value-type="float" office:value="49663" calcext:value-type="float">
            <text:p>49663</text:p>
          </table:table-cell>
          <table:table-cell office:value-type="float" office:value="76.79" calcext:value-type="float">
            <text:p>76.79</text:p>
          </table:table-cell>
        </table:table-row>
        <table:table-row table:style-name="ro1">
          <table:table-cell office:value-type="string" calcext:value-type="string">
            <text:p>u-ch427-n512-template-start-paper-ms</text:p>
          </table:table-cell>
          <table:table-cell office:value-type="float" office:value="5641.069" calcext:value-type="float">
            <text:p>5641.069</text:p>
          </table:table-cell>
          <table:table-cell office:value-type="float" office:value="120.62" calcext:value-type="float">
            <text:p>120.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3:36:16Z</text:p>
          </table:table-cell>
          <table:table-cell office:value-type="string" calcext:value-type="string">
            <text:p>2022-06-21T02:00:36Z</text:p>
          </table:table-cell>
          <table:table-cell office:value-type="string" calcext:value-type="string">
            <text:p>2022-06-21T03:35:35Z</text:p>
          </table:table-cell>
          <table:table-cell office:value-type="string" calcext:value-type="string">
            <text:p>SUCCEEDED</text:p>
          </table:table-cell>
          <table:table-cell office:value-type="float" office:value="1879309" calcext:value-type="float">
            <text:p>1879309</text:p>
          </table:table-cell>
          <table:table-cell office:value-type="float" office:value="235955" calcext:value-type="float">
            <text:p>235955</text:p>
          </table:table-cell>
          <table:table-cell office:value-type="float" office:value="40.435" calcext:value-type="float">
            <text:p>40.435</text:p>
          </table:table-cell>
        </table:table-row>
        <table:table-row table:style-name="ro1">
          <table:table-cell office:value-type="string" calcext:value-type="string">
            <text:p>u-ch427-n512-template-start-paper-ms-00</text:p>
          </table:table-cell>
          <table:table-cell office:value-type="float" office:value="5623.992" calcext:value-type="float">
            <text:p>5623.992</text:p>
          </table:table-cell>
          <table:table-cell office:value-type="float" office:value="121.26" calcext:value-type="float">
            <text:p>121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20:21Z</text:p>
          </table:table-cell>
          <table:table-cell office:value-type="string" calcext:value-type="string">
            <text:p>2022-06-18T12:36:56Z</text:p>
          </table:table-cell>
          <table:table-cell office:value-type="string" calcext:value-type="string">
            <text:p>2022-06-18T14:11:40Z</text:p>
          </table:table-cell>
          <table:table-cell office:value-type="string" calcext:value-type="string">
            <text:p>SUCCEEDED</text:p>
          </table:table-cell>
          <table:table-cell office:value-type="float" office:value="1857539" calcext:value-type="float">
            <text:p>1857539</text:p>
          </table:table-cell>
          <table:table-cell office:value-type="float" office:value="223255" calcext:value-type="float">
            <text:p>223255</text:p>
          </table:table-cell>
          <table:table-cell office:value-type="float" office:value="39.769" calcext:value-type="float">
            <text:p>39.769</text:p>
          </table:table-cell>
        </table:table-row>
        <table:table-row table:style-name="ro1">
          <table:table-cell office:value-type="string" calcext:value-type="string">
            <text:p>u-ch427-n512-template-start-paper-prec</text:p>
          </table:table-cell>
          <table:table-cell office:value-type="float" office:value="5512.149" calcext:value-type="float">
            <text:p>5512.149</text:p>
          </table:table-cell>
          <table:table-cell office:value-type="float" office:value="118.33" calcext:value-type="float">
            <text:p>118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45Z</text:p>
          </table:table-cell>
          <table:table-cell office:value-type="string" calcext:value-type="string">
            <text:p>2022-06-21T01:02:59Z</text:p>
          </table:table-cell>
          <table:table-cell office:value-type="string" calcext:value-type="string">
            <text:p>2022-06-21T02:35:44Z</text:p>
          </table:table-cell>
          <table:table-cell office:value-type="string" calcext:value-type="string">
            <text:p>SUCCEEDED</text:p>
          </table:table-cell>
          <table:table-cell office:value-type="float" office:value="1878951" calcext:value-type="float">
            <text:p>1878951</text:p>
          </table:table-cell>
          <table:table-cell office:value-type="float" office:value="258915" calcext:value-type="float">
            <text:p>258915</text:p>
          </table:table-cell>
          <table:table-cell office:value-type="float" office:value="39.106" calcext:value-type="float">
            <text:p>39.106</text:p>
          </table:table-cell>
        </table:table-row>
        <table:table-row table:style-name="ro1">
          <table:table-cell office:value-type="string" calcext:value-type="string">
            <text:p>u-ch427-n512-template-start-paper-prec-00</text:p>
          </table:table-cell>
          <table:table-cell office:value-type="float" office:value="5779.523" calcext:value-type="float">
            <text:p>5779.523</text:p>
          </table:table-cell>
          <table:table-cell office:value-type="float" office:value="118.72" calcext:value-type="float">
            <text:p>118.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4:11:44Z</text:p>
          </table:table-cell>
          <table:table-cell office:value-type="string" calcext:value-type="string">
            <text:p>2022-06-18T20:50:32Z</text:p>
          </table:table-cell>
          <table:table-cell office:value-type="string" calcext:value-type="string">
            <text:p>2022-06-18T22:27:43Z</text:p>
          </table:table-cell>
          <table:table-cell office:value-type="string" calcext:value-type="string">
            <text:p>SUCCEEDED</text:p>
          </table:table-cell>
          <table:table-cell office:value-type="float" office:value="1859857" calcext:value-type="float">
            <text:p>1859857</text:p>
          </table:table-cell>
          <table:table-cell office:value-type="float" office:value="181074" calcext:value-type="float">
            <text:p>181074</text:p>
          </table:table-cell>
          <table:table-cell office:value-type="float" office:value="40.973" calcext:value-type="float">
            <text:p>40.973</text:p>
          </table:table-cell>
        </table:table-row>
        <table:table-row table:style-name="ro1">
          <table:table-cell office:value-type="string" calcext:value-type="string">
            <text:p>u-ch427-n512-template-start-paper-x0</text:p>
          </table:table-cell>
          <table:table-cell office:value-type="float" office:value="5177.915" calcext:value-type="float">
            <text:p>5177.915</text:p>
          </table:table-cell>
          <table:table-cell office:value-type="float" office:value="116.61" calcext:value-type="float">
            <text:p>116.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15Z</text:p>
          </table:table-cell>
          <table:table-cell office:value-type="string" calcext:value-type="string">
            <text:p>2022-06-21T00:38:55Z</text:p>
          </table:table-cell>
          <table:table-cell office:value-type="string" calcext:value-type="string">
            <text:p>2022-06-21T02:06:47Z</text:p>
          </table:table-cell>
          <table:table-cell office:value-type="string" calcext:value-type="string">
            <text:p>SUCCEEDED</text:p>
          </table:table-cell>
          <table:table-cell office:value-type="float" office:value="1878945" calcext:value-type="float">
            <text:p>1878945</text:p>
          </table:table-cell>
          <table:table-cell office:value-type="float" office:value="249649" calcext:value-type="float">
            <text:p>249649</text:p>
          </table:table-cell>
          <table:table-cell office:value-type="float" office:value="36.247" calcext:value-type="float">
            <text:p>36.247</text:p>
          </table:table-cell>
        </table:table-row>
        <table:table-row table:style-name="ro1">
          <table:table-cell office:value-type="string" calcext:value-type="string">
            <text:p>u-ch427-n512-template-start-paper-x-00</text:p>
          </table:table-cell>
          <table:table-cell office:value-type="float" office:value="4576.736" calcext:value-type="float">
            <text:p>4576.736</text:p>
          </table:table-cell>
          <table:table-cell office:value-type="float" office:value="119.72" calcext:value-type="float">
            <text:p>119.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4T23:41:29Z</text:p>
          </table:table-cell>
          <table:table-cell office:value-type="string" calcext:value-type="string">
            <text:p>2022-06-15T02:31:26Z</text:p>
          </table:table-cell>
          <table:table-cell office:value-type="string" calcext:value-type="string">
            <text:p>2022-06-15T03:53:11Z</text:p>
          </table:table-cell>
          <table:table-cell office:value-type="string" calcext:value-type="string">
            <text:p>SUCCEEDED</text:p>
          </table:table-cell>
          <table:table-cell office:value-type="float" office:value="1821947" calcext:value-type="float">
            <text:p>1821947</text:p>
          </table:table-cell>
          <table:table-cell office:value-type="float" office:value="223524" calcext:value-type="float">
            <text:p>223524</text:p>
          </table:table-cell>
          <table:table-cell office:value-type="float" office:value="31.638" calcext:value-type="float">
            <text:p>31.638</text:p>
          </table:table-cell>
        </table:table-row>
        <table:table-row table:style-name="ro1">
          <table:table-cell office:value-type="string" calcext:value-type="string">
            <text:p>u-ch427-n512-template-start-paper-x0-00</text:p>
          </table:table-cell>
          <table:table-cell office:value-type="float" office:value="5430.903" calcext:value-type="float">
            <text:p>5430.903</text:p>
          </table:table-cell>
          <table:table-cell office:value-type="float" office:value="119.02" calcext:value-type="float">
            <text:p>119.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3:54:20Z</text:p>
          </table:table-cell>
          <table:table-cell office:value-type="string" calcext:value-type="string">
            <text:p>2022-06-15T13:55:23Z</text:p>
          </table:table-cell>
          <table:table-cell office:value-type="string" calcext:value-type="string">
            <text:p>2022-06-15T15:27:26Z</text:p>
          </table:table-cell>
          <table:table-cell office:value-type="string" calcext:value-type="string">
            <text:p>SUCCEEDED</text:p>
          </table:table-cell>
          <table:table-cell office:value-type="float" office:value="1825973" calcext:value-type="float">
            <text:p>1825973</text:p>
          </table:table-cell>
          <table:table-cell office:value-type="float" office:value="65990" calcext:value-type="float">
            <text:p>65990</text:p>
          </table:table-cell>
          <table:table-cell office:value-type="float" office:value="47.42" calcext:value-type="float">
            <text:p>47.42</text:p>
          </table:table-cell>
        </table:table-row>
        <table:table-row table:style-name="ro1">
          <table:table-cell office:value-type="string" calcext:value-type="string">
            <text:p>u-ch427-n512-template-start-paper-x0-prec</text:p>
          </table:table-cell>
          <table:table-cell office:value-type="float" office:value="5817.831" calcext:value-type="float">
            <text:p>5817.831</text:p>
          </table:table-cell>
          <table:table-cell office:value-type="float" office:value="118.82" calcext:value-type="float">
            <text:p>118.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3:06:04Z</text:p>
          </table:table-cell>
          <table:table-cell office:value-type="string" calcext:value-type="string">
            <text:p>2022-06-21T01:43:00Z</text:p>
          </table:table-cell>
          <table:table-cell office:value-type="string" calcext:value-type="string">
            <text:p>2022-06-21T03:20:57Z</text:p>
          </table:table-cell>
          <table:table-cell office:value-type="string" calcext:value-type="string">
            <text:p>SUCCEEDED</text:p>
          </table:table-cell>
          <table:table-cell office:value-type="float" office:value="1879051" calcext:value-type="float">
            <text:p>1879051</text:p>
          </table:table-cell>
          <table:table-cell office:value-type="float" office:value="210464" calcext:value-type="float">
            <text:p>210464</text:p>
          </table:table-cell>
          <table:table-cell office:value-type="float" office:value="39.286" calcext:value-type="float">
            <text:p>39.286</text:p>
          </table:table-cell>
        </table:table-row>
        <table:table-row table:style-name="ro1">
          <table:table-cell office:value-type="string" calcext:value-type="string">
            <text:p>u-ch427-n512-template-start-paper-x0-prec-00</text:p>
          </table:table-cell>
          <table:table-cell office:value-type="float" office:value="5453.655" calcext:value-type="float">
            <text:p>5453.655</text:p>
          </table:table-cell>
          <table:table-cell office:value-type="float" office:value="118.6" calcext:value-type="float">
            <text:p>118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20:32:06Z</text:p>
          </table:table-cell>
          <table:table-cell office:value-type="string" calcext:value-type="string">
            <text:p>2022-06-18T22:04:00Z</text:p>
          </table:table-cell>
          <table:table-cell office:value-type="string" calcext:value-type="string">
            <text:p>SUCCEEDED</text:p>
          </table:table-cell>
          <table:table-cell office:value-type="float" office:value="1858028" calcext:value-type="float">
            <text:p>1858028</text:p>
          </table:table-cell>
          <table:table-cell office:value-type="float" office:value="239776" calcext:value-type="float">
            <text:p>239776</text:p>
          </table:table-cell>
          <table:table-cell office:value-type="float" office:value="46.291" calcext:value-type="float">
            <text:p>46.291</text:p>
          </table:table-cell>
        </table:table-row>
        <table:table-row table:style-name="ro1">
          <table:table-cell office:value-type="string" calcext:value-type="string">
            <text:p>u-ch427-n512-template-start-paper-x5</text:p>
          </table:table-cell>
          <table:table-cell office:value-type="float" office:value="5467.897" calcext:value-type="float">
            <text:p>5467.897</text:p>
          </table:table-cell>
          <table:table-cell office:value-type="float" office:value="117.75" calcext:value-type="float">
            <text:p>117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0T22:54:33Z</text:p>
          </table:table-cell>
          <table:table-cell office:value-type="string" calcext:value-type="string">
            <text:p>2022-06-21T00:55:36Z</text:p>
          </table:table-cell>
          <table:table-cell office:value-type="string" calcext:value-type="string">
            <text:p>2022-06-21T02:28:16Z</text:p>
          </table:table-cell>
          <table:table-cell office:value-type="string" calcext:value-type="string">
            <text:p>SUCCEEDED</text:p>
          </table:table-cell>
          <table:table-cell office:value-type="float" office:value="1878946" calcext:value-type="float">
            <text:p>1878946</text:p>
          </table:table-cell>
          <table:table-cell office:value-type="float" office:value="150780" calcext:value-type="float">
            <text:p>150780</text:p>
          </table:table-cell>
          <table:table-cell office:value-type="float" office:value="46.259" calcext:value-type="float">
            <text:p>46.259</text:p>
          </table:table-cell>
        </table:table-row>
        <table:table-row table:style-name="ro1">
          <table:table-cell office:value-type="string" calcext:value-type="string">
            <text:p>u-ch427-n512-template-start-paper-x5-00</text:p>
          </table:table-cell>
          <table:table-cell office:value-type="float" office:value="5543.246" calcext:value-type="float">
            <text:p>5543.246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15T19:20:34Z</text:p>
          </table:table-cell>
          <table:table-cell office:value-type="string" calcext:value-type="string">
            <text:p>2022-06-16T01:02:41Z</text:p>
          </table:table-cell>
          <table:table-cell office:value-type="string" calcext:value-type="string">
            <text:p>2022-06-16T02:36:37Z</text:p>
          </table:table-cell>
          <table:table-cell office:value-type="string" calcext:value-type="string">
            <text:p>SUCCEEDED</text:p>
          </table:table-cell>
          <table:table-cell office:value-type="float" office:value="1827873" calcext:value-type="float">
            <text:p>1827873</text:p>
          </table:table-cell>
          <table:table-cell office:value-type="float" office:value="9655" calcext:value-type="float">
            <text:p>9655</text:p>
          </table:table-cell>
          <table:table-cell office:value-type="float" office:value="55.037" calcext:value-type="float">
            <text:p>55.037</text:p>
          </table:table-cell>
        </table:table-row>
        <table:table-row table:style-name="ro1">
          <table:table-cell office:value-type="string" calcext:value-type="string">
            <text:p>u-ch427-n96-all-fields-multiple-files</text:p>
          </table:table-cell>
          <table:table-cell office:value-type="float" office:value="62.623" calcext:value-type="float">
            <text:p>62.623</text:p>
          </table:table-cell>
          <table:table-cell office:value-type="float" office:value="10.92" calcext:value-type="float">
            <text:p>10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2:44:03Z</text:p>
          </table:table-cell>
          <table:table-cell office:value-type="string" calcext:value-type="string">
            <text:p>2022-01-11T02:44:13Z</text:p>
          </table:table-cell>
          <table:table-cell office:value-type="string" calcext:value-type="string">
            <text:p>2022-01-11T02:45:33Z</text:p>
          </table:table-cell>
          <table:table-cell office:value-type="string" calcext:value-type="string">
            <text:p>SUCCEEDED</text:p>
          </table:table-cell>
          <table:table-cell office:value-type="float" office:value="956745" calcext:value-type="float">
            <text:p>956745</text:p>
          </table:table-cell>
          <table:table-cell office:value-type="float" office:value="230417" calcext:value-type="float">
            <text:p>23041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-ch427-n96-all-fields-one-file</text:p>
          </table:table-cell>
          <table:table-cell office:value-type="float" office:value="129.354" calcext:value-type="float">
            <text:p>129.354</text:p>
          </table:table-cell>
          <table:table-cell office:value-type="float" office:value="13.52" calcext:value-type="float">
            <text:p>1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1-11T02:25:31Z</text:p>
          </table:table-cell>
          <table:table-cell office:value-type="string" calcext:value-type="string">
            <text:p>2022-01-11T02:27:58Z</text:p>
          </table:table-cell>
          <table:table-cell office:value-type="string" calcext:value-type="string">
            <text:p>2022-01-11T02:31:20Z</text:p>
          </table:table-cell>
          <table:table-cell office:value-type="string" calcext:value-type="string">
            <text:p>SUCCEEDED</text:p>
          </table:table-cell>
          <table:table-cell office:value-type="float" office:value="956705" calcext:value-type="float">
            <text:p>956705</text:p>
          </table:table-cell>
          <table:table-cell office:value-type="float" office:value="51257" calcext:value-type="float">
            <text:p>51257</text:p>
          </table:table-cell>
          <table:table-cell office:value-type="float" office:value="12.693" calcext:value-type="float">
            <text:p>12.693</text:p>
          </table:table-cell>
        </table:table-row>
        <table:table-row table:style-name="ro1">
          <table:table-cell office:value-type="string" calcext:value-type="string">
            <text:p>u-ch427-n96-start-paper</text:p>
          </table:table-cell>
          <table:table-cell office:value-type="float" office:value="65.904" calcext:value-type="float">
            <text:p>65.904</text:p>
          </table:table-cell>
          <table:table-cell office:value-type="float" office:value="12.84" calcext:value-type="float">
            <text:p>12.8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022-06-12T14:36:38Z</text:p>
          </table:table-cell>
          <table:table-cell office:value-type="string" calcext:value-type="string">
            <text:p>2022-06-12T14:36:46Z</text:p>
          </table:table-cell>
          <table:table-cell office:value-type="string" calcext:value-type="string">
            <text:p>2022-06-12T14:38:11Z</text:p>
          </table:table-cell>
          <table:table-cell office:value-type="string" calcext:value-type="string">
            <text:p>SUCCEEDED</text:p>
          </table:table-cell>
          <table:table-cell office:value-type="float" office:value="1808592" calcext:value-type="float">
            <text:p>1808592</text:p>
          </table:table-cell>
          <table:table-cell office:value-type="float" office:value="169555" calcext:value-type="float">
            <text:p>169555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61.484" calcext:value-type="float">
            <text:p>61.484</text:p>
          </table:table-cell>
          <table:table-cell office:value-type="float" office:value="11.19" calcext:value-type="float">
            <text:p>11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3T03:12:07Z</text:p>
          </table:table-cell>
          <table:table-cell office:value-type="string" calcext:value-type="string">
            <text:p>2022-06-23T03:12:35Z</text:p>
          </table:table-cell>
          <table:table-cell office:value-type="string" calcext:value-type="string">
            <text:p>2022-06-23T03:13:49Z</text:p>
          </table:table-cell>
          <table:table-cell office:value-type="string" calcext:value-type="string">
            <text:p>SUCCEEDED</text:p>
          </table:table-cell>
          <table:table-cell office:value-type="float" office:value="1898046" calcext:value-type="float">
            <text:p>1898046</text:p>
          </table:table-cell>
          <table:table-cell office:value-type="float" office:value="23224" calcext:value-type="float">
            <text:p>23224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65.52" calcext:value-type="float">
            <text:p>65.52</text:p>
          </table:table-cell>
          <table:table-cell office:value-type="float" office:value="10.86" calcext:value-type="float">
            <text:p>10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1T22:09:28Z</text:p>
          </table:table-cell>
          <table:table-cell office:value-type="string" calcext:value-type="string">
            <text:p>2022-06-21T22:20:48Z</text:p>
          </table:table-cell>
          <table:table-cell office:value-type="string" calcext:value-type="string">
            <text:p>2022-06-21T22:22:09Z</text:p>
          </table:table-cell>
          <table:table-cell office:value-type="string" calcext:value-type="string">
            <text:p>SUCCEEDED</text:p>
          </table:table-cell>
          <table:table-cell office:value-type="float" office:value="1890337" calcext:value-type="float">
            <text:p>1890337</text:p>
          </table:table-cell>
          <table:table-cell office:value-type="float" office:value="11685" calcext:value-type="float">
            <text:p>11685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start-paper-02</text:p>
          </table:table-cell>
          <table:table-cell office:value-type="float" office:value="64.979" calcext:value-type="float">
            <text:p>64.979</text:p>
          </table:table-cell>
          <table:table-cell office:value-type="float" office:value="11.71" calcext:value-type="float">
            <text:p>11.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1T22:51:11Z</text:p>
          </table:table-cell>
          <table:table-cell office:value-type="string" calcext:value-type="string">
            <text:p>2022-06-21T22:51:24Z</text:p>
          </table:table-cell>
          <table:table-cell office:value-type="string" calcext:value-type="string">
            <text:p>2022-06-21T22:52:47Z</text:p>
          </table:table-cell>
          <table:table-cell office:value-type="string" calcext:value-type="string">
            <text:p>SUCCEEDED</text:p>
          </table:table-cell>
          <table:table-cell office:value-type="float" office:value="1890548" calcext:value-type="float">
            <text:p>1890548</text:p>
          </table:table-cell>
          <table:table-cell office:value-type="float" office:value="134265" calcext:value-type="float">
            <text:p>134265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96-start-paper-03</text:p>
          </table:table-cell>
          <table:table-cell office:value-type="float" office:value="62.977" calcext:value-type="float">
            <text:p>62.977</text:p>
          </table:table-cell>
          <table:table-cell office:value-type="float" office:value="12.14" calcext:value-type="float">
            <text:p>12.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21T22:51:27Z</text:p>
          </table:table-cell>
          <table:table-cell office:value-type="string" calcext:value-type="string">
            <text:p>2022-06-21T22:52:10Z</text:p>
          </table:table-cell>
          <table:table-cell office:value-type="string" calcext:value-type="string">
            <text:p>2022-06-21T22:53:33Z</text:p>
          </table:table-cell>
          <table:table-cell office:value-type="string" calcext:value-type="string">
            <text:p>SUCCEEDED</text:p>
          </table:table-cell>
          <table:table-cell office:value-type="float" office:value="1890549" calcext:value-type="float">
            <text:p>1890549</text:p>
          </table:table-cell>
          <table:table-cell office:value-type="float" office:value="16604" calcext:value-type="float">
            <text:p>16604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96-start-paper-04</text:p>
          </table:table-cell>
          <table:table-cell office:value-type="float" office:value="73.777" calcext:value-type="float">
            <text:p>73.777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21T23:27:02Z</text:p>
          </table:table-cell>
          <table:table-cell office:value-type="string" calcext:value-type="string">
            <text:p>2022-06-21T23:46:58Z</text:p>
          </table:table-cell>
          <table:table-cell office:value-type="string" calcext:value-type="string">
            <text:p>2022-06-21T23:48:34Z</text:p>
          </table:table-cell>
          <table:table-cell office:value-type="string" calcext:value-type="string">
            <text:p>SUCCEEDED</text:p>
          </table:table-cell>
          <table:table-cell office:value-type="float" office:value="1890646" calcext:value-type="float">
            <text:p>1890646</text:p>
          </table:table-cell>
          <table:table-cell office:value-type="float" office:value="35196" calcext:value-type="float">
            <text:p>35196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u-ch427-n96-start-paper-05</text:p>
          </table:table-cell>
          <table:table-cell office:value-type="float" office:value="70.091" calcext:value-type="float">
            <text:p>70.091</text:p>
          </table:table-cell>
          <table:table-cell office:value-type="float" office:value="13.43" calcext:value-type="float">
            <text:p>13.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21T22:22:12Z</text:p>
          </table:table-cell>
          <table:table-cell office:value-type="string" calcext:value-type="string">
            <text:p>2022-06-21T22:47:12Z</text:p>
          </table:table-cell>
          <table:table-cell office:value-type="string" calcext:value-type="string">
            <text:p>2022-06-21T22:49:06Z</text:p>
          </table:table-cell>
          <table:table-cell office:value-type="string" calcext:value-type="string">
            <text:p>SUCCEEDED</text:p>
          </table:table-cell>
          <table:table-cell office:value-type="float" office:value="1890452" calcext:value-type="float">
            <text:p>1890452</text:p>
          </table:table-cell>
          <table:table-cell office:value-type="float" office:value="192239" calcext:value-type="float">
            <text:p>192239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u-ch427-n96-start-paper-06</text:p>
          </table:table-cell>
          <table:table-cell office:value-type="float" office:value="70.533" calcext:value-type="float">
            <text:p>70.533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21T22:53:51Z</text:p>
          </table:table-cell>
          <table:table-cell office:value-type="string" calcext:value-type="string">
            <text:p>2022-06-21T22:59:29Z</text:p>
          </table:table-cell>
          <table:table-cell office:value-type="string" calcext:value-type="string">
            <text:p>2022-06-21T23:01:23Z</text:p>
          </table:table-cell>
          <table:table-cell office:value-type="string" calcext:value-type="string">
            <text:p>SUCCEEDED</text:p>
          </table:table-cell>
          <table:table-cell office:value-type="float" office:value="1890567" calcext:value-type="float">
            <text:p>1890567</text:p>
          </table:table-cell>
          <table:table-cell office:value-type="float" office:value="22110" calcext:value-type="float">
            <text:p>22110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u-ch427-n96-start-paper-07</text:p>
          </table:table-cell>
          <table:table-cell office:value-type="float" office:value="69.899" calcext:value-type="float">
            <text:p>69.899</text:p>
          </table:table-cell>
          <table:table-cell office:value-type="float" office:value="14.44" calcext:value-type="float">
            <text:p>14.4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21T22:54:22Z</text:p>
          </table:table-cell>
          <table:table-cell office:value-type="string" calcext:value-type="string">
            <text:p>2022-06-21T22:59:29Z</text:p>
          </table:table-cell>
          <table:table-cell office:value-type="string" calcext:value-type="string">
            <text:p>2022-06-21T23:01:24Z</text:p>
          </table:table-cell>
          <table:table-cell office:value-type="string" calcext:value-type="string">
            <text:p>SUCCEEDED</text:p>
          </table:table-cell>
          <table:table-cell office:value-type="float" office:value="1890568" calcext:value-type="float">
            <text:p>1890568</text:p>
          </table:table-cell>
          <table:table-cell office:value-type="float" office:value="212433" calcext:value-type="float">
            <text:p>21243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u-ch427-n96-start-paper-08</text:p>
          </table:table-cell>
          <table:table-cell office:value-type="float" office:value="71.402" calcext:value-type="float">
            <text:p>71.402</text:p>
          </table:table-cell>
          <table:table-cell office:value-type="float" office:value="13.29" calcext:value-type="float">
            <text:p>13.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21T22:54:40Z</text:p>
          </table:table-cell>
          <table:table-cell office:value-type="string" calcext:value-type="string">
            <text:p>2022-06-21T23:01:59Z</text:p>
          </table:table-cell>
          <table:table-cell office:value-type="string" calcext:value-type="string">
            <text:p>2022-06-21T23:04:10Z</text:p>
          </table:table-cell>
          <table:table-cell office:value-type="string" calcext:value-type="string">
            <text:p>SUCCEEDED</text:p>
          </table:table-cell>
          <table:table-cell office:value-type="float" office:value="1890570" calcext:value-type="float">
            <text:p>1890570</text:p>
          </table:table-cell>
          <table:table-cell office:value-type="float" office:value="38108" calcext:value-type="float">
            <text:p>38108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u-ch427-n96-start-paper-09</text:p>
          </table:table-cell>
          <table:table-cell office:value-type="float" office:value="78.529" calcext:value-type="float">
            <text:p>78.529</text:p>
          </table:table-cell>
          <table:table-cell office:value-type="float" office:value="20.15" calcext:value-type="float">
            <text:p>20.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21T22:55:15Z</text:p>
          </table:table-cell>
          <table:table-cell office:value-type="string" calcext:value-type="string">
            <text:p>2022-06-21T23:01:59Z</text:p>
          </table:table-cell>
          <table:table-cell office:value-type="string" calcext:value-type="string">
            <text:p>2022-06-21T23:04:11Z</text:p>
          </table:table-cell>
          <table:table-cell office:value-type="string" calcext:value-type="string">
            <text:p>SUCCEEDED</text:p>
          </table:table-cell>
          <table:table-cell office:value-type="float" office:value="1890573" calcext:value-type="float">
            <text:p>1890573</text:p>
          </table:table-cell>
          <table:table-cell office:value-type="float" office:value="90614" calcext:value-type="float">
            <text:p>90614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0.684" calcext:value-type="float">
            <text:p>70.684</text:p>
          </table:table-cell>
          <table:table-cell office:value-type="float" office:value="14.07" calcext:value-type="float">
            <text:p>14.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21T22:55:29Z</text:p>
          </table:table-cell>
          <table:table-cell office:value-type="string" calcext:value-type="string">
            <text:p>2022-06-21T23:05:17Z</text:p>
          </table:table-cell>
          <table:table-cell office:value-type="string" calcext:value-type="string">
            <text:p>2022-06-21T23:07:17Z</text:p>
          </table:table-cell>
          <table:table-cell office:value-type="string" calcext:value-type="string">
            <text:p>SUCCEEDED</text:p>
          </table:table-cell>
          <table:table-cell office:value-type="float" office:value="1890574" calcext:value-type="float">
            <text:p>1890574</text:p>
          </table:table-cell>
          <table:table-cell office:value-type="float" office:value="54891" calcext:value-type="float">
            <text:p>54891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99.829" calcext:value-type="float">
            <text:p>799.829</text:p>
          </table:table-cell>
          <table:table-cell office:value-type="float" office:value="90.99" calcext:value-type="float">
            <text:p>90.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28T21:26:06Z</text:p>
          </table:table-cell>
          <table:table-cell office:value-type="string" calcext:value-type="string">
            <text:p>2022-06-29T02:57:58Z</text:p>
          </table:table-cell>
          <table:table-cell office:value-type="string" calcext:value-type="string">
            <text:p>2022-06-29T03:18:27Z</text:p>
          </table:table-cell>
          <table:table-cell office:value-type="string" calcext:value-type="string">
            <text:p>SUCCEEDED</text:p>
          </table:table-cell>
          <table:table-cell office:value-type="float" office:value="1930754" calcext:value-type="float">
            <text:p>1930754</text:p>
          </table:table-cell>
          <table:table-cell office:value-type="float" office:value="97907" calcext:value-type="float">
            <text:p>97907</text:p>
          </table:table-cell>
          <table:table-cell office:value-type="float" office:value="31.813" calcext:value-type="float">
            <text:p>31.813</text:p>
          </table:table-cell>
        </table:table-row>
        <table:table-row table:style-name="ro1">
          <table:table-cell office:value-type="string" calcext:value-type="string">
            <text:p>u-ch427-n96-start-paper-11</text:p>
          </table:table-cell>
          <table:table-cell office:value-type="float" office:value="74.832" calcext:value-type="float">
            <text:p>74.832</text:p>
          </table:table-cell>
          <table:table-cell office:value-type="float" office:value="15.87" calcext:value-type="float">
            <text:p>15.8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2022-06-21T22:55:49Z</text:p>
          </table:table-cell>
          <table:table-cell office:value-type="string" calcext:value-type="string">
            <text:p>2022-06-21T23:26:10Z</text:p>
          </table:table-cell>
          <table:table-cell office:value-type="string" calcext:value-type="string">
            <text:p>2022-06-21T23:28:17Z</text:p>
          </table:table-cell>
          <table:table-cell office:value-type="string" calcext:value-type="string">
            <text:p>SUCCEEDED</text:p>
          </table:table-cell>
          <table:table-cell office:value-type="float" office:value="1890576" calcext:value-type="float">
            <text:p>1890576</text:p>
          </table:table-cell>
          <table:table-cell office:value-type="float" office:value="182038" calcext:value-type="float">
            <text:p>182038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u-ch427-n96-start-paper-110</text:p>
          </table:table-cell>
          <table:table-cell office:value-type="float" office:value="1093.984" calcext:value-type="float">
            <text:p>1093.984</text:p>
          </table:table-cell>
          <table:table-cell office:value-type="float" office:value="105.5" calcext:value-type="float">
            <text:p>105.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2022-06-29T07:04:11Z</text:p>
          </table:table-cell>
          <table:table-cell office:value-type="string" calcext:value-type="string">
            <text:p>2022-07-01T02:56:24Z</text:p>
          </table:table-cell>
          <table:table-cell office:value-type="string" calcext:value-type="string">
            <text:p>2022-07-01T03:22:50Z</text:p>
          </table:table-cell>
          <table:table-cell office:value-type="string" calcext:value-type="string">
            <text:p>SUCCEEDED</text:p>
          </table:table-cell>
          <table:table-cell office:value-type="float" office:value="1932162" calcext:value-type="float">
            <text:p>1932162</text:p>
          </table:table-cell>
          <table:table-cell office:value-type="float" office:value="123331" calcext:value-type="float">
            <text:p>123331</text:p>
          </table:table-cell>
          <table:table-cell office:value-type="float" office:value="26.272" calcext:value-type="float">
            <text:p>26.272</text:p>
          </table:table-cell>
        </table:table-row>
        <table:table-row table:style-name="ro1">
          <table:table-cell office:value-type="string" calcext:value-type="string">
            <text:p>u-ch427-n96-start-paper-12</text:p>
          </table:table-cell>
          <table:table-cell office:value-type="float" office:value="83.631" calcext:value-type="float">
            <text:p>83.631</text:p>
          </table:table-cell>
          <table:table-cell office:value-type="float" office:value="15.98" calcext:value-type="float">
            <text:p>15.9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2022-06-21T23:26:14Z</text:p>
          </table:table-cell>
          <table:table-cell office:value-type="string" calcext:value-type="string">
            <text:p>2022-06-21T23:48:31Z</text:p>
          </table:table-cell>
          <table:table-cell office:value-type="string" calcext:value-type="string">
            <text:p>2022-06-21T23:50:49Z</text:p>
          </table:table-cell>
          <table:table-cell office:value-type="string" calcext:value-type="string">
            <text:p>SUCCEEDED</text:p>
          </table:table-cell>
          <table:table-cell office:value-type="float" office:value="1890642" calcext:value-type="float">
            <text:p>1890642</text:p>
          </table:table-cell>
          <table:table-cell office:value-type="float" office:value="85897" calcext:value-type="float">
            <text:p>85897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u-ch427-n96-start-paper-120</text:p>
          </table:table-cell>
          <table:table-cell office:value-type="float" office:value="1244.557" calcext:value-type="float">
            <text:p>1244.557</text:p>
          </table:table-cell>
          <table:table-cell office:value-type="float" office:value="115.69" calcext:value-type="float">
            <text:p>115.6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2022-06-29T07:03:55Z</text:p>
          </table:table-cell>
          <table:table-cell office:value-type="string" calcext:value-type="string">
            <text:p>2022-07-01T02:26:14Z</text:p>
          </table:table-cell>
          <table:table-cell office:value-type="string" calcext:value-type="string">
            <text:p>2022-07-01T02:55:55Z</text:p>
          </table:table-cell>
          <table:table-cell office:value-type="string" calcext:value-type="string">
            <text:p>SUCCEEDED</text:p>
          </table:table-cell>
          <table:table-cell office:value-type="float" office:value="1932161" calcext:value-type="float">
            <text:p>1932161</text:p>
          </table:table-cell>
          <table:table-cell office:value-type="float" office:value="93663" calcext:value-type="float">
            <text:p>93663</text:p>
          </table:table-cell>
          <table:table-cell office:value-type="float" office:value="56.714" calcext:value-type="float">
            <text:p>56.714</text:p>
          </table:table-cell>
        </table:table-row>
        <table:table-row table:style-name="ro1">
          <table:table-cell office:value-type="string" calcext:value-type="string">
            <text:p>u-ch427-n96-start-paper-13</text:p>
          </table:table-cell>
          <table:table-cell office:value-type="float" office:value="74.699" calcext:value-type="float">
            <text:p>74.699</text:p>
          </table:table-cell>
          <table:table-cell office:value-type="float" office:value="16.53" calcext:value-type="float">
            <text:p>16.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6-26T21:53:55Z</text:p>
          </table:table-cell>
          <table:table-cell office:value-type="string" calcext:value-type="string">
            <text:p>2022-06-26T22:17:40Z</text:p>
          </table:table-cell>
          <table:table-cell office:value-type="string" calcext:value-type="string">
            <text:p>2022-06-26T22:19:53Z</text:p>
          </table:table-cell>
          <table:table-cell office:value-type="string" calcext:value-type="string">
            <text:p>SUCCEEDED</text:p>
          </table:table-cell>
          <table:table-cell office:value-type="float" office:value="1918348" calcext:value-type="float">
            <text:p>1918348</text:p>
          </table:table-cell>
          <table:table-cell office:value-type="float" office:value="201960" calcext:value-type="float">
            <text:p>20196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u-ch427-n96-start-paper-14</text:p>
          </table:table-cell>
          <table:table-cell office:value-type="float" office:value="83.267" calcext:value-type="float">
            <text:p>83.267</text:p>
          </table:table-cell>
          <table:table-cell office:value-type="float" office:value="18.02" calcext:value-type="float">
            <text:p>18.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22-06-26T21:54:20Z</text:p>
          </table:table-cell>
          <table:table-cell office:value-type="string" calcext:value-type="string">
            <text:p>2022-06-26T22:19:08Z</text:p>
          </table:table-cell>
          <table:table-cell office:value-type="string" calcext:value-type="string">
            <text:p>2022-06-26T22:21:29Z</text:p>
          </table:table-cell>
          <table:table-cell office:value-type="string" calcext:value-type="string">
            <text:p>SUCCEEDED</text:p>
          </table:table-cell>
          <table:table-cell office:value-type="float" office:value="1918351" calcext:value-type="float">
            <text:p>1918351</text:p>
          </table:table-cell>
          <table:table-cell office:value-type="float" office:value="58281" calcext:value-type="float">
            <text:p>58281</text:p>
          </table:table-cell>
          <table:table-cell office:value-type="float" office:value="1.357" calcext:value-type="float">
            <text:p>1.357</text:p>
          </table:table-cell>
        </table:table-row>
        <table:table-row table:style-name="ro1">
          <table:table-cell office:value-type="string" calcext:value-type="string">
            <text:p>u-ch427-n96-start-paper-15</text:p>
          </table:table-cell>
          <table:table-cell office:value-type="float" office:value="88.009" calcext:value-type="float">
            <text:p>88.009</text:p>
          </table:table-cell>
          <table:table-cell office:value-type="float" office:value="18.97" calcext:value-type="float">
            <text:p>18.9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6-26T22:35:54Z</text:p>
          </table:table-cell>
          <table:table-cell office:value-type="string" calcext:value-type="string">
            <text:p>2022-06-27T01:40:43Z</text:p>
          </table:table-cell>
          <table:table-cell office:value-type="string" calcext:value-type="string">
            <text:p>2022-06-27T01:43:11Z</text:p>
          </table:table-cell>
          <table:table-cell office:value-type="string" calcext:value-type="string">
            <text:p>SUCCEEDED</text:p>
          </table:table-cell>
          <table:table-cell office:value-type="float" office:value="1918691" calcext:value-type="float">
            <text:p>1918691</text:p>
          </table:table-cell>
          <table:table-cell office:value-type="float" office:value="157802" calcext:value-type="float">
            <text:p>157802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string" calcext:value-type="string">
            <text:p>u-ch427-n96-start-paper-16</text:p>
          </table:table-cell>
          <table:table-cell office:value-type="float" office:value="89.828" calcext:value-type="float">
            <text:p>89.828</text:p>
          </table:table-cell>
          <table:table-cell office:value-type="float" office:value="19.95" calcext:value-type="float">
            <text:p>19.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2022-06-27T02:06:27Z</text:p>
          </table:table-cell>
          <table:table-cell office:value-type="string" calcext:value-type="string">
            <text:p>2022-06-27T02:07:07Z</text:p>
          </table:table-cell>
          <table:table-cell office:value-type="string" calcext:value-type="string">
            <text:p>2022-06-27T02:09:56Z</text:p>
          </table:table-cell>
          <table:table-cell office:value-type="string" calcext:value-type="string">
            <text:p>SUCCEEDED</text:p>
          </table:table-cell>
          <table:table-cell office:value-type="float" office:value="1919208" calcext:value-type="float">
            <text:p>1919208</text:p>
          </table:table-cell>
          <table:table-cell office:value-type="float" office:value="51431" calcext:value-type="float">
            <text:p>51431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 office:value-type="string" calcext:value-type="string">
            <text:p>u-ch427-n96-start-paper-17</text:p>
          </table:table-cell>
          <table:table-cell office:value-type="float" office:value="98.748" calcext:value-type="float">
            <text:p>98.748</text:p>
          </table:table-cell>
          <table:table-cell office:value-type="float" office:value="17.66" calcext:value-type="float">
            <text:p>17.6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2022-06-26T21:50:33Z</text:p>
          </table:table-cell>
          <table:table-cell office:value-type="string" calcext:value-type="string">
            <text:p>2022-06-26T22:14:00Z</text:p>
          </table:table-cell>
          <table:table-cell office:value-type="string" calcext:value-type="string">
            <text:p>2022-06-26T22:17:01Z</text:p>
          </table:table-cell>
          <table:table-cell office:value-type="string" calcext:value-type="string">
            <text:p>SUCCEEDED</text:p>
          </table:table-cell>
          <table:table-cell office:value-type="float" office:value="1918339" calcext:value-type="float">
            <text:p>1918339</text:p>
          </table:table-cell>
          <table:table-cell office:value-type="float" office:value="158845" calcext:value-type="float">
            <text:p>158845</text:p>
          </table:table-cell>
          <table:table-cell office:value-type="float" office:value="2.677" calcext:value-type="float">
            <text:p>2.677</text:p>
          </table:table-cell>
        </table:table-row>
        <table:table-row table:style-name="ro1">
          <table:table-cell office:value-type="string" calcext:value-type="string">
            <text:p>u-ch427-n96-start-paper-18</text:p>
          </table:table-cell>
          <table:table-cell office:value-type="float" office:value="100.721" calcext:value-type="float">
            <text:p>100.721</text:p>
          </table:table-cell>
          <table:table-cell office:value-type="float" office:value="18.44" calcext:value-type="float">
            <text:p>18.4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6T21:50:50Z</text:p>
          </table:table-cell>
          <table:table-cell office:value-type="string" calcext:value-type="string">
            <text:p>2022-06-26T22:15:25Z</text:p>
          </table:table-cell>
          <table:table-cell office:value-type="string" calcext:value-type="string">
            <text:p>2022-06-26T22:18:31Z</text:p>
          </table:table-cell>
          <table:table-cell office:value-type="string" calcext:value-type="string">
            <text:p>SUCCEEDED</text:p>
          </table:table-cell>
          <table:table-cell office:value-type="float" office:value="1918340" calcext:value-type="float">
            <text:p>1918340</text:p>
          </table:table-cell>
          <table:table-cell office:value-type="float" office:value="18505" calcext:value-type="float">
            <text:p>18505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string" calcext:value-type="string">
            <text:p>u-ch427-n96-start-paper-19</text:p>
          </table:table-cell>
          <table:table-cell office:value-type="float" office:value="87.039" calcext:value-type="float">
            <text:p>87.039</text:p>
          </table:table-cell>
          <table:table-cell office:value-type="float" office:value="19.47" calcext:value-type="float">
            <text:p>19.4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2022-06-26T21:51:14Z</text:p>
          </table:table-cell>
          <table:table-cell office:value-type="string" calcext:value-type="string">
            <text:p>2022-06-26T22:15:25Z</text:p>
          </table:table-cell>
          <table:table-cell office:value-type="string" calcext:value-type="string">
            <text:p>2022-06-26T22:18:27Z</text:p>
          </table:table-cell>
          <table:table-cell office:value-type="string" calcext:value-type="string">
            <text:p>SUCCEEDED</text:p>
          </table:table-cell>
          <table:table-cell office:value-type="float" office:value="1918342" calcext:value-type="float">
            <text:p>1918342</text:p>
          </table:table-cell>
          <table:table-cell office:value-type="float" office:value="40213" calcext:value-type="float">
            <text:p>40213</text:p>
          </table:table-cell>
          <table:table-cell office:value-type="float" office:value="2.553" calcext:value-type="float">
            <text:p>2.553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108.105" calcext:value-type="float">
            <text:p>108.105</text:p>
          </table:table-cell>
          <table:table-cell office:value-type="float" office:value="19.04" calcext:value-type="float">
            <text:p>19.0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21T23:03:28Z</text:p>
          </table:table-cell>
          <table:table-cell office:value-type="string" calcext:value-type="string">
            <text:p>2022-06-21T23:17:09Z</text:p>
          </table:table-cell>
          <table:table-cell office:value-type="string" calcext:value-type="string">
            <text:p>2022-06-21T23:20:24Z</text:p>
          </table:table-cell>
          <table:table-cell office:value-type="string" calcext:value-type="string">
            <text:p>SUCCEEDED</text:p>
          </table:table-cell>
          <table:table-cell office:value-type="float" office:value="1890587" calcext:value-type="float">
            <text:p>1890587</text:p>
          </table:table-cell>
          <table:table-cell office:value-type="float" office:value="213936" calcext:value-type="float">
            <text:p>213936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string" calcext:value-type="string">
            <text:p>u-ch427-n96-start-paper-21</text:p>
          </table:table-cell>
          <table:table-cell office:value-type="float" office:value="109.577" calcext:value-type="float">
            <text:p>109.577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022-06-21T23:03:46Z</text:p>
          </table:table-cell>
          <table:table-cell office:value-type="string" calcext:value-type="string">
            <text:p>2022-06-21T23:56:54Z</text:p>
          </table:table-cell>
          <table:table-cell office:value-type="string" calcext:value-type="string">
            <text:p>2022-06-22T00:00:13Z</text:p>
          </table:table-cell>
          <table:table-cell office:value-type="string" calcext:value-type="string">
            <text:p>SUCCEEDED</text:p>
          </table:table-cell>
          <table:table-cell office:value-type="float" office:value="1890589" calcext:value-type="float">
            <text:p>1890589</text:p>
          </table:table-cell>
          <table:table-cell office:value-type="float" office:value="150236" calcext:value-type="float">
            <text:p>150236</text:p>
          </table:table-cell>
          <table:table-cell office:value-type="float" office:value="3.269" calcext:value-type="float">
            <text:p>3.269</text:p>
          </table:table-cell>
        </table:table-row>
        <table:table-row table:style-name="ro1">
          <table:table-cell office:value-type="string" calcext:value-type="string">
            <text:p>u-ch427-n96-start-paper-22</text:p>
          </table:table-cell>
          <table:table-cell office:value-type="float" office:value="131.587" calcext:value-type="float">
            <text:p>131.587</text:p>
          </table:table-cell>
          <table:table-cell office:value-type="float" office:value="38.15" calcext:value-type="float">
            <text:p>38.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2022-06-21T22:33:57Z</text:p>
          </table:table-cell>
          <table:table-cell office:value-type="string" calcext:value-type="string">
            <text:p>2022-06-21T23:21:17Z</text:p>
          </table:table-cell>
          <table:table-cell office:value-type="string" calcext:value-type="string">
            <text:p>2022-06-21T23:25:00Z</text:p>
          </table:table-cell>
          <table:table-cell office:value-type="string" calcext:value-type="string">
            <text:p>SUCCEEDED</text:p>
          </table:table-cell>
          <table:table-cell office:value-type="float" office:value="1890468" calcext:value-type="float">
            <text:p>1890468</text:p>
          </table:table-cell>
          <table:table-cell office:value-type="float" office:value="232122" calcext:value-type="float">
            <text:p>232122</text:p>
          </table:table-cell>
          <table:table-cell office:value-type="float" office:value="4.167" calcext:value-type="float">
            <text:p>4.167</text:p>
          </table:table-cell>
        </table:table-row>
        <table:table-row table:style-name="ro1">
          <table:table-cell office:value-type="string" calcext:value-type="string">
            <text:p>u-ch427-n96-start-paper-23</text:p>
          </table:table-cell>
          <table:table-cell office:value-type="float" office:value="134.622" calcext:value-type="float">
            <text:p>134.622</text:p>
          </table:table-cell>
          <table:table-cell office:value-type="float" office:value="37.52" calcext:value-type="float">
            <text:p>37.5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6-26T21:53:57Z</text:p>
          </table:table-cell>
          <table:table-cell office:value-type="string" calcext:value-type="string">
            <text:p>2022-06-26T22:19:08Z</text:p>
          </table:table-cell>
          <table:table-cell office:value-type="string" calcext:value-type="string">
            <text:p>2022-06-26T22:22:56Z</text:p>
          </table:table-cell>
          <table:table-cell office:value-type="string" calcext:value-type="string">
            <text:p>SUCCEEDED</text:p>
          </table:table-cell>
          <table:table-cell office:value-type="float" office:value="1918349" calcext:value-type="float">
            <text:p>1918349</text:p>
          </table:table-cell>
          <table:table-cell office:value-type="float" office:value="85416" calcext:value-type="float">
            <text:p>85416</text:p>
          </table:table-cell>
          <table:table-cell office:value-type="float" office:value="4.744" calcext:value-type="float">
            <text:p>4.744</text:p>
          </table:table-cell>
        </table:table-row>
        <table:table-row table:style-name="ro1">
          <table:table-cell office:value-type="string" calcext:value-type="string">
            <text:p>u-ch427-n96-start-paper-24</text:p>
          </table:table-cell>
          <table:table-cell office:value-type="float" office:value="146.092" calcext:value-type="float">
            <text:p>146.092</text:p>
          </table:table-cell>
          <table:table-cell office:value-type="float" office:value="40.97" calcext:value-type="float">
            <text:p>40.9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2-06-26T23:05:41Z</text:p>
          </table:table-cell>
          <table:table-cell office:value-type="string" calcext:value-type="string">
            <text:p>2022-06-27T01:42:31Z</text:p>
          </table:table-cell>
          <table:table-cell office:value-type="string" calcext:value-type="string">
            <text:p>2022-06-27T01:46:31Z</text:p>
          </table:table-cell>
          <table:table-cell office:value-type="string" calcext:value-type="string">
            <text:p>SUCCEEDED</text:p>
          </table:table-cell>
          <table:table-cell office:value-type="float" office:value="1918767" calcext:value-type="float">
            <text:p>1918767</text:p>
          </table:table-cell>
          <table:table-cell office:value-type="float" office:value="251550" calcext:value-type="float">
            <text:p>251550</text:p>
          </table:table-cell>
          <table:table-cell office:value-type="float" office:value="3.499" calcext:value-type="float">
            <text:p>3.499</text:p>
          </table:table-cell>
        </table:table-row>
        <table:table-row table:style-name="ro1">
          <table:table-cell office:value-type="string" calcext:value-type="string">
            <text:p>u-ch427-n96-start-paper-25</text:p>
          </table:table-cell>
          <table:table-cell office:value-type="float" office:value="125.388" calcext:value-type="float">
            <text:p>125.388</text:p>
          </table:table-cell>
          <table:table-cell office:value-type="float" office:value="41.32" calcext:value-type="float">
            <text:p>41.3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022-06-26T23:06:02Z</text:p>
          </table:table-cell>
          <table:table-cell office:value-type="string" calcext:value-type="string">
            <text:p>2022-06-27T01:42:30Z</text:p>
          </table:table-cell>
          <table:table-cell office:value-type="string" calcext:value-type="string">
            <text:p>2022-06-27T01:46:24Z</text:p>
          </table:table-cell>
          <table:table-cell office:value-type="string" calcext:value-type="string">
            <text:p>SUCCEEDED</text:p>
          </table:table-cell>
          <table:table-cell office:value-type="float" office:value="1918770" calcext:value-type="float">
            <text:p>1918770</text:p>
          </table:table-cell>
          <table:table-cell office:value-type="float" office:value="66214" calcext:value-type="float">
            <text:p>66214</text:p>
          </table:table-cell>
          <table:table-cell office:value-type="float" office:value="3.918" calcext:value-type="float">
            <text:p>3.918</text:p>
          </table:table-cell>
        </table:table-row>
        <table:table-row table:style-name="ro1">
          <table:table-cell office:value-type="string" calcext:value-type="string">
            <text:p>u-ch427-n96-start-paper-26</text:p>
          </table:table-cell>
          <table:table-cell office:value-type="float" office:value="146.268" calcext:value-type="float">
            <text:p>146.268</text:p>
          </table:table-cell>
          <table:table-cell office:value-type="float" office:value="39.76" calcext:value-type="float">
            <text:p>39.7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2022-06-27T02:06:31Z</text:p>
          </table:table-cell>
          <table:table-cell office:value-type="string" calcext:value-type="string">
            <text:p>2022-06-27T02:07:07Z</text:p>
          </table:table-cell>
          <table:table-cell office:value-type="string" calcext:value-type="string">
            <text:p>2022-06-27T02:11:31Z</text:p>
          </table:table-cell>
          <table:table-cell office:value-type="string" calcext:value-type="string">
            <text:p>SUCCEEDED</text:p>
          </table:table-cell>
          <table:table-cell office:value-type="float" office:value="1919209" calcext:value-type="float">
            <text:p>1919209</text:p>
          </table:table-cell>
          <table:table-cell office:value-type="float" office:value="179005" calcext:value-type="float">
            <text:p>179005</text:p>
          </table:table-cell>
          <table:table-cell office:value-type="float" office:value="5.526" calcext:value-type="float">
            <text:p>5.526</text:p>
          </table:table-cell>
        </table:table-row>
        <table:table-row table:style-name="ro1">
          <table:table-cell office:value-type="string" calcext:value-type="string">
            <text:p>u-ch427-n96-start-paper-27</text:p>
          </table:table-cell>
          <table:table-cell office:value-type="float" office:value="154.406" calcext:value-type="float">
            <text:p>154.406</text:p>
          </table:table-cell>
          <table:table-cell office:value-type="float" office:value="40.33" calcext:value-type="float">
            <text:p>40.3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2022-06-23T14:49:26Z</text:p>
          </table:table-cell>
          <table:table-cell office:value-type="string" calcext:value-type="string">
            <text:p>2022-06-23T15:48:23Z</text:p>
          </table:table-cell>
          <table:table-cell office:value-type="string" calcext:value-type="string">
            <text:p>2022-06-23T15:53:00Z</text:p>
          </table:table-cell>
          <table:table-cell office:value-type="string" calcext:value-type="string">
            <text:p>SUCCEEDED</text:p>
          </table:table-cell>
          <table:table-cell office:value-type="float" office:value="1901764" calcext:value-type="float">
            <text:p>1901764</text:p>
          </table:table-cell>
          <table:table-cell office:value-type="float" office:value="40367" calcext:value-type="float">
            <text:p>40367</text:p>
          </table:table-cell>
          <table:table-cell office:value-type="float" office:value="6.052" calcext:value-type="float">
            <text:p>6.052</text:p>
          </table:table-cell>
        </table:table-row>
        <table:table-row table:style-name="ro1">
          <table:table-cell office:value-type="string" calcext:value-type="string">
            <text:p>u-ch427-n96-start-paper-28</text:p>
          </table:table-cell>
          <table:table-cell office:value-type="float" office:value="159.018" calcext:value-type="float">
            <text:p>159.018</text:p>
          </table:table-cell>
          <table:table-cell office:value-type="float" office:value="40.47" calcext:value-type="float">
            <text:p>40.4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2022-06-23T14:49:46Z</text:p>
          </table:table-cell>
          <table:table-cell office:value-type="string" calcext:value-type="string">
            <text:p>2022-06-23T15:54:16Z</text:p>
          </table:table-cell>
          <table:table-cell office:value-type="string" calcext:value-type="string">
            <text:p>2022-06-23T15:58:55Z</text:p>
          </table:table-cell>
          <table:table-cell office:value-type="string" calcext:value-type="string">
            <text:p>SUCCEEDED</text:p>
          </table:table-cell>
          <table:table-cell office:value-type="float" office:value="1901770" calcext:value-type="float">
            <text:p>1901770</text:p>
          </table:table-cell>
          <table:table-cell office:value-type="float" office:value="209006" calcext:value-type="float">
            <text:p>209006</text:p>
          </table:table-cell>
          <table:table-cell office:value-type="float" office:value="6.009" calcext:value-type="float">
            <text:p>6.009</text:p>
          </table:table-cell>
        </table:table-row>
        <table:table-row table:style-name="ro1">
          <table:table-cell office:value-type="string" calcext:value-type="string">
            <text:p>u-ch427-n96-start-paper-29</text:p>
          </table:table-cell>
          <table:table-cell office:value-type="float" office:value="169.13" calcext:value-type="float">
            <text:p>169.13</text:p>
          </table:table-cell>
          <table:table-cell office:value-type="float" office:value="45.92" calcext:value-type="float">
            <text:p>45.9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22-06-23T23:59:46Z</text:p>
          </table:table-cell>
          <table:table-cell office:value-type="string" calcext:value-type="string">
            <text:p>2022-06-24T00:29:11Z</text:p>
          </table:table-cell>
          <table:table-cell office:value-type="string" calcext:value-type="string">
            <text:p>2022-06-24T00:34:16Z</text:p>
          </table:table-cell>
          <table:table-cell office:value-type="string" calcext:value-type="string">
            <text:p>SUCCEEDED</text:p>
          </table:table-cell>
          <table:table-cell office:value-type="float" office:value="1905216" calcext:value-type="float">
            <text:p>1905216</text:p>
          </table:table-cell>
          <table:table-cell office:value-type="float" office:value="209498" calcext:value-type="float">
            <text:p>209498</text:p>
          </table:table-cell>
          <table:table-cell office:value-type="float" office:value="4.988" calcext:value-type="float">
            <text:p>4.988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175.184" calcext:value-type="float">
            <text:p>175.184</text:p>
          </table:table-cell>
          <table:table-cell office:value-type="float" office:value="50.5" calcext:value-type="float">
            <text:p>50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23T23:57:28Z</text:p>
          </table:table-cell>
          <table:table-cell office:value-type="string" calcext:value-type="string">
            <text:p>2022-06-24T00:29:11Z</text:p>
          </table:table-cell>
          <table:table-cell office:value-type="string" calcext:value-type="string">
            <text:p>2022-06-24T00:34:18Z</text:p>
          </table:table-cell>
          <table:table-cell office:value-type="string" calcext:value-type="string">
            <text:p>SUCCEEDED</text:p>
          </table:table-cell>
          <table:table-cell office:value-type="float" office:value="1905213" calcext:value-type="float">
            <text:p>1905213</text:p>
          </table:table-cell>
          <table:table-cell office:value-type="float" office:value="143165" calcext:value-type="float">
            <text:p>143165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string" calcext:value-type="string">
            <text:p>u-ch427-n96-start-paper-40</text:p>
          </table:table-cell>
          <table:table-cell office:value-type="float" office:value="209.15" calcext:value-type="float">
            <text:p>209.15</text:p>
          </table:table-cell>
          <table:table-cell office:value-type="float" office:value="47.4" calcext:value-type="float">
            <text:p>47.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2022-06-29T03:30:33Z</text:p>
          </table:table-cell>
          <table:table-cell office:value-type="string" calcext:value-type="string">
            <text:p>2022-06-29T05:37:57Z</text:p>
          </table:table-cell>
          <table:table-cell office:value-type="string" calcext:value-type="string">
            <text:p>2022-06-29T05:44:03Z</text:p>
          </table:table-cell>
          <table:table-cell office:value-type="string" calcext:value-type="string">
            <text:p>SUCCEEDED</text:p>
          </table:table-cell>
          <table:table-cell office:value-type="float" office:value="1931747" calcext:value-type="float">
            <text:p>1931747</text:p>
          </table:table-cell>
          <table:table-cell office:value-type="float" office:value="221169" calcext:value-type="float">
            <text:p>221169</text:p>
          </table:table-cell>
          <table:table-cell office:value-type="float" office:value="2.522" calcext:value-type="float">
            <text:p>2.522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273.078" calcext:value-type="float">
            <text:p>273.078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6:48:54Z</text:p>
          </table:table-cell>
          <table:table-cell office:value-type="string" calcext:value-type="string">
            <text:p>2022-06-15T17:50:43Z</text:p>
          </table:table-cell>
          <table:table-cell office:value-type="string" calcext:value-type="string">
            <text:p>2022-06-15T17:58:11Z</text:p>
          </table:table-cell>
          <table:table-cell office:value-type="string" calcext:value-type="string">
            <text:p>SUCCEEDED</text:p>
          </table:table-cell>
          <table:table-cell office:value-type="float" office:value="1827273" calcext:value-type="float">
            <text:p>1827273</text:p>
          </table:table-cell>
          <table:table-cell office:value-type="float" office:value="149960" calcext:value-type="float">
            <text:p>149960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string" calcext:value-type="string">
            <text:p>u-ch427-n96-start-paper-60</text:p>
          </table:table-cell>
          <table:table-cell office:value-type="float" office:value="424.947" calcext:value-type="float">
            <text:p>424.947</text:p>
          </table:table-cell>
          <table:table-cell office:value-type="float" office:value="55.43" calcext:value-type="float">
            <text:p>55.4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022-06-29T03:30:43Z</text:p>
          </table:table-cell>
          <table:table-cell office:value-type="string" calcext:value-type="string">
            <text:p>2022-06-29T05:25:56Z</text:p>
          </table:table-cell>
          <table:table-cell office:value-type="string" calcext:value-type="string">
            <text:p>2022-06-29T05:36:39Z</text:p>
          </table:table-cell>
          <table:table-cell office:value-type="string" calcext:value-type="string">
            <text:p>SUCCEEDED</text:p>
          </table:table-cell>
          <table:table-cell office:value-type="float" office:value="1931748" calcext:value-type="float">
            <text:p>1931748</text:p>
          </table:table-cell>
          <table:table-cell office:value-type="float" office:value="63457" calcext:value-type="float">
            <text:p>63457</text:p>
          </table:table-cell>
          <table:table-cell office:value-type="float" office:value="3.052" calcext:value-type="float">
            <text:p>3.052</text:p>
          </table:table-cell>
        </table:table-row>
        <table:table-row table:style-name="ro1">
          <table:table-cell office:value-type="string" calcext:value-type="string">
            <text:p>u-ch427-n96-start-paper-70</text:p>
          </table:table-cell>
          <table:table-cell office:value-type="float" office:value="525.249" calcext:value-type="float">
            <text:p>525.249</text:p>
          </table:table-cell>
          <table:table-cell office:value-type="float" office:value="62.49" calcext:value-type="float">
            <text:p>62.4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2022-06-29T07:04:19Z</text:p>
          </table:table-cell>
          <table:table-cell office:value-type="string" calcext:value-type="string">
            <text:p>2022-07-01T03:23:58Z</text:p>
          </table:table-cell>
          <table:table-cell office:value-type="string" calcext:value-type="string">
            <text:p>2022-07-01T03:37:26Z</text:p>
          </table:table-cell>
          <table:table-cell office:value-type="string" calcext:value-type="string">
            <text:p>SUCCEEDED</text:p>
          </table:table-cell>
          <table:table-cell office:value-type="float" office:value="1932163" calcext:value-type="float">
            <text:p>1932163</text:p>
          </table:table-cell>
          <table:table-cell office:value-type="float" office:value="200693" calcext:value-type="float">
            <text:p>200693</text:p>
          </table:table-cell>
          <table:table-cell office:value-type="float" office:value="14.224" calcext:value-type="float">
            <text:p>14.224</text:p>
          </table:table-cell>
        </table:table-row>
        <table:table-row table:style-name="ro1">
          <table:table-cell office:value-type="string" calcext:value-type="string">
            <text:p>u-ch427-n96-start-paper-80</text:p>
          </table:table-cell>
          <table:table-cell office:value-type="float" office:value="684.963" calcext:value-type="float">
            <text:p>684.963</text:p>
          </table:table-cell>
          <table:table-cell office:value-type="float" office:value="82.63" calcext:value-type="float">
            <text:p>82.6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2022-06-29T07:01:16Z</text:p>
          </table:table-cell>
          <table:table-cell office:value-type="string" calcext:value-type="string">
            <text:p>2022-07-01T03:23:24Z</text:p>
          </table:table-cell>
          <table:table-cell office:value-type="string" calcext:value-type="string">
            <text:p>2022-07-01T03:39:53Z</text:p>
          </table:table-cell>
          <table:table-cell office:value-type="string" calcext:value-type="string">
            <text:p>SUCCEEDED</text:p>
          </table:table-cell>
          <table:table-cell office:value-type="float" office:value="1932154" calcext:value-type="float">
            <text:p>1932154</text:p>
          </table:table-cell>
          <table:table-cell office:value-type="float" office:value="94411" calcext:value-type="float">
            <text:p>94411</text:p>
          </table:table-cell>
          <table:table-cell office:value-type="float" office:value="9.211" calcext:value-type="float">
            <text:p>9.211</text:p>
          </table:table-cell>
        </table:table-row>
        <table:table-row table:style-name="ro1">
          <table:table-cell office:value-type="string" calcext:value-type="string">
            <text:p>u-ch427-n96-start-paper-90</text:p>
          </table:table-cell>
          <table:table-cell office:value-type="float" office:value="894.707" calcext:value-type="float">
            <text:p>894.707</text:p>
          </table:table-cell>
          <table:table-cell office:value-type="float" office:value="92.04" calcext:value-type="float">
            <text:p>92.0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2022-06-29T07:01:40Z</text:p>
          </table:table-cell>
          <table:table-cell office:value-type="string" calcext:value-type="string">
            <text:p>2022-07-01T02:05:03Z</text:p>
          </table:table-cell>
          <table:table-cell office:value-type="string" calcext:value-type="string">
            <text:p>2022-07-01T02:25:45Z</text:p>
          </table:table-cell>
          <table:table-cell office:value-type="string" calcext:value-type="string">
            <text:p>SUCCEEDED</text:p>
          </table:table-cell>
          <table:table-cell office:value-type="float" office:value="1932156" calcext:value-type="float">
            <text:p>1932156</text:p>
          </table:table-cell>
          <table:table-cell office:value-type="float" office:value="68037" calcext:value-type="float">
            <text:p>68037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613.343" calcext:value-type="float">
            <text:p>613.343</text:p>
          </table:table-cell>
          <table:table-cell office:value-type="float" office:value="92.67" calcext:value-type="float">
            <text:p>92.6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21:06:43Z</text:p>
          </table:table-cell>
          <table:table-cell office:value-type="string" calcext:value-type="string">
            <text:p>2022-06-16T21:24:58Z</text:p>
          </table:table-cell>
          <table:table-cell office:value-type="string" calcext:value-type="string">
            <text:p>SUCCEEDED</text:p>
          </table:table-cell>
          <table:table-cell office:value-type="float" office:value="1830242" calcext:value-type="float">
            <text:p>1830242</text:p>
          </table:table-cell>
          <table:table-cell office:value-type="float" office:value="131984" calcext:value-type="float">
            <text:p>131984</text:p>
          </table:table-cell>
          <table:table-cell office:value-type="float" office:value="18.878" calcext:value-type="float">
            <text:p>18.878</text:p>
          </table:table-cell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903.709" calcext:value-type="float">
            <text:p>903.709</text:p>
          </table:table-cell>
          <table:table-cell office:value-type="float" office:value="73.88" calcext:value-type="float">
            <text:p>73.8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21:19:38Z</text:p>
          </table:table-cell>
          <table:table-cell office:value-type="string" calcext:value-type="string">
            <text:p>2022-06-16T21:42:34Z</text:p>
          </table:table-cell>
          <table:table-cell office:value-type="string" calcext:value-type="string">
            <text:p>SUCCEEDED</text:p>
          </table:table-cell>
          <table:table-cell office:value-type="float" office:value="1830245" calcext:value-type="float">
            <text:p>1830245</text:p>
          </table:table-cell>
          <table:table-cell office:value-type="float" office:value="209561" calcext:value-type="float">
            <text:p>209561</text:p>
          </table:table-cell>
          <table:table-cell office:value-type="float" office:value="20.389" calcext:value-type="float">
            <text:p>20.389</text:p>
          </table:table-cell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930.802" calcext:value-type="float">
            <text:p>930.802</text:p>
          </table:table-cell>
          <table:table-cell office:value-type="float" office:value="89.13" calcext:value-type="float">
            <text:p>89.1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6T05:53:20Z</text:p>
          </table:table-cell>
          <table:table-cell office:value-type="string" calcext:value-type="string">
            <text:p>2022-06-16T18:33:34Z</text:p>
          </table:table-cell>
          <table:table-cell office:value-type="string" calcext:value-type="string">
            <text:p>2022-06-16T18:57:00Z</text:p>
          </table:table-cell>
          <table:table-cell office:value-type="string" calcext:value-type="string">
            <text:p>SUCCEEDED</text:p>
          </table:table-cell>
          <table:table-cell office:value-type="float" office:value="1830237" calcext:value-type="float">
            <text:p>1830237</text:p>
          </table:table-cell>
          <table:table-cell office:value-type="float" office:value="116932" calcext:value-type="float">
            <text:p>116932</text:p>
          </table:table-cell>
          <table:table-cell office:value-type="float" office:value="18.008" calcext:value-type="float">
            <text:p>18.008</text:p>
          </table:table-cell>
        </table:table-row>
        <table:table-row table:style-name="ro1">
          <table:table-cell office:value-type="string" calcext:value-type="string">
            <text:p>u-ch427-n96-start-paper-ms-00</text:p>
          </table:table-cell>
          <table:table-cell office:value-type="float" office:value="70.478" calcext:value-type="float">
            <text:p>70.478</text:p>
          </table:table-cell>
          <table:table-cell office:value-type="float" office:value="11.82" calcext:value-type="float">
            <text:p>11.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8:20:06Z</text:p>
          </table:table-cell>
          <table:table-cell office:value-type="string" calcext:value-type="string">
            <text:p>2022-06-18T18:20:22Z</text:p>
          </table:table-cell>
          <table:table-cell office:value-type="string" calcext:value-type="string">
            <text:p>2022-06-18T18:21:54Z</text:p>
          </table:table-cell>
          <table:table-cell office:value-type="string" calcext:value-type="string">
            <text:p>SUCCEEDED</text:p>
          </table:table-cell>
          <table:table-cell office:value-type="float" office:value="1864481" calcext:value-type="float">
            <text:p>1864481</text:p>
          </table:table-cell>
          <table:table-cell office:value-type="float" office:value="130761" calcext:value-type="float">
            <text:p>130761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u-ch427-n96-start-paper-prec-00</text:p>
          </table:table-cell>
          <table:table-cell office:value-type="float" office:value="62.563" calcext:value-type="float">
            <text:p>62.563</text:p>
          </table:table-cell>
          <table:table-cell office:value-type="float" office:value="11.36" calcext:value-type="float">
            <text:p>11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8:07:14Z</text:p>
          </table:table-cell>
          <table:table-cell office:value-type="string" calcext:value-type="string">
            <text:p>2022-06-18T18:08:23Z</text:p>
          </table:table-cell>
          <table:table-cell office:value-type="string" calcext:value-type="string">
            <text:p>2022-06-18T18:09:44Z</text:p>
          </table:table-cell>
          <table:table-cell office:value-type="string" calcext:value-type="string">
            <text:p>SUCCEEDED</text:p>
          </table:table-cell>
          <table:table-cell office:value-type="float" office:value="1864255" calcext:value-type="float">
            <text:p>1864255</text:p>
          </table:table-cell>
          <table:table-cell office:value-type="float" office:value="212727" calcext:value-type="float">
            <text:p>212727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59.571" calcext:value-type="float">
            <text:p>59.571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22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15Z</text:p>
          </table:table-cell>
          <table:table-cell office:value-type="string" calcext:value-type="string">
            <text:p>SUCCEEDED</text:p>
          </table:table-cell>
          <table:table-cell office:value-type="float" office:value="1826538" calcext:value-type="float">
            <text:p>1826538</text:p>
          </table:table-cell>
          <table:table-cell office:value-type="float" office:value="228620" calcext:value-type="float">
            <text:p>228620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61.365" calcext:value-type="float">
            <text:p>61.365</text:p>
          </table:table-cell>
          <table:table-cell office:value-type="float" office:value="9.53" calcext:value-type="float">
            <text:p>9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37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30Z</text:p>
          </table:table-cell>
          <table:table-cell office:value-type="string" calcext:value-type="string">
            <text:p>SUCCEEDED</text:p>
          </table:table-cell>
          <table:table-cell office:value-type="float" office:value="1826539" calcext:value-type="float">
            <text:p>1826539</text:p>
          </table:table-cell>
          <table:table-cell office:value-type="float" office:value="57673" calcext:value-type="float">
            <text:p>57673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start-paper-x0-02</text:p>
          </table:table-cell>
          <table:table-cell office:value-type="float" office:value="63.755" calcext:value-type="float">
            <text:p>63.755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20:16:58Z</text:p>
          </table:table-cell>
          <table:table-cell office:value-type="string" calcext:value-type="string">
            <text:p>2022-06-15T20:23:05Z</text:p>
          </table:table-cell>
          <table:table-cell office:value-type="string" calcext:value-type="string">
            <text:p>2022-06-15T20:24:37Z</text:p>
          </table:table-cell>
          <table:table-cell office:value-type="string" calcext:value-type="string">
            <text:p>SUCCEEDED</text:p>
          </table:table-cell>
          <table:table-cell office:value-type="float" office:value="1828117" calcext:value-type="float">
            <text:p>1828117</text:p>
          </table:table-cell>
          <table:table-cell office:value-type="float" office:value="5372" calcext:value-type="float">
            <text:p>537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x0-03</text:p>
          </table:table-cell>
          <table:table-cell office:value-type="float" office:value="66.494" calcext:value-type="float">
            <text:p>66.494</text:p>
          </table:table-cell>
          <table:table-cell office:value-type="float" office:value="12.49" calcext:value-type="float">
            <text:p>12.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5T20:17:06Z</text:p>
          </table:table-cell>
          <table:table-cell office:value-type="string" calcext:value-type="string">
            <text:p>2022-06-15T20:27:07Z</text:p>
          </table:table-cell>
          <table:table-cell office:value-type="string" calcext:value-type="string">
            <text:p>2022-06-15T20:28:46Z</text:p>
          </table:table-cell>
          <table:table-cell office:value-type="string" calcext:value-type="string">
            <text:p>SUCCEEDED</text:p>
          </table:table-cell>
          <table:table-cell office:value-type="float" office:value="1828118" calcext:value-type="float">
            <text:p>1828118</text:p>
          </table:table-cell>
          <table:table-cell office:value-type="float" office:value="30623" calcext:value-type="float">
            <text:p>30623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u-ch427-n96-start-paper-x0-04</text:p>
          </table:table-cell>
          <table:table-cell office:value-type="float" office:value="67.676" calcext:value-type="float">
            <text:p>67.676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5T20:17:18Z</text:p>
          </table:table-cell>
          <table:table-cell office:value-type="string" calcext:value-type="string">
            <text:p>2022-06-15T20:19:06Z</text:p>
          </table:table-cell>
          <table:table-cell office:value-type="string" calcext:value-type="string">
            <text:p>2022-06-15T20:20:46Z</text:p>
          </table:table-cell>
          <table:table-cell office:value-type="string" calcext:value-type="string">
            <text:p>SUCCEEDED</text:p>
          </table:table-cell>
          <table:table-cell office:value-type="float" office:value="1828121" calcext:value-type="float">
            <text:p>1828121</text:p>
          </table:table-cell>
          <table:table-cell office:value-type="float" office:value="181503" calcext:value-type="float">
            <text:p>18150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u-ch427-n96-start-paper-x0-0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5T20:17:29Z</text:p>
          </table:table-cell>
          <table:table-cell office:value-type="string" calcext:value-type="string">
            <text:p>2022-06-15T20:20:09Z</text:p>
          </table:table-cell>
          <table:table-cell office:value-type="string" calcext:value-type="string">
            <text:p>2022-06-15T20:22:07Z</text:p>
          </table:table-cell>
          <table:table-cell office:value-type="string" calcext:value-type="string">
            <text:p>SUCCEEDED</text:p>
          </table:table-cell>
          <table:table-cell office:value-type="float" office:value="1828122" calcext:value-type="float">
            <text:p>1828122</text:p>
          </table:table-cell>
          <table:table-cell office:value-type="float" office:value="132818" calcext:value-type="float">
            <text:p>132818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start-paper-x0-06</text:p>
          </table:table-cell>
          <table:table-cell office:value-type="float" office:value="69.125" calcext:value-type="float">
            <text:p>69.125</text:p>
          </table:table-cell>
          <table:table-cell office:value-type="float" office:value="13.37" calcext:value-type="float">
            <text:p>13.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5T20:17:39Z</text:p>
          </table:table-cell>
          <table:table-cell office:value-type="string" calcext:value-type="string">
            <text:p>2022-06-15T20:33:57Z</text:p>
          </table:table-cell>
          <table:table-cell office:value-type="string" calcext:value-type="string">
            <text:p>2022-06-15T20:36:03Z</text:p>
          </table:table-cell>
          <table:table-cell office:value-type="string" calcext:value-type="string">
            <text:p>SUCCEEDED</text:p>
          </table:table-cell>
          <table:table-cell office:value-type="float" office:value="1828123" calcext:value-type="float">
            <text:p>1828123</text:p>
          </table:table-cell>
          <table:table-cell office:value-type="float" office:value="19531" calcext:value-type="float">
            <text:p>19531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u-ch427-n96-start-paper-x0-07</text:p>
          </table:table-cell>
          <table:table-cell office:value-type="float" office:value="74.081" calcext:value-type="float">
            <text:p>74.081</text:p>
          </table:table-cell>
          <table:table-cell office:value-type="float" office:value="13.57" calcext:value-type="float">
            <text:p>13.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5T20:22:55Z</text:p>
          </table:table-cell>
          <table:table-cell office:value-type="string" calcext:value-type="string">
            <text:p>2022-06-15T20:44:37Z</text:p>
          </table:table-cell>
          <table:table-cell office:value-type="string" calcext:value-type="string">
            <text:p>2022-06-15T20:46:49Z</text:p>
          </table:table-cell>
          <table:table-cell office:value-type="string" calcext:value-type="string">
            <text:p>SUCCEEDED</text:p>
          </table:table-cell>
          <table:table-cell office:value-type="float" office:value="1828138" calcext:value-type="float">
            <text:p>1828138</text:p>
          </table:table-cell>
          <table:table-cell office:value-type="float" office:value="132216" calcext:value-type="float">
            <text:p>132216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u-ch427-n96-start-paper-x0-08</text:p>
          </table:table-cell>
          <table:table-cell office:value-type="float" office:value="73.699" calcext:value-type="float">
            <text:p>73.69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5T20:23:00Z</text:p>
          </table:table-cell>
          <table:table-cell office:value-type="string" calcext:value-type="string">
            <text:p>2022-06-15T21:21:35Z</text:p>
          </table:table-cell>
          <table:table-cell office:value-type="string" calcext:value-type="string">
            <text:p>2022-06-15T21:23:48Z</text:p>
          </table:table-cell>
          <table:table-cell office:value-type="string" calcext:value-type="string">
            <text:p>SUCCEEDED</text:p>
          </table:table-cell>
          <table:table-cell office:value-type="float" office:value="1828139" calcext:value-type="float">
            <text:p>1828139</text:p>
          </table:table-cell>
          <table:table-cell office:value-type="float" office:value="232230" calcext:value-type="float">
            <text:p>232230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u-ch427-n96-start-paper-x0-09</text:p>
          </table:table-cell>
          <table:table-cell office:value-type="float" office:value="76.161" calcext:value-type="float">
            <text:p>76.161</text:p>
          </table:table-cell>
          <table:table-cell office:value-type="float" office:value="14.58" calcext:value-type="float">
            <text:p>14.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5T20:23:10Z</text:p>
          </table:table-cell>
          <table:table-cell office:value-type="string" calcext:value-type="string">
            <text:p>2022-06-15T21:42:01Z</text:p>
          </table:table-cell>
          <table:table-cell office:value-type="string" calcext:value-type="string">
            <text:p>2022-06-15T21:44:18Z</text:p>
          </table:table-cell>
          <table:table-cell office:value-type="string" calcext:value-type="string">
            <text:p>SUCCEEDED</text:p>
          </table:table-cell>
          <table:table-cell office:value-type="float" office:value="1828140" calcext:value-type="float">
            <text:p>1828140</text:p>
          </table:table-cell>
          <table:table-cell office:value-type="float" office:value="93049" calcext:value-type="float">
            <text:p>9304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9.217" calcext:value-type="float">
            <text:p>79.217</text:p>
          </table:table-cell>
          <table:table-cell office:value-type="float" office:value="13.81" calcext:value-type="float">
            <text:p>13.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15T15:11:59Z</text:p>
          </table:table-cell>
          <table:table-cell office:value-type="string" calcext:value-type="string">
            <text:p>2022-06-15T15:13:04Z</text:p>
          </table:table-cell>
          <table:table-cell office:value-type="string" calcext:value-type="string">
            <text:p>2022-06-15T15:15:25Z</text:p>
          </table:table-cell>
          <table:table-cell office:value-type="string" calcext:value-type="string">
            <text:p>SUCCEEDED</text:p>
          </table:table-cell>
          <table:table-cell office:value-type="float" office:value="1826581" calcext:value-type="float">
            <text:p>1826581</text:p>
          </table:table-cell>
          <table:table-cell office:value-type="float" office:value="127661" calcext:value-type="float">
            <text:p>127661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905.889" calcext:value-type="float">
            <text:p>905.889</text:p>
          </table:table-cell>
          <table:table-cell office:value-type="float" office:value="86.23" calcext:value-type="float">
            <text:p>86.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15T15:07:56Z</text:p>
          </table:table-cell>
          <table:table-cell office:value-type="string" calcext:value-type="string">
            <text:p>2022-06-15T17:12:54Z</text:p>
          </table:table-cell>
          <table:table-cell office:value-type="string" calcext:value-type="string">
            <text:p>2022-06-15T17:35:25Z</text:p>
          </table:table-cell>
          <table:table-cell office:value-type="string" calcext:value-type="string">
            <text:p>SUCCEEDED</text:p>
          </table:table-cell>
          <table:table-cell office:value-type="float" office:value="1826547" calcext:value-type="float">
            <text:p>1826547</text:p>
          </table:table-cell>
          <table:table-cell office:value-type="float" office:value="84597" calcext:value-type="float">
            <text:p>84597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u-ch427-n96-start-paper-x0-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10</text:p>
          </table:table-cell>
          <table:table-cell office:value-type="float" office:value="1086.853" calcext:value-type="float">
            <text:p>1086.853</text:p>
          </table:table-cell>
          <table:table-cell office:value-type="float" office:value="119.16" calcext:value-type="float">
            <text:p>119.1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2022-07-01T11:42:36Z</text:p>
          </table:table-cell>
          <table:table-cell office:value-type="string" calcext:value-type="string">
            <text:p>2022-07-01T13:22:08Z</text:p>
          </table:table-cell>
          <table:table-cell office:value-type="string" calcext:value-type="string">
            <text:p>2022-07-01T13:49:02Z</text:p>
          </table:table-cell>
          <table:table-cell office:value-type="string" calcext:value-type="string">
            <text:p>SUCCEEDED</text:p>
          </table:table-cell>
          <table:table-cell office:value-type="float" office:value="1943128" calcext:value-type="float">
            <text:p>1943128</text:p>
          </table:table-cell>
          <table:table-cell office:value-type="float" office:value="158848" calcext:value-type="float">
            <text:p>158848</text:p>
          </table:table-cell>
          <table:table-cell office:value-type="float" office:value="23.735" calcext:value-type="float">
            <text:p>23.735</text:p>
          </table:table-cell>
        </table:table-row>
        <table:table-row table:style-name="ro1">
          <table:table-cell office:value-type="string" calcext:value-type="string">
            <text:p>u-ch427-n96-start-paper-x0-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20</text:p>
          </table:table-cell>
          <table:table-cell office:value-type="float" office:value="1302.484" calcext:value-type="float">
            <text:p>1302.484</text:p>
          </table:table-cell>
          <table:table-cell office:value-type="float" office:value="103.04" calcext:value-type="float">
            <text:p>103.0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2022-06-29T04:06:07Z</text:p>
          </table:table-cell>
          <table:table-cell office:value-type="string" calcext:value-type="string">
            <text:p>2022-07-01T01:23:47Z</text:p>
          </table:table-cell>
          <table:table-cell office:value-type="string" calcext:value-type="string">
            <text:p>2022-07-01T01:55:06Z</text:p>
          </table:table-cell>
          <table:table-cell office:value-type="string" calcext:value-type="string">
            <text:p>SUCCEEDED</text:p>
          </table:table-cell>
          <table:table-cell office:value-type="float" office:value="1931816" calcext:value-type="float">
            <text:p>1931816</text:p>
          </table:table-cell>
          <table:table-cell office:value-type="float" office:value="20133" calcext:value-type="float">
            <text:p>20133</text:p>
          </table:table-cell>
          <table:table-cell office:value-type="float" office:value="27.626" calcext:value-type="float">
            <text:p>27.626</text:p>
          </table:table-cell>
        </table:table-row>
        <table:table-row table:style-name="ro1">
          <table:table-cell office:value-type="string" calcext:value-type="string">
            <text:p>u-ch427-n96-start-paper-x0-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117.413" calcext:value-type="float">
            <text:p>117.413</text:p>
          </table:table-cell>
          <table:table-cell office:value-type="float" office:value="19.67" calcext:value-type="float">
            <text:p>19.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15T15:07:09Z</text:p>
          </table:table-cell>
          <table:table-cell office:value-type="string" calcext:value-type="string">
            <text:p>2022-06-15T15:08:01Z</text:p>
          </table:table-cell>
          <table:table-cell office:value-type="string" calcext:value-type="string">
            <text:p>2022-06-15T15:11:35Z</text:p>
          </table:table-cell>
          <table:table-cell office:value-type="string" calcext:value-type="string">
            <text:p>SUCCEEDED</text:p>
          </table:table-cell>
          <table:table-cell office:value-type="float" office:value="1826542" calcext:value-type="float">
            <text:p>1826542</text:p>
          </table:table-cell>
          <table:table-cell office:value-type="float" office:value="126623" calcext:value-type="float">
            <text:p>12662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u-ch427-n96-start-paper-x0-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169.728" calcext:value-type="float">
            <text:p>169.728</text:p>
          </table:table-cell>
          <table:table-cell office:value-type="float" office:value="39.96" calcext:value-type="float">
            <text:p>39.9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15T15:07:24Z</text:p>
          </table:table-cell>
          <table:table-cell office:value-type="string" calcext:value-type="string">
            <text:p>2022-06-15T15:12:05Z</text:p>
          </table:table-cell>
          <table:table-cell office:value-type="string" calcext:value-type="string">
            <text:p>2022-06-15T15:17:10Z</text:p>
          </table:table-cell>
          <table:table-cell office:value-type="string" calcext:value-type="string">
            <text:p>SUCCEEDED</text:p>
          </table:table-cell>
          <table:table-cell office:value-type="float" office:value="1826543" calcext:value-type="float">
            <text:p>1826543</text:p>
          </table:table-cell>
          <table:table-cell office:value-type="float" office:value="224646" calcext:value-type="float">
            <text:p>224646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string" calcext:value-type="string">
            <text:p>u-ch427-n96-start-paper-x0-40</text:p>
          </table:table-cell>
          <table:table-cell office:value-type="float" office:value="225.469" calcext:value-type="float">
            <text:p>225.469</text:p>
          </table:table-cell>
          <table:table-cell office:value-type="float" office:value="45.7" calcext:value-type="float">
            <text:p>45.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2022-06-29T07:05:01Z</text:p>
          </table:table-cell>
          <table:table-cell office:value-type="string" calcext:value-type="string">
            <text:p>2022-07-01T03:52:16Z</text:p>
          </table:table-cell>
          <table:table-cell office:value-type="string" calcext:value-type="string">
            <text:p>2022-07-01T03:58:54Z</text:p>
          </table:table-cell>
          <table:table-cell office:value-type="string" calcext:value-type="string">
            <text:p>SUCCEEDED</text:p>
          </table:table-cell>
          <table:table-cell office:value-type="float" office:value="1932169" calcext:value-type="float">
            <text:p>1932169</text:p>
          </table:table-cell>
          <table:table-cell office:value-type="float" office:value="21663" calcext:value-type="float">
            <text:p>21663</text:p>
          </table:table-cell>
          <table:table-cell office:value-type="float" office:value="3.776" calcext:value-type="float">
            <text:p>3.776</text:p>
          </table:table-cell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280.34" calcext:value-type="float">
            <text:p>280.34</text:p>
          </table:table-cell>
          <table:table-cell office:value-type="float" office:value="50.45" calcext:value-type="float">
            <text:p>50.4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5:07:38Z</text:p>
          </table:table-cell>
          <table:table-cell office:value-type="string" calcext:value-type="string">
            <text:p>2022-06-15T15:26:00Z</text:p>
          </table:table-cell>
          <table:table-cell office:value-type="string" calcext:value-type="string">
            <text:p>2022-06-15T15:34:08Z</text:p>
          </table:table-cell>
          <table:table-cell office:value-type="string" calcext:value-type="string">
            <text:p>SUCCEEDED</text:p>
          </table:table-cell>
          <table:table-cell office:value-type="float" office:value="1826544" calcext:value-type="float">
            <text:p>1826544</text:p>
          </table:table-cell>
          <table:table-cell office:value-type="float" office:value="248373" calcext:value-type="float">
            <text:p>248373</text:p>
          </table:table-cell>
          <table:table-cell office:value-type="float" office:value="3.592" calcext:value-type="float">
            <text:p>3.592</text:p>
          </table:table-cell>
        </table:table-row>
        <table:table-row table:style-name="ro1">
          <table:table-cell office:value-type="string" calcext:value-type="string">
            <text:p>u-ch427-n96-start-paper-x0-60</text:p>
          </table:table-cell>
          <table:table-cell office:value-type="float" office:value="442.078" calcext:value-type="float">
            <text:p>442.07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022-06-29T07:05:10Z</text:p>
          </table:table-cell>
          <table:table-cell office:value-type="string" calcext:value-type="string">
            <text:p>2022-07-01T03:52:16Z</text:p>
          </table:table-cell>
          <table:table-cell office:value-type="string" calcext:value-type="string">
            <text:p>2022-07-01T04:04:00Z</text:p>
          </table:table-cell>
          <table:table-cell office:value-type="string" calcext:value-type="string">
            <text:p>SUCCEEDED</text:p>
          </table:table-cell>
          <table:table-cell office:value-type="float" office:value="1932170" calcext:value-type="float">
            <text:p>1932170</text:p>
          </table:table-cell>
          <table:table-cell office:value-type="float" office:value="247623" calcext:value-type="float">
            <text:p>247623</text:p>
          </table:table-cell>
          <table:table-cell office:value-type="float" office:value="11.971" calcext:value-type="float">
            <text:p>11.971</text:p>
          </table:table-cell>
        </table:table-row>
        <table:table-row table:style-name="ro1">
          <table:table-cell office:value-type="string" calcext:value-type="string">
            <text:p>u-ch427-n96-start-paper-x0-70</text:p>
          </table:table-cell>
          <table:table-cell office:value-type="float" office:value="523.855" calcext:value-type="float">
            <text:p>523.855</text:p>
          </table:table-cell>
          <table:table-cell office:value-type="float" office:value="80.56" calcext:value-type="float">
            <text:p>80.5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2022-06-29T07:05:22Z</text:p>
          </table:table-cell>
          <table:table-cell office:value-type="string" calcext:value-type="string">
            <text:p>2022-07-01T03:37:57Z</text:p>
          </table:table-cell>
          <table:table-cell office:value-type="string" calcext:value-type="string">
            <text:p>2022-07-01T03:51:45Z</text:p>
          </table:table-cell>
          <table:table-cell office:value-type="string" calcext:value-type="string">
            <text:p>SUCCEEDED</text:p>
          </table:table-cell>
          <table:table-cell office:value-type="float" office:value="1932172" calcext:value-type="float">
            <text:p>1932172</text:p>
          </table:table-cell>
          <table:table-cell office:value-type="float" office:value="223955" calcext:value-type="float">
            <text:p>223955</text:p>
          </table:table-cell>
          <table:table-cell office:value-type="float" office:value="20.912" calcext:value-type="float">
            <text:p>20.912</text:p>
          </table:table-cell>
        </table:table-row>
        <table:table-row table:style-name="ro1">
          <table:table-cell office:value-type="string" calcext:value-type="string">
            <text:p>u-ch427-n96-start-paper-x0-80</text:p>
          </table:table-cell>
          <table:table-cell office:value-type="float" office:value="679.356" calcext:value-type="float">
            <text:p>679.356</text:p>
          </table:table-cell>
          <table:table-cell office:value-type="float" office:value="68.33" calcext:value-type="float">
            <text:p>68.3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2022-06-29T07:05:32Z</text:p>
          </table:table-cell>
          <table:table-cell office:value-type="string" calcext:value-type="string">
            <text:p>2022-07-01T03:40:50Z</text:p>
          </table:table-cell>
          <table:table-cell office:value-type="string" calcext:value-type="string">
            <text:p>2022-07-01T03:58:04Z</text:p>
          </table:table-cell>
          <table:table-cell office:value-type="string" calcext:value-type="string">
            <text:p>SUCCEEDED</text:p>
          </table:table-cell>
          <table:table-cell office:value-type="float" office:value="1932173" calcext:value-type="float">
            <text:p>1932173</text:p>
          </table:table-cell>
          <table:table-cell office:value-type="float" office:value="118898" calcext:value-type="float">
            <text:p>118898</text:p>
          </table:table-cell>
          <table:table-cell office:value-type="float" office:value="39.392" calcext:value-type="float">
            <text:p>39.392</text:p>
          </table:table-cell>
        </table:table-row>
        <table:table-row table:style-name="ro1">
          <table:table-cell office:value-type="string" calcext:value-type="string">
            <text:p>u-ch427-n96-start-paper-x0-90</text:p>
          </table:table-cell>
          <table:table-cell office:value-type="float" office:value="836.298" calcext:value-type="float">
            <text:p>836.298</text:p>
          </table:table-cell>
          <table:table-cell office:value-type="float" office:value="98.66" calcext:value-type="float">
            <text:p>98.6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2022-06-29T10:05:52Z</text:p>
          </table:table-cell>
          <table:table-cell office:value-type="string" calcext:value-type="string">
            <text:p>2022-07-01T03:58:33Z</text:p>
          </table:table-cell>
          <table:table-cell office:value-type="string" calcext:value-type="string">
            <text:p>2022-07-01T04:19:08Z</text:p>
          </table:table-cell>
          <table:table-cell office:value-type="string" calcext:value-type="string">
            <text:p>SUCCEEDED</text:p>
          </table:table-cell>
          <table:table-cell office:value-type="float" office:value="1932930" calcext:value-type="float">
            <text:p>1932930</text:p>
          </table:table-cell>
          <table:table-cell office:value-type="float" office:value="74682" calcext:value-type="float">
            <text:p>74682</text:p>
          </table:table-cell>
          <table:table-cell office:value-type="float" office:value="18.662" calcext:value-type="float">
            <text:p>18.662</text:p>
          </table:table-cell>
        </table:table-row>
        <table:table-row table:style-name="ro1">
          <table:table-cell office:value-type="string" calcext:value-type="string">
            <text:p>u-ch427-n96-start-paper-x0-97</text:p>
          </table:table-cell>
          <table:table-cell office:value-type="float" office:value="642.506" calcext:value-type="float">
            <text:p>642.506</text:p>
          </table:table-cell>
          <table:table-cell office:value-type="float" office:value="87.29" calcext:value-type="float">
            <text:p>87.2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8T21:17:03Z</text:p>
          </table:table-cell>
          <table:table-cell office:value-type="string" calcext:value-type="string">
            <text:p>2022-06-19T12:38:40Z</text:p>
          </table:table-cell>
          <table:table-cell office:value-type="string" calcext:value-type="string">
            <text:p>2022-06-19T12:57:16Z</text:p>
          </table:table-cell>
          <table:table-cell office:value-type="string" calcext:value-type="string">
            <text:p>SUCCEEDED</text:p>
          </table:table-cell>
          <table:table-cell office:value-type="float" office:value="1866121" calcext:value-type="float">
            <text:p>1866121</text:p>
          </table:table-cell>
          <table:table-cell office:value-type="float" office:value="169444" calcext:value-type="float">
            <text:p>169444</text:p>
          </table:table-cell>
          <table:table-cell office:value-type="float" office:value="19.378" calcext:value-type="float">
            <text:p>19.378</text:p>
          </table:table-cell>
        </table:table-row>
        <table:table-row table:style-name="ro1">
          <table:table-cell office:value-type="string" calcext:value-type="string">
            <text:p>u-ch427-n96-start-paper-x0-98</text:p>
          </table:table-cell>
          <table:table-cell office:value-type="float" office:value="942.621" calcext:value-type="float">
            <text:p>942.621</text:p>
          </table:table-cell>
          <table:table-cell office:value-type="float" office:value="87.2" calcext:value-type="float">
            <text:p>87.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8T21:14:01Z</text:p>
          </table:table-cell>
          <table:table-cell office:value-type="string" calcext:value-type="string">
            <text:p>2022-06-19T11:34:34Z</text:p>
          </table:table-cell>
          <table:table-cell office:value-type="string" calcext:value-type="string">
            <text:p>2022-06-19T11:57:50Z</text:p>
          </table:table-cell>
          <table:table-cell office:value-type="string" calcext:value-type="string">
            <text:p>SUCCEEDED</text:p>
          </table:table-cell>
          <table:table-cell office:value-type="float" office:value="1866088" calcext:value-type="float">
            <text:p>1866088</text:p>
          </table:table-cell>
          <table:table-cell office:value-type="float" office:value="117951" calcext:value-type="float">
            <text:p>117951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office:value-type="string" calcext:value-type="string">
            <text:p>u-ch427-n96-start-paper-x0-99</text:p>
          </table:table-cell>
          <table:table-cell office:value-type="float" office:value="967.407" calcext:value-type="float">
            <text:p>967.407</text:p>
          </table:table-cell>
          <table:table-cell office:value-type="float" office:value="89.63" calcext:value-type="float">
            <text:p>89.6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8T21:15:37Z</text:p>
          </table:table-cell>
          <table:table-cell office:value-type="string" calcext:value-type="string">
            <text:p>2022-06-19T11:10:33Z</text:p>
          </table:table-cell>
          <table:table-cell office:value-type="string" calcext:value-type="string">
            <text:p>2022-06-19T11:34:06Z</text:p>
          </table:table-cell>
          <table:table-cell office:value-type="string" calcext:value-type="string">
            <text:p>SUCCEEDED</text:p>
          </table:table-cell>
          <table:table-cell office:value-type="float" office:value="1866110" calcext:value-type="float">
            <text:p>1866110</text:p>
          </table:table-cell>
          <table:table-cell office:value-type="float" office:value="90372" calcext:value-type="float">
            <text:p>90372</text:p>
          </table:table-cell>
          <table:table-cell office:value-type="float" office:value="17.599" calcext:value-type="float">
            <text:p>17.599</text:p>
          </table:table-cell>
        </table:table-row>
        <table:table-row table:style-name="ro1">
          <table:table-cell office:value-type="string" calcext:value-type="string">
            <text:p>u-ch427-n96-start-paper-x0-prec-00</text:p>
          </table:table-cell>
          <table:table-cell office:value-type="float" office:value="66.253" calcext:value-type="float">
            <text:p>66.253</text:p>
          </table:table-cell>
          <table:table-cell office:value-type="float" office:value="12.09" calcext:value-type="float">
            <text:p>12.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8:06:29Z</text:p>
          </table:table-cell>
          <table:table-cell office:value-type="string" calcext:value-type="string">
            <text:p>2022-06-18T18:07:14Z</text:p>
          </table:table-cell>
          <table:table-cell office:value-type="string" calcext:value-type="string">
            <text:p>2022-06-18T18:08:48Z</text:p>
          </table:table-cell>
          <table:table-cell office:value-type="string" calcext:value-type="string">
            <text:p>SUCCEEDED</text:p>
          </table:table-cell>
          <table:table-cell office:value-type="float" office:value="1864243" calcext:value-type="float">
            <text:p>1864243</text:p>
          </table:table-cell>
          <table:table-cell office:value-type="float" office:value="130572" calcext:value-type="float">
            <text:p>130572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u-ch427-n96-template-start</text:p>
          </table:table-cell>
          <table:table-cell office:value-type="float" office:value="63.404" calcext:value-type="float">
            <text:p>63.404</text:p>
          </table:table-cell>
          <table:table-cell office:value-type="float" office:value="11.86" calcext:value-type="float">
            <text:p>1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5-27T17:43:18Z</text:p>
          </table:table-cell>
          <table:table-cell office:value-type="string" calcext:value-type="string">
            <text:p>2022-05-27T17:43:29Z</text:p>
          </table:table-cell>
          <table:table-cell office:value-type="string" calcext:value-type="string">
            <text:p>2022-05-27T17:44:46Z</text:p>
          </table:table-cell>
          <table:table-cell office:value-type="string" calcext:value-type="string">
            <text:p>SUCCEEDED</text:p>
          </table:table-cell>
          <table:table-cell office:value-type="float" office:value="1620405" calcext:value-type="float">
            <text:p>1620405</text:p>
          </table:table-cell>
          <table:table-cell office:value-type="float" office:value="30845" calcext:value-type="float">
            <text:p>30845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template-start-00</text:p>
          </table:table-cell>
          <table:table-cell office:value-type="float" office:value="65.854" calcext:value-type="float">
            <text:p>65.854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14T20:26:59Z</text:p>
          </table:table-cell>
          <table:table-cell office:value-type="string" calcext:value-type="string">
            <text:p>2022-02-14T20:27:08Z</text:p>
          </table:table-cell>
          <table:table-cell office:value-type="string" calcext:value-type="string">
            <text:p>2022-02-14T20:28:30Z</text:p>
          </table:table-cell>
          <table:table-cell office:value-type="string" calcext:value-type="string">
            <text:p>SUCCEEDED</text:p>
          </table:table-cell>
          <table:table-cell office:value-type="float" office:value="1116066" calcext:value-type="float">
            <text:p>1116066</text:p>
          </table:table-cell>
          <table:table-cell office:value-type="float" office:value="238558" calcext:value-type="float">
            <text:p>238558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string" calcext:value-type="string">
            <text:p>u-ch427-n96-template-start-all</text:p>
          </table:table-cell>
          <table:table-cell office:value-type="float" office:value="76.811" calcext:value-type="float">
            <text:p>76.811</text:p>
          </table:table-cell>
          <table:table-cell office:value-type="float" office:value="15.43" calcext:value-type="float">
            <text:p>1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19T15:33:01Z</text:p>
          </table:table-cell>
          <table:table-cell office:value-type="string" calcext:value-type="string">
            <text:p>2022-02-19T15:33:08Z</text:p>
          </table:table-cell>
          <table:table-cell office:value-type="string" calcext:value-type="string">
            <text:p>2022-02-19T15:34:46Z</text:p>
          </table:table-cell>
          <table:table-cell office:value-type="string" calcext:value-type="string">
            <text:p>SUCCEEDED</text:p>
          </table:table-cell>
          <table:table-cell office:value-type="float" office:value="1136242" calcext:value-type="float">
            <text:p>1136242</text:p>
          </table:table-cell>
          <table:table-cell office:value-type="float" office:value="87586" calcext:value-type="float">
            <text:p>8758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u-ch427-n96-template-start-all2</text:p>
          </table:table-cell>
          <table:table-cell office:value-type="float" office:value="82.661" calcext:value-type="float">
            <text:p>82.661</text:p>
          </table:table-cell>
          <table:table-cell office:value-type="float" office:value="14.22" calcext:value-type="float">
            <text:p>1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022-02-25T17:27:49Z</text:p>
          </table:table-cell>
          <table:table-cell office:value-type="string" calcext:value-type="string">
            <text:p>2022-02-25T17:27:56Z</text:p>
          </table:table-cell>
          <table:table-cell office:value-type="string" calcext:value-type="string">
            <text:p>2022-02-25T17:29:40Z</text:p>
          </table:table-cell>
          <table:table-cell office:value-type="string" calcext:value-type="string">
            <text:p>SUCCEEDED</text:p>
          </table:table-cell>
          <table:table-cell office:value-type="float" office:value="1160100" calcext:value-type="float">
            <text:p>1160100</text:p>
          </table:table-cell>
          <table:table-cell office:value-type="float" office:value="200593" calcext:value-type="float">
            <text:p>200593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string" calcext:value-type="string">
            <text:p>u-ch427-n96-template-start-paper</text:p>
          </table:table-cell>
          <table:table-cell office:value-type="float" office:value="64.575" calcext:value-type="float">
            <text:p>64.575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1:40Z</text:p>
          </table:table-cell>
          <table:table-cell office:value-type="string" calcext:value-type="string">
            <text:p>2022-06-20T23:03:29Z</text:p>
          </table:table-cell>
          <table:table-cell office:value-type="string" calcext:value-type="string">
            <text:p>2022-06-20T23:04:52Z</text:p>
          </table:table-cell>
          <table:table-cell office:value-type="string" calcext:value-type="string">
            <text:p>SUCCEEDED</text:p>
          </table:table-cell>
          <table:table-cell office:value-type="float" office:value="1878907" calcext:value-type="float">
            <text:p>1878907</text:p>
          </table:table-cell>
          <table:table-cell office:value-type="float" office:value="207703" calcext:value-type="float">
            <text:p>207703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template-start-paper-00</text:p>
          </table:table-cell>
          <table:table-cell office:value-type="float" office:value="68.597" calcext:value-type="float">
            <text:p>68.597</text:p>
          </table:table-cell>
          <table:table-cell office:value-type="float" office:value="11.32" calcext:value-type="float">
            <text:p>11.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7:10:06Z</text:p>
          </table:table-cell>
          <table:table-cell office:value-type="string" calcext:value-type="string">
            <text:p>2022-06-18T17:10:34Z</text:p>
          </table:table-cell>
          <table:table-cell office:value-type="string" calcext:value-type="string">
            <text:p>2022-06-18T17:12:01Z</text:p>
          </table:table-cell>
          <table:table-cell office:value-type="string" calcext:value-type="string">
            <text:p>SUCCEEDED</text:p>
          </table:table-cell>
          <table:table-cell office:value-type="float" office:value="1863309" calcext:value-type="float">
            <text:p>1863309</text:p>
          </table:table-cell>
          <table:table-cell office:value-type="float" office:value="90221" calcext:value-type="float">
            <text:p>90221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string" calcext:value-type="string">
            <text:p>u-ch427-n96-template-start-paper-ms</text:p>
          </table:table-cell>
          <table:table-cell office:value-type="float" office:value="67.865" calcext:value-type="float">
            <text:p>67.865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2:33Z</text:p>
          </table:table-cell>
          <table:table-cell office:value-type="string" calcext:value-type="string">
            <text:p>2022-06-20T23:09:23Z</text:p>
          </table:table-cell>
          <table:table-cell office:value-type="string" calcext:value-type="string">
            <text:p>2022-06-20T23:10:51Z</text:p>
          </table:table-cell>
          <table:table-cell office:value-type="string" calcext:value-type="string">
            <text:p>SUCCEEDED</text:p>
          </table:table-cell>
          <table:table-cell office:value-type="float" office:value="1878914" calcext:value-type="float">
            <text:p>1878914</text:p>
          </table:table-cell>
          <table:table-cell office:value-type="float" office:value="63617" calcext:value-type="float">
            <text:p>63617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u-ch427-n96-template-start-paper-ms-00</text:p>
          </table:table-cell>
          <table:table-cell office:value-type="float" office:value="69.148" calcext:value-type="float">
            <text:p>69.148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00:16:06Z</text:p>
          </table:table-cell>
          <table:table-cell office:value-type="string" calcext:value-type="string">
            <text:p>2022-06-18T00:16:17Z</text:p>
          </table:table-cell>
          <table:table-cell office:value-type="string" calcext:value-type="string">
            <text:p>2022-06-18T00:17:46Z</text:p>
          </table:table-cell>
          <table:table-cell office:value-type="string" calcext:value-type="string">
            <text:p>SUCCEEDED</text:p>
          </table:table-cell>
          <table:table-cell office:value-type="float" office:value="1846173" calcext:value-type="float">
            <text:p>1846173</text:p>
          </table:table-cell>
          <table:table-cell office:value-type="float" office:value="158857" calcext:value-type="float">
            <text:p>158857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u-ch427-n96-template-start-paper-prec</text:p>
          </table:table-cell>
          <table:table-cell office:value-type="float" office:value="62.973" calcext:value-type="float">
            <text:p>62.973</text:p>
          </table:table-cell>
          <table:table-cell office:value-type="float" office:value="11.14" calcext:value-type="float">
            <text:p>11.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2:08Z</text:p>
          </table:table-cell>
          <table:table-cell office:value-type="string" calcext:value-type="string">
            <text:p>2022-06-20T23:08:25Z</text:p>
          </table:table-cell>
          <table:table-cell office:value-type="string" calcext:value-type="string">
            <text:p>2022-06-20T23:09:47Z</text:p>
          </table:table-cell>
          <table:table-cell office:value-type="string" calcext:value-type="string">
            <text:p>SUCCEEDED</text:p>
          </table:table-cell>
          <table:table-cell office:value-type="float" office:value="1878911" calcext:value-type="float">
            <text:p>1878911</text:p>
          </table:table-cell>
          <table:table-cell office:value-type="float" office:value="13269" calcext:value-type="float">
            <text:p>13269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u-ch427-n96-template-start-paper-prec-00</text:p>
          </table:table-cell>
          <table:table-cell office:value-type="float" office:value="63.914" calcext:value-type="float">
            <text:p>63.914</text:p>
          </table:table-cell>
          <table:table-cell office:value-type="float" office:value="11.74" calcext:value-type="float">
            <text:p>11.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4:11:28Z</text:p>
          </table:table-cell>
          <table:table-cell office:value-type="string" calcext:value-type="string">
            <text:p>2022-06-18T14:11:48Z</text:p>
          </table:table-cell>
          <table:table-cell office:value-type="string" calcext:value-type="string">
            <text:p>2022-06-18T14:13:10Z</text:p>
          </table:table-cell>
          <table:table-cell office:value-type="string" calcext:value-type="string">
            <text:p>SUCCEEDED</text:p>
          </table:table-cell>
          <table:table-cell office:value-type="float" office:value="1859851" calcext:value-type="float">
            <text:p>1859851</text:p>
          </table:table-cell>
          <table:table-cell office:value-type="float" office:value="210995" calcext:value-type="float">
            <text:p>210995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u-ch427-n96-template-start-paper-x0</text:p>
          </table:table-cell>
          <table:table-cell office:value-type="float" office:value="63.898" calcext:value-type="float">
            <text:p>63.898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1:49Z</text:p>
          </table:table-cell>
          <table:table-cell office:value-type="string" calcext:value-type="string">
            <text:p>2022-06-20T23:05:29Z</text:p>
          </table:table-cell>
          <table:table-cell office:value-type="string" calcext:value-type="string">
            <text:p>2022-06-20T23:07:04Z</text:p>
          </table:table-cell>
          <table:table-cell office:value-type="string" calcext:value-type="string">
            <text:p>SUCCEEDED</text:p>
          </table:table-cell>
          <table:table-cell office:value-type="float" office:value="1878908" calcext:value-type="float">
            <text:p>1878908</text:p>
          </table:table-cell>
          <table:table-cell office:value-type="float" office:value="223384" calcext:value-type="float">
            <text:p>22338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template-start-paper-x-00</text:p>
          </table:table-cell>
          <table:table-cell office:value-type="float" office:value="62.432" calcext:value-type="float">
            <text:p>62.432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4T23:42:21Z</text:p>
          </table:table-cell>
          <table:table-cell office:value-type="string" calcext:value-type="string">
            <text:p>2022-06-14T23:42:50Z</text:p>
          </table:table-cell>
          <table:table-cell office:value-type="string" calcext:value-type="string">
            <text:p>2022-06-14T23:44:09Z</text:p>
          </table:table-cell>
          <table:table-cell office:value-type="string" calcext:value-type="string">
            <text:p>SUCCEEDED</text:p>
          </table:table-cell>
          <table:table-cell office:value-type="float" office:value="1821949" calcext:value-type="float">
            <text:p>1821949</text:p>
          </table:table-cell>
          <table:table-cell office:value-type="float" office:value="224767" calcext:value-type="float">
            <text:p>22476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u-ch427-n96-template-start-paper-x0-00</text:p>
          </table:table-cell>
          <table:table-cell office:value-type="float" office:value="64.935" calcext:value-type="float">
            <text:p>64.935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00:41:05Z</text:p>
          </table:table-cell>
          <table:table-cell office:value-type="string" calcext:value-type="string">
            <text:p>2022-06-15T00:41:35Z</text:p>
          </table:table-cell>
          <table:table-cell office:value-type="string" calcext:value-type="string">
            <text:p>2022-06-15T00:43:08Z</text:p>
          </table:table-cell>
          <table:table-cell office:value-type="string" calcext:value-type="string">
            <text:p>SUCCEEDED</text:p>
          </table:table-cell>
          <table:table-cell office:value-type="float" office:value="1822196" calcext:value-type="float">
            <text:p>1822196</text:p>
          </table:table-cell>
          <table:table-cell office:value-type="float" office:value="72382" calcext:value-type="float">
            <text:p>72382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u-ch427-n96-template-start-paper-x0-prec</text:p>
          </table:table-cell>
          <table:table-cell office:value-type="float" office:value="64.01" calcext:value-type="float">
            <text:p>64.01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2:20Z</text:p>
          </table:table-cell>
          <table:table-cell office:value-type="string" calcext:value-type="string">
            <text:p>2022-06-20T23:08:25Z</text:p>
          </table:table-cell>
          <table:table-cell office:value-type="string" calcext:value-type="string">
            <text:p>2022-06-20T23:09:57Z</text:p>
          </table:table-cell>
          <table:table-cell office:value-type="string" calcext:value-type="string">
            <text:p>SUCCEEDED</text:p>
          </table:table-cell>
          <table:table-cell office:value-type="float" office:value="1878913" calcext:value-type="float">
            <text:p>1878913</text:p>
          </table:table-cell>
          <table:table-cell office:value-type="float" office:value="212980" calcext:value-type="float">
            <text:p>212980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template-start-paper-x0-prec-00</text:p>
          </table:table-cell>
          <table:table-cell office:value-type="float" office:value="64.982" calcext:value-type="float">
            <text:p>64.982</text:p>
          </table:table-cell>
          <table:table-cell office:value-type="float" office:value="11.55" calcext:value-type="float">
            <text:p>11.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8T12:44:43Z</text:p>
          </table:table-cell>
          <table:table-cell office:value-type="string" calcext:value-type="string">
            <text:p>2022-06-18T12:48:29Z</text:p>
          </table:table-cell>
          <table:table-cell office:value-type="string" calcext:value-type="string">
            <text:p>2022-06-18T12:50:00Z</text:p>
          </table:table-cell>
          <table:table-cell office:value-type="string" calcext:value-type="string">
            <text:p>SUCCEEDED</text:p>
          </table:table-cell>
          <table:table-cell office:value-type="float" office:value="1858029" calcext:value-type="float">
            <text:p>1858029</text:p>
          </table:table-cell>
          <table:table-cell office:value-type="float" office:value="31775" calcext:value-type="float">
            <text:p>3177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u-ch427-n96-template-start-paper-x5</text:p>
          </table:table-cell>
          <table:table-cell office:value-type="float" office:value="65.031" calcext:value-type="float">
            <text:p>65.031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0T22:51:56Z</text:p>
          </table:table-cell>
          <table:table-cell office:value-type="string" calcext:value-type="string">
            <text:p>2022-06-20T23:07:26Z</text:p>
          </table:table-cell>
          <table:table-cell office:value-type="string" calcext:value-type="string">
            <text:p>2022-06-20T23:09:01Z</text:p>
          </table:table-cell>
          <table:table-cell office:value-type="string" calcext:value-type="string">
            <text:p>SUCCEEDED</text:p>
          </table:table-cell>
          <table:table-cell office:value-type="float" office:value="1878910" calcext:value-type="float">
            <text:p>1878910</text:p>
          </table:table-cell>
          <table:table-cell office:value-type="float" office:value="238610" calcext:value-type="float">
            <text:p>23861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u-ch427-n96-template-start-paper-x5-00</text:p>
          </table:table-cell>
          <table:table-cell office:value-type="float" office:value="71.062" calcext:value-type="float">
            <text:p>71.062</text:p>
          </table:table-cell>
          <table:table-cell office:value-type="float" office:value="11.51" calcext:value-type="float">
            <text:p>11.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16:58:17Z</text:p>
          </table:table-cell>
          <table:table-cell office:value-type="string" calcext:value-type="string">
            <text:p>2022-06-15T16:59:56Z</text:p>
          </table:table-cell>
          <table:table-cell office:value-type="string" calcext:value-type="string">
            <text:p>2022-06-15T17:01:36Z</text:p>
          </table:table-cell>
          <table:table-cell office:value-type="string" calcext:value-type="string">
            <text:p>SUCCEEDED</text:p>
          </table:table-cell>
          <table:table-cell office:value-type="float" office:value="1827300" calcext:value-type="float">
            <text:p>1827300</text:p>
          </table:table-cell>
          <table:table-cell office:value-type="float" office:value="133529" calcext:value-type="float">
            <text:p>133529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ms-x0-prec-00</text:p>
          </table:table-cell>
          <table:table-cell office:value-type="float" office:value="128.37" calcext:value-type="float">
            <text:p>128.37</text:p>
          </table:table-cell>
          <table:table-cell office:value-type="float" office:value="40.56" calcext:value-type="float">
            <text:p>40.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5T05:33:49Z</text:p>
          </table:table-cell>
          <table:table-cell office:value-type="string" calcext:value-type="string">
            <text:p>2022-06-25T05:34:09Z</text:p>
          </table:table-cell>
          <table:table-cell office:value-type="string" calcext:value-type="string">
            <text:p>2022-06-25T05:36:31Z</text:p>
          </table:table-cell>
          <table:table-cell office:value-type="string" calcext:value-type="string">
            <text:p>SUCCEEDED</text:p>
          </table:table-cell>
          <table:table-cell office:value-type="float" office:value="1911203" calcext:value-type="float">
            <text:p>1911203</text:p>
          </table:table-cell>
          <table:table-cell office:value-type="float" office:value="20290" calcext:value-type="float">
            <text:p>2029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u-ch427-n216-start-paper-ms-x0-prec-01</text:p>
          </table:table-cell>
          <table:table-cell office:value-type="float" office:value="153.003" calcext:value-type="float">
            <text:p>153.003</text:p>
          </table:table-cell>
          <table:table-cell office:value-type="float" office:value="41.52" calcext:value-type="float">
            <text:p>41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5T05:33:59Z</text:p>
          </table:table-cell>
          <table:table-cell office:value-type="string" calcext:value-type="string">
            <text:p>2022-06-25T05:34:54Z</text:p>
          </table:table-cell>
          <table:table-cell office:value-type="string" calcext:value-type="string">
            <text:p>2022-06-25T05:37:57Z</text:p>
          </table:table-cell>
          <table:table-cell office:value-type="string" calcext:value-type="string">
            <text:p>SUCCEEDED</text:p>
          </table:table-cell>
          <table:table-cell office:value-type="float" office:value="1911204" calcext:value-type="float">
            <text:p>1911204</text:p>
          </table:table-cell>
          <table:table-cell office:value-type="float" office:value="24095" calcext:value-type="float">
            <text:p>24095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string" calcext:value-type="string">
            <text:p>u-ch427-n216-start-paper-ms-x0-prec-02</text:p>
          </table:table-cell>
          <table:table-cell office:value-type="float" office:value="172.621" calcext:value-type="float">
            <text:p>172.621</text:p>
          </table:table-cell>
          <table:table-cell office:value-type="float" office:value="55.09" calcext:value-type="float">
            <text:p>55.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5T05:34:14Z</text:p>
          </table:table-cell>
          <table:table-cell office:value-type="string" calcext:value-type="string">
            <text:p>2022-06-25T05:34:54Z</text:p>
          </table:table-cell>
          <table:table-cell office:value-type="string" calcext:value-type="string">
            <text:p>2022-06-25T05:38:50Z</text:p>
          </table:table-cell>
          <table:table-cell office:value-type="string" calcext:value-type="string">
            <text:p>SUCCEEDED</text:p>
          </table:table-cell>
          <table:table-cell office:value-type="float" office:value="1911205" calcext:value-type="float">
            <text:p>1911205</text:p>
          </table:table-cell>
          <table:table-cell office:value-type="float" office:value="169304" calcext:value-type="float">
            <text:p>169304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string" calcext:value-type="string">
            <text:p>u-ch427-n216-start-paper-ms-x0-prec-03</text:p>
          </table:table-cell>
          <table:table-cell office:value-type="float" office:value="176.424" calcext:value-type="float">
            <text:p>176.424</text:p>
          </table:table-cell>
          <table:table-cell office:value-type="float" office:value="55.68" calcext:value-type="float">
            <text:p>55.6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25T05:34:28Z</text:p>
          </table:table-cell>
          <table:table-cell office:value-type="string" calcext:value-type="string">
            <text:p>2022-06-25T05:34:54Z</text:p>
          </table:table-cell>
          <table:table-cell office:value-type="string" calcext:value-type="string">
            <text:p>2022-06-25T05:38:58Z</text:p>
          </table:table-cell>
          <table:table-cell office:value-type="string" calcext:value-type="string">
            <text:p>SUCCEEDED</text:p>
          </table:table-cell>
          <table:table-cell office:value-type="float" office:value="1911206" calcext:value-type="float">
            <text:p>1911206</text:p>
          </table:table-cell>
          <table:table-cell office:value-type="float" office:value="87932" calcext:value-type="float">
            <text:p>87932</text:p>
          </table:table-cell>
          <table:table-cell office:value-type="float" office:value="2.366" calcext:value-type="float">
            <text:p>2.366</text:p>
          </table:table-cell>
        </table:table-row>
        <table:table-row table:style-name="ro1">
          <table:table-cell office:value-type="string" calcext:value-type="string">
            <text:p>u-ch427-n216-start-paper-ms-x0-prec-04</text:p>
          </table:table-cell>
          <table:table-cell office:value-type="float" office:value="190.683" calcext:value-type="float">
            <text:p>190.683</text:p>
          </table:table-cell>
          <table:table-cell office:value-type="float" office:value="55.54" calcext:value-type="float">
            <text:p>55.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25T08:34:49Z</text:p>
          </table:table-cell>
          <table:table-cell office:value-type="string" calcext:value-type="string">
            <text:p>2022-06-25T08:51:00Z</text:p>
          </table:table-cell>
          <table:table-cell office:value-type="string" calcext:value-type="string">
            <text:p>2022-06-25T08:55:23Z</text:p>
          </table:table-cell>
          <table:table-cell office:value-type="string" calcext:value-type="string">
            <text:p>SUCCEEDED</text:p>
          </table:table-cell>
          <table:table-cell office:value-type="float" office:value="1911721" calcext:value-type="float">
            <text:p>1911721</text:p>
          </table:table-cell>
          <table:table-cell office:value-type="float" office:value="249940" calcext:value-type="float">
            <text:p>249940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string" calcext:value-type="string">
            <text:p>u-ch427-n216-start-paper-ms-x0-prec-05</text:p>
          </table:table-cell>
          <table:table-cell office:value-type="float" office:value="209.087" calcext:value-type="float">
            <text:p>209.087</text:p>
          </table:table-cell>
          <table:table-cell office:value-type="float" office:value="59.78" calcext:value-type="float">
            <text:p>59.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25T08:35:03Z</text:p>
          </table:table-cell>
          <table:table-cell office:value-type="string" calcext:value-type="string">
            <text:p>2022-06-25T09:05:36Z</text:p>
          </table:table-cell>
          <table:table-cell office:value-type="string" calcext:value-type="string">
            <text:p>2022-06-25T09:10:42Z</text:p>
          </table:table-cell>
          <table:table-cell office:value-type="string" calcext:value-type="string">
            <text:p>SUCCEEDED</text:p>
          </table:table-cell>
          <table:table-cell office:value-type="float" office:value="1911722" calcext:value-type="float">
            <text:p>1911722</text:p>
          </table:table-cell>
          <table:table-cell office:value-type="float" office:value="141073" calcext:value-type="float">
            <text:p>141073</text:p>
          </table:table-cell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string" calcext:value-type="string">
            <text:p>u-ch427-n216-start-paper-ms-x0-prec-06</text:p>
          </table:table-cell>
          <table:table-cell office:value-type="float" office:value="217.576" calcext:value-type="float">
            <text:p>217.576</text:p>
          </table:table-cell>
          <table:table-cell office:value-type="float" office:value="62.46" calcext:value-type="float">
            <text:p>62.4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25T08:35:33Z</text:p>
          </table:table-cell>
          <table:table-cell office:value-type="string" calcext:value-type="string">
            <text:p>2022-06-25T08:41:49Z</text:p>
          </table:table-cell>
          <table:table-cell office:value-type="string" calcext:value-type="string">
            <text:p>2022-06-25T08:47:06Z</text:p>
          </table:table-cell>
          <table:table-cell office:value-type="string" calcext:value-type="string">
            <text:p>SUCCEEDED</text:p>
          </table:table-cell>
          <table:table-cell office:value-type="float" office:value="1911724" calcext:value-type="float">
            <text:p>1911724</text:p>
          </table:table-cell>
          <table:table-cell office:value-type="float" office:value="204150" calcext:value-type="float">
            <text:p>204150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 office:value-type="string" calcext:value-type="string">
            <text:p>u-ch427-n216-start-paper-ms-x0-prec-07</text:p>
          </table:table-cell>
          <table:table-cell office:value-type="float" office:value="240.503" calcext:value-type="float">
            <text:p>240.503</text:p>
          </table:table-cell>
          <table:table-cell office:value-type="float" office:value="75.07" calcext:value-type="float">
            <text:p>75.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25T02:36:22Z</text:p>
          </table:table-cell>
          <table:table-cell office:value-type="string" calcext:value-type="string">
            <text:p>2022-06-25T02:58:30Z</text:p>
          </table:table-cell>
          <table:table-cell office:value-type="string" calcext:value-type="string">
            <text:p>2022-06-25T03:04:32Z</text:p>
          </table:table-cell>
          <table:table-cell office:value-type="string" calcext:value-type="string">
            <text:p>SUCCEEDED</text:p>
          </table:table-cell>
          <table:table-cell office:value-type="float" office:value="1910714" calcext:value-type="float">
            <text:p>1910714</text:p>
          </table:table-cell>
          <table:table-cell office:value-type="float" office:value="29315" calcext:value-type="float">
            <text:p>29315</text:p>
          </table:table-cell>
          <table:table-cell office:value-type="float" office:value="3.902" calcext:value-type="float">
            <text:p>3.902</text:p>
          </table:table-cell>
        </table:table-row>
        <table:table-row table:style-name="ro1">
          <table:table-cell office:value-type="string" calcext:value-type="string">
            <text:p>u-ch427-n216-start-paper-ms-x0-prec-08</text:p>
          </table:table-cell>
          <table:table-cell office:value-type="float" office:value="245.734" calcext:value-type="float">
            <text:p>245.734</text:p>
          </table:table-cell>
          <table:table-cell office:value-type="float" office:value="70.31" calcext:value-type="float">
            <text:p>70.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26T04:48:51Z</text:p>
          </table:table-cell>
          <table:table-cell office:value-type="string" calcext:value-type="string">
            <text:p>2022-06-26T10:02:31Z</text:p>
          </table:table-cell>
          <table:table-cell office:value-type="string" calcext:value-type="string">
            <text:p>2022-06-26T10:08:44Z</text:p>
          </table:table-cell>
          <table:table-cell office:value-type="string" calcext:value-type="string">
            <text:p>SUCCEEDED</text:p>
          </table:table-cell>
          <table:table-cell office:value-type="float" office:value="1915150" calcext:value-type="float">
            <text:p>1915150</text:p>
          </table:table-cell>
          <table:table-cell office:value-type="float" office:value="235881" calcext:value-type="float">
            <text:p>235881</text:p>
          </table:table-cell>
          <table:table-cell office:value-type="float" office:value="5.725" calcext:value-type="float">
            <text:p>5.725</text:p>
          </table:table-cell>
        </table:table-row>
        <table:table-row table:style-name="ro1">
          <table:table-cell office:value-type="string" calcext:value-type="string">
            <text:p>u-ch427-n216-start-paper-ms-x0-prec-09</text:p>
          </table:table-cell>
          <table:table-cell office:value-type="float" office:value="260.664" calcext:value-type="float">
            <text:p>260.664</text:p>
          </table:table-cell>
          <table:table-cell office:value-type="float" office:value="75.73" calcext:value-type="float">
            <text:p>75.7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25T05:37:53Z</text:p>
          </table:table-cell>
          <table:table-cell office:value-type="string" calcext:value-type="string">
            <text:p>2022-06-25T05:38:37Z</text:p>
          </table:table-cell>
          <table:table-cell office:value-type="string" calcext:value-type="string">
            <text:p>2022-06-25T05:45:05Z</text:p>
          </table:table-cell>
          <table:table-cell office:value-type="string" calcext:value-type="string">
            <text:p>SUCCEEDED</text:p>
          </table:table-cell>
          <table:table-cell office:value-type="float" office:value="1911282" calcext:value-type="float">
            <text:p>1911282</text:p>
          </table:table-cell>
          <table:table-cell office:value-type="float" office:value="76508" calcext:value-type="float">
            <text:p>76508</text:p>
          </table:table-cell>
          <table:table-cell office:value-type="float" office:value="5.329" calcext:value-type="float">
            <text:p>5.329</text:p>
          </table:table-cell>
        </table:table-row>
        <table:table-row table:style-name="ro1">
          <table:table-cell office:value-type="string" calcext:value-type="string">
            <text:p>u-ch427-n216-start-paper-ms-x0-prec-10</text:p>
          </table:table-cell>
          <table:table-cell office:value-type="float" office:value="279.987" calcext:value-type="float">
            <text:p>279.987</text:p>
          </table:table-cell>
          <table:table-cell office:value-type="float" office:value="78.82" calcext:value-type="float">
            <text:p>78.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24T22:27:47Z</text:p>
          </table:table-cell>
          <table:table-cell office:value-type="string" calcext:value-type="string">
            <text:p>2022-06-24T22:48:11Z</text:p>
          </table:table-cell>
          <table:table-cell office:value-type="string" calcext:value-type="string">
            <text:p>2022-06-24T22:55:03Z</text:p>
          </table:table-cell>
          <table:table-cell office:value-type="string" calcext:value-type="string">
            <text:p>SUCCEEDED</text:p>
          </table:table-cell>
          <table:table-cell office:value-type="float" office:value="1909891" calcext:value-type="float">
            <text:p>1909891</text:p>
          </table:table-cell>
          <table:table-cell office:value-type="float" office:value="244779" calcext:value-type="float">
            <text:p>244779</text:p>
          </table:table-cell>
          <table:table-cell office:value-type="float" office:value="6.305" calcext:value-type="float">
            <text:p>6.305</text:p>
          </table:table-cell>
        </table:table-row>
        <table:table-row table:style-name="ro1">
          <table:table-cell office:value-type="string" calcext:value-type="string">
            <text:p>u-ch427-n216-start-paper-ms-x0-prec-20</text:p>
          </table:table-cell>
          <table:table-cell office:value-type="float" office:value="447.506" calcext:value-type="float">
            <text:p>447.506</text:p>
          </table:table-cell>
          <table:table-cell office:value-type="float" office:value="105.58" calcext:value-type="float">
            <text:p>105.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25T05:38:34Z</text:p>
          </table:table-cell>
          <table:table-cell office:value-type="string" calcext:value-type="string">
            <text:p>2022-06-25T05:45:39Z</text:p>
          </table:table-cell>
          <table:table-cell office:value-type="string" calcext:value-type="string">
            <text:p>2022-06-25T05:57:20Z</text:p>
          </table:table-cell>
          <table:table-cell office:value-type="string" calcext:value-type="string">
            <text:p>SUCCEEDED</text:p>
          </table:table-cell>
          <table:table-cell office:value-type="float" office:value="1911284" calcext:value-type="float">
            <text:p>1911284</text:p>
          </table:table-cell>
          <table:table-cell office:value-type="float" office:value="146087" calcext:value-type="float">
            <text:p>146087</text:p>
          </table:table-cell>
          <table:table-cell office:value-type="float" office:value="19.568" calcext:value-type="float">
            <text:p>19.568</text:p>
          </table:table-cell>
        </table:table-row>
        <table:table-row table:style-name="ro1">
          <table:table-cell office:value-type="string" calcext:value-type="string">
            <text:p>u-ch427-n216-start-paper-ms-x0-prec-30</text:p>
          </table:table-cell>
          <table:table-cell office:value-type="float" office:value="642.116" calcext:value-type="float">
            <text:p>642.116</text:p>
          </table:table-cell>
          <table:table-cell office:value-type="float" office:value="121.58" calcext:value-type="float">
            <text:p>121.5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25T05:39:13Z</text:p>
          </table:table-cell>
          <table:table-cell office:value-type="string" calcext:value-type="string">
            <text:p>2022-06-25T06:11:54Z</text:p>
          </table:table-cell>
          <table:table-cell office:value-type="string" calcext:value-type="string">
            <text:p>2022-06-25T06:29:11Z</text:p>
          </table:table-cell>
          <table:table-cell office:value-type="string" calcext:value-type="string">
            <text:p>SUCCEEDED</text:p>
          </table:table-cell>
          <table:table-cell office:value-type="float" office:value="1911286" calcext:value-type="float">
            <text:p>1911286</text:p>
          </table:table-cell>
          <table:table-cell office:value-type="float" office:value="236216" calcext:value-type="float">
            <text:p>236216</text:p>
          </table:table-cell>
          <table:table-cell office:value-type="float" office:value="17.737" calcext:value-type="float">
            <text:p>17.737</text:p>
          </table:table-cell>
        </table:table-row>
        <table:table-row table:style-name="ro1">
          <table:table-cell office:value-type="string" calcext:value-type="string">
            <text:p>u-ch427-n216-start-paper-ms-x0-prec-40</text:p>
          </table:table-cell>
          <table:table-cell office:value-type="float" office:value="1103.117" calcext:value-type="float">
            <text:p>1103.117</text:p>
          </table:table-cell>
          <table:table-cell office:value-type="float" office:value="139.6" calcext:value-type="float">
            <text:p>139.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2022-06-26T04:49:00Z</text:p>
          </table:table-cell>
          <table:table-cell office:value-type="string" calcext:value-type="string">
            <text:p>2022-06-27T06:43:56Z</text:p>
          </table:table-cell>
          <table:table-cell office:value-type="string" calcext:value-type="string">
            <text:p>2022-06-27T07:10:38Z</text:p>
          </table:table-cell>
          <table:table-cell office:value-type="string" calcext:value-type="string">
            <text:p>SUCCEEDED</text:p>
          </table:table-cell>
          <table:table-cell office:value-type="float" office:value="1915151" calcext:value-type="float">
            <text:p>1915151</text:p>
          </table:table-cell>
          <table:table-cell office:value-type="float" office:value="99167" calcext:value-type="float">
            <text:p>99167</text:p>
          </table:table-cell>
          <table:table-cell office:value-type="float" office:value="37.017" calcext:value-type="float">
            <text:p>37.017</text:p>
          </table:table-cell>
        </table:table-row>
        <table:table-row table:style-name="ro1">
          <table:table-cell office:value-type="string" calcext:value-type="string">
            <text:p>u-ch427-n216-start-paper-ms-x0-prec-50</text:p>
          </table:table-cell>
          <table:table-cell office:value-type="float" office:value="1571.158" calcext:value-type="float">
            <text:p>1571.158</text:p>
          </table:table-cell>
          <table:table-cell office:value-type="float" office:value="171.18" calcext:value-type="float">
            <text:p>171.1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7-01T11:42:38Z</text:p>
          </table:table-cell>
          <table:table-cell office:value-type="string" calcext:value-type="string">
            <text:p>2022-07-01T11:43:05Z</text:p>
          </table:table-cell>
          <table:table-cell office:value-type="string" calcext:value-type="string">
            <text:p>2022-07-01T12:19:22Z</text:p>
          </table:table-cell>
          <table:table-cell office:value-type="string" calcext:value-type="string">
            <text:p>SUCCEEDED</text:p>
          </table:table-cell>
          <table:table-cell office:value-type="float" office:value="1943129" calcext:value-type="float">
            <text:p>1943129</text:p>
          </table:table-cell>
          <table:table-cell office:value-type="float" office:value="19735" calcext:value-type="float">
            <text:p>19735</text:p>
          </table:table-cell>
          <table:table-cell office:value-type="float" office:value="42.585" calcext:value-type="float">
            <text:p>42.585</text:p>
          </table:table-cell>
        </table:table-row>
        <table:table-row table:style-name="ro1">
          <table:table-cell office:value-type="string" calcext:value-type="string">
            <text:p>u-ch427-n216-start-paper-ms-x0-prec-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ms-x0-prec-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2022-06-24T22:42:47Z</text:p>
          </table:table-cell>
          <table:table-cell table:number-columns-repeated="3"/>
          <table:table-cell office:value-type="float" office:value="1909936" calcext:value-type="float">
            <text:p>1909936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ms-x0-prec-00</text:p>
          </table:table-cell>
          <table:table-cell office:value-type="float" office:value="4572.771" calcext:value-type="float">
            <text:p>4572.771</text:p>
          </table:table-cell>
          <table:table-cell office:value-type="float" office:value="90.8" calcext:value-type="float">
            <text:p>90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4T22:57:31Z</text:p>
          </table:table-cell>
          <table:table-cell office:value-type="string" calcext:value-type="string">
            <text:p>2022-06-24T23:02:14Z</text:p>
          </table:table-cell>
          <table:table-cell office:value-type="string" calcext:value-type="string">
            <text:p>2022-06-25T00:18:47Z</text:p>
          </table:table-cell>
          <table:table-cell office:value-type="string" calcext:value-type="string">
            <text:p>SUCCEEDED</text:p>
          </table:table-cell>
          <table:table-cell office:value-type="float" office:value="1910019" calcext:value-type="float">
            <text:p>1910019</text:p>
          </table:table-cell>
          <table:table-cell office:value-type="float" office:value="163668" calcext:value-type="float">
            <text:p>163668</text:p>
          </table:table-cell>
          <table:table-cell office:value-type="float" office:value="31.004" calcext:value-type="float">
            <text:p>31.004</text:p>
          </table:table-cell>
        </table:table-row>
        <table:table-row table:style-name="ro1">
          <table:table-cell office:value-type="string" calcext:value-type="string">
            <text:p>u-ch427-n512-start-paper-ms-x0-prec-01</text:p>
          </table:table-cell>
          <table:table-cell office:value-type="float" office:value="5477.785" calcext:value-type="float">
            <text:p>5477.785</text:p>
          </table:table-cell>
          <table:table-cell office:value-type="float" office:value="105.37" calcext:value-type="float">
            <text:p>105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4T22:58:10Z</text:p>
          </table:table-cell>
          <table:table-cell office:value-type="string" calcext:value-type="string">
            <text:p>2022-06-24T23:02:14Z</text:p>
          </table:table-cell>
          <table:table-cell office:value-type="string" calcext:value-type="string">
            <text:p>2022-06-25T00:34:30Z</text:p>
          </table:table-cell>
          <table:table-cell office:value-type="string" calcext:value-type="string">
            <text:p>SUCCEEDED</text:p>
          </table:table-cell>
          <table:table-cell office:value-type="float" office:value="1910021" calcext:value-type="float">
            <text:p>1910021</text:p>
          </table:table-cell>
          <table:table-cell office:value-type="float" office:value="170000" calcext:value-type="float">
            <text:p>170000</text:p>
          </table:table-cell>
          <table:table-cell office:value-type="float" office:value="37.047" calcext:value-type="float">
            <text:p>37.047</text:p>
          </table:table-cell>
        </table:table-row>
        <table:table-row table:style-name="ro1">
          <table:table-cell office:value-type="string" calcext:value-type="string">
            <text:p>u-ch427-n512-start-paper-ms-x0-prec-02</text:p>
          </table:table-cell>
          <table:table-cell office:value-type="float" office:value="5384.208" calcext:value-type="float">
            <text:p>5384.208</text:p>
          </table:table-cell>
          <table:table-cell office:value-type="float" office:value="120.24" calcext:value-type="float">
            <text:p>120.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4T22:58:25Z</text:p>
          </table:table-cell>
          <table:table-cell office:value-type="string" calcext:value-type="string">
            <text:p>2022-06-24T23:04:55Z</text:p>
          </table:table-cell>
          <table:table-cell office:value-type="string" calcext:value-type="string">
            <text:p>2022-06-25T00:35:55Z</text:p>
          </table:table-cell>
          <table:table-cell office:value-type="string" calcext:value-type="string">
            <text:p>SUCCEEDED</text:p>
          </table:table-cell>
          <table:table-cell office:value-type="float" office:value="1910026" calcext:value-type="float">
            <text:p>1910026</text:p>
          </table:table-cell>
          <table:table-cell office:value-type="float" office:value="145929" calcext:value-type="float">
            <text:p>145929</text:p>
          </table:table-cell>
          <table:table-cell office:value-type="float" office:value="37.512" calcext:value-type="float">
            <text:p>37.512</text:p>
          </table:table-cell>
        </table:table-row>
        <table:table-row table:style-name="ro1">
          <table:table-cell office:value-type="string" calcext:value-type="string">
            <text:p>u-ch427-n512-start-paper-ms-x0-prec-03</text:p>
          </table:table-cell>
          <table:table-cell office:value-type="float" office:value="5376.855" calcext:value-type="float">
            <text:p>5376.855</text:p>
          </table:table-cell>
          <table:table-cell office:value-type="float" office:value="132.56" calcext:value-type="float">
            <text:p>132.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25T03:10:16Z</text:p>
          </table:table-cell>
          <table:table-cell office:value-type="string" calcext:value-type="string">
            <text:p>2022-06-25T04:40:03Z</text:p>
          </table:table-cell>
          <table:table-cell office:value-type="string" calcext:value-type="string">
            <text:p>2022-06-25T06:11:04Z</text:p>
          </table:table-cell>
          <table:table-cell office:value-type="string" calcext:value-type="string">
            <text:p>SUCCEEDED</text:p>
          </table:table-cell>
          <table:table-cell office:value-type="float" office:value="1910815" calcext:value-type="float">
            <text:p>1910815</text:p>
          </table:table-cell>
          <table:table-cell office:value-type="float" office:value="133875" calcext:value-type="float">
            <text:p>133875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u-ch427-n512-start-paper-ms-x0-prec-04</text:p>
          </table:table-cell>
          <table:table-cell office:value-type="float" office:value="5700.371" calcext:value-type="float">
            <text:p>5700.371</text:p>
          </table:table-cell>
          <table:table-cell office:value-type="float" office:value="143.43" calcext:value-type="float">
            <text:p>143.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25T03:10:31Z</text:p>
          </table:table-cell>
          <table:table-cell office:value-type="string" calcext:value-type="string">
            <text:p>2022-06-25T04:48:04Z</text:p>
          </table:table-cell>
          <table:table-cell office:value-type="string" calcext:value-type="string">
            <text:p>2022-06-25T06:24:49Z</text:p>
          </table:table-cell>
          <table:table-cell office:value-type="string" calcext:value-type="string">
            <text:p>SUCCEEDED</text:p>
          </table:table-cell>
          <table:table-cell office:value-type="float" office:value="1910817" calcext:value-type="float">
            <text:p>1910817</text:p>
          </table:table-cell>
          <table:table-cell office:value-type="float" office:value="61204" calcext:value-type="float">
            <text:p>61204</text:p>
          </table:table-cell>
          <table:table-cell office:value-type="float" office:value="44.498" calcext:value-type="float">
            <text:p>44.498</text:p>
          </table:table-cell>
        </table:table-row>
        <table:table-row table:style-name="ro1">
          <table:table-cell office:value-type="string" calcext:value-type="string">
            <text:p>u-ch427-n512-start-paper-ms-x0-prec-05</text:p>
          </table:table-cell>
          <table:table-cell office:value-type="float" office:value="5693.968" calcext:value-type="float">
            <text:p>5693.968</text:p>
          </table:table-cell>
          <table:table-cell office:value-type="float" office:value="152.24" calcext:value-type="float">
            <text:p>152.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25T00:30:22Z</text:p>
          </table:table-cell>
          <table:table-cell office:value-type="string" calcext:value-type="string">
            <text:p>2022-06-25T00:37:20Z</text:p>
          </table:table-cell>
          <table:table-cell office:value-type="string" calcext:value-type="string">
            <text:p>2022-06-25T02:14:07Z</text:p>
          </table:table-cell>
          <table:table-cell office:value-type="string" calcext:value-type="string">
            <text:p>SUCCEEDED</text:p>
          </table:table-cell>
          <table:table-cell office:value-type="float" office:value="1910326" calcext:value-type="float">
            <text:p>1910326</text:p>
          </table:table-cell>
          <table:table-cell office:value-type="float" office:value="48801" calcext:value-type="float">
            <text:p>48801</text:p>
          </table:table-cell>
          <table:table-cell office:value-type="float" office:value="39.681" calcext:value-type="float">
            <text:p>39.681</text:p>
          </table:table-cell>
        </table:table-row>
        <table:table-row table:style-name="ro1">
          <table:table-cell office:value-type="string" calcext:value-type="string">
            <text:p>u-ch427-n512-start-paper-ms-x0-prec-06</text:p>
          </table:table-cell>
          <table:table-cell office:value-type="float" office:value="5745.389" calcext:value-type="float">
            <text:p>5745.389</text:p>
          </table:table-cell>
          <table:table-cell office:value-type="float" office:value="229.99" calcext:value-type="float">
            <text:p>229.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25T03:11:44Z</text:p>
          </table:table-cell>
          <table:table-cell office:value-type="string" calcext:value-type="string">
            <text:p>2022-06-25T04:21:31Z</text:p>
          </table:table-cell>
          <table:table-cell office:value-type="string" calcext:value-type="string">
            <text:p>2022-06-25T05:59:33Z</text:p>
          </table:table-cell>
          <table:table-cell office:value-type="string" calcext:value-type="string">
            <text:p>SUCCEEDED</text:p>
          </table:table-cell>
          <table:table-cell office:value-type="float" office:value="1910822" calcext:value-type="float">
            <text:p>1910822</text:p>
          </table:table-cell>
          <table:table-cell office:value-type="float" office:value="228123" calcext:value-type="float">
            <text:p>228123</text:p>
          </table:table-cell>
          <table:table-cell office:value-type="float" office:value="61.456" calcext:value-type="float">
            <text:p>61.456</text:p>
          </table:table-cell>
        </table:table-row>
        <table:table-row table:style-name="ro1">
          <table:table-cell office:value-type="string" calcext:value-type="string">
            <text:p>u-ch427-n512-start-paper-ms-x0-prec-07</text:p>
          </table:table-cell>
          <table:table-cell office:value-type="float" office:value="5812.724" calcext:value-type="float">
            <text:p>5812.724</text:p>
          </table:table-cell>
          <table:table-cell office:value-type="float" office:value="233.54" calcext:value-type="float">
            <text:p>233.5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25T00:37:12Z</text:p>
          </table:table-cell>
          <table:table-cell office:value-type="string" calcext:value-type="string">
            <text:p>2022-06-25T04:21:31Z</text:p>
          </table:table-cell>
          <table:table-cell office:value-type="string" calcext:value-type="string">
            <text:p>2022-06-25T06:00:48Z</text:p>
          </table:table-cell>
          <table:table-cell office:value-type="string" calcext:value-type="string">
            <text:p>SUCCEEDED</text:p>
          </table:table-cell>
          <table:table-cell office:value-type="float" office:value="1910344" calcext:value-type="float">
            <text:p>1910344</text:p>
          </table:table-cell>
          <table:table-cell office:value-type="float" office:value="49934" calcext:value-type="float">
            <text:p>49934</text:p>
          </table:table-cell>
          <table:table-cell office:value-type="float" office:value="57.445" calcext:value-type="float">
            <text:p>57.445</text:p>
          </table:table-cell>
        </table:table-row>
        <table:table-row table:style-name="ro1">
          <table:table-cell office:value-type="string" calcext:value-type="string">
            <text:p>u-ch427-n512-start-paper-ms-x0-prec-08</text:p>
          </table:table-cell>
          <table:table-cell office:value-type="float" office:value="5773.975" calcext:value-type="float">
            <text:p>5773.975</text:p>
          </table:table-cell>
          <table:table-cell office:value-type="float" office:value="189.87" calcext:value-type="float">
            <text:p>189.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25T00:38:01Z</text:p>
          </table:table-cell>
          <table:table-cell office:value-type="string" calcext:value-type="string">
            <text:p>2022-06-25T03:08:34Z</text:p>
          </table:table-cell>
          <table:table-cell office:value-type="string" calcext:value-type="string">
            <text:p>2022-06-25T04:47:33Z</text:p>
          </table:table-cell>
          <table:table-cell office:value-type="string" calcext:value-type="string">
            <text:p>SUCCEEDED</text:p>
          </table:table-cell>
          <table:table-cell office:value-type="float" office:value="1910348" calcext:value-type="float">
            <text:p>1910348</text:p>
          </table:table-cell>
          <table:table-cell office:value-type="float" office:value="7370" calcext:value-type="float">
            <text:p>7370</text:p>
          </table:table-cell>
          <table:table-cell office:value-type="float" office:value="45.532" calcext:value-type="float">
            <text:p>45.532</text:p>
          </table:table-cell>
        </table:table-row>
        <table:table-row table:style-name="ro1">
          <table:table-cell office:value-type="string" calcext:value-type="string">
            <text:p>u-ch427-n512-start-paper-ms-x0-prec-09</text:p>
          </table:table-cell>
          <table:table-cell office:value-type="float" office:value="5834.195" calcext:value-type="float">
            <text:p>5834.195</text:p>
          </table:table-cell>
          <table:table-cell office:value-type="float" office:value="200.39" calcext:value-type="float">
            <text:p>200.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26T00:34:16Z</text:p>
          </table:table-cell>
          <table:table-cell office:value-type="string" calcext:value-type="string">
            <text:p>2022-06-27T04:23:15Z</text:p>
          </table:table-cell>
          <table:table-cell office:value-type="string" calcext:value-type="string">
            <text:p>2022-06-27T06:03:42Z</text:p>
          </table:table-cell>
          <table:table-cell office:value-type="string" calcext:value-type="string">
            <text:p>SUCCEEDED</text:p>
          </table:table-cell>
          <table:table-cell office:value-type="float" office:value="1914514" calcext:value-type="float">
            <text:p>1914514</text:p>
          </table:table-cell>
          <table:table-cell office:value-type="float" office:value="106338" calcext:value-type="float">
            <text:p>106338</text:p>
          </table:table-cell>
          <table:table-cell office:value-type="float" office:value="69.428" calcext:value-type="float">
            <text:p>69.428</text:p>
          </table:table-cell>
        </table:table-row>
        <table:table-row table:style-name="ro1">
          <table:table-cell office:value-type="string" calcext:value-type="string">
            <text:p>u-ch427-n512-start-paper-ms-x0-prec-10</text:p>
          </table:table-cell>
          <table:table-cell office:value-type="float" office:value="5773.059" calcext:value-type="float">
            <text:p>5773.059</text:p>
          </table:table-cell>
          <table:table-cell office:value-type="float" office:value="206.5" calcext:value-type="float">
            <text:p>206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26T01:15:51Z</text:p>
          </table:table-cell>
          <table:table-cell office:value-type="string" calcext:value-type="string">
            <text:p>2022-06-27T04:46:33Z</text:p>
          </table:table-cell>
          <table:table-cell office:value-type="string" calcext:value-type="string">
            <text:p>2022-06-27T06:26:22Z</text:p>
          </table:table-cell>
          <table:table-cell office:value-type="string" calcext:value-type="string">
            <text:p>SUCCEEDED</text:p>
          </table:table-cell>
          <table:table-cell office:value-type="float" office:value="1914644" calcext:value-type="float">
            <text:p>1914644</text:p>
          </table:table-cell>
          <table:table-cell office:value-type="float" office:value="187561" calcext:value-type="float">
            <text:p>187561</text:p>
          </table:table-cell>
          <table:table-cell office:value-type="float" office:value="44.848" calcext:value-type="float">
            <text:p>44.848</text:p>
          </table:table-cell>
        </table:table-row>
        <table:table-row table:style-name="ro1">
          <table:table-cell office:value-type="string" calcext:value-type="string">
            <text:p>u-ch427-n512-start-paper-ms-x0-prec-20</text:p>
          </table:table-cell>
          <table:table-cell office:value-type="float" office:value="6460.588" calcext:value-type="float">
            <text:p>6460.588</text:p>
          </table:table-cell>
          <table:table-cell office:value-type="float" office:value="317.6" calcext:value-type="float">
            <text:p>317.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26T01:46:17Z</text:p>
          </table:table-cell>
          <table:table-cell office:value-type="string" calcext:value-type="string">
            <text:p>2022-06-26T14:12:53Z</text:p>
          </table:table-cell>
          <table:table-cell office:value-type="string" calcext:value-type="string">
            <text:p>2022-06-26T16:06:37Z</text:p>
          </table:table-cell>
          <table:table-cell office:value-type="string" calcext:value-type="string">
            <text:p>SUCCEEDED</text:p>
          </table:table-cell>
          <table:table-cell office:value-type="float" office:value="1914740" calcext:value-type="float">
            <text:p>1914740</text:p>
          </table:table-cell>
          <table:table-cell office:value-type="float" office:value="15611" calcext:value-type="float">
            <text:p>15611</text:p>
          </table:table-cell>
          <table:table-cell office:value-type="float" office:value="76.416" calcext:value-type="float">
            <text:p>76.416</text:p>
          </table:table-cell>
        </table:table-row>
        <table:table-row table:style-name="ro1">
          <table:table-cell office:value-type="string" calcext:value-type="string">
            <text:p>u-ch427-n512-start-paper-ms-x0-prec-30</text:p>
          </table:table-cell>
          <table:table-cell office:value-type="float" office:value="6519.332" calcext:value-type="float">
            <text:p>6519.332</text:p>
          </table:table-cell>
          <table:table-cell office:value-type="float" office:value="383.3" calcext:value-type="float">
            <text:p>383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26T01:46:33Z</text:p>
          </table:table-cell>
          <table:table-cell office:value-type="string" calcext:value-type="string">
            <text:p>2022-07-01T06:41:07Z</text:p>
          </table:table-cell>
          <table:table-cell office:value-type="string" calcext:value-type="string">
            <text:p>2022-07-01T08:38:58Z</text:p>
          </table:table-cell>
          <table:table-cell office:value-type="string" calcext:value-type="string">
            <text:p>SUCCEEDED</text:p>
          </table:table-cell>
          <table:table-cell office:value-type="float" office:value="1914741" calcext:value-type="float">
            <text:p>1914741</text:p>
          </table:table-cell>
          <table:table-cell office:value-type="float" office:value="49764" calcext:value-type="float">
            <text:p>49764</text:p>
          </table:table-cell>
          <table:table-cell office:value-type="float" office:value="91.782" calcext:value-type="float">
            <text:p>91.78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-00</text:p>
          </table:table-cell>
          <table:table-cell office:value-type="float" office:value="60.481" calcext:value-type="float">
            <text:p>60.481</text:p>
          </table:table-cell>
          <table:table-cell office:value-type="float" office:value="10.39" calcext:value-type="float">
            <text:p>10.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4T22:25:38Z</text:p>
          </table:table-cell>
          <table:table-cell office:value-type="string" calcext:value-type="string">
            <text:p>2022-06-24T22:26:34Z</text:p>
          </table:table-cell>
          <table:table-cell office:value-type="string" calcext:value-type="string">
            <text:p>2022-06-24T22:27:46Z</text:p>
          </table:table-cell>
          <table:table-cell office:value-type="string" calcext:value-type="string">
            <text:p>SUCCEEDED</text:p>
          </table:table-cell>
          <table:table-cell office:value-type="float" office:value="1909887" calcext:value-type="float">
            <text:p>1909887</text:p>
          </table:table-cell>
          <table:table-cell office:value-type="float" office:value="143726" calcext:value-type="float">
            <text:p>143726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start-paper-ms-x0-prec-01</text:p>
          </table:table-cell>
          <table:table-cell office:value-type="float" office:value="64.568" calcext:value-type="float">
            <text:p>64.568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4T22:09:42Z</text:p>
          </table:table-cell>
          <table:table-cell office:value-type="string" calcext:value-type="string">
            <text:p>2022-06-24T22:10:15Z</text:p>
          </table:table-cell>
          <table:table-cell office:value-type="string" calcext:value-type="string">
            <text:p>2022-06-24T22:11:45Z</text:p>
          </table:table-cell>
          <table:table-cell office:value-type="string" calcext:value-type="string">
            <text:p>SUCCEEDED</text:p>
          </table:table-cell>
          <table:table-cell office:value-type="float" office:value="1909754" calcext:value-type="float">
            <text:p>1909754</text:p>
          </table:table-cell>
          <table:table-cell office:value-type="float" office:value="25120" calcext:value-type="float">
            <text:p>25120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96-start-paper-ms-x0-prec-02</text:p>
          </table:table-cell>
          <table:table-cell office:value-type="float" office:value="69.85" calcext:value-type="float">
            <text:p>69.85</text:p>
          </table:table-cell>
          <table:table-cell office:value-type="float" office:value="12.19" calcext:value-type="float">
            <text:p>12.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4T22:09:58Z</text:p>
          </table:table-cell>
          <table:table-cell office:value-type="string" calcext:value-type="string">
            <text:p>2022-06-24T22:11:04Z</text:p>
          </table:table-cell>
          <table:table-cell office:value-type="string" calcext:value-type="string">
            <text:p>2022-06-24T22:12:52Z</text:p>
          </table:table-cell>
          <table:table-cell office:value-type="string" calcext:value-type="string">
            <text:p>SUCCEEDED</text:p>
          </table:table-cell>
          <table:table-cell office:value-type="float" office:value="1909756" calcext:value-type="float">
            <text:p>1909756</text:p>
          </table:table-cell>
          <table:table-cell office:value-type="float" office:value="24991" calcext:value-type="float">
            <text:p>24991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u-ch427-n96-start-paper-ms-x0-prec-03</text:p>
          </table:table-cell>
          <table:table-cell office:value-type="float" office:value="71.916" calcext:value-type="float">
            <text:p>71.916</text:p>
          </table:table-cell>
          <table:table-cell office:value-type="float" office:value="13.21" calcext:value-type="float">
            <text:p>13.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24T22:10:01Z</text:p>
          </table:table-cell>
          <table:table-cell office:value-type="string" calcext:value-type="string">
            <text:p>2022-06-24T22:11:04Z</text:p>
          </table:table-cell>
          <table:table-cell office:value-type="string" calcext:value-type="string">
            <text:p>2022-06-24T22:12:56Z</text:p>
          </table:table-cell>
          <table:table-cell office:value-type="string" calcext:value-type="string">
            <text:p>SUCCEEDED</text:p>
          </table:table-cell>
          <table:table-cell office:value-type="float" office:value="1909757" calcext:value-type="float">
            <text:p>1909757</text:p>
          </table:table-cell>
          <table:table-cell office:value-type="float" office:value="42953" calcext:value-type="float">
            <text:p>42953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u-ch427-n96-start-paper-ms-x0-prec-04</text:p>
          </table:table-cell>
          <table:table-cell office:value-type="float" office:value="73.28" calcext:value-type="float">
            <text:p>73.28</text:p>
          </table:table-cell>
          <table:table-cell office:value-type="float" office:value="13.15" calcext:value-type="float">
            <text:p>13.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24T22:10:29Z</text:p>
          </table:table-cell>
          <table:table-cell office:value-type="string" calcext:value-type="string">
            <text:p>2022-06-24T22:11:04Z</text:p>
          </table:table-cell>
          <table:table-cell office:value-type="string" calcext:value-type="string">
            <text:p>2022-06-24T22:12:59Z</text:p>
          </table:table-cell>
          <table:table-cell office:value-type="string" calcext:value-type="string">
            <text:p>SUCCEEDED</text:p>
          </table:table-cell>
          <table:table-cell office:value-type="float" office:value="1909759" calcext:value-type="float">
            <text:p>1909759</text:p>
          </table:table-cell>
          <table:table-cell office:value-type="float" office:value="199683" calcext:value-type="float">
            <text:p>199683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string" calcext:value-type="string">
            <text:p>u-ch427-n96-start-paper-ms-x0-prec-05</text:p>
          </table:table-cell>
          <table:table-cell office:value-type="float" office:value="78.821" calcext:value-type="float">
            <text:p>78.821</text:p>
          </table:table-cell>
          <table:table-cell office:value-type="float" office:value="14.07" calcext:value-type="float">
            <text:p>14.0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24T22:10:47Z</text:p>
          </table:table-cell>
          <table:table-cell office:value-type="string" calcext:value-type="string">
            <text:p>2022-06-24T22:13:35Z</text:p>
          </table:table-cell>
          <table:table-cell office:value-type="string" calcext:value-type="string">
            <text:p>2022-06-24T22:15:54Z</text:p>
          </table:table-cell>
          <table:table-cell office:value-type="string" calcext:value-type="string">
            <text:p>SUCCEEDED</text:p>
          </table:table-cell>
          <table:table-cell office:value-type="float" office:value="1909761" calcext:value-type="float">
            <text:p>1909761</text:p>
          </table:table-cell>
          <table:table-cell office:value-type="float" office:value="36324" calcext:value-type="float">
            <text:p>36324</text:p>
          </table:table-cell>
          <table:table-cell office:value-type="float" office:value="1.771" calcext:value-type="float">
            <text:p>1.771</text:p>
          </table:table-cell>
        </table:table-row>
        <table:table-row table:style-name="ro1">
          <table:table-cell office:value-type="string" calcext:value-type="string">
            <text:p>u-ch427-n96-start-paper-ms-x0-prec-06</text:p>
          </table:table-cell>
          <table:table-cell office:value-type="float" office:value="81.119" calcext:value-type="float">
            <text:p>81.119</text:p>
          </table:table-cell>
          <table:table-cell office:value-type="float" office:value="13.48" calcext:value-type="float">
            <text:p>13.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24T22:11:55Z</text:p>
          </table:table-cell>
          <table:table-cell office:value-type="string" calcext:value-type="string">
            <text:p>2022-06-24T22:15:06Z</text:p>
          </table:table-cell>
          <table:table-cell office:value-type="string" calcext:value-type="string">
            <text:p>2022-06-24T22:17:30Z</text:p>
          </table:table-cell>
          <table:table-cell office:value-type="string" calcext:value-type="string">
            <text:p>SUCCEEDED</text:p>
          </table:table-cell>
          <table:table-cell office:value-type="float" office:value="1909773" calcext:value-type="float">
            <text:p>1909773</text:p>
          </table:table-cell>
          <table:table-cell office:value-type="float" office:value="65042" calcext:value-type="float">
            <text:p>65042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string" calcext:value-type="string">
            <text:p>u-ch427-n96-start-paper-ms-x0-prec-07</text:p>
          </table:table-cell>
          <table:table-cell office:value-type="float" office:value="84.876" calcext:value-type="float">
            <text:p>84.876</text:p>
          </table:table-cell>
          <table:table-cell office:value-type="float" office:value="13.83" calcext:value-type="float">
            <text:p>13.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24T22:17:08Z</text:p>
          </table:table-cell>
          <table:table-cell office:value-type="string" calcext:value-type="string">
            <text:p>2022-06-24T22:18:17Z</text:p>
          </table:table-cell>
          <table:table-cell office:value-type="string" calcext:value-type="string">
            <text:p>2022-06-24T22:20:50Z</text:p>
          </table:table-cell>
          <table:table-cell office:value-type="string" calcext:value-type="string">
            <text:p>SUCCEEDED</text:p>
          </table:table-cell>
          <table:table-cell office:value-type="float" office:value="1909843" calcext:value-type="float">
            <text:p>1909843</text:p>
          </table:table-cell>
          <table:table-cell office:value-type="float" office:value="81432" calcext:value-type="float">
            <text:p>81432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u-ch427-n96-start-paper-ms-x0-prec-08</text:p>
          </table:table-cell>
          <table:table-cell office:value-type="float" office:value="94.705" calcext:value-type="float">
            <text:p>94.705</text:p>
          </table:table-cell>
          <table:table-cell office:value-type="float" office:value="13.98" calcext:value-type="float">
            <text:p>13.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24T22:22:23Z</text:p>
          </table:table-cell>
          <table:table-cell office:value-type="string" calcext:value-type="string">
            <text:p>2022-06-24T22:22:54Z</text:p>
          </table:table-cell>
          <table:table-cell office:value-type="string" calcext:value-type="string">
            <text:p>2022-06-24T22:25:36Z</text:p>
          </table:table-cell>
          <table:table-cell office:value-type="string" calcext:value-type="string">
            <text:p>SUCCEEDED</text:p>
          </table:table-cell>
          <table:table-cell office:value-type="float" office:value="1909875" calcext:value-type="float">
            <text:p>1909875</text:p>
          </table:table-cell>
          <table:table-cell office:value-type="float" office:value="98154" calcext:value-type="float">
            <text:p>98154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1">
          <table:table-cell office:value-type="string" calcext:value-type="string">
            <text:p>u-ch427-n96-start-paper-ms-x0-prec-09</text:p>
          </table:table-cell>
          <table:table-cell office:value-type="float" office:value="98.987" calcext:value-type="float">
            <text:p>98.987</text:p>
          </table:table-cell>
          <table:table-cell office:value-type="float" office:value="14.39" calcext:value-type="float">
            <text:p>14.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24T22:52:32Z</text:p>
          </table:table-cell>
          <table:table-cell office:value-type="string" calcext:value-type="string">
            <text:p>2022-06-24T22:53:14Z</text:p>
          </table:table-cell>
          <table:table-cell office:value-type="string" calcext:value-type="string">
            <text:p>2022-06-24T22:56:02Z</text:p>
          </table:table-cell>
          <table:table-cell office:value-type="string" calcext:value-type="string">
            <text:p>SUCCEEDED</text:p>
          </table:table-cell>
          <table:table-cell office:value-type="float" office:value="1910004" calcext:value-type="float">
            <text:p>1910004</text:p>
          </table:table-cell>
          <table:table-cell office:value-type="float" office:value="122300" calcext:value-type="float">
            <text:p>122300</text:p>
          </table:table-cell>
          <table:table-cell office:value-type="float" office:value="3.711" calcext:value-type="float">
            <text:p>3.711</text:p>
          </table:table-cell>
        </table:table-row>
        <table:table-row table:style-name="ro1">
          <table:table-cell office:value-type="string" calcext:value-type="string">
            <text:p>u-ch427-n96-start-paper-ms-x0-prec-10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14.9" calcext:value-type="float">
            <text:p>14.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26T01:18:26Z</text:p>
          </table:table-cell>
          <table:table-cell office:value-type="string" calcext:value-type="string">
            <text:p>2022-06-26T01:18:57Z</text:p>
          </table:table-cell>
          <table:table-cell office:value-type="string" calcext:value-type="string">
            <text:p>2022-06-26T01:21:51Z</text:p>
          </table:table-cell>
          <table:table-cell office:value-type="string" calcext:value-type="string">
            <text:p>SUCCEEDED</text:p>
          </table:table-cell>
          <table:table-cell office:value-type="float" office:value="1914654" calcext:value-type="float">
            <text:p>1914654</text:p>
          </table:table-cell>
          <table:table-cell office:value-type="float" office:value="212071" calcext:value-type="float">
            <text:p>212071</text:p>
          </table:table-cell>
          <table:table-cell office:value-type="float" office:value="4.458" calcext:value-type="float">
            <text:p>4.458</text:p>
          </table:table-cell>
        </table:table-row>
        <table:table-row table:style-name="ro1">
          <table:table-cell office:value-type="string" calcext:value-type="string">
            <text:p>u-ch427-n96-start-paper-ms-x0-prec-100</text:p>
          </table:table-cell>
          <table:table-cell office:value-type="float" office:value="1795.829" calcext:value-type="float">
            <text:p>1795.829</text:p>
          </table:table-cell>
          <table:table-cell office:value-type="float" office:value="91.99" calcext:value-type="float">
            <text:p>91.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01:33:28Z</text:p>
          </table:table-cell>
          <table:table-cell office:value-type="string" calcext:value-type="string">
            <text:p>2022-06-26T02:11:37Z</text:p>
          </table:table-cell>
          <table:table-cell office:value-type="string" calcext:value-type="string">
            <text:p>SUCCEEDED</text:p>
          </table:table-cell>
          <table:table-cell office:value-type="float" office:value="1914417" calcext:value-type="float">
            <text:p>1914417</text:p>
          </table:table-cell>
          <table:table-cell office:value-type="float" office:value="251986" calcext:value-type="float">
            <text:p>251986</text:p>
          </table:table-cell>
          <table:table-cell office:value-type="float" office:value="95.217" calcext:value-type="float">
            <text:p>95.217</text:p>
          </table:table-cell>
        </table:table-row>
        <table:table-row table:style-name="ro1">
          <table:table-cell office:value-type="string" calcext:value-type="string">
            <text:p>u-ch427-n96-start-paper-ms-x0-prec-110</text:p>
          </table:table-cell>
          <table:table-cell office:value-type="float" office:value="2074.881" calcext:value-type="float">
            <text:p>2074.881</text:p>
          </table:table-cell>
          <table:table-cell office:value-type="float" office:value="92.92" calcext:value-type="float">
            <text:p>92.9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2022-06-26T00:16:39Z</text:p>
          </table:table-cell>
          <table:table-cell office:value-type="string" calcext:value-type="string">
            <text:p>2022-06-26T01:39:34Z</text:p>
          </table:table-cell>
          <table:table-cell office:value-type="string" calcext:value-type="string">
            <text:p>2022-06-26T02:22:55Z</text:p>
          </table:table-cell>
          <table:table-cell office:value-type="string" calcext:value-type="string">
            <text:p>SUCCEEDED</text:p>
          </table:table-cell>
          <table:table-cell office:value-type="float" office:value="1914420" calcext:value-type="float">
            <text:p>1914420</text:p>
          </table:table-cell>
          <table:table-cell office:value-type="float" office:value="107013" calcext:value-type="float">
            <text:p>107013</text:p>
          </table:table-cell>
          <table:table-cell office:value-type="float" office:value="120.053" calcext:value-type="float">
            <text:p>120.053</text:p>
          </table:table-cell>
        </table:table-row>
        <table:table-row table:style-name="ro1">
          <table:table-cell office:value-type="string" calcext:value-type="string">
            <text:p>u-ch427-n96-start-paper-ms-x0-prec-120</text:p>
          </table:table-cell>
          <table:table-cell office:value-type="float" office:value="2500.172" calcext:value-type="float">
            <text:p>2500.172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00:47:42Z</text:p>
          </table:table-cell>
          <table:table-cell office:value-type="string" calcext:value-type="string">
            <text:p>2022-06-26T01:39:03Z</text:p>
          </table:table-cell>
          <table:table-cell office:value-type="string" calcext:value-type="string">
            <text:p>SUCCEEDED</text:p>
          </table:table-cell>
          <table:table-cell office:value-type="float" office:value="1914418" calcext:value-type="float">
            <text:p>1914418</text:p>
          </table:table-cell>
          <table:table-cell office:value-type="float" office:value="73166" calcext:value-type="float">
            <text:p>73166</text:p>
          </table:table-cell>
          <table:table-cell office:value-type="float" office:value="127.165" calcext:value-type="float">
            <text:p>127.165</text:p>
          </table:table-cell>
        </table:table-row>
        <table:table-row table:style-name="ro1">
          <table:table-cell office:value-type="string" calcext:value-type="string">
            <text:p>u-ch427-n96-start-paper-ms-x0-prec-20</text:p>
          </table:table-cell>
          <table:table-cell office:value-type="float" office:value="177.953" calcext:value-type="float">
            <text:p>177.953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26T00:47:39Z</text:p>
          </table:table-cell>
          <table:table-cell office:value-type="string" calcext:value-type="string">
            <text:p>2022-06-26T00:48:21Z</text:p>
          </table:table-cell>
          <table:table-cell office:value-type="string" calcext:value-type="string">
            <text:p>2022-06-26T00:53:07Z</text:p>
          </table:table-cell>
          <table:table-cell office:value-type="string" calcext:value-type="string">
            <text:p>SUCCEEDED</text:p>
          </table:table-cell>
          <table:table-cell office:value-type="float" office:value="1914555" calcext:value-type="float">
            <text:p>1914555</text:p>
          </table:table-cell>
          <table:table-cell office:value-type="float" office:value="168832" calcext:value-type="float">
            <text:p>168832</text:p>
          </table:table-cell>
          <table:table-cell office:value-type="float" office:value="7.477" calcext:value-type="float">
            <text:p>7.477</text:p>
          </table:table-cell>
        </table:table-row>
        <table:table-row table:style-name="ro1">
          <table:table-cell office:value-type="string" calcext:value-type="string">
            <text:p>u-ch427-n96-start-paper-ms-x0-prec-30</text:p>
          </table:table-cell>
          <table:table-cell office:value-type="float" office:value="264.054" calcext:value-type="float">
            <text:p>264.054</text:p>
          </table:table-cell>
          <table:table-cell office:value-type="float" office:value="41.58" calcext:value-type="float">
            <text:p>41.5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26T00:17:55Z</text:p>
          </table:table-cell>
          <table:table-cell office:value-type="string" calcext:value-type="string">
            <text:p>2022-06-26T01:56:08Z</text:p>
          </table:table-cell>
          <table:table-cell office:value-type="string" calcext:value-type="string">
            <text:p>2022-06-26T02:02:58Z</text:p>
          </table:table-cell>
          <table:table-cell office:value-type="string" calcext:value-type="string">
            <text:p>SUCCEEDED</text:p>
          </table:table-cell>
          <table:table-cell office:value-type="float" office:value="1914429" calcext:value-type="float">
            <text:p>1914429</text:p>
          </table:table-cell>
          <table:table-cell office:value-type="float" office:value="51328" calcext:value-type="float">
            <text:p>51328</text:p>
          </table:table-cell>
          <table:table-cell office:value-type="float" office:value="14.306" calcext:value-type="float">
            <text:p>14.306</text:p>
          </table:table-cell>
        </table:table-row>
        <table:table-row table:style-name="ro1">
          <table:table-cell office:value-type="string" calcext:value-type="string">
            <text:p>u-ch427-n96-start-paper-ms-x0-prec-40</text:p>
          </table:table-cell>
          <table:table-cell office:value-type="float" office:value="343.404" calcext:value-type="float">
            <text:p>343.404</text:p>
          </table:table-cell>
          <table:table-cell office:value-type="float" office:value="44.86" calcext:value-type="float">
            <text:p>44.8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2022-06-26T00:17:32Z</text:p>
          </table:table-cell>
          <table:table-cell office:value-type="string" calcext:value-type="string">
            <text:p>2022-06-26T14:34:51Z</text:p>
          </table:table-cell>
          <table:table-cell office:value-type="string" calcext:value-type="string">
            <text:p>2022-06-26T14:43:38Z</text:p>
          </table:table-cell>
          <table:table-cell office:value-type="string" calcext:value-type="string">
            <text:p>SUCCEEDED</text:p>
          </table:table-cell>
          <table:table-cell office:value-type="float" office:value="1914423" calcext:value-type="float">
            <text:p>1914423</text:p>
          </table:table-cell>
          <table:table-cell office:value-type="float" office:value="155870" calcext:value-type="float">
            <text:p>155870</text:p>
          </table:table-cell>
          <table:table-cell office:value-type="float" office:value="17.519" calcext:value-type="float">
            <text:p>17.519</text:p>
          </table:table-cell>
        </table:table-row>
        <table:table-row table:style-name="ro1">
          <table:table-cell office:value-type="string" calcext:value-type="string">
            <text:p>u-ch427-n96-start-paper-ms-x0-prec-50</text:p>
          </table:table-cell>
          <table:table-cell office:value-type="float" office:value="504.381" calcext:value-type="float">
            <text:p>504.381</text:p>
          </table:table-cell>
          <table:table-cell office:value-type="float" office:value="48.89" calcext:value-type="float">
            <text:p>48.8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15:09:17Z</text:p>
          </table:table-cell>
          <table:table-cell office:value-type="string" calcext:value-type="string">
            <text:p>2022-06-26T15:21:24Z</text:p>
          </table:table-cell>
          <table:table-cell office:value-type="string" calcext:value-type="string">
            <text:p>SUCCEEDED</text:p>
          </table:table-cell>
          <table:table-cell office:value-type="float" office:value="1914414" calcext:value-type="float">
            <text:p>1914414</text:p>
          </table:table-cell>
          <table:table-cell office:value-type="float" office:value="219319" calcext:value-type="float">
            <text:p>219319</text:p>
          </table:table-cell>
          <table:table-cell office:value-type="float" office:value="17.109" calcext:value-type="float">
            <text:p>17.109</text:p>
          </table:table-cell>
        </table:table-row>
        <table:table-row table:style-name="ro1">
          <table:table-cell office:value-type="string" calcext:value-type="string">
            <text:p>u-ch427-n96-start-paper-ms-x0-prec-60</text:p>
          </table:table-cell>
          <table:table-cell office:value-type="float" office:value="784.996" calcext:value-type="float">
            <text:p>784.996</text:p>
          </table:table-cell>
          <table:table-cell office:value-type="float" office:value="55.15" calcext:value-type="float">
            <text:p>55.1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022-06-26T00:16:41Z</text:p>
          </table:table-cell>
          <table:table-cell office:value-type="string" calcext:value-type="string">
            <text:p>2022-06-26T15:36:59Z</text:p>
          </table:table-cell>
          <table:table-cell office:value-type="string" calcext:value-type="string">
            <text:p>2022-06-26T15:54:08Z</text:p>
          </table:table-cell>
          <table:table-cell office:value-type="string" calcext:value-type="string">
            <text:p>SUCCEEDED</text:p>
          </table:table-cell>
          <table:table-cell office:value-type="float" office:value="1914421" calcext:value-type="float">
            <text:p>1914421</text:p>
          </table:table-cell>
          <table:table-cell office:value-type="float" office:value="243474" calcext:value-type="float">
            <text:p>243474</text:p>
          </table:table-cell>
          <table:table-cell office:value-type="float" office:value="36.885" calcext:value-type="float">
            <text:p>36.885</text:p>
          </table:table-cell>
        </table:table-row>
        <table:table-row table:style-name="ro1">
          <table:table-cell office:value-type="string" calcext:value-type="string">
            <text:p>u-ch427-n96-start-paper-ms-x0-prec-70</text:p>
          </table:table-cell>
          <table:table-cell office:value-type="float" office:value="1014.796" calcext:value-type="float">
            <text:p>1014.796</text:p>
          </table:table-cell>
          <table:table-cell office:value-type="float" office:value="60.51" calcext:value-type="float">
            <text:p>60.5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00:55:33Z</text:p>
          </table:table-cell>
          <table:table-cell office:value-type="string" calcext:value-type="string">
            <text:p>2022-06-26T01:17:48Z</text:p>
          </table:table-cell>
          <table:table-cell office:value-type="string" calcext:value-type="string">
            <text:p>SUCCEEDED</text:p>
          </table:table-cell>
          <table:table-cell office:value-type="float" office:value="1914416" calcext:value-type="float">
            <text:p>1914416</text:p>
          </table:table-cell>
          <table:table-cell office:value-type="float" office:value="187346" calcext:value-type="float">
            <text:p>187346</text:p>
          </table:table-cell>
          <table:table-cell office:value-type="float" office:value="30.161" calcext:value-type="float">
            <text:p>30.161</text:p>
          </table:table-cell>
        </table:table-row>
        <table:table-row table:style-name="ro1">
          <table:table-cell office:value-type="string" calcext:value-type="string">
            <text:p>u-ch427-n96-start-paper-ms-x0-prec-80</text:p>
          </table:table-cell>
          <table:table-cell office:value-type="float" office:value="1260.491" calcext:value-type="float">
            <text:p>1260.491</text:p>
          </table:table-cell>
          <table:table-cell office:value-type="float" office:value="79.3" calcext:value-type="float">
            <text:p>79.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2022-06-26T00:16:39Z</text:p>
          </table:table-cell>
          <table:table-cell office:value-type="string" calcext:value-type="string">
            <text:p>2022-06-27T01:40:42Z</text:p>
          </table:table-cell>
          <table:table-cell office:value-type="string" calcext:value-type="string">
            <text:p>2022-06-27T02:07:39Z</text:p>
          </table:table-cell>
          <table:table-cell office:value-type="string" calcext:value-type="string">
            <text:p>SUCCEEDED</text:p>
          </table:table-cell>
          <table:table-cell office:value-type="float" office:value="1914419" calcext:value-type="float">
            <text:p>1914419</text:p>
          </table:table-cell>
          <table:table-cell office:value-type="float" office:value="36458" calcext:value-type="float">
            <text:p>36458</text:p>
          </table:table-cell>
          <table:table-cell office:value-type="float" office:value="62.468" calcext:value-type="float">
            <text:p>62.468</text:p>
          </table:table-cell>
        </table:table-row>
        <table:table-row table:style-name="ro1">
          <table:table-cell office:value-type="string" calcext:value-type="string">
            <text:p>u-ch427-n96-start-paper-ms-x0-prec-90</text:p>
          </table:table-cell>
          <table:table-cell office:value-type="float" office:value="1503.378" calcext:value-type="float">
            <text:p>1503.378</text:p>
          </table:table-cell>
          <table:table-cell office:value-type="float" office:value="88.32" calcext:value-type="float">
            <text:p>88.3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15:54:59Z</text:p>
          </table:table-cell>
          <table:table-cell office:value-type="string" calcext:value-type="string">
            <text:p>2022-06-26T16:27:10Z</text:p>
          </table:table-cell>
          <table:table-cell office:value-type="string" calcext:value-type="string">
            <text:p>SUCCEEDED</text:p>
          </table:table-cell>
          <table:table-cell office:value-type="float" office:value="1914415" calcext:value-type="float">
            <text:p>1914415</text:p>
          </table:table-cell>
          <table:table-cell office:value-type="float" office:value="6291" calcext:value-type="float">
            <text:p>6291</text:p>
          </table:table-cell>
          <table:table-cell office:value-type="float" office:value="84.474" calcext:value-type="float">
            <text:p>84.474</text:p>
          </table:table-cell>
        </table:table-row>
      </table:table>
      <table:table table:name="N96" table:style-name="ta1">
        <table:table-column table:style-name="co15" table:default-cell-style-name="Default"/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61.484" calcext:value-type="float">
            <text:p>61.484</text:p>
          </table:table-cell>
          <table:table-cell office:value-type="float" office:value="11.19" calcext:value-type="float">
            <text:p>11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3T03:12:07Z</text:p>
          </table:table-cell>
          <table:table-cell office:value-type="string" calcext:value-type="string">
            <text:p>2022-06-23T03:12:35Z</text:p>
          </table:table-cell>
          <table:table-cell office:value-type="string" calcext:value-type="string">
            <text:p>2022-06-23T03:13:49Z</text:p>
          </table:table-cell>
          <table:table-cell office:value-type="string" calcext:value-type="string">
            <text:p>SUCCEEDED</text:p>
          </table:table-cell>
          <table:table-cell office:value-type="float" office:value="1898046" calcext:value-type="float">
            <text:p>1898046</text:p>
          </table:table-cell>
          <table:table-cell office:value-type="float" office:value="23224" calcext:value-type="float">
            <text:p>23224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65.52" calcext:value-type="float">
            <text:p>65.52</text:p>
          </table:table-cell>
          <table:table-cell office:value-type="float" office:value="10.86" calcext:value-type="float">
            <text:p>10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1T22:09:28Z</text:p>
          </table:table-cell>
          <table:table-cell office:value-type="string" calcext:value-type="string">
            <text:p>2022-06-21T22:20:48Z</text:p>
          </table:table-cell>
          <table:table-cell office:value-type="string" calcext:value-type="string">
            <text:p>2022-06-21T22:22:09Z</text:p>
          </table:table-cell>
          <table:table-cell office:value-type="string" calcext:value-type="string">
            <text:p>SUCCEEDED</text:p>
          </table:table-cell>
          <table:table-cell office:value-type="float" office:value="1890337" calcext:value-type="float">
            <text:p>1890337</text:p>
          </table:table-cell>
          <table:table-cell office:value-type="float" office:value="11685" calcext:value-type="float">
            <text:p>11685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u-ch427-n96-start-paper-02</text:p>
          </table:table-cell>
          <table:table-cell office:value-type="float" office:value="64.979" calcext:value-type="float">
            <text:p>64.979</text:p>
          </table:table-cell>
          <table:table-cell office:value-type="float" office:value="11.71" calcext:value-type="float">
            <text:p>11.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1T22:51:11Z</text:p>
          </table:table-cell>
          <table:table-cell office:value-type="string" calcext:value-type="string">
            <text:p>2022-06-21T22:51:24Z</text:p>
          </table:table-cell>
          <table:table-cell office:value-type="string" calcext:value-type="string">
            <text:p>2022-06-21T22:52:47Z</text:p>
          </table:table-cell>
          <table:table-cell office:value-type="string" calcext:value-type="string">
            <text:p>SUCCEEDED</text:p>
          </table:table-cell>
          <table:table-cell office:value-type="float" office:value="1890548" calcext:value-type="float">
            <text:p>1890548</text:p>
          </table:table-cell>
          <table:table-cell office:value-type="float" office:value="134265" calcext:value-type="float">
            <text:p>134265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u-ch427-n96-start-paper-03</text:p>
          </table:table-cell>
          <table:table-cell office:value-type="float" office:value="62.977" calcext:value-type="float">
            <text:p>62.977</text:p>
          </table:table-cell>
          <table:table-cell office:value-type="float" office:value="12.14" calcext:value-type="float">
            <text:p>12.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21T22:51:27Z</text:p>
          </table:table-cell>
          <table:table-cell office:value-type="string" calcext:value-type="string">
            <text:p>2022-06-21T22:52:10Z</text:p>
          </table:table-cell>
          <table:table-cell office:value-type="string" calcext:value-type="string">
            <text:p>2022-06-21T22:53:33Z</text:p>
          </table:table-cell>
          <table:table-cell office:value-type="string" calcext:value-type="string">
            <text:p>SUCCEEDED</text:p>
          </table:table-cell>
          <table:table-cell office:value-type="float" office:value="1890549" calcext:value-type="float">
            <text:p>1890549</text:p>
          </table:table-cell>
          <table:table-cell office:value-type="float" office:value="16604" calcext:value-type="float">
            <text:p>16604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u-ch427-n96-start-paper-04</text:p>
          </table:table-cell>
          <table:table-cell office:value-type="float" office:value="73.777" calcext:value-type="float">
            <text:p>73.777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21T23:27:02Z</text:p>
          </table:table-cell>
          <table:table-cell office:value-type="string" calcext:value-type="string">
            <text:p>2022-06-21T23:46:58Z</text:p>
          </table:table-cell>
          <table:table-cell office:value-type="string" calcext:value-type="string">
            <text:p>2022-06-21T23:48:34Z</text:p>
          </table:table-cell>
          <table:table-cell office:value-type="string" calcext:value-type="string">
            <text:p>SUCCEEDED</text:p>
          </table:table-cell>
          <table:table-cell office:value-type="float" office:value="1890646" calcext:value-type="float">
            <text:p>1890646</text:p>
          </table:table-cell>
          <table:table-cell office:value-type="float" office:value="35196" calcext:value-type="float">
            <text:p>35196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u-ch427-n96-start-paper-05</text:p>
          </table:table-cell>
          <table:table-cell office:value-type="float" office:value="70.091" calcext:value-type="float">
            <text:p>70.091</text:p>
          </table:table-cell>
          <table:table-cell office:value-type="float" office:value="13.43" calcext:value-type="float">
            <text:p>13.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21T22:22:12Z</text:p>
          </table:table-cell>
          <table:table-cell office:value-type="string" calcext:value-type="string">
            <text:p>2022-06-21T22:47:12Z</text:p>
          </table:table-cell>
          <table:table-cell office:value-type="string" calcext:value-type="string">
            <text:p>2022-06-21T22:49:06Z</text:p>
          </table:table-cell>
          <table:table-cell office:value-type="string" calcext:value-type="string">
            <text:p>SUCCEEDED</text:p>
          </table:table-cell>
          <table:table-cell office:value-type="float" office:value="1890452" calcext:value-type="float">
            <text:p>1890452</text:p>
          </table:table-cell>
          <table:table-cell office:value-type="float" office:value="192239" calcext:value-type="float">
            <text:p>192239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u-ch427-n96-start-paper-06</text:p>
          </table:table-cell>
          <table:table-cell office:value-type="float" office:value="70.533" calcext:value-type="float">
            <text:p>70.533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21T22:53:51Z</text:p>
          </table:table-cell>
          <table:table-cell office:value-type="string" calcext:value-type="string">
            <text:p>2022-06-21T22:59:29Z</text:p>
          </table:table-cell>
          <table:table-cell office:value-type="string" calcext:value-type="string">
            <text:p>2022-06-21T23:01:23Z</text:p>
          </table:table-cell>
          <table:table-cell office:value-type="string" calcext:value-type="string">
            <text:p>SUCCEEDED</text:p>
          </table:table-cell>
          <table:table-cell office:value-type="float" office:value="1890567" calcext:value-type="float">
            <text:p>1890567</text:p>
          </table:table-cell>
          <table:table-cell office:value-type="float" office:value="22110" calcext:value-type="float">
            <text:p>22110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u-ch427-n96-start-paper-07</text:p>
          </table:table-cell>
          <table:table-cell office:value-type="float" office:value="69.899" calcext:value-type="float">
            <text:p>69.899</text:p>
          </table:table-cell>
          <table:table-cell office:value-type="float" office:value="14.44" calcext:value-type="float">
            <text:p>14.4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21T22:54:22Z</text:p>
          </table:table-cell>
          <table:table-cell office:value-type="string" calcext:value-type="string">
            <text:p>2022-06-21T22:59:29Z</text:p>
          </table:table-cell>
          <table:table-cell office:value-type="string" calcext:value-type="string">
            <text:p>2022-06-21T23:01:24Z</text:p>
          </table:table-cell>
          <table:table-cell office:value-type="string" calcext:value-type="string">
            <text:p>SUCCEEDED</text:p>
          </table:table-cell>
          <table:table-cell office:value-type="float" office:value="1890568" calcext:value-type="float">
            <text:p>1890568</text:p>
          </table:table-cell>
          <table:table-cell office:value-type="float" office:value="212433" calcext:value-type="float">
            <text:p>212433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string" calcext:value-type="string">
            <text:p>u-ch427-n96-start-paper-08</text:p>
          </table:table-cell>
          <table:table-cell office:value-type="float" office:value="71.402" calcext:value-type="float">
            <text:p>71.402</text:p>
          </table:table-cell>
          <table:table-cell office:value-type="float" office:value="13.29" calcext:value-type="float">
            <text:p>13.2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21T22:54:40Z</text:p>
          </table:table-cell>
          <table:table-cell office:value-type="string" calcext:value-type="string">
            <text:p>2022-06-21T23:01:59Z</text:p>
          </table:table-cell>
          <table:table-cell office:value-type="string" calcext:value-type="string">
            <text:p>2022-06-21T23:04:10Z</text:p>
          </table:table-cell>
          <table:table-cell office:value-type="string" calcext:value-type="string">
            <text:p>SUCCEEDED</text:p>
          </table:table-cell>
          <table:table-cell office:value-type="float" office:value="1890570" calcext:value-type="float">
            <text:p>1890570</text:p>
          </table:table-cell>
          <table:table-cell office:value-type="float" office:value="38108" calcext:value-type="float">
            <text:p>38108</text:p>
          </table:table-cell>
          <table:table-cell office:value-type="float" office:value="1.136" calcext:value-type="float">
            <text:p>1.136</text:p>
          </table:table-cell>
        </table:table-row>
        <table:table-row table:style-name="ro1">
          <table:table-cell office:value-type="string" calcext:value-type="string">
            <text:p>u-ch427-n96-start-paper-09</text:p>
          </table:table-cell>
          <table:table-cell office:value-type="float" office:value="78.529" calcext:value-type="float">
            <text:p>78.529</text:p>
          </table:table-cell>
          <table:table-cell office:value-type="float" office:value="20.15" calcext:value-type="float">
            <text:p>20.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21T22:55:15Z</text:p>
          </table:table-cell>
          <table:table-cell office:value-type="string" calcext:value-type="string">
            <text:p>2022-06-21T23:01:59Z</text:p>
          </table:table-cell>
          <table:table-cell office:value-type="string" calcext:value-type="string">
            <text:p>2022-06-21T23:04:11Z</text:p>
          </table:table-cell>
          <table:table-cell office:value-type="string" calcext:value-type="string">
            <text:p>SUCCEEDED</text:p>
          </table:table-cell>
          <table:table-cell office:value-type="float" office:value="1890573" calcext:value-type="float">
            <text:p>1890573</text:p>
          </table:table-cell>
          <table:table-cell office:value-type="float" office:value="90614" calcext:value-type="float">
            <text:p>90614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0.684" calcext:value-type="float">
            <text:p>70.684</text:p>
          </table:table-cell>
          <table:table-cell office:value-type="float" office:value="14.07" calcext:value-type="float">
            <text:p>14.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21T22:55:29Z</text:p>
          </table:table-cell>
          <table:table-cell office:value-type="string" calcext:value-type="string">
            <text:p>2022-06-21T23:05:17Z</text:p>
          </table:table-cell>
          <table:table-cell office:value-type="string" calcext:value-type="string">
            <text:p>2022-06-21T23:07:17Z</text:p>
          </table:table-cell>
          <table:table-cell office:value-type="string" calcext:value-type="string">
            <text:p>SUCCEEDED</text:p>
          </table:table-cell>
          <table:table-cell office:value-type="float" office:value="1890574" calcext:value-type="float">
            <text:p>1890574</text:p>
          </table:table-cell>
          <table:table-cell office:value-type="float" office:value="54891" calcext:value-type="float">
            <text:p>54891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u-ch427-n96-start-paper-11</text:p>
          </table:table-cell>
          <table:table-cell office:value-type="float" office:value="74.832" calcext:value-type="float">
            <text:p>74.832</text:p>
          </table:table-cell>
          <table:table-cell office:value-type="float" office:value="15.87" calcext:value-type="float">
            <text:p>15.8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2022-06-21T22:55:49Z</text:p>
          </table:table-cell>
          <table:table-cell office:value-type="string" calcext:value-type="string">
            <text:p>2022-06-21T23:26:10Z</text:p>
          </table:table-cell>
          <table:table-cell office:value-type="string" calcext:value-type="string">
            <text:p>2022-06-21T23:28:17Z</text:p>
          </table:table-cell>
          <table:table-cell office:value-type="string" calcext:value-type="string">
            <text:p>SUCCEEDED</text:p>
          </table:table-cell>
          <table:table-cell office:value-type="float" office:value="1890576" calcext:value-type="float">
            <text:p>1890576</text:p>
          </table:table-cell>
          <table:table-cell office:value-type="float" office:value="182038" calcext:value-type="float">
            <text:p>182038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u-ch427-n96-start-paper-12</text:p>
          </table:table-cell>
          <table:table-cell office:value-type="float" office:value="83.631" calcext:value-type="float">
            <text:p>83.631</text:p>
          </table:table-cell>
          <table:table-cell office:value-type="float" office:value="15.98" calcext:value-type="float">
            <text:p>15.9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2022-06-21T23:26:14Z</text:p>
          </table:table-cell>
          <table:table-cell office:value-type="string" calcext:value-type="string">
            <text:p>2022-06-21T23:48:31Z</text:p>
          </table:table-cell>
          <table:table-cell office:value-type="string" calcext:value-type="string">
            <text:p>2022-06-21T23:50:49Z</text:p>
          </table:table-cell>
          <table:table-cell office:value-type="string" calcext:value-type="string">
            <text:p>SUCCEEDED</text:p>
          </table:table-cell>
          <table:table-cell office:value-type="float" office:value="1890642" calcext:value-type="float">
            <text:p>1890642</text:p>
          </table:table-cell>
          <table:table-cell office:value-type="float" office:value="85897" calcext:value-type="float">
            <text:p>85897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u-ch427-n96-start-paper-13</text:p>
          </table:table-cell>
          <table:table-cell office:value-type="float" office:value="74.699" calcext:value-type="float">
            <text:p>74.699</text:p>
          </table:table-cell>
          <table:table-cell office:value-type="float" office:value="16.53" calcext:value-type="float">
            <text:p>16.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2022-06-26T21:53:55Z</text:p>
          </table:table-cell>
          <table:table-cell office:value-type="string" calcext:value-type="string">
            <text:p>2022-06-26T22:17:40Z</text:p>
          </table:table-cell>
          <table:table-cell office:value-type="string" calcext:value-type="string">
            <text:p>2022-06-26T22:19:53Z</text:p>
          </table:table-cell>
          <table:table-cell office:value-type="string" calcext:value-type="string">
            <text:p>SUCCEEDED</text:p>
          </table:table-cell>
          <table:table-cell office:value-type="float" office:value="1918348" calcext:value-type="float">
            <text:p>1918348</text:p>
          </table:table-cell>
          <table:table-cell office:value-type="float" office:value="201960" calcext:value-type="float">
            <text:p>20196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u-ch427-n96-start-paper-14</text:p>
          </table:table-cell>
          <table:table-cell office:value-type="float" office:value="83.267" calcext:value-type="float">
            <text:p>83.267</text:p>
          </table:table-cell>
          <table:table-cell office:value-type="float" office:value="18.02" calcext:value-type="float">
            <text:p>18.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2022-06-26T21:54:20Z</text:p>
          </table:table-cell>
          <table:table-cell office:value-type="string" calcext:value-type="string">
            <text:p>2022-06-26T22:19:08Z</text:p>
          </table:table-cell>
          <table:table-cell office:value-type="string" calcext:value-type="string">
            <text:p>2022-06-26T22:21:29Z</text:p>
          </table:table-cell>
          <table:table-cell office:value-type="string" calcext:value-type="string">
            <text:p>SUCCEEDED</text:p>
          </table:table-cell>
          <table:table-cell office:value-type="float" office:value="1918351" calcext:value-type="float">
            <text:p>1918351</text:p>
          </table:table-cell>
          <table:table-cell office:value-type="float" office:value="58281" calcext:value-type="float">
            <text:p>58281</text:p>
          </table:table-cell>
          <table:table-cell office:value-type="float" office:value="1.357" calcext:value-type="float">
            <text:p>1.357</text:p>
          </table:table-cell>
        </table:table-row>
        <table:table-row table:style-name="ro1">
          <table:table-cell office:value-type="string" calcext:value-type="string">
            <text:p>u-ch427-n96-start-paper-15</text:p>
          </table:table-cell>
          <table:table-cell office:value-type="float" office:value="88.009" calcext:value-type="float">
            <text:p>88.009</text:p>
          </table:table-cell>
          <table:table-cell office:value-type="float" office:value="18.97" calcext:value-type="float">
            <text:p>18.9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6-26T22:35:54Z</text:p>
          </table:table-cell>
          <table:table-cell office:value-type="string" calcext:value-type="string">
            <text:p>2022-06-27T01:40:43Z</text:p>
          </table:table-cell>
          <table:table-cell office:value-type="string" calcext:value-type="string">
            <text:p>2022-06-27T01:43:11Z</text:p>
          </table:table-cell>
          <table:table-cell office:value-type="string" calcext:value-type="string">
            <text:p>SUCCEEDED</text:p>
          </table:table-cell>
          <table:table-cell office:value-type="float" office:value="1918691" calcext:value-type="float">
            <text:p>1918691</text:p>
          </table:table-cell>
          <table:table-cell office:value-type="float" office:value="157802" calcext:value-type="float">
            <text:p>157802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string" calcext:value-type="string">
            <text:p>u-ch427-n96-start-paper-16</text:p>
          </table:table-cell>
          <table:table-cell office:value-type="float" office:value="89.828" calcext:value-type="float">
            <text:p>89.828</text:p>
          </table:table-cell>
          <table:table-cell office:value-type="float" office:value="19.95" calcext:value-type="float">
            <text:p>19.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2022-06-27T02:06:27Z</text:p>
          </table:table-cell>
          <table:table-cell office:value-type="string" calcext:value-type="string">
            <text:p>2022-06-27T02:07:07Z</text:p>
          </table:table-cell>
          <table:table-cell office:value-type="string" calcext:value-type="string">
            <text:p>2022-06-27T02:09:56Z</text:p>
          </table:table-cell>
          <table:table-cell office:value-type="string" calcext:value-type="string">
            <text:p>SUCCEEDED</text:p>
          </table:table-cell>
          <table:table-cell office:value-type="float" office:value="1919208" calcext:value-type="float">
            <text:p>1919208</text:p>
          </table:table-cell>
          <table:table-cell office:value-type="float" office:value="51431" calcext:value-type="float">
            <text:p>51431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 office:value-type="string" calcext:value-type="string">
            <text:p>u-ch427-n96-start-paper-17</text:p>
          </table:table-cell>
          <table:table-cell office:value-type="float" office:value="98.748" calcext:value-type="float">
            <text:p>98.748</text:p>
          </table:table-cell>
          <table:table-cell office:value-type="float" office:value="17.66" calcext:value-type="float">
            <text:p>17.6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2022-06-26T21:50:33Z</text:p>
          </table:table-cell>
          <table:table-cell office:value-type="string" calcext:value-type="string">
            <text:p>2022-06-26T22:14:00Z</text:p>
          </table:table-cell>
          <table:table-cell office:value-type="string" calcext:value-type="string">
            <text:p>2022-06-26T22:17:01Z</text:p>
          </table:table-cell>
          <table:table-cell office:value-type="string" calcext:value-type="string">
            <text:p>SUCCEEDED</text:p>
          </table:table-cell>
          <table:table-cell office:value-type="float" office:value="1918339" calcext:value-type="float">
            <text:p>1918339</text:p>
          </table:table-cell>
          <table:table-cell office:value-type="float" office:value="158845" calcext:value-type="float">
            <text:p>158845</text:p>
          </table:table-cell>
          <table:table-cell office:value-type="float" office:value="2.677" calcext:value-type="float">
            <text:p>2.677</text:p>
          </table:table-cell>
        </table:table-row>
        <table:table-row table:style-name="ro1">
          <table:table-cell office:value-type="string" calcext:value-type="string">
            <text:p>u-ch427-n96-start-paper-18</text:p>
          </table:table-cell>
          <table:table-cell office:value-type="float" office:value="100.721" calcext:value-type="float">
            <text:p>100.721</text:p>
          </table:table-cell>
          <table:table-cell office:value-type="float" office:value="18.44" calcext:value-type="float">
            <text:p>18.4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6T21:50:50Z</text:p>
          </table:table-cell>
          <table:table-cell office:value-type="string" calcext:value-type="string">
            <text:p>2022-06-26T22:15:25Z</text:p>
          </table:table-cell>
          <table:table-cell office:value-type="string" calcext:value-type="string">
            <text:p>2022-06-26T22:18:31Z</text:p>
          </table:table-cell>
          <table:table-cell office:value-type="string" calcext:value-type="string">
            <text:p>SUCCEEDED</text:p>
          </table:table-cell>
          <table:table-cell office:value-type="float" office:value="1918340" calcext:value-type="float">
            <text:p>1918340</text:p>
          </table:table-cell>
          <table:table-cell office:value-type="float" office:value="18505" calcext:value-type="float">
            <text:p>18505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string" calcext:value-type="string">
            <text:p>u-ch427-n96-start-paper-19</text:p>
          </table:table-cell>
          <table:table-cell office:value-type="float" office:value="87.039" calcext:value-type="float">
            <text:p>87.039</text:p>
          </table:table-cell>
          <table:table-cell office:value-type="float" office:value="19.47" calcext:value-type="float">
            <text:p>19.4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2022-06-26T21:51:14Z</text:p>
          </table:table-cell>
          <table:table-cell office:value-type="string" calcext:value-type="string">
            <text:p>2022-06-26T22:15:25Z</text:p>
          </table:table-cell>
          <table:table-cell office:value-type="string" calcext:value-type="string">
            <text:p>2022-06-26T22:18:27Z</text:p>
          </table:table-cell>
          <table:table-cell office:value-type="string" calcext:value-type="string">
            <text:p>SUCCEEDED</text:p>
          </table:table-cell>
          <table:table-cell office:value-type="float" office:value="1918342" calcext:value-type="float">
            <text:p>1918342</text:p>
          </table:table-cell>
          <table:table-cell office:value-type="float" office:value="40213" calcext:value-type="float">
            <text:p>40213</text:p>
          </table:table-cell>
          <table:table-cell office:value-type="float" office:value="2.553" calcext:value-type="float">
            <text:p>2.553</text:p>
          </table:table-cell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108.105" calcext:value-type="float">
            <text:p>108.105</text:p>
          </table:table-cell>
          <table:table-cell office:value-type="float" office:value="19.04" calcext:value-type="float">
            <text:p>19.0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21T23:03:28Z</text:p>
          </table:table-cell>
          <table:table-cell office:value-type="string" calcext:value-type="string">
            <text:p>2022-06-21T23:17:09Z</text:p>
          </table:table-cell>
          <table:table-cell office:value-type="string" calcext:value-type="string">
            <text:p>2022-06-21T23:20:24Z</text:p>
          </table:table-cell>
          <table:table-cell office:value-type="string" calcext:value-type="string">
            <text:p>SUCCEEDED</text:p>
          </table:table-cell>
          <table:table-cell office:value-type="float" office:value="1890587" calcext:value-type="float">
            <text:p>1890587</text:p>
          </table:table-cell>
          <table:table-cell office:value-type="float" office:value="213936" calcext:value-type="float">
            <text:p>213936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string" calcext:value-type="string">
            <text:p>u-ch427-n96-start-paper-21</text:p>
          </table:table-cell>
          <table:table-cell office:value-type="float" office:value="109.577" calcext:value-type="float">
            <text:p>109.577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2022-06-21T23:03:46Z</text:p>
          </table:table-cell>
          <table:table-cell office:value-type="string" calcext:value-type="string">
            <text:p>2022-06-21T23:56:54Z</text:p>
          </table:table-cell>
          <table:table-cell office:value-type="string" calcext:value-type="string">
            <text:p>2022-06-22T00:00:13Z</text:p>
          </table:table-cell>
          <table:table-cell office:value-type="string" calcext:value-type="string">
            <text:p>SUCCEEDED</text:p>
          </table:table-cell>
          <table:table-cell office:value-type="float" office:value="1890589" calcext:value-type="float">
            <text:p>1890589</text:p>
          </table:table-cell>
          <table:table-cell office:value-type="float" office:value="150236" calcext:value-type="float">
            <text:p>150236</text:p>
          </table:table-cell>
          <table:table-cell office:value-type="float" office:value="3.269" calcext:value-type="float">
            <text:p>3.269</text:p>
          </table:table-cell>
        </table:table-row>
        <table:table-row table:style-name="ro1">
          <table:table-cell office:value-type="string" calcext:value-type="string">
            <text:p>u-ch427-n96-start-paper-22</text:p>
          </table:table-cell>
          <table:table-cell office:value-type="float" office:value="131.587" calcext:value-type="float">
            <text:p>131.587</text:p>
          </table:table-cell>
          <table:table-cell office:value-type="float" office:value="38.15" calcext:value-type="float">
            <text:p>38.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2022-06-21T22:33:57Z</text:p>
          </table:table-cell>
          <table:table-cell office:value-type="string" calcext:value-type="string">
            <text:p>2022-06-21T23:21:17Z</text:p>
          </table:table-cell>
          <table:table-cell office:value-type="string" calcext:value-type="string">
            <text:p>2022-06-21T23:25:00Z</text:p>
          </table:table-cell>
          <table:table-cell office:value-type="string" calcext:value-type="string">
            <text:p>SUCCEEDED</text:p>
          </table:table-cell>
          <table:table-cell office:value-type="float" office:value="1890468" calcext:value-type="float">
            <text:p>1890468</text:p>
          </table:table-cell>
          <table:table-cell office:value-type="float" office:value="232122" calcext:value-type="float">
            <text:p>232122</text:p>
          </table:table-cell>
          <table:table-cell office:value-type="float" office:value="4.167" calcext:value-type="float">
            <text:p>4.167</text:p>
          </table:table-cell>
        </table:table-row>
        <table:table-row table:style-name="ro1">
          <table:table-cell office:value-type="string" calcext:value-type="string">
            <text:p>u-ch427-n96-start-paper-23</text:p>
          </table:table-cell>
          <table:table-cell office:value-type="float" office:value="134.622" calcext:value-type="float">
            <text:p>134.622</text:p>
          </table:table-cell>
          <table:table-cell office:value-type="float" office:value="37.52" calcext:value-type="float">
            <text:p>37.5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6-26T21:53:57Z</text:p>
          </table:table-cell>
          <table:table-cell office:value-type="string" calcext:value-type="string">
            <text:p>2022-06-26T22:19:08Z</text:p>
          </table:table-cell>
          <table:table-cell office:value-type="string" calcext:value-type="string">
            <text:p>2022-06-26T22:22:56Z</text:p>
          </table:table-cell>
          <table:table-cell office:value-type="string" calcext:value-type="string">
            <text:p>SUCCEEDED</text:p>
          </table:table-cell>
          <table:table-cell office:value-type="float" office:value="1918349" calcext:value-type="float">
            <text:p>1918349</text:p>
          </table:table-cell>
          <table:table-cell office:value-type="float" office:value="85416" calcext:value-type="float">
            <text:p>85416</text:p>
          </table:table-cell>
          <table:table-cell office:value-type="float" office:value="4.744" calcext:value-type="float">
            <text:p>4.744</text:p>
          </table:table-cell>
        </table:table-row>
        <table:table-row table:style-name="ro1">
          <table:table-cell office:value-type="string" calcext:value-type="string">
            <text:p>u-ch427-n96-start-paper-24</text:p>
          </table:table-cell>
          <table:table-cell office:value-type="float" office:value="146.092" calcext:value-type="float">
            <text:p>146.092</text:p>
          </table:table-cell>
          <table:table-cell office:value-type="float" office:value="40.97" calcext:value-type="float">
            <text:p>40.9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2022-06-26T23:05:41Z</text:p>
          </table:table-cell>
          <table:table-cell office:value-type="string" calcext:value-type="string">
            <text:p>2022-06-27T01:42:31Z</text:p>
          </table:table-cell>
          <table:table-cell office:value-type="string" calcext:value-type="string">
            <text:p>2022-06-27T01:46:31Z</text:p>
          </table:table-cell>
          <table:table-cell office:value-type="string" calcext:value-type="string">
            <text:p>SUCCEEDED</text:p>
          </table:table-cell>
          <table:table-cell office:value-type="float" office:value="1918767" calcext:value-type="float">
            <text:p>1918767</text:p>
          </table:table-cell>
          <table:table-cell office:value-type="float" office:value="251550" calcext:value-type="float">
            <text:p>251550</text:p>
          </table:table-cell>
          <table:table-cell office:value-type="float" office:value="3.499" calcext:value-type="float">
            <text:p>3.499</text:p>
          </table:table-cell>
        </table:table-row>
        <table:table-row table:style-name="ro1">
          <table:table-cell office:value-type="string" calcext:value-type="string">
            <text:p>u-ch427-n96-start-paper-25</text:p>
          </table:table-cell>
          <table:table-cell office:value-type="float" office:value="125.388" calcext:value-type="float">
            <text:p>125.388</text:p>
          </table:table-cell>
          <table:table-cell office:value-type="float" office:value="41.32" calcext:value-type="float">
            <text:p>41.3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2022-06-26T23:06:02Z</text:p>
          </table:table-cell>
          <table:table-cell office:value-type="string" calcext:value-type="string">
            <text:p>2022-06-27T01:42:30Z</text:p>
          </table:table-cell>
          <table:table-cell office:value-type="string" calcext:value-type="string">
            <text:p>2022-06-27T01:46:24Z</text:p>
          </table:table-cell>
          <table:table-cell office:value-type="string" calcext:value-type="string">
            <text:p>SUCCEEDED</text:p>
          </table:table-cell>
          <table:table-cell office:value-type="float" office:value="1918770" calcext:value-type="float">
            <text:p>1918770</text:p>
          </table:table-cell>
          <table:table-cell office:value-type="float" office:value="66214" calcext:value-type="float">
            <text:p>66214</text:p>
          </table:table-cell>
          <table:table-cell office:value-type="float" office:value="3.918" calcext:value-type="float">
            <text:p>3.918</text:p>
          </table:table-cell>
        </table:table-row>
        <table:table-row table:style-name="ro1">
          <table:table-cell office:value-type="string" calcext:value-type="string">
            <text:p>u-ch427-n96-start-paper-26</text:p>
          </table:table-cell>
          <table:table-cell office:value-type="float" office:value="146.268" calcext:value-type="float">
            <text:p>146.268</text:p>
          </table:table-cell>
          <table:table-cell office:value-type="float" office:value="39.76" calcext:value-type="float">
            <text:p>39.7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2022-06-27T02:06:31Z</text:p>
          </table:table-cell>
          <table:table-cell office:value-type="string" calcext:value-type="string">
            <text:p>2022-06-27T02:07:07Z</text:p>
          </table:table-cell>
          <table:table-cell office:value-type="string" calcext:value-type="string">
            <text:p>2022-06-27T02:11:31Z</text:p>
          </table:table-cell>
          <table:table-cell office:value-type="string" calcext:value-type="string">
            <text:p>SUCCEEDED</text:p>
          </table:table-cell>
          <table:table-cell office:value-type="float" office:value="1919209" calcext:value-type="float">
            <text:p>1919209</text:p>
          </table:table-cell>
          <table:table-cell office:value-type="float" office:value="179005" calcext:value-type="float">
            <text:p>179005</text:p>
          </table:table-cell>
          <table:table-cell office:value-type="float" office:value="5.526" calcext:value-type="float">
            <text:p>5.526</text:p>
          </table:table-cell>
        </table:table-row>
        <table:table-row table:style-name="ro1">
          <table:table-cell office:value-type="string" calcext:value-type="string">
            <text:p>u-ch427-n96-start-paper-27</text:p>
          </table:table-cell>
          <table:table-cell office:value-type="float" office:value="154.406" calcext:value-type="float">
            <text:p>154.406</text:p>
          </table:table-cell>
          <table:table-cell office:value-type="float" office:value="40.33" calcext:value-type="float">
            <text:p>40.3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2022-06-23T14:49:26Z</text:p>
          </table:table-cell>
          <table:table-cell office:value-type="string" calcext:value-type="string">
            <text:p>2022-06-23T15:48:23Z</text:p>
          </table:table-cell>
          <table:table-cell office:value-type="string" calcext:value-type="string">
            <text:p>2022-06-23T15:53:00Z</text:p>
          </table:table-cell>
          <table:table-cell office:value-type="string" calcext:value-type="string">
            <text:p>SUCCEEDED</text:p>
          </table:table-cell>
          <table:table-cell office:value-type="float" office:value="1901764" calcext:value-type="float">
            <text:p>1901764</text:p>
          </table:table-cell>
          <table:table-cell office:value-type="float" office:value="40367" calcext:value-type="float">
            <text:p>40367</text:p>
          </table:table-cell>
          <table:table-cell office:value-type="float" office:value="6.052" calcext:value-type="float">
            <text:p>6.052</text:p>
          </table:table-cell>
        </table:table-row>
        <table:table-row table:style-name="ro1">
          <table:table-cell office:value-type="string" calcext:value-type="string">
            <text:p>u-ch427-n96-start-paper-28</text:p>
          </table:table-cell>
          <table:table-cell office:value-type="float" office:value="159.018" calcext:value-type="float">
            <text:p>159.018</text:p>
          </table:table-cell>
          <table:table-cell office:value-type="float" office:value="40.47" calcext:value-type="float">
            <text:p>40.4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2022-06-23T14:49:46Z</text:p>
          </table:table-cell>
          <table:table-cell office:value-type="string" calcext:value-type="string">
            <text:p>2022-06-23T15:54:16Z</text:p>
          </table:table-cell>
          <table:table-cell office:value-type="string" calcext:value-type="string">
            <text:p>2022-06-23T15:58:55Z</text:p>
          </table:table-cell>
          <table:table-cell office:value-type="string" calcext:value-type="string">
            <text:p>SUCCEEDED</text:p>
          </table:table-cell>
          <table:table-cell office:value-type="float" office:value="1901770" calcext:value-type="float">
            <text:p>1901770</text:p>
          </table:table-cell>
          <table:table-cell office:value-type="float" office:value="209006" calcext:value-type="float">
            <text:p>209006</text:p>
          </table:table-cell>
          <table:table-cell office:value-type="float" office:value="6.009" calcext:value-type="float">
            <text:p>6.009</text:p>
          </table:table-cell>
        </table:table-row>
        <table:table-row table:style-name="ro1">
          <table:table-cell office:value-type="string" calcext:value-type="string">
            <text:p>u-ch427-n96-start-paper-29</text:p>
          </table:table-cell>
          <table:table-cell office:value-type="float" office:value="169.13" calcext:value-type="float">
            <text:p>169.13</text:p>
          </table:table-cell>
          <table:table-cell office:value-type="float" office:value="45.92" calcext:value-type="float">
            <text:p>45.9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2022-06-23T23:59:46Z</text:p>
          </table:table-cell>
          <table:table-cell office:value-type="string" calcext:value-type="string">
            <text:p>2022-06-24T00:29:11Z</text:p>
          </table:table-cell>
          <table:table-cell office:value-type="string" calcext:value-type="string">
            <text:p>2022-06-24T00:34:16Z</text:p>
          </table:table-cell>
          <table:table-cell office:value-type="string" calcext:value-type="string">
            <text:p>SUCCEEDED</text:p>
          </table:table-cell>
          <table:table-cell office:value-type="float" office:value="1905216" calcext:value-type="float">
            <text:p>1905216</text:p>
          </table:table-cell>
          <table:table-cell office:value-type="float" office:value="209498" calcext:value-type="float">
            <text:p>209498</text:p>
          </table:table-cell>
          <table:table-cell office:value-type="float" office:value="4.988" calcext:value-type="float">
            <text:p>4.988</text:p>
          </table:table-cell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175.184" calcext:value-type="float">
            <text:p>175.184</text:p>
          </table:table-cell>
          <table:table-cell office:value-type="float" office:value="50.5" calcext:value-type="float">
            <text:p>50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23T23:57:28Z</text:p>
          </table:table-cell>
          <table:table-cell office:value-type="string" calcext:value-type="string">
            <text:p>2022-06-24T00:29:11Z</text:p>
          </table:table-cell>
          <table:table-cell office:value-type="string" calcext:value-type="string">
            <text:p>2022-06-24T00:34:18Z</text:p>
          </table:table-cell>
          <table:table-cell office:value-type="string" calcext:value-type="string">
            <text:p>SUCCEEDED</text:p>
          </table:table-cell>
          <table:table-cell office:value-type="float" office:value="1905213" calcext:value-type="float">
            <text:p>1905213</text:p>
          </table:table-cell>
          <table:table-cell office:value-type="float" office:value="143165" calcext:value-type="float">
            <text:p>143165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string" calcext:value-type="string">
            <text:p>u-ch427-n96-start-paper-40</text:p>
          </table:table-cell>
          <table:table-cell office:value-type="float" office:value="209.15" calcext:value-type="float">
            <text:p>209.15</text:p>
          </table:table-cell>
          <table:table-cell office:value-type="float" office:value="47.4" calcext:value-type="float">
            <text:p>47.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2022-06-29T03:30:33Z</text:p>
          </table:table-cell>
          <table:table-cell office:value-type="string" calcext:value-type="string">
            <text:p>2022-06-29T05:37:57Z</text:p>
          </table:table-cell>
          <table:table-cell office:value-type="string" calcext:value-type="string">
            <text:p>2022-06-29T05:44:03Z</text:p>
          </table:table-cell>
          <table:table-cell office:value-type="string" calcext:value-type="string">
            <text:p>SUCCEEDED</text:p>
          </table:table-cell>
          <table:table-cell office:value-type="float" office:value="1931747" calcext:value-type="float">
            <text:p>1931747</text:p>
          </table:table-cell>
          <table:table-cell office:value-type="float" office:value="221169" calcext:value-type="float">
            <text:p>221169</text:p>
          </table:table-cell>
          <table:table-cell office:value-type="float" office:value="2.522" calcext:value-type="float">
            <text:p>2.522</text:p>
          </table:table-cell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273.078" calcext:value-type="float">
            <text:p>273.078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6:48:54Z</text:p>
          </table:table-cell>
          <table:table-cell office:value-type="string" calcext:value-type="string">
            <text:p>2022-06-15T17:50:43Z</text:p>
          </table:table-cell>
          <table:table-cell office:value-type="string" calcext:value-type="string">
            <text:p>2022-06-15T17:58:11Z</text:p>
          </table:table-cell>
          <table:table-cell office:value-type="string" calcext:value-type="string">
            <text:p>SUCCEEDED</text:p>
          </table:table-cell>
          <table:table-cell office:value-type="float" office:value="1827273" calcext:value-type="float">
            <text:p>1827273</text:p>
          </table:table-cell>
          <table:table-cell office:value-type="float" office:value="149960" calcext:value-type="float">
            <text:p>149960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string" calcext:value-type="string">
            <text:p>u-ch427-n96-start-paper-60</text:p>
          </table:table-cell>
          <table:table-cell office:value-type="float" office:value="424.947" calcext:value-type="float">
            <text:p>424.947</text:p>
          </table:table-cell>
          <table:table-cell office:value-type="float" office:value="55.43" calcext:value-type="float">
            <text:p>55.4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022-06-29T03:30:43Z</text:p>
          </table:table-cell>
          <table:table-cell office:value-type="string" calcext:value-type="string">
            <text:p>2022-06-29T05:25:56Z</text:p>
          </table:table-cell>
          <table:table-cell office:value-type="string" calcext:value-type="string">
            <text:p>2022-06-29T05:36:39Z</text:p>
          </table:table-cell>
          <table:table-cell office:value-type="string" calcext:value-type="string">
            <text:p>SUCCEEDED</text:p>
          </table:table-cell>
          <table:table-cell office:value-type="float" office:value="1931748" calcext:value-type="float">
            <text:p>1931748</text:p>
          </table:table-cell>
          <table:table-cell office:value-type="float" office:value="63457" calcext:value-type="float">
            <text:p>63457</text:p>
          </table:table-cell>
          <table:table-cell office:value-type="float" office:value="3.052" calcext:value-type="float">
            <text:p>3.052</text:p>
          </table:table-cell>
        </table:table-row>
        <table:table-row table:style-name="ro1">
          <table:table-cell office:value-type="string" calcext:value-type="string">
            <text:p>u-ch427-n96-start-paper-70</text:p>
          </table:table-cell>
          <table:table-cell office:value-type="float" office:value="525.249" calcext:value-type="float">
            <text:p>525.249</text:p>
          </table:table-cell>
          <table:table-cell office:value-type="float" office:value="62.49" calcext:value-type="float">
            <text:p>62.4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2022-06-29T07:04:19Z</text:p>
          </table:table-cell>
          <table:table-cell office:value-type="string" calcext:value-type="string">
            <text:p>2022-07-01T03:23:58Z</text:p>
          </table:table-cell>
          <table:table-cell office:value-type="string" calcext:value-type="string">
            <text:p>2022-07-01T03:37:26Z</text:p>
          </table:table-cell>
          <table:table-cell office:value-type="string" calcext:value-type="string">
            <text:p>SUCCEEDED</text:p>
          </table:table-cell>
          <table:table-cell office:value-type="float" office:value="1932163" calcext:value-type="float">
            <text:p>1932163</text:p>
          </table:table-cell>
          <table:table-cell office:value-type="float" office:value="200693" calcext:value-type="float">
            <text:p>200693</text:p>
          </table:table-cell>
          <table:table-cell office:value-type="float" office:value="14.224" calcext:value-type="float">
            <text:p>14.224</text:p>
          </table:table-cell>
        </table:table-row>
        <table:table-row table:style-name="ro1">
          <table:table-cell office:value-type="string" calcext:value-type="string">
            <text:p>u-ch427-n96-start-paper-80</text:p>
          </table:table-cell>
          <table:table-cell office:value-type="float" office:value="684.963" calcext:value-type="float">
            <text:p>684.963</text:p>
          </table:table-cell>
          <table:table-cell office:value-type="float" office:value="82.63" calcext:value-type="float">
            <text:p>82.6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2022-06-29T07:01:16Z</text:p>
          </table:table-cell>
          <table:table-cell office:value-type="string" calcext:value-type="string">
            <text:p>2022-07-01T03:23:24Z</text:p>
          </table:table-cell>
          <table:table-cell office:value-type="string" calcext:value-type="string">
            <text:p>2022-07-01T03:39:53Z</text:p>
          </table:table-cell>
          <table:table-cell office:value-type="string" calcext:value-type="string">
            <text:p>SUCCEEDED</text:p>
          </table:table-cell>
          <table:table-cell office:value-type="float" office:value="1932154" calcext:value-type="float">
            <text:p>1932154</text:p>
          </table:table-cell>
          <table:table-cell office:value-type="float" office:value="94411" calcext:value-type="float">
            <text:p>94411</text:p>
          </table:table-cell>
          <table:table-cell office:value-type="float" office:value="9.211" calcext:value-type="float">
            <text:p>9.211</text:p>
          </table:table-cell>
        </table:table-row>
        <table:table-row table:style-name="ro1">
          <table:table-cell office:value-type="string" calcext:value-type="string">
            <text:p>u-ch427-n96-start-paper-90</text:p>
          </table:table-cell>
          <table:table-cell office:value-type="float" office:value="894.707" calcext:value-type="float">
            <text:p>894.707</text:p>
          </table:table-cell>
          <table:table-cell office:value-type="float" office:value="92.04" calcext:value-type="float">
            <text:p>92.0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2022-06-29T07:01:40Z</text:p>
          </table:table-cell>
          <table:table-cell office:value-type="string" calcext:value-type="string">
            <text:p>2022-07-01T02:05:03Z</text:p>
          </table:table-cell>
          <table:table-cell office:value-type="string" calcext:value-type="string">
            <text:p>2022-07-01T02:25:45Z</text:p>
          </table:table-cell>
          <table:table-cell office:value-type="string" calcext:value-type="string">
            <text:p>SUCCEEDED</text:p>
          </table:table-cell>
          <table:table-cell office:value-type="float" office:value="1932156" calcext:value-type="float">
            <text:p>1932156</text:p>
          </table:table-cell>
          <table:table-cell office:value-type="float" office:value="68037" calcext:value-type="float">
            <text:p>68037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613.343" calcext:value-type="float">
            <text:p>613.343</text:p>
          </table:table-cell>
          <table:table-cell office:value-type="float" office:value="92.67" calcext:value-type="float">
            <text:p>92.6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21:06:43Z</text:p>
          </table:table-cell>
          <table:table-cell office:value-type="string" calcext:value-type="string">
            <text:p>2022-06-16T21:24:58Z</text:p>
          </table:table-cell>
          <table:table-cell office:value-type="string" calcext:value-type="string">
            <text:p>SUCCEEDED</text:p>
          </table:table-cell>
          <table:table-cell office:value-type="float" office:value="1830242" calcext:value-type="float">
            <text:p>1830242</text:p>
          </table:table-cell>
          <table:table-cell office:value-type="float" office:value="131984" calcext:value-type="float">
            <text:p>131984</text:p>
          </table:table-cell>
          <table:table-cell office:value-type="float" office:value="18.878" calcext:value-type="float">
            <text:p>18.878</text:p>
          </table:table-cell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903.709" calcext:value-type="float">
            <text:p>903.709</text:p>
          </table:table-cell>
          <table:table-cell office:value-type="float" office:value="73.88" calcext:value-type="float">
            <text:p>73.88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21:19:38Z</text:p>
          </table:table-cell>
          <table:table-cell office:value-type="string" calcext:value-type="string">
            <text:p>2022-06-16T21:42:34Z</text:p>
          </table:table-cell>
          <table:table-cell office:value-type="string" calcext:value-type="string">
            <text:p>SUCCEEDED</text:p>
          </table:table-cell>
          <table:table-cell office:value-type="float" office:value="1830245" calcext:value-type="float">
            <text:p>1830245</text:p>
          </table:table-cell>
          <table:table-cell office:value-type="float" office:value="209561" calcext:value-type="float">
            <text:p>209561</text:p>
          </table:table-cell>
          <table:table-cell office:value-type="float" office:value="20.389" calcext:value-type="float">
            <text:p>20.389</text:p>
          </table:table-cell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930.802" calcext:value-type="float">
            <text:p>930.802</text:p>
          </table:table-cell>
          <table:table-cell office:value-type="float" office:value="89.13" calcext:value-type="float">
            <text:p>89.1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022-06-16T05:53:20Z</text:p>
          </table:table-cell>
          <table:table-cell office:value-type="string" calcext:value-type="string">
            <text:p>2022-06-16T18:33:34Z</text:p>
          </table:table-cell>
          <table:table-cell office:value-type="string" calcext:value-type="string">
            <text:p>2022-06-16T18:57:00Z</text:p>
          </table:table-cell>
          <table:table-cell office:value-type="string" calcext:value-type="string">
            <text:p>SUCCEEDED</text:p>
          </table:table-cell>
          <table:table-cell office:value-type="float" office:value="1830237" calcext:value-type="float">
            <text:p>1830237</text:p>
          </table:table-cell>
          <table:table-cell office:value-type="float" office:value="116932" calcext:value-type="float">
            <text:p>116932</text:p>
          </table:table-cell>
          <table:table-cell office:value-type="float" office:value="18.008" calcext:value-type="float">
            <text:p>18.008</text:p>
          </table:table-cell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99.829" calcext:value-type="float">
            <text:p>799.829</text:p>
          </table:table-cell>
          <table:table-cell office:value-type="float" office:value="90.99" calcext:value-type="float">
            <text:p>90.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28T21:26:06Z</text:p>
          </table:table-cell>
          <table:table-cell office:value-type="string" calcext:value-type="string">
            <text:p>2022-06-29T02:57:58Z</text:p>
          </table:table-cell>
          <table:table-cell office:value-type="string" calcext:value-type="string">
            <text:p>2022-06-29T03:18:27Z</text:p>
          </table:table-cell>
          <table:table-cell office:value-type="string" calcext:value-type="string">
            <text:p>SUCCEEDED</text:p>
          </table:table-cell>
          <table:table-cell office:value-type="float" office:value="1930754" calcext:value-type="float">
            <text:p>1930754</text:p>
          </table:table-cell>
          <table:table-cell office:value-type="float" office:value="97907" calcext:value-type="float">
            <text:p>97907</text:p>
          </table:table-cell>
          <table:table-cell office:value-type="float" office:value="31.813" calcext:value-type="float">
            <text:p>31.813</text:p>
          </table:table-cell>
        </table:table-row>
        <table:table-row table:style-name="ro1">
          <table:table-cell office:value-type="string" calcext:value-type="string">
            <text:p>u-ch427-n96-start-paper-110</text:p>
          </table:table-cell>
          <table:table-cell office:value-type="float" office:value="1093.984" calcext:value-type="float">
            <text:p>1093.984</text:p>
          </table:table-cell>
          <table:table-cell office:value-type="float" office:value="105.5" calcext:value-type="float">
            <text:p>105.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2022-06-29T07:04:11Z</text:p>
          </table:table-cell>
          <table:table-cell office:value-type="string" calcext:value-type="string">
            <text:p>2022-07-01T02:56:24Z</text:p>
          </table:table-cell>
          <table:table-cell office:value-type="string" calcext:value-type="string">
            <text:p>2022-07-01T03:22:50Z</text:p>
          </table:table-cell>
          <table:table-cell office:value-type="string" calcext:value-type="string">
            <text:p>SUCCEEDED</text:p>
          </table:table-cell>
          <table:table-cell office:value-type="float" office:value="1932162" calcext:value-type="float">
            <text:p>1932162</text:p>
          </table:table-cell>
          <table:table-cell office:value-type="float" office:value="123331" calcext:value-type="float">
            <text:p>123331</text:p>
          </table:table-cell>
          <table:table-cell office:value-type="float" office:value="26.272" calcext:value-type="float">
            <text:p>26.272</text:p>
          </table:table-cell>
        </table:table-row>
        <table:table-row table:style-name="ro1">
          <table:table-cell office:value-type="string" calcext:value-type="string">
            <text:p>u-ch427-n96-start-paper-120</text:p>
          </table:table-cell>
          <table:table-cell office:value-type="float" office:value="1244.557" calcext:value-type="float">
            <text:p>1244.557</text:p>
          </table:table-cell>
          <table:table-cell office:value-type="float" office:value="115.69" calcext:value-type="float">
            <text:p>115.6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2022-06-29T07:03:55Z</text:p>
          </table:table-cell>
          <table:table-cell office:value-type="string" calcext:value-type="string">
            <text:p>2022-07-01T02:26:14Z</text:p>
          </table:table-cell>
          <table:table-cell office:value-type="string" calcext:value-type="string">
            <text:p>2022-07-01T02:55:55Z</text:p>
          </table:table-cell>
          <table:table-cell office:value-type="string" calcext:value-type="string">
            <text:p>SUCCEEDED</text:p>
          </table:table-cell>
          <table:table-cell office:value-type="float" office:value="1932161" calcext:value-type="float">
            <text:p>1932161</text:p>
          </table:table-cell>
          <table:table-cell office:value-type="float" office:value="93663" calcext:value-type="float">
            <text:p>93663</text:p>
          </table:table-cell>
          <table:table-cell office:value-type="float" office:value="56.714" calcext:value-type="float">
            <text:p>56.7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59.571" calcext:value-type="float">
            <text:p>59.571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22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15Z</text:p>
          </table:table-cell>
          <table:table-cell office:value-type="string" calcext:value-type="string">
            <text:p>SUCCEEDED</text:p>
          </table:table-cell>
          <table:table-cell office:value-type="float" office:value="1826538" calcext:value-type="float">
            <text:p>1826538</text:p>
          </table:table-cell>
          <table:table-cell office:value-type="float" office:value="228620" calcext:value-type="float">
            <text:p>228620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61.365" calcext:value-type="float">
            <text:p>61.365</text:p>
          </table:table-cell>
          <table:table-cell office:value-type="float" office:value="9.53" calcext:value-type="float">
            <text:p>9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37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30Z</text:p>
          </table:table-cell>
          <table:table-cell office:value-type="string" calcext:value-type="string">
            <text:p>SUCCEEDED</text:p>
          </table:table-cell>
          <table:table-cell office:value-type="float" office:value="1826539" calcext:value-type="float">
            <text:p>1826539</text:p>
          </table:table-cell>
          <table:table-cell office:value-type="float" office:value="57673" calcext:value-type="float">
            <text:p>57673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u-ch427-n96-start-paper-x0-02</text:p>
          </table:table-cell>
          <table:table-cell office:value-type="float" office:value="63.755" calcext:value-type="float">
            <text:p>63.755</text:p>
          </table:table-cell>
          <table:table-cell office:value-type="float" office:value="11.65" calcext:value-type="float">
            <text:p>11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15T20:16:58Z</text:p>
          </table:table-cell>
          <table:table-cell office:value-type="string" calcext:value-type="string">
            <text:p>2022-06-15T20:23:05Z</text:p>
          </table:table-cell>
          <table:table-cell office:value-type="string" calcext:value-type="string">
            <text:p>2022-06-15T20:24:37Z</text:p>
          </table:table-cell>
          <table:table-cell office:value-type="string" calcext:value-type="string">
            <text:p>SUCCEEDED</text:p>
          </table:table-cell>
          <table:table-cell office:value-type="float" office:value="1828117" calcext:value-type="float">
            <text:p>1828117</text:p>
          </table:table-cell>
          <table:table-cell office:value-type="float" office:value="5372" calcext:value-type="float">
            <text:p>537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u-ch427-n96-start-paper-x0-03</text:p>
          </table:table-cell>
          <table:table-cell office:value-type="float" office:value="66.494" calcext:value-type="float">
            <text:p>66.494</text:p>
          </table:table-cell>
          <table:table-cell office:value-type="float" office:value="12.49" calcext:value-type="float">
            <text:p>12.4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15T20:17:06Z</text:p>
          </table:table-cell>
          <table:table-cell office:value-type="string" calcext:value-type="string">
            <text:p>2022-06-15T20:27:07Z</text:p>
          </table:table-cell>
          <table:table-cell office:value-type="string" calcext:value-type="string">
            <text:p>2022-06-15T20:28:46Z</text:p>
          </table:table-cell>
          <table:table-cell office:value-type="string" calcext:value-type="string">
            <text:p>SUCCEEDED</text:p>
          </table:table-cell>
          <table:table-cell office:value-type="float" office:value="1828118" calcext:value-type="float">
            <text:p>1828118</text:p>
          </table:table-cell>
          <table:table-cell office:value-type="float" office:value="30623" calcext:value-type="float">
            <text:p>30623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u-ch427-n96-start-paper-x0-04</text:p>
          </table:table-cell>
          <table:table-cell office:value-type="float" office:value="67.676" calcext:value-type="float">
            <text:p>67.676</text:p>
          </table:table-cell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15T20:17:18Z</text:p>
          </table:table-cell>
          <table:table-cell office:value-type="string" calcext:value-type="string">
            <text:p>2022-06-15T20:19:06Z</text:p>
          </table:table-cell>
          <table:table-cell office:value-type="string" calcext:value-type="string">
            <text:p>2022-06-15T20:20:46Z</text:p>
          </table:table-cell>
          <table:table-cell office:value-type="string" calcext:value-type="string">
            <text:p>SUCCEEDED</text:p>
          </table:table-cell>
          <table:table-cell office:value-type="float" office:value="1828121" calcext:value-type="float">
            <text:p>1828121</text:p>
          </table:table-cell>
          <table:table-cell office:value-type="float" office:value="181503" calcext:value-type="float">
            <text:p>18150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u-ch427-n96-start-paper-x0-0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15T20:17:29Z</text:p>
          </table:table-cell>
          <table:table-cell office:value-type="string" calcext:value-type="string">
            <text:p>2022-06-15T20:20:09Z</text:p>
          </table:table-cell>
          <table:table-cell office:value-type="string" calcext:value-type="string">
            <text:p>2022-06-15T20:22:07Z</text:p>
          </table:table-cell>
          <table:table-cell office:value-type="string" calcext:value-type="string">
            <text:p>SUCCEEDED</text:p>
          </table:table-cell>
          <table:table-cell office:value-type="float" office:value="1828122" calcext:value-type="float">
            <text:p>1828122</text:p>
          </table:table-cell>
          <table:table-cell office:value-type="float" office:value="132818" calcext:value-type="float">
            <text:p>132818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u-ch427-n96-start-paper-x0-06</text:p>
          </table:table-cell>
          <table:table-cell office:value-type="float" office:value="69.125" calcext:value-type="float">
            <text:p>69.125</text:p>
          </table:table-cell>
          <table:table-cell office:value-type="float" office:value="13.37" calcext:value-type="float">
            <text:p>13.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15T20:17:39Z</text:p>
          </table:table-cell>
          <table:table-cell office:value-type="string" calcext:value-type="string">
            <text:p>2022-06-15T20:33:57Z</text:p>
          </table:table-cell>
          <table:table-cell office:value-type="string" calcext:value-type="string">
            <text:p>2022-06-15T20:36:03Z</text:p>
          </table:table-cell>
          <table:table-cell office:value-type="string" calcext:value-type="string">
            <text:p>SUCCEEDED</text:p>
          </table:table-cell>
          <table:table-cell office:value-type="float" office:value="1828123" calcext:value-type="float">
            <text:p>1828123</text:p>
          </table:table-cell>
          <table:table-cell office:value-type="float" office:value="19531" calcext:value-type="float">
            <text:p>19531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u-ch427-n96-start-paper-x0-07</text:p>
          </table:table-cell>
          <table:table-cell office:value-type="float" office:value="74.081" calcext:value-type="float">
            <text:p>74.081</text:p>
          </table:table-cell>
          <table:table-cell office:value-type="float" office:value="13.57" calcext:value-type="float">
            <text:p>13.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15T20:22:55Z</text:p>
          </table:table-cell>
          <table:table-cell office:value-type="string" calcext:value-type="string">
            <text:p>2022-06-15T20:44:37Z</text:p>
          </table:table-cell>
          <table:table-cell office:value-type="string" calcext:value-type="string">
            <text:p>2022-06-15T20:46:49Z</text:p>
          </table:table-cell>
          <table:table-cell office:value-type="string" calcext:value-type="string">
            <text:p>SUCCEEDED</text:p>
          </table:table-cell>
          <table:table-cell office:value-type="float" office:value="1828138" calcext:value-type="float">
            <text:p>1828138</text:p>
          </table:table-cell>
          <table:table-cell office:value-type="float" office:value="132216" calcext:value-type="float">
            <text:p>132216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u-ch427-n96-start-paper-x0-08</text:p>
          </table:table-cell>
          <table:table-cell office:value-type="float" office:value="73.699" calcext:value-type="float">
            <text:p>73.69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15T20:23:00Z</text:p>
          </table:table-cell>
          <table:table-cell office:value-type="string" calcext:value-type="string">
            <text:p>2022-06-15T21:21:35Z</text:p>
          </table:table-cell>
          <table:table-cell office:value-type="string" calcext:value-type="string">
            <text:p>2022-06-15T21:23:48Z</text:p>
          </table:table-cell>
          <table:table-cell office:value-type="string" calcext:value-type="string">
            <text:p>SUCCEEDED</text:p>
          </table:table-cell>
          <table:table-cell office:value-type="float" office:value="1828139" calcext:value-type="float">
            <text:p>1828139</text:p>
          </table:table-cell>
          <table:table-cell office:value-type="float" office:value="232230" calcext:value-type="float">
            <text:p>232230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u-ch427-n96-start-paper-x0-09</text:p>
          </table:table-cell>
          <table:table-cell office:value-type="float" office:value="76.161" calcext:value-type="float">
            <text:p>76.161</text:p>
          </table:table-cell>
          <table:table-cell office:value-type="float" office:value="14.58" calcext:value-type="float">
            <text:p>14.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15T20:23:10Z</text:p>
          </table:table-cell>
          <table:table-cell office:value-type="string" calcext:value-type="string">
            <text:p>2022-06-15T21:42:01Z</text:p>
          </table:table-cell>
          <table:table-cell office:value-type="string" calcext:value-type="string">
            <text:p>2022-06-15T21:44:18Z</text:p>
          </table:table-cell>
          <table:table-cell office:value-type="string" calcext:value-type="string">
            <text:p>SUCCEEDED</text:p>
          </table:table-cell>
          <table:table-cell office:value-type="float" office:value="1828140" calcext:value-type="float">
            <text:p>1828140</text:p>
          </table:table-cell>
          <table:table-cell office:value-type="float" office:value="93049" calcext:value-type="float">
            <text:p>9304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9.217" calcext:value-type="float">
            <text:p>79.217</text:p>
          </table:table-cell>
          <table:table-cell office:value-type="float" office:value="13.81" calcext:value-type="float">
            <text:p>13.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15T15:11:59Z</text:p>
          </table:table-cell>
          <table:table-cell office:value-type="string" calcext:value-type="string">
            <text:p>2022-06-15T15:13:04Z</text:p>
          </table:table-cell>
          <table:table-cell office:value-type="string" calcext:value-type="string">
            <text:p>2022-06-15T15:15:25Z</text:p>
          </table:table-cell>
          <table:table-cell office:value-type="string" calcext:value-type="string">
            <text:p>SUCCEEDED</text:p>
          </table:table-cell>
          <table:table-cell office:value-type="float" office:value="1826581" calcext:value-type="float">
            <text:p>1826581</text:p>
          </table:table-cell>
          <table:table-cell office:value-type="float" office:value="127661" calcext:value-type="float">
            <text:p>127661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u-ch427-n96-start-paper-x0-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117.413" calcext:value-type="float">
            <text:p>117.413</text:p>
          </table:table-cell>
          <table:table-cell office:value-type="float" office:value="19.67" calcext:value-type="float">
            <text:p>19.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15T15:07:09Z</text:p>
          </table:table-cell>
          <table:table-cell office:value-type="string" calcext:value-type="string">
            <text:p>2022-06-15T15:08:01Z</text:p>
          </table:table-cell>
          <table:table-cell office:value-type="string" calcext:value-type="string">
            <text:p>2022-06-15T15:11:35Z</text:p>
          </table:table-cell>
          <table:table-cell office:value-type="string" calcext:value-type="string">
            <text:p>SUCCEEDED</text:p>
          </table:table-cell>
          <table:table-cell office:value-type="float" office:value="1826542" calcext:value-type="float">
            <text:p>1826542</text:p>
          </table:table-cell>
          <table:table-cell office:value-type="float" office:value="126623" calcext:value-type="float">
            <text:p>12662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u-ch427-n96-start-paper-x0-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169.728" calcext:value-type="float">
            <text:p>169.728</text:p>
          </table:table-cell>
          <table:table-cell office:value-type="float" office:value="39.96" calcext:value-type="float">
            <text:p>39.9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15T15:07:24Z</text:p>
          </table:table-cell>
          <table:table-cell office:value-type="string" calcext:value-type="string">
            <text:p>2022-06-15T15:12:05Z</text:p>
          </table:table-cell>
          <table:table-cell office:value-type="string" calcext:value-type="string">
            <text:p>2022-06-15T15:17:10Z</text:p>
          </table:table-cell>
          <table:table-cell office:value-type="string" calcext:value-type="string">
            <text:p>SUCCEEDED</text:p>
          </table:table-cell>
          <table:table-cell office:value-type="float" office:value="1826543" calcext:value-type="float">
            <text:p>1826543</text:p>
          </table:table-cell>
          <table:table-cell office:value-type="float" office:value="224646" calcext:value-type="float">
            <text:p>224646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string" calcext:value-type="string">
            <text:p>u-ch427-n96-start-paper-x0-40</text:p>
          </table:table-cell>
          <table:table-cell office:value-type="float" office:value="225.469" calcext:value-type="float">
            <text:p>225.469</text:p>
          </table:table-cell>
          <table:table-cell office:value-type="float" office:value="45.7" calcext:value-type="float">
            <text:p>45.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2022-06-29T07:05:01Z</text:p>
          </table:table-cell>
          <table:table-cell office:value-type="string" calcext:value-type="string">
            <text:p>2022-07-01T03:52:16Z</text:p>
          </table:table-cell>
          <table:table-cell office:value-type="string" calcext:value-type="string">
            <text:p>2022-07-01T03:58:54Z</text:p>
          </table:table-cell>
          <table:table-cell office:value-type="string" calcext:value-type="string">
            <text:p>SUCCEEDED</text:p>
          </table:table-cell>
          <table:table-cell office:value-type="float" office:value="1932169" calcext:value-type="float">
            <text:p>1932169</text:p>
          </table:table-cell>
          <table:table-cell office:value-type="float" office:value="21663" calcext:value-type="float">
            <text:p>21663</text:p>
          </table:table-cell>
          <table:table-cell office:value-type="float" office:value="3.776" calcext:value-type="float">
            <text:p>3.776</text:p>
          </table:table-cell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280.34" calcext:value-type="float">
            <text:p>280.34</text:p>
          </table:table-cell>
          <table:table-cell office:value-type="float" office:value="50.45" calcext:value-type="float">
            <text:p>50.4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15T15:07:38Z</text:p>
          </table:table-cell>
          <table:table-cell office:value-type="string" calcext:value-type="string">
            <text:p>2022-06-15T15:26:00Z</text:p>
          </table:table-cell>
          <table:table-cell office:value-type="string" calcext:value-type="string">
            <text:p>2022-06-15T15:34:08Z</text:p>
          </table:table-cell>
          <table:table-cell office:value-type="string" calcext:value-type="string">
            <text:p>SUCCEEDED</text:p>
          </table:table-cell>
          <table:table-cell office:value-type="float" office:value="1826544" calcext:value-type="float">
            <text:p>1826544</text:p>
          </table:table-cell>
          <table:table-cell office:value-type="float" office:value="248373" calcext:value-type="float">
            <text:p>248373</text:p>
          </table:table-cell>
          <table:table-cell office:value-type="float" office:value="3.592" calcext:value-type="float">
            <text:p>3.592</text:p>
          </table:table-cell>
        </table:table-row>
        <table:table-row table:style-name="ro1">
          <table:table-cell office:value-type="string" calcext:value-type="string">
            <text:p>u-ch427-n96-start-paper-x0-60</text:p>
          </table:table-cell>
          <table:table-cell office:value-type="float" office:value="442.078" calcext:value-type="float">
            <text:p>442.07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022-06-29T07:05:10Z</text:p>
          </table:table-cell>
          <table:table-cell office:value-type="string" calcext:value-type="string">
            <text:p>2022-07-01T03:52:16Z</text:p>
          </table:table-cell>
          <table:table-cell office:value-type="string" calcext:value-type="string">
            <text:p>2022-07-01T04:04:00Z</text:p>
          </table:table-cell>
          <table:table-cell office:value-type="string" calcext:value-type="string">
            <text:p>SUCCEEDED</text:p>
          </table:table-cell>
          <table:table-cell office:value-type="float" office:value="1932170" calcext:value-type="float">
            <text:p>1932170</text:p>
          </table:table-cell>
          <table:table-cell office:value-type="float" office:value="247623" calcext:value-type="float">
            <text:p>247623</text:p>
          </table:table-cell>
          <table:table-cell office:value-type="float" office:value="11.971" calcext:value-type="float">
            <text:p>11.971</text:p>
          </table:table-cell>
        </table:table-row>
        <table:table-row table:style-name="ro1">
          <table:table-cell office:value-type="string" calcext:value-type="string">
            <text:p>u-ch427-n96-start-paper-x0-70</text:p>
          </table:table-cell>
          <table:table-cell office:value-type="float" office:value="523.855" calcext:value-type="float">
            <text:p>523.855</text:p>
          </table:table-cell>
          <table:table-cell office:value-type="float" office:value="80.56" calcext:value-type="float">
            <text:p>80.5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2022-06-29T07:05:22Z</text:p>
          </table:table-cell>
          <table:table-cell office:value-type="string" calcext:value-type="string">
            <text:p>2022-07-01T03:37:57Z</text:p>
          </table:table-cell>
          <table:table-cell office:value-type="string" calcext:value-type="string">
            <text:p>2022-07-01T03:51:45Z</text:p>
          </table:table-cell>
          <table:table-cell office:value-type="string" calcext:value-type="string">
            <text:p>SUCCEEDED</text:p>
          </table:table-cell>
          <table:table-cell office:value-type="float" office:value="1932172" calcext:value-type="float">
            <text:p>1932172</text:p>
          </table:table-cell>
          <table:table-cell office:value-type="float" office:value="223955" calcext:value-type="float">
            <text:p>223955</text:p>
          </table:table-cell>
          <table:table-cell office:value-type="float" office:value="20.912" calcext:value-type="float">
            <text:p>20.912</text:p>
          </table:table-cell>
        </table:table-row>
        <table:table-row table:style-name="ro1">
          <table:table-cell office:value-type="string" calcext:value-type="string">
            <text:p>u-ch427-n96-start-paper-x0-80</text:p>
          </table:table-cell>
          <table:table-cell office:value-type="float" office:value="679.356" calcext:value-type="float">
            <text:p>679.356</text:p>
          </table:table-cell>
          <table:table-cell office:value-type="float" office:value="68.33" calcext:value-type="float">
            <text:p>68.3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2022-06-29T07:05:32Z</text:p>
          </table:table-cell>
          <table:table-cell office:value-type="string" calcext:value-type="string">
            <text:p>2022-07-01T03:40:50Z</text:p>
          </table:table-cell>
          <table:table-cell office:value-type="string" calcext:value-type="string">
            <text:p>2022-07-01T03:58:04Z</text:p>
          </table:table-cell>
          <table:table-cell office:value-type="string" calcext:value-type="string">
            <text:p>SUCCEEDED</text:p>
          </table:table-cell>
          <table:table-cell office:value-type="float" office:value="1932173" calcext:value-type="float">
            <text:p>1932173</text:p>
          </table:table-cell>
          <table:table-cell office:value-type="float" office:value="118898" calcext:value-type="float">
            <text:p>118898</text:p>
          </table:table-cell>
          <table:table-cell office:value-type="float" office:value="39.392" calcext:value-type="float">
            <text:p>39.392</text:p>
          </table:table-cell>
        </table:table-row>
        <table:table-row table:style-name="ro1">
          <table:table-cell office:value-type="string" calcext:value-type="string">
            <text:p>u-ch427-n96-start-paper-x0-90</text:p>
          </table:table-cell>
          <table:table-cell office:value-type="float" office:value="836.298" calcext:value-type="float">
            <text:p>836.298</text:p>
          </table:table-cell>
          <table:table-cell office:value-type="float" office:value="98.66" calcext:value-type="float">
            <text:p>98.6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2022-06-29T10:05:52Z</text:p>
          </table:table-cell>
          <table:table-cell office:value-type="string" calcext:value-type="string">
            <text:p>2022-07-01T03:58:33Z</text:p>
          </table:table-cell>
          <table:table-cell office:value-type="string" calcext:value-type="string">
            <text:p>2022-07-01T04:19:08Z</text:p>
          </table:table-cell>
          <table:table-cell office:value-type="string" calcext:value-type="string">
            <text:p>SUCCEEDED</text:p>
          </table:table-cell>
          <table:table-cell office:value-type="float" office:value="1932930" calcext:value-type="float">
            <text:p>1932930</text:p>
          </table:table-cell>
          <table:table-cell office:value-type="float" office:value="74682" calcext:value-type="float">
            <text:p>74682</text:p>
          </table:table-cell>
          <table:table-cell office:value-type="float" office:value="18.662" calcext:value-type="float">
            <text:p>18.662</text:p>
          </table:table-cell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905.889" calcext:value-type="float">
            <text:p>905.889</text:p>
          </table:table-cell>
          <table:table-cell office:value-type="float" office:value="86.23" calcext:value-type="float">
            <text:p>86.2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15T15:07:56Z</text:p>
          </table:table-cell>
          <table:table-cell office:value-type="string" calcext:value-type="string">
            <text:p>2022-06-15T17:12:54Z</text:p>
          </table:table-cell>
          <table:table-cell office:value-type="string" calcext:value-type="string">
            <text:p>2022-06-15T17:35:25Z</text:p>
          </table:table-cell>
          <table:table-cell office:value-type="string" calcext:value-type="string">
            <text:p>SUCCEEDED</text:p>
          </table:table-cell>
          <table:table-cell office:value-type="float" office:value="1826547" calcext:value-type="float">
            <text:p>1826547</text:p>
          </table:table-cell>
          <table:table-cell office:value-type="float" office:value="84597" calcext:value-type="float">
            <text:p>84597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string" calcext:value-type="string">
            <text:p>u-ch427-n96-start-paper-x0-110</text:p>
          </table:table-cell>
          <table:table-cell office:value-type="float" office:value="1086.853" calcext:value-type="float">
            <text:p>1086.853</text:p>
          </table:table-cell>
          <table:table-cell office:value-type="float" office:value="119.16" calcext:value-type="float">
            <text:p>119.1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2022-07-01T11:42:36Z</text:p>
          </table:table-cell>
          <table:table-cell office:value-type="string" calcext:value-type="string">
            <text:p>2022-07-01T13:22:08Z</text:p>
          </table:table-cell>
          <table:table-cell office:value-type="string" calcext:value-type="string">
            <text:p>2022-07-01T13:49:02Z</text:p>
          </table:table-cell>
          <table:table-cell office:value-type="string" calcext:value-type="string">
            <text:p>SUCCEEDED</text:p>
          </table:table-cell>
          <table:table-cell office:value-type="float" office:value="1943128" calcext:value-type="float">
            <text:p>1943128</text:p>
          </table:table-cell>
          <table:table-cell office:value-type="float" office:value="158848" calcext:value-type="float">
            <text:p>158848</text:p>
          </table:table-cell>
          <table:table-cell office:value-type="float" office:value="23.735" calcext:value-type="float">
            <text:p>23.735</text:p>
          </table:table-cell>
        </table:table-row>
        <table:table-row table:style-name="ro1">
          <table:table-cell office:value-type="string" calcext:value-type="string">
            <text:p>u-ch427-n96-start-paper-x0-120</text:p>
          </table:table-cell>
          <table:table-cell office:value-type="float" office:value="1302.484" calcext:value-type="float">
            <text:p>1302.484</text:p>
          </table:table-cell>
          <table:table-cell office:value-type="float" office:value="103.04" calcext:value-type="float">
            <text:p>103.0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2022-06-29T04:06:07Z</text:p>
          </table:table-cell>
          <table:table-cell office:value-type="string" calcext:value-type="string">
            <text:p>2022-07-01T01:23:47Z</text:p>
          </table:table-cell>
          <table:table-cell office:value-type="string" calcext:value-type="string">
            <text:p>2022-07-01T01:55:06Z</text:p>
          </table:table-cell>
          <table:table-cell office:value-type="string" calcext:value-type="string">
            <text:p>SUCCEEDED</text:p>
          </table:table-cell>
          <table:table-cell office:value-type="float" office:value="1931816" calcext:value-type="float">
            <text:p>1931816</text:p>
          </table:table-cell>
          <table:table-cell office:value-type="float" office:value="20133" calcext:value-type="float">
            <text:p>20133</text:p>
          </table:table-cell>
          <table:table-cell office:value-type="float" office:value="27.626" calcext:value-type="float">
            <text:p>27.62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-00</text:p>
          </table:table-cell>
          <table:table-cell office:value-type="float" office:value="60.481" calcext:value-type="float">
            <text:p>60.481</text:p>
          </table:table-cell>
          <table:table-cell office:value-type="float" office:value="10.39" calcext:value-type="float">
            <text:p>10.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4T22:25:38Z</text:p>
          </table:table-cell>
          <table:table-cell office:value-type="string" calcext:value-type="string">
            <text:p>2022-06-24T22:26:34Z</text:p>
          </table:table-cell>
          <table:table-cell office:value-type="string" calcext:value-type="string">
            <text:p>2022-06-24T22:27:46Z</text:p>
          </table:table-cell>
          <table:table-cell office:value-type="string" calcext:value-type="string">
            <text:p>SUCCEEDED</text:p>
          </table:table-cell>
          <table:table-cell office:value-type="float" office:value="1909887" calcext:value-type="float">
            <text:p>1909887</text:p>
          </table:table-cell>
          <table:table-cell office:value-type="float" office:value="143726" calcext:value-type="float">
            <text:p>143726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start-paper-ms-x0-prec-01</text:p>
          </table:table-cell>
          <table:table-cell office:value-type="float" office:value="64.568" calcext:value-type="float">
            <text:p>64.568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4T22:09:42Z</text:p>
          </table:table-cell>
          <table:table-cell office:value-type="string" calcext:value-type="string">
            <text:p>2022-06-24T22:10:15Z</text:p>
          </table:table-cell>
          <table:table-cell office:value-type="string" calcext:value-type="string">
            <text:p>2022-06-24T22:11:45Z</text:p>
          </table:table-cell>
          <table:table-cell office:value-type="string" calcext:value-type="string">
            <text:p>SUCCEEDED</text:p>
          </table:table-cell>
          <table:table-cell office:value-type="float" office:value="1909754" calcext:value-type="float">
            <text:p>1909754</text:p>
          </table:table-cell>
          <table:table-cell office:value-type="float" office:value="25120" calcext:value-type="float">
            <text:p>25120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string" calcext:value-type="string">
            <text:p>u-ch427-n96-start-paper-ms-x0-prec-02</text:p>
          </table:table-cell>
          <table:table-cell office:value-type="float" office:value="69.85" calcext:value-type="float">
            <text:p>69.85</text:p>
          </table:table-cell>
          <table:table-cell office:value-type="float" office:value="12.19" calcext:value-type="float">
            <text:p>12.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022-06-24T22:09:58Z</text:p>
          </table:table-cell>
          <table:table-cell office:value-type="string" calcext:value-type="string">
            <text:p>2022-06-24T22:11:04Z</text:p>
          </table:table-cell>
          <table:table-cell office:value-type="string" calcext:value-type="string">
            <text:p>2022-06-24T22:12:52Z</text:p>
          </table:table-cell>
          <table:table-cell office:value-type="string" calcext:value-type="string">
            <text:p>SUCCEEDED</text:p>
          </table:table-cell>
          <table:table-cell office:value-type="float" office:value="1909756" calcext:value-type="float">
            <text:p>1909756</text:p>
          </table:table-cell>
          <table:table-cell office:value-type="float" office:value="24991" calcext:value-type="float">
            <text:p>24991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u-ch427-n96-start-paper-ms-x0-prec-03</text:p>
          </table:table-cell>
          <table:table-cell office:value-type="float" office:value="71.916" calcext:value-type="float">
            <text:p>71.916</text:p>
          </table:table-cell>
          <table:table-cell office:value-type="float" office:value="13.21" calcext:value-type="float">
            <text:p>13.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022-06-24T22:10:01Z</text:p>
          </table:table-cell>
          <table:table-cell office:value-type="string" calcext:value-type="string">
            <text:p>2022-06-24T22:11:04Z</text:p>
          </table:table-cell>
          <table:table-cell office:value-type="string" calcext:value-type="string">
            <text:p>2022-06-24T22:12:56Z</text:p>
          </table:table-cell>
          <table:table-cell office:value-type="string" calcext:value-type="string">
            <text:p>SUCCEEDED</text:p>
          </table:table-cell>
          <table:table-cell office:value-type="float" office:value="1909757" calcext:value-type="float">
            <text:p>1909757</text:p>
          </table:table-cell>
          <table:table-cell office:value-type="float" office:value="42953" calcext:value-type="float">
            <text:p>42953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u-ch427-n96-start-paper-ms-x0-prec-04</text:p>
          </table:table-cell>
          <table:table-cell office:value-type="float" office:value="73.28" calcext:value-type="float">
            <text:p>73.28</text:p>
          </table:table-cell>
          <table:table-cell office:value-type="float" office:value="13.15" calcext:value-type="float">
            <text:p>13.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2022-06-24T22:10:29Z</text:p>
          </table:table-cell>
          <table:table-cell office:value-type="string" calcext:value-type="string">
            <text:p>2022-06-24T22:11:04Z</text:p>
          </table:table-cell>
          <table:table-cell office:value-type="string" calcext:value-type="string">
            <text:p>2022-06-24T22:12:59Z</text:p>
          </table:table-cell>
          <table:table-cell office:value-type="string" calcext:value-type="string">
            <text:p>SUCCEEDED</text:p>
          </table:table-cell>
          <table:table-cell office:value-type="float" office:value="1909759" calcext:value-type="float">
            <text:p>1909759</text:p>
          </table:table-cell>
          <table:table-cell office:value-type="float" office:value="199683" calcext:value-type="float">
            <text:p>199683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string" calcext:value-type="string">
            <text:p>u-ch427-n96-start-paper-ms-x0-prec-05</text:p>
          </table:table-cell>
          <table:table-cell office:value-type="float" office:value="78.821" calcext:value-type="float">
            <text:p>78.821</text:p>
          </table:table-cell>
          <table:table-cell office:value-type="float" office:value="14.07" calcext:value-type="float">
            <text:p>14.0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2022-06-24T22:10:47Z</text:p>
          </table:table-cell>
          <table:table-cell office:value-type="string" calcext:value-type="string">
            <text:p>2022-06-24T22:13:35Z</text:p>
          </table:table-cell>
          <table:table-cell office:value-type="string" calcext:value-type="string">
            <text:p>2022-06-24T22:15:54Z</text:p>
          </table:table-cell>
          <table:table-cell office:value-type="string" calcext:value-type="string">
            <text:p>SUCCEEDED</text:p>
          </table:table-cell>
          <table:table-cell office:value-type="float" office:value="1909761" calcext:value-type="float">
            <text:p>1909761</text:p>
          </table:table-cell>
          <table:table-cell office:value-type="float" office:value="36324" calcext:value-type="float">
            <text:p>36324</text:p>
          </table:table-cell>
          <table:table-cell office:value-type="float" office:value="1.771" calcext:value-type="float">
            <text:p>1.771</text:p>
          </table:table-cell>
        </table:table-row>
        <table:table-row table:style-name="ro1">
          <table:table-cell office:value-type="string" calcext:value-type="string">
            <text:p>u-ch427-n96-start-paper-ms-x0-prec-06</text:p>
          </table:table-cell>
          <table:table-cell office:value-type="float" office:value="81.119" calcext:value-type="float">
            <text:p>81.119</text:p>
          </table:table-cell>
          <table:table-cell office:value-type="float" office:value="13.48" calcext:value-type="float">
            <text:p>13.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022-06-24T22:11:55Z</text:p>
          </table:table-cell>
          <table:table-cell office:value-type="string" calcext:value-type="string">
            <text:p>2022-06-24T22:15:06Z</text:p>
          </table:table-cell>
          <table:table-cell office:value-type="string" calcext:value-type="string">
            <text:p>2022-06-24T22:17:30Z</text:p>
          </table:table-cell>
          <table:table-cell office:value-type="string" calcext:value-type="string">
            <text:p>SUCCEEDED</text:p>
          </table:table-cell>
          <table:table-cell office:value-type="float" office:value="1909773" calcext:value-type="float">
            <text:p>1909773</text:p>
          </table:table-cell>
          <table:table-cell office:value-type="float" office:value="65042" calcext:value-type="float">
            <text:p>65042</text:p>
          </table:table-cell>
          <table:table-cell office:value-type="float" office:value="1.268" calcext:value-type="float">
            <text:p>1.268</text:p>
          </table:table-cell>
        </table:table-row>
        <table:table-row table:style-name="ro1">
          <table:table-cell office:value-type="string" calcext:value-type="string">
            <text:p>u-ch427-n96-start-paper-ms-x0-prec-07</text:p>
          </table:table-cell>
          <table:table-cell office:value-type="float" office:value="84.876" calcext:value-type="float">
            <text:p>84.876</text:p>
          </table:table-cell>
          <table:table-cell office:value-type="float" office:value="13.83" calcext:value-type="float">
            <text:p>13.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2022-06-24T22:17:08Z</text:p>
          </table:table-cell>
          <table:table-cell office:value-type="string" calcext:value-type="string">
            <text:p>2022-06-24T22:18:17Z</text:p>
          </table:table-cell>
          <table:table-cell office:value-type="string" calcext:value-type="string">
            <text:p>2022-06-24T22:20:50Z</text:p>
          </table:table-cell>
          <table:table-cell office:value-type="string" calcext:value-type="string">
            <text:p>SUCCEEDED</text:p>
          </table:table-cell>
          <table:table-cell office:value-type="float" office:value="1909843" calcext:value-type="float">
            <text:p>1909843</text:p>
          </table:table-cell>
          <table:table-cell office:value-type="float" office:value="81432" calcext:value-type="float">
            <text:p>81432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u-ch427-n96-start-paper-ms-x0-prec-08</text:p>
          </table:table-cell>
          <table:table-cell office:value-type="float" office:value="94.705" calcext:value-type="float">
            <text:p>94.705</text:p>
          </table:table-cell>
          <table:table-cell office:value-type="float" office:value="13.98" calcext:value-type="float">
            <text:p>13.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2022-06-24T22:22:23Z</text:p>
          </table:table-cell>
          <table:table-cell office:value-type="string" calcext:value-type="string">
            <text:p>2022-06-24T22:22:54Z</text:p>
          </table:table-cell>
          <table:table-cell office:value-type="string" calcext:value-type="string">
            <text:p>2022-06-24T22:25:36Z</text:p>
          </table:table-cell>
          <table:table-cell office:value-type="string" calcext:value-type="string">
            <text:p>SUCCEEDED</text:p>
          </table:table-cell>
          <table:table-cell office:value-type="float" office:value="1909875" calcext:value-type="float">
            <text:p>1909875</text:p>
          </table:table-cell>
          <table:table-cell office:value-type="float" office:value="98154" calcext:value-type="float">
            <text:p>98154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1">
          <table:table-cell office:value-type="string" calcext:value-type="string">
            <text:p>u-ch427-n96-start-paper-ms-x0-prec-09</text:p>
          </table:table-cell>
          <table:table-cell office:value-type="float" office:value="98.987" calcext:value-type="float">
            <text:p>98.987</text:p>
          </table:table-cell>
          <table:table-cell office:value-type="float" office:value="14.39" calcext:value-type="float">
            <text:p>14.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2022-06-24T22:52:32Z</text:p>
          </table:table-cell>
          <table:table-cell office:value-type="string" calcext:value-type="string">
            <text:p>2022-06-24T22:53:14Z</text:p>
          </table:table-cell>
          <table:table-cell office:value-type="string" calcext:value-type="string">
            <text:p>2022-06-24T22:56:02Z</text:p>
          </table:table-cell>
          <table:table-cell office:value-type="string" calcext:value-type="string">
            <text:p>SUCCEEDED</text:p>
          </table:table-cell>
          <table:table-cell office:value-type="float" office:value="1910004" calcext:value-type="float">
            <text:p>1910004</text:p>
          </table:table-cell>
          <table:table-cell office:value-type="float" office:value="122300" calcext:value-type="float">
            <text:p>122300</text:p>
          </table:table-cell>
          <table:table-cell office:value-type="float" office:value="3.711" calcext:value-type="float">
            <text:p>3.711</text:p>
          </table:table-cell>
        </table:table-row>
        <table:table-row table:style-name="ro1">
          <table:table-cell office:value-type="string" calcext:value-type="string">
            <text:p>u-ch427-n96-start-paper-ms-x0-prec-10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14.9" calcext:value-type="float">
            <text:p>14.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2022-06-26T01:18:26Z</text:p>
          </table:table-cell>
          <table:table-cell office:value-type="string" calcext:value-type="string">
            <text:p>2022-06-26T01:18:57Z</text:p>
          </table:table-cell>
          <table:table-cell office:value-type="string" calcext:value-type="string">
            <text:p>2022-06-26T01:21:51Z</text:p>
          </table:table-cell>
          <table:table-cell office:value-type="string" calcext:value-type="string">
            <text:p>SUCCEEDED</text:p>
          </table:table-cell>
          <table:table-cell office:value-type="float" office:value="1914654" calcext:value-type="float">
            <text:p>1914654</text:p>
          </table:table-cell>
          <table:table-cell office:value-type="float" office:value="212071" calcext:value-type="float">
            <text:p>212071</text:p>
          </table:table-cell>
          <table:table-cell office:value-type="float" office:value="4.458" calcext:value-type="float">
            <text:p>4.458</text:p>
          </table:table-cell>
        </table:table-row>
        <table:table-row table:style-name="ro1">
          <table:table-cell office:value-type="string" calcext:value-type="string">
            <text:p>u-ch427-n96-start-paper-ms-x0-prec-20</text:p>
          </table:table-cell>
          <table:table-cell office:value-type="float" office:value="177.953" calcext:value-type="float">
            <text:p>177.953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2022-06-26T00:47:39Z</text:p>
          </table:table-cell>
          <table:table-cell office:value-type="string" calcext:value-type="string">
            <text:p>2022-06-26T00:48:21Z</text:p>
          </table:table-cell>
          <table:table-cell office:value-type="string" calcext:value-type="string">
            <text:p>2022-06-26T00:53:07Z</text:p>
          </table:table-cell>
          <table:table-cell office:value-type="string" calcext:value-type="string">
            <text:p>SUCCEEDED</text:p>
          </table:table-cell>
          <table:table-cell office:value-type="float" office:value="1914555" calcext:value-type="float">
            <text:p>1914555</text:p>
          </table:table-cell>
          <table:table-cell office:value-type="float" office:value="168832" calcext:value-type="float">
            <text:p>168832</text:p>
          </table:table-cell>
          <table:table-cell office:value-type="float" office:value="7.477" calcext:value-type="float">
            <text:p>7.477</text:p>
          </table:table-cell>
        </table:table-row>
        <table:table-row table:style-name="ro1">
          <table:table-cell office:value-type="string" calcext:value-type="string">
            <text:p>u-ch427-n96-start-paper-ms-x0-prec-30</text:p>
          </table:table-cell>
          <table:table-cell office:value-type="float" office:value="264.054" calcext:value-type="float">
            <text:p>264.054</text:p>
          </table:table-cell>
          <table:table-cell office:value-type="float" office:value="41.58" calcext:value-type="float">
            <text:p>41.5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2022-06-26T00:17:55Z</text:p>
          </table:table-cell>
          <table:table-cell office:value-type="string" calcext:value-type="string">
            <text:p>2022-06-26T01:56:08Z</text:p>
          </table:table-cell>
          <table:table-cell office:value-type="string" calcext:value-type="string">
            <text:p>2022-06-26T02:02:58Z</text:p>
          </table:table-cell>
          <table:table-cell office:value-type="string" calcext:value-type="string">
            <text:p>SUCCEEDED</text:p>
          </table:table-cell>
          <table:table-cell office:value-type="float" office:value="1914429" calcext:value-type="float">
            <text:p>1914429</text:p>
          </table:table-cell>
          <table:table-cell office:value-type="float" office:value="51328" calcext:value-type="float">
            <text:p>51328</text:p>
          </table:table-cell>
          <table:table-cell office:value-type="float" office:value="14.306" calcext:value-type="float">
            <text:p>14.306</text:p>
          </table:table-cell>
        </table:table-row>
        <table:table-row table:style-name="ro1">
          <table:table-cell office:value-type="string" calcext:value-type="string">
            <text:p>u-ch427-n96-start-paper-ms-x0-prec-40</text:p>
          </table:table-cell>
          <table:table-cell office:value-type="float" office:value="343.404" calcext:value-type="float">
            <text:p>343.404</text:p>
          </table:table-cell>
          <table:table-cell office:value-type="float" office:value="44.86" calcext:value-type="float">
            <text:p>44.8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2022-06-26T00:17:32Z</text:p>
          </table:table-cell>
          <table:table-cell office:value-type="string" calcext:value-type="string">
            <text:p>2022-06-26T14:34:51Z</text:p>
          </table:table-cell>
          <table:table-cell office:value-type="string" calcext:value-type="string">
            <text:p>2022-06-26T14:43:38Z</text:p>
          </table:table-cell>
          <table:table-cell office:value-type="string" calcext:value-type="string">
            <text:p>SUCCEEDED</text:p>
          </table:table-cell>
          <table:table-cell office:value-type="float" office:value="1914423" calcext:value-type="float">
            <text:p>1914423</text:p>
          </table:table-cell>
          <table:table-cell office:value-type="float" office:value="155870" calcext:value-type="float">
            <text:p>155870</text:p>
          </table:table-cell>
          <table:table-cell office:value-type="float" office:value="17.519" calcext:value-type="float">
            <text:p>17.519</text:p>
          </table:table-cell>
        </table:table-row>
        <table:table-row table:style-name="ro1">
          <table:table-cell office:value-type="string" calcext:value-type="string">
            <text:p>u-ch427-n96-start-paper-ms-x0-prec-50</text:p>
          </table:table-cell>
          <table:table-cell office:value-type="float" office:value="504.381" calcext:value-type="float">
            <text:p>504.381</text:p>
          </table:table-cell>
          <table:table-cell office:value-type="float" office:value="48.89" calcext:value-type="float">
            <text:p>48.8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15:09:17Z</text:p>
          </table:table-cell>
          <table:table-cell office:value-type="string" calcext:value-type="string">
            <text:p>2022-06-26T15:21:24Z</text:p>
          </table:table-cell>
          <table:table-cell office:value-type="string" calcext:value-type="string">
            <text:p>SUCCEEDED</text:p>
          </table:table-cell>
          <table:table-cell office:value-type="float" office:value="1914414" calcext:value-type="float">
            <text:p>1914414</text:p>
          </table:table-cell>
          <table:table-cell office:value-type="float" office:value="219319" calcext:value-type="float">
            <text:p>219319</text:p>
          </table:table-cell>
          <table:table-cell office:value-type="float" office:value="17.109" calcext:value-type="float">
            <text:p>17.109</text:p>
          </table:table-cell>
        </table:table-row>
        <table:table-row table:style-name="ro1">
          <table:table-cell office:value-type="string" calcext:value-type="string">
            <text:p>u-ch427-n96-start-paper-ms-x0-prec-60</text:p>
          </table:table-cell>
          <table:table-cell office:value-type="float" office:value="784.996" calcext:value-type="float">
            <text:p>784.996</text:p>
          </table:table-cell>
          <table:table-cell office:value-type="float" office:value="55.15" calcext:value-type="float">
            <text:p>55.1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2022-06-26T00:16:41Z</text:p>
          </table:table-cell>
          <table:table-cell office:value-type="string" calcext:value-type="string">
            <text:p>2022-06-26T15:36:59Z</text:p>
          </table:table-cell>
          <table:table-cell office:value-type="string" calcext:value-type="string">
            <text:p>2022-06-26T15:54:08Z</text:p>
          </table:table-cell>
          <table:table-cell office:value-type="string" calcext:value-type="string">
            <text:p>SUCCEEDED</text:p>
          </table:table-cell>
          <table:table-cell office:value-type="float" office:value="1914421" calcext:value-type="float">
            <text:p>1914421</text:p>
          </table:table-cell>
          <table:table-cell office:value-type="float" office:value="243474" calcext:value-type="float">
            <text:p>243474</text:p>
          </table:table-cell>
          <table:table-cell office:value-type="float" office:value="36.885" calcext:value-type="float">
            <text:p>36.885</text:p>
          </table:table-cell>
        </table:table-row>
        <table:table-row table:style-name="ro1">
          <table:table-cell office:value-type="string" calcext:value-type="string">
            <text:p>u-ch427-n96-start-paper-ms-x0-prec-70</text:p>
          </table:table-cell>
          <table:table-cell office:value-type="float" office:value="1014.796" calcext:value-type="float">
            <text:p>1014.796</text:p>
          </table:table-cell>
          <table:table-cell office:value-type="float" office:value="60.51" calcext:value-type="float">
            <text:p>60.5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00:55:33Z</text:p>
          </table:table-cell>
          <table:table-cell office:value-type="string" calcext:value-type="string">
            <text:p>2022-06-26T01:17:48Z</text:p>
          </table:table-cell>
          <table:table-cell office:value-type="string" calcext:value-type="string">
            <text:p>SUCCEEDED</text:p>
          </table:table-cell>
          <table:table-cell office:value-type="float" office:value="1914416" calcext:value-type="float">
            <text:p>1914416</text:p>
          </table:table-cell>
          <table:table-cell office:value-type="float" office:value="187346" calcext:value-type="float">
            <text:p>187346</text:p>
          </table:table-cell>
          <table:table-cell office:value-type="float" office:value="30.161" calcext:value-type="float">
            <text:p>30.161</text:p>
          </table:table-cell>
        </table:table-row>
        <table:table-row table:style-name="ro1">
          <table:table-cell office:value-type="string" calcext:value-type="string">
            <text:p>u-ch427-n96-start-paper-ms-x0-prec-80</text:p>
          </table:table-cell>
          <table:table-cell office:value-type="float" office:value="1260.491" calcext:value-type="float">
            <text:p>1260.491</text:p>
          </table:table-cell>
          <table:table-cell office:value-type="float" office:value="79.3" calcext:value-type="float">
            <text:p>79.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2022-06-26T00:16:39Z</text:p>
          </table:table-cell>
          <table:table-cell office:value-type="string" calcext:value-type="string">
            <text:p>2022-06-27T01:40:42Z</text:p>
          </table:table-cell>
          <table:table-cell office:value-type="string" calcext:value-type="string">
            <text:p>2022-06-27T02:07:39Z</text:p>
          </table:table-cell>
          <table:table-cell office:value-type="string" calcext:value-type="string">
            <text:p>SUCCEEDED</text:p>
          </table:table-cell>
          <table:table-cell office:value-type="float" office:value="1914419" calcext:value-type="float">
            <text:p>1914419</text:p>
          </table:table-cell>
          <table:table-cell office:value-type="float" office:value="36458" calcext:value-type="float">
            <text:p>36458</text:p>
          </table:table-cell>
          <table:table-cell office:value-type="float" office:value="62.468" calcext:value-type="float">
            <text:p>62.468</text:p>
          </table:table-cell>
        </table:table-row>
        <table:table-row table:style-name="ro1">
          <table:table-cell office:value-type="string" calcext:value-type="string">
            <text:p>u-ch427-n96-start-paper-ms-x0-prec-90</text:p>
          </table:table-cell>
          <table:table-cell office:value-type="float" office:value="1503.378" calcext:value-type="float">
            <text:p>1503.378</text:p>
          </table:table-cell>
          <table:table-cell office:value-type="float" office:value="88.32" calcext:value-type="float">
            <text:p>88.3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15:54:59Z</text:p>
          </table:table-cell>
          <table:table-cell office:value-type="string" calcext:value-type="string">
            <text:p>2022-06-26T16:27:10Z</text:p>
          </table:table-cell>
          <table:table-cell office:value-type="string" calcext:value-type="string">
            <text:p>SUCCEEDED</text:p>
          </table:table-cell>
          <table:table-cell office:value-type="float" office:value="1914415" calcext:value-type="float">
            <text:p>1914415</text:p>
          </table:table-cell>
          <table:table-cell office:value-type="float" office:value="6291" calcext:value-type="float">
            <text:p>6291</text:p>
          </table:table-cell>
          <table:table-cell office:value-type="float" office:value="84.474" calcext:value-type="float">
            <text:p>84.474</text:p>
          </table:table-cell>
        </table:table-row>
        <table:table-row table:style-name="ro1">
          <table:table-cell office:value-type="string" calcext:value-type="string">
            <text:p>u-ch427-n96-start-paper-ms-x0-prec-100</text:p>
          </table:table-cell>
          <table:table-cell office:value-type="float" office:value="1795.829" calcext:value-type="float">
            <text:p>1795.829</text:p>
          </table:table-cell>
          <table:table-cell office:value-type="float" office:value="91.99" calcext:value-type="float">
            <text:p>91.9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01:33:28Z</text:p>
          </table:table-cell>
          <table:table-cell office:value-type="string" calcext:value-type="string">
            <text:p>2022-06-26T02:11:37Z</text:p>
          </table:table-cell>
          <table:table-cell office:value-type="string" calcext:value-type="string">
            <text:p>SUCCEEDED</text:p>
          </table:table-cell>
          <table:table-cell office:value-type="float" office:value="1914417" calcext:value-type="float">
            <text:p>1914417</text:p>
          </table:table-cell>
          <table:table-cell office:value-type="float" office:value="251986" calcext:value-type="float">
            <text:p>251986</text:p>
          </table:table-cell>
          <table:table-cell office:value-type="float" office:value="95.217" calcext:value-type="float">
            <text:p>95.217</text:p>
          </table:table-cell>
        </table:table-row>
        <table:table-row table:style-name="ro1">
          <table:table-cell office:value-type="string" calcext:value-type="string">
            <text:p>u-ch427-n96-start-paper-ms-x0-prec-110</text:p>
          </table:table-cell>
          <table:table-cell office:value-type="float" office:value="2074.881" calcext:value-type="float">
            <text:p>2074.881</text:p>
          </table:table-cell>
          <table:table-cell office:value-type="float" office:value="92.92" calcext:value-type="float">
            <text:p>92.9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2022-06-26T00:16:39Z</text:p>
          </table:table-cell>
          <table:table-cell office:value-type="string" calcext:value-type="string">
            <text:p>2022-06-26T01:39:34Z</text:p>
          </table:table-cell>
          <table:table-cell office:value-type="string" calcext:value-type="string">
            <text:p>2022-06-26T02:22:55Z</text:p>
          </table:table-cell>
          <table:table-cell office:value-type="string" calcext:value-type="string">
            <text:p>SUCCEEDED</text:p>
          </table:table-cell>
          <table:table-cell office:value-type="float" office:value="1914420" calcext:value-type="float">
            <text:p>1914420</text:p>
          </table:table-cell>
          <table:table-cell office:value-type="float" office:value="107013" calcext:value-type="float">
            <text:p>107013</text:p>
          </table:table-cell>
          <table:table-cell office:value-type="float" office:value="120.053" calcext:value-type="float">
            <text:p>120.053</text:p>
          </table:table-cell>
        </table:table-row>
        <table:table-row table:style-name="ro1">
          <table:table-cell office:value-type="string" calcext:value-type="string">
            <text:p>u-ch427-n96-start-paper-ms-x0-prec-120</text:p>
          </table:table-cell>
          <table:table-cell office:value-type="float" office:value="2500.172" calcext:value-type="float">
            <text:p>2500.172</text:p>
          </table:table-cell>
          <table:table-cell office:value-type="float" office:value="102.5" calcext:value-type="float">
            <text:p>102.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2022-06-26T00:16:38Z</text:p>
          </table:table-cell>
          <table:table-cell office:value-type="string" calcext:value-type="string">
            <text:p>2022-06-26T00:47:42Z</text:p>
          </table:table-cell>
          <table:table-cell office:value-type="string" calcext:value-type="string">
            <text:p>2022-06-26T01:39:03Z</text:p>
          </table:table-cell>
          <table:table-cell office:value-type="string" calcext:value-type="string">
            <text:p>SUCCEEDED</text:p>
          </table:table-cell>
          <table:table-cell office:value-type="float" office:value="1914418" calcext:value-type="float">
            <text:p>1914418</text:p>
          </table:table-cell>
          <table:table-cell office:value-type="float" office:value="73166" calcext:value-type="float">
            <text:p>73166</text:p>
          </table:table-cell>
          <table:table-cell office:value-type="float" office:value="127.165" calcext:value-type="float">
            <text:p>127.16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96-start-paper</text:p>
          </table:table-cell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/>
          <table:table-cell>
            <draw:frame table:end-cell-address="N96.L131" table:end-x="0.196cm" table:end-y="0.421cm" draw:z-index="2" draw:style-name="gr1" draw:text-style-name="P1" svg:width="15.998cm" svg:height="8.999cm" svg:x="0.003cm" svg:y="0.002cm">
              <draw:object draw:notify-on-update-of-ranges="N96.B110:N96.B152 N96.C109:N96.C109 N96.C110:N96.C15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1.484" calcext:value-type="float">
            <text:p>61.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5.52" calcext:value-type="float">
            <text:p>65.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.979" calcext:value-type="float">
            <text:p>64.9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2.977" calcext:value-type="float">
            <text:p>62.9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.777" calcext:value-type="float">
            <text:p>73.7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0.091" calcext:value-type="float">
            <text:p>70.0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0.533" calcext:value-type="float">
            <text:p>70.5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9.899" calcext:value-type="float">
            <text:p>69.8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.402" calcext:value-type="float">
            <text:p>71.4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8.529" calcext:value-type="float">
            <text:p>78.5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0.684" calcext:value-type="float">
            <text:p>70.6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.832" calcext:value-type="float">
            <text:p>74.8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3.631" calcext:value-type="float">
            <text:p>83.6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4.699" calcext:value-type="float">
            <text:p>74.6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3.267" calcext:value-type="float">
            <text:p>83.2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8.009" calcext:value-type="float">
            <text:p>88.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9.828" calcext:value-type="float">
            <text:p>89.8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8.748" calcext:value-type="float">
            <text:p>98.7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0.721" calcext:value-type="float">
            <text:p>100.7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7.039" calcext:value-type="float">
            <text:p>87.0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8.105" calcext:value-type="float">
            <text:p>108.1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9.577" calcext:value-type="float">
            <text:p>109.5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1.587" calcext:value-type="float">
            <text:p>131.5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4.622" calcext:value-type="float">
            <text:p>134.6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6.092" calcext:value-type="float">
            <text:p>146.0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5.388" calcext:value-type="float">
            <text:p>125.3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6.268" calcext:value-type="float">
            <text:p>146.2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54.406" calcext:value-type="float">
            <text:p>154.4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9.018" calcext:value-type="float">
            <text:p>159.0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9.13" calcext:value-type="float">
            <text:p>169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5.184" calcext:value-type="float">
            <text:p>175.1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9.15" calcext:value-type="float">
            <text:p>209.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73.078" calcext:value-type="float">
            <text:p>273.0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24.947" calcext:value-type="float">
            <text:p>424.9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25.249" calcext:value-type="float">
            <text:p>525.2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84.963" calcext:value-type="float">
            <text:p>684.9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94.707" calcext:value-type="float">
            <text:p>894.707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77.07" calcext:value-type="float">
            <text:p>877.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093.984" calcext:value-type="float">
            <text:p>1093.9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244.557" calcext:value-type="float">
            <text:p>1244.55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x0</text:p>
          </table:table-cell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/>
          <table:table-cell>
            <draw:frame table:end-cell-address="N96.L176" table:end-x="0.198cm" table:end-y="0.421cm" draw:z-index="1" draw:style-name="gr1" draw:text-style-name="P1" svg:width="15.999cm" svg:height="8.999cm" svg:x="0.004cm" svg:y="0.002cm">
              <draw:object draw:notify-on-update-of-ranges="N96.B158:N96.B179 N96.C157:N96.C157 N96.C158:N96.C17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.571" calcext:value-type="float">
            <text:p>59.5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1.365" calcext:value-type="float">
            <text:p>61.3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3.755" calcext:value-type="float">
            <text:p>63.7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6.494" calcext:value-type="float">
            <text:p>66.4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7.676" calcext:value-type="float">
            <text:p>67.6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9.125" calcext:value-type="float">
            <text:p>69.1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4.081" calcext:value-type="float">
            <text:p>74.0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.699" calcext:value-type="float">
            <text:p>73.6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6.161" calcext:value-type="float">
            <text:p>76.1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9.217" calcext:value-type="float">
            <text:p>79.2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7.413" calcext:value-type="float">
            <text:p>117.4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9.728" calcext:value-type="float">
            <text:p>169.7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25.469" calcext:value-type="float">
            <text:p>225.4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0.34" calcext:value-type="float">
            <text:p>280.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42.078" calcext:value-type="float">
            <text:p>442.0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23.855" calcext:value-type="float">
            <text:p>523.8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79.356" calcext:value-type="float">
            <text:p>679.3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36.298" calcext:value-type="float">
            <text:p>836.2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5.889" calcext:value-type="float">
            <text:p>905.8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086.853" calcext:value-type="float">
            <text:p>1086.8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02.484" calcext:value-type="float">
            <text:p>1302.484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</text:p>
          </table:table-cell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/>
          <table:table-cell>
            <draw:frame draw:z-index="0" draw:style-name="gr1" draw:text-style-name="P1" svg:width="15.999cm" svg:height="8.999cm" svg:x="0.012cm" svg:y="0.003cm">
              <draw:object draw:notify-on-update-of-ranges="N96.B184:N96.B205 N96.C183:N96.C183 N96.C184:N96.C20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0.481" calcext:value-type="float">
            <text:p>60.4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.568" calcext:value-type="float">
            <text:p>64.5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9.85" calcext:value-type="float">
            <text:p>69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1.916" calcext:value-type="float">
            <text:p>71.9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.28" calcext:value-type="float">
            <text:p>73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8.821" calcext:value-type="float">
            <text:p>78.8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1.119" calcext:value-type="float">
            <text:p>81.1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4.876" calcext:value-type="float">
            <text:p>84.8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4.705" calcext:value-type="float">
            <text:p>94.7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8.987" calcext:value-type="float">
            <text:p>98.9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5.129" calcext:value-type="float">
            <text:p>105.1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7.953" calcext:value-type="float">
            <text:p>177.9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64.054" calcext:value-type="float">
            <text:p>264.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43.404" calcext:value-type="float">
            <text:p>343.4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04.381" calcext:value-type="float">
            <text:p>504.3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84.996" calcext:value-type="float">
            <text:p>784.9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14.796" calcext:value-type="float">
            <text:p>1014.7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60.491" calcext:value-type="float">
            <text:p>1260.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503.378" calcext:value-type="float">
            <text:p>1503.3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795.829" calcext:value-type="float">
            <text:p>1795.8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074.881" calcext:value-type="float">
            <text:p>2074.8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500.172" calcext:value-type="float">
            <text:p>2500.172</text:p>
          </table:table-cell>
          <table:table-cell table:number-columns-repeated="12"/>
        </table:table-row>
      </table:table>
      <table:table table:name="N216" table:style-name="ta1">
        <table:table-column table:style-name="co15" table:default-cell-style-name="Default"/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127.404" calcext:value-type="float">
            <text:p>127.404</text:p>
          </table:table-cell>
          <table:table-cell office:value-type="float" office:value="39.84" calcext:value-type="float">
            <text:p>39.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3T13:02:58Z</text:p>
          </table:table-cell>
          <table:table-cell office:value-type="string" calcext:value-type="string">
            <text:p>2022-06-23T13:04:24Z</text:p>
          </table:table-cell>
          <table:table-cell office:value-type="string" calcext:value-type="string">
            <text:p>2022-06-23T13:06:49Z</text:p>
          </table:table-cell>
          <table:table-cell office:value-type="string" calcext:value-type="string">
            <text:p>SUCCEEDED</text:p>
          </table:table-cell>
          <table:table-cell office:value-type="float" office:value="1900933" calcext:value-type="float">
            <text:p>1900933</text:p>
          </table:table-cell>
          <table:table-cell office:value-type="float" office:value="216948" calcext:value-type="float">
            <text:p>216948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170.074" calcext:value-type="float">
            <text:p>170.074</text:p>
          </table:table-cell>
          <table:table-cell office:value-type="float" office:value="41.85" calcext:value-type="float">
            <text:p>4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3T13:00:55Z</text:p>
          </table:table-cell>
          <table:table-cell office:value-type="string" calcext:value-type="string">
            <text:p>2022-06-23T13:03:35Z</text:p>
          </table:table-cell>
          <table:table-cell office:value-type="string" calcext:value-type="string">
            <text:p>2022-06-23T13:06:42Z</text:p>
          </table:table-cell>
          <table:table-cell office:value-type="string" calcext:value-type="string">
            <text:p>SUCCEEDED</text:p>
          </table:table-cell>
          <table:table-cell office:value-type="float" office:value="1900925" calcext:value-type="float">
            <text:p>1900925</text:p>
          </table:table-cell>
          <table:table-cell office:value-type="float" office:value="162692" calcext:value-type="float">
            <text:p>162692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u-ch427-n216-start-paper-02</text:p>
          </table:table-cell>
          <table:table-cell office:value-type="float" office:value="180.493" calcext:value-type="float">
            <text:p>180.493</text:p>
          </table:table-cell>
          <table:table-cell office:value-type="float" office:value="53.2" calcext:value-type="float">
            <text:p>53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3T13:01:18Z</text:p>
          </table:table-cell>
          <table:table-cell office:value-type="string" calcext:value-type="string">
            <text:p>2022-06-23T13:03:35Z</text:p>
          </table:table-cell>
          <table:table-cell office:value-type="string" calcext:value-type="string">
            <text:p>2022-06-23T13:07:17Z</text:p>
          </table:table-cell>
          <table:table-cell office:value-type="string" calcext:value-type="string">
            <text:p>SUCCEEDED</text:p>
          </table:table-cell>
          <table:table-cell office:value-type="float" office:value="1900927" calcext:value-type="float">
            <text:p>1900927</text:p>
          </table:table-cell>
          <table:table-cell office:value-type="float" office:value="136423" calcext:value-type="float">
            <text:p>136423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string" calcext:value-type="string">
            <text:p>u-ch427-n216-start-paper-03</text:p>
          </table:table-cell>
          <table:table-cell office:value-type="float" office:value="179.258" calcext:value-type="float">
            <text:p>179.258</text:p>
          </table:table-cell>
          <table:table-cell office:value-type="float" office:value="53.11" calcext:value-type="float">
            <text:p>53.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23T13:01:39Z</text:p>
          </table:table-cell>
          <table:table-cell office:value-type="string" calcext:value-type="string">
            <text:p>2022-06-23T13:03:35Z</text:p>
          </table:table-cell>
          <table:table-cell office:value-type="string" calcext:value-type="string">
            <text:p>2022-06-23T13:07:20Z</text:p>
          </table:table-cell>
          <table:table-cell office:value-type="string" calcext:value-type="string">
            <text:p>SUCCEEDED</text:p>
          </table:table-cell>
          <table:table-cell office:value-type="float" office:value="1900928" calcext:value-type="float">
            <text:p>1900928</text:p>
          </table:table-cell>
          <table:table-cell office:value-type="float" office:value="28555" calcext:value-type="float">
            <text:p>28555</text:p>
          </table:table-cell>
          <table:table-cell office:value-type="float" office:value="1.149" calcext:value-type="float">
            <text:p>1.149</text:p>
          </table:table-cell>
        </table:table-row>
        <table:table-row table:style-name="ro1">
          <table:table-cell office:value-type="string" calcext:value-type="string">
            <text:p>u-ch427-n216-start-paper-04</text:p>
          </table:table-cell>
          <table:table-cell office:value-type="float" office:value="176.097" calcext:value-type="float">
            <text:p>176.097</text:p>
          </table:table-cell>
          <table:table-cell office:value-type="float" office:value="52.61" calcext:value-type="float">
            <text:p>52.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21T22:41:29Z</text:p>
          </table:table-cell>
          <table:table-cell office:value-type="string" calcext:value-type="string">
            <text:p>2022-06-21T23:46:58Z</text:p>
          </table:table-cell>
          <table:table-cell office:value-type="string" calcext:value-type="string">
            <text:p>2022-06-21T23:50:43Z</text:p>
          </table:table-cell>
          <table:table-cell office:value-type="string" calcext:value-type="string">
            <text:p>SUCCEEDED</text:p>
          </table:table-cell>
          <table:table-cell office:value-type="float" office:value="1890494" calcext:value-type="float">
            <text:p>1890494</text:p>
          </table:table-cell>
          <table:table-cell office:value-type="float" office:value="83960" calcext:value-type="float">
            <text:p>83960</text:p>
          </table:table-cell>
          <table:table-cell office:value-type="float" office:value="1.148" calcext:value-type="float">
            <text:p>1.148</text:p>
          </table:table-cell>
        </table:table-row>
        <table:table-row table:style-name="ro1">
          <table:table-cell office:value-type="string" calcext:value-type="string">
            <text:p>u-ch427-n216-start-paper-05</text:p>
          </table:table-cell>
          <table:table-cell office:value-type="float" office:value="172.669" calcext:value-type="float">
            <text:p>172.669</text:p>
          </table:table-cell>
          <table:table-cell office:value-type="float" office:value="54.62" calcext:value-type="float">
            <text:p>54.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21T22:37:06Z</text:p>
          </table:table-cell>
          <table:table-cell office:value-type="string" calcext:value-type="string">
            <text:p>2022-06-21T22:54:29Z</text:p>
          </table:table-cell>
          <table:table-cell office:value-type="string" calcext:value-type="string">
            <text:p>2022-06-21T22:58:35Z</text:p>
          </table:table-cell>
          <table:table-cell office:value-type="string" calcext:value-type="string">
            <text:p>SUCCEEDED</text:p>
          </table:table-cell>
          <table:table-cell office:value-type="float" office:value="1890480" calcext:value-type="float">
            <text:p>1890480</text:p>
          </table:table-cell>
          <table:table-cell office:value-type="float" office:value="224632" calcext:value-type="float">
            <text:p>224632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string" calcext:value-type="string">
            <text:p>u-ch427-n216-start-paper-06</text:p>
          </table:table-cell>
          <table:table-cell office:value-type="float" office:value="187.888" calcext:value-type="float">
            <text:p>187.888</text:p>
          </table:table-cell>
          <table:table-cell office:value-type="float" office:value="58.94" calcext:value-type="float">
            <text:p>58.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21T22:27:19Z</text:p>
          </table:table-cell>
          <table:table-cell office:value-type="string" calcext:value-type="string">
            <text:p>2022-06-21T23:48:30Z</text:p>
          </table:table-cell>
          <table:table-cell office:value-type="string" calcext:value-type="string">
            <text:p>2022-06-21T23:52:59Z</text:p>
          </table:table-cell>
          <table:table-cell office:value-type="string" calcext:value-type="string">
            <text:p>SUCCEEDED</text:p>
          </table:table-cell>
          <table:table-cell office:value-type="float" office:value="1890463" calcext:value-type="float">
            <text:p>1890463</text:p>
          </table:table-cell>
          <table:table-cell office:value-type="float" office:value="84128" calcext:value-type="float">
            <text:p>84128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string" calcext:value-type="string">
            <text:p>u-ch427-n216-start-paper-07</text:p>
          </table:table-cell>
          <table:table-cell office:value-type="float" office:value="183.668" calcext:value-type="float">
            <text:p>183.668</text:p>
          </table:table-cell>
          <table:table-cell office:value-type="float" office:value="62.25" calcext:value-type="float">
            <text:p>62.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21T22:38:02Z</text:p>
          </table:table-cell>
          <table:table-cell office:value-type="string" calcext:value-type="string">
            <text:p>2022-06-21T23:51:41Z</text:p>
          </table:table-cell>
          <table:table-cell office:value-type="string" calcext:value-type="string">
            <text:p>2022-06-21T23:56:03Z</text:p>
          </table:table-cell>
          <table:table-cell office:value-type="string" calcext:value-type="string">
            <text:p>SUCCEEDED</text:p>
          </table:table-cell>
          <table:table-cell office:value-type="float" office:value="1890482" calcext:value-type="float">
            <text:p>1890482</text:p>
          </table:table-cell>
          <table:table-cell office:value-type="float" office:value="141623" calcext:value-type="float">
            <text:p>141623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string" calcext:value-type="string">
            <text:p>u-ch427-n216-start-paper-08</text:p>
          </table:table-cell>
          <table:table-cell office:value-type="float" office:value="183.346" calcext:value-type="float">
            <text:p>183.346</text:p>
          </table:table-cell>
          <table:table-cell office:value-type="float" office:value="65.05" calcext:value-type="float">
            <text:p>65.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21T23:08:46Z</text:p>
          </table:table-cell>
          <table:table-cell office:value-type="string" calcext:value-type="string">
            <text:p>2022-06-22T00:01:05Z</text:p>
          </table:table-cell>
          <table:table-cell office:value-type="string" calcext:value-type="string">
            <text:p>2022-06-22T00:05:51Z</text:p>
          </table:table-cell>
          <table:table-cell office:value-type="string" calcext:value-type="string">
            <text:p>SUCCEEDED</text:p>
          </table:table-cell>
          <table:table-cell office:value-type="float" office:value="1890600" calcext:value-type="float">
            <text:p>1890600</text:p>
          </table:table-cell>
          <table:table-cell office:value-type="float" office:value="167818" calcext:value-type="float">
            <text:p>167818</text:p>
          </table:table-cell>
          <table:table-cell office:value-type="float" office:value="1.311" calcext:value-type="float">
            <text:p>1.311</text:p>
          </table:table-cell>
        </table:table-row>
        <table:table-row table:style-name="ro1">
          <table:table-cell office:value-type="string" calcext:value-type="string">
            <text:p>u-ch427-n216-start-paper-09</text:p>
          </table:table-cell>
          <table:table-cell office:value-type="float" office:value="180.339" calcext:value-type="float">
            <text:p>180.339</text:p>
          </table:table-cell>
          <table:table-cell office:value-type="float" office:value="65.15" calcext:value-type="float">
            <text:p>65.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21T22:39:13Z</text:p>
          </table:table-cell>
          <table:table-cell office:value-type="string" calcext:value-type="string">
            <text:p>2022-06-21T23:35:08Z</text:p>
          </table:table-cell>
          <table:table-cell office:value-type="string" calcext:value-type="string">
            <text:p>2022-06-21T23:39:52Z</text:p>
          </table:table-cell>
          <table:table-cell office:value-type="string" calcext:value-type="string">
            <text:p>SUCCEEDED</text:p>
          </table:table-cell>
          <table:table-cell office:value-type="float" office:value="1890485" calcext:value-type="float">
            <text:p>1890485</text:p>
          </table:table-cell>
          <table:table-cell office:value-type="float" office:value="227289" calcext:value-type="float">
            <text:p>227289</text:p>
          </table:table-cell>
          <table:table-cell office:value-type="float" office:value="1.281" calcext:value-type="float">
            <text:p>1.281</text:p>
          </table:table-cell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191.793" calcext:value-type="float">
            <text:p>191.793</text:p>
          </table:table-cell>
          <table:table-cell office:value-type="float" office:value="70.39" calcext:value-type="float">
            <text:p>70.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21T22:39:57Z</text:p>
          </table:table-cell>
          <table:table-cell office:value-type="string" calcext:value-type="string">
            <text:p>2022-06-21T23:41:38Z</text:p>
          </table:table-cell>
          <table:table-cell office:value-type="string" calcext:value-type="string">
            <text:p>2022-06-21T23:46:57Z</text:p>
          </table:table-cell>
          <table:table-cell office:value-type="string" calcext:value-type="string">
            <text:p>SUCCEEDED</text:p>
          </table:table-cell>
          <table:table-cell office:value-type="float" office:value="1890490" calcext:value-type="float">
            <text:p>1890490</text:p>
          </table:table-cell>
          <table:table-cell office:value-type="float" office:value="25378" calcext:value-type="float">
            <text:p>2537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u-ch427-n216-start-paper-11</text:p>
          </table:table-cell>
          <table:table-cell office:value-type="float" office:value="196.748" calcext:value-type="float">
            <text:p>196.748</text:p>
          </table:table-cell>
          <table:table-cell office:value-type="float" office:value="77.03" calcext:value-type="float">
            <text:p>77.0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2022-06-21T23:10:17Z</text:p>
          </table:table-cell>
          <table:table-cell office:value-type="string" calcext:value-type="string">
            <text:p>2022-06-21T23:54:44Z</text:p>
          </table:table-cell>
          <table:table-cell office:value-type="string" calcext:value-type="string">
            <text:p>2022-06-22T00:00:11Z</text:p>
          </table:table-cell>
          <table:table-cell office:value-type="string" calcext:value-type="string">
            <text:p>SUCCEEDED</text:p>
          </table:table-cell>
          <table:table-cell office:value-type="float" office:value="1890613" calcext:value-type="float">
            <text:p>1890613</text:p>
          </table:table-cell>
          <table:table-cell office:value-type="float" office:value="135370" calcext:value-type="float">
            <text:p>135370</text:p>
          </table:table-cell>
          <table:table-cell office:value-type="float" office:value="1.463" calcext:value-type="float">
            <text:p>1.463</text:p>
          </table:table-cell>
        </table:table-row>
        <table:table-row table:style-name="ro1">
          <table:table-cell office:value-type="string" calcext:value-type="string">
            <text:p>u-ch427-n216-start-paper-12</text:p>
          </table:table-cell>
          <table:table-cell office:value-type="float" office:value="199.896" calcext:value-type="float">
            <text:p>199.89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2022-06-21T23:40:51Z</text:p>
          </table:table-cell>
          <table:table-cell office:value-type="string" calcext:value-type="string">
            <text:p>2022-06-22T00:06:24Z</text:p>
          </table:table-cell>
          <table:table-cell office:value-type="string" calcext:value-type="string">
            <text:p>2022-06-22T00:11:58Z</text:p>
          </table:table-cell>
          <table:table-cell office:value-type="string" calcext:value-type="string">
            <text:p>SUCCEEDED</text:p>
          </table:table-cell>
          <table:table-cell office:value-type="float" office:value="1890714" calcext:value-type="float">
            <text:p>1890714</text:p>
          </table:table-cell>
          <table:table-cell office:value-type="float" office:value="225911" calcext:value-type="float">
            <text:p>225911</text:p>
          </table:table-cell>
          <table:table-cell office:value-type="float" office:value="1.417" calcext:value-type="float">
            <text:p>1.417</text:p>
          </table:table-cell>
        </table:table-row>
        <table:table-row table:style-name="ro1">
          <table:table-cell office:value-type="string" calcext:value-type="string">
            <text:p>u-ch427-n216-start-paper-13</text:p>
          </table:table-cell>
          <table:table-cell office:value-type="float" office:value="199.437" calcext:value-type="float">
            <text:p>199.437</text:p>
          </table:table-cell>
          <table:table-cell office:value-type="float" office:value="76.74" calcext:value-type="float">
            <text:p>76.7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2022-06-27T12:05:47Z</text:p>
          </table:table-cell>
          <table:table-cell office:value-type="string" calcext:value-type="string">
            <text:p>2022-06-28T01:03:26Z</text:p>
          </table:table-cell>
          <table:table-cell office:value-type="string" calcext:value-type="string">
            <text:p>2022-06-28T01:09:21Z</text:p>
          </table:table-cell>
          <table:table-cell office:value-type="string" calcext:value-type="string">
            <text:p>SUCCEEDED</text:p>
          </table:table-cell>
          <table:table-cell office:value-type="float" office:value="1922006" calcext:value-type="float">
            <text:p>1922006</text:p>
          </table:table-cell>
          <table:table-cell office:value-type="float" office:value="113600" calcext:value-type="float">
            <text:p>113600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string" calcext:value-type="string">
            <text:p>u-ch427-n216-start-paper-14</text:p>
          </table:table-cell>
          <table:table-cell office:value-type="float" office:value="214.416" calcext:value-type="float">
            <text:p>214.416</text:p>
          </table:table-cell>
          <table:table-cell office:value-type="float" office:value="78.59" calcext:value-type="float">
            <text:p>78.5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2022-06-23T13:04:26Z</text:p>
          </table:table-cell>
          <table:table-cell office:value-type="string" calcext:value-type="string">
            <text:p>2022-06-23T13:12:26Z</text:p>
          </table:table-cell>
          <table:table-cell office:value-type="string" calcext:value-type="string">
            <text:p>2022-06-23T13:18:43Z</text:p>
          </table:table-cell>
          <table:table-cell office:value-type="string" calcext:value-type="string">
            <text:p>SUCCEEDED</text:p>
          </table:table-cell>
          <table:table-cell office:value-type="float" office:value="1900940" calcext:value-type="float">
            <text:p>1900940</text:p>
          </table:table-cell>
          <table:table-cell office:value-type="float" office:value="89825" calcext:value-type="float">
            <text:p>89825</text:p>
          </table:table-cell>
          <table:table-cell office:value-type="float" office:value="2.555" calcext:value-type="float">
            <text:p>2.555</text:p>
          </table:table-cell>
        </table:table-row>
        <table:table-row table:style-name="ro1">
          <table:table-cell office:value-type="string" calcext:value-type="string">
            <text:p>u-ch427-n216-start-paper-15</text:p>
          </table:table-cell>
          <table:table-cell office:value-type="float" office:value="221.639" calcext:value-type="float">
            <text:p>221.639</text:p>
          </table:table-cell>
          <table:table-cell office:value-type="float" office:value="80.38" calcext:value-type="float">
            <text:p>80.3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2022-06-23T13:04:44Z</text:p>
          </table:table-cell>
          <table:table-cell office:value-type="string" calcext:value-type="string">
            <text:p>2022-06-23T13:31:27Z</text:p>
          </table:table-cell>
          <table:table-cell office:value-type="string" calcext:value-type="string">
            <text:p>2022-06-23T13:37:51Z</text:p>
          </table:table-cell>
          <table:table-cell office:value-type="string" calcext:value-type="string">
            <text:p>SUCCEEDED</text:p>
          </table:table-cell>
          <table:table-cell office:value-type="float" office:value="1900942" calcext:value-type="float">
            <text:p>1900942</text:p>
          </table:table-cell>
          <table:table-cell office:value-type="float" office:value="208561" calcext:value-type="float">
            <text:p>208561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u-ch427-n216-start-paper-16</text:p>
          </table:table-cell>
          <table:table-cell office:value-type="float" office:value="231.499" calcext:value-type="float">
            <text:p>231.499</text:p>
          </table:table-cell>
          <table:table-cell office:value-type="float" office:value="75.18" calcext:value-type="float">
            <text:p>75.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2022-06-23T13:05:06Z</text:p>
          </table:table-cell>
          <table:table-cell office:value-type="string" calcext:value-type="string">
            <text:p>2022-06-23T13:23:26Z</text:p>
          </table:table-cell>
          <table:table-cell office:value-type="string" calcext:value-type="string">
            <text:p>2022-06-23T13:30:26Z</text:p>
          </table:table-cell>
          <table:table-cell office:value-type="string" calcext:value-type="string">
            <text:p>SUCCEEDED</text:p>
          </table:table-cell>
          <table:table-cell office:value-type="float" office:value="1900944" calcext:value-type="float">
            <text:p>1900944</text:p>
          </table:table-cell>
          <table:table-cell office:value-type="float" office:value="149457" calcext:value-type="float">
            <text:p>149457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1">
          <table:table-cell office:value-type="string" calcext:value-type="string">
            <text:p>u-ch427-n216-start-paper-17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94.38" calcext:value-type="float">
            <text:p>94.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2022-06-23T13:05:26Z</text:p>
          </table:table-cell>
          <table:table-cell office:value-type="string" calcext:value-type="string">
            <text:p>2022-06-23T15:50:00Z</text:p>
          </table:table-cell>
          <table:table-cell office:value-type="string" calcext:value-type="string">
            <text:p>2022-06-23T15:57:26Z</text:p>
          </table:table-cell>
          <table:table-cell office:value-type="string" calcext:value-type="string">
            <text:p>SUCCEEDED</text:p>
          </table:table-cell>
          <table:table-cell office:value-type="float" office:value="1900946" calcext:value-type="float">
            <text:p>1900946</text:p>
          </table:table-cell>
          <table:table-cell office:value-type="float" office:value="147066" calcext:value-type="float">
            <text:p>147066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office:value-type="string" calcext:value-type="string">
            <text:p>u-ch427-n216-start-paper-18</text:p>
          </table:table-cell>
          <table:table-cell office:value-type="float" office:value="276.618" calcext:value-type="float">
            <text:p>276.618</text:p>
          </table:table-cell>
          <table:table-cell office:value-type="float" office:value="99.63" calcext:value-type="float">
            <text:p>99.6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2022-06-23T13:06:55Z</text:p>
          </table:table-cell>
          <table:table-cell office:value-type="string" calcext:value-type="string">
            <text:p>2022-06-23T15:58:35Z</text:p>
          </table:table-cell>
          <table:table-cell office:value-type="string" calcext:value-type="string">
            <text:p>2022-06-23T16:06:43Z</text:p>
          </table:table-cell>
          <table:table-cell office:value-type="string" calcext:value-type="string">
            <text:p>SUCCEEDED</text:p>
          </table:table-cell>
          <table:table-cell office:value-type="float" office:value="1900970" calcext:value-type="float">
            <text:p>1900970</text:p>
          </table:table-cell>
          <table:table-cell office:value-type="float" office:value="205551" calcext:value-type="float">
            <text:p>205551</text:p>
          </table:table-cell>
          <table:table-cell office:value-type="float" office:value="4.115" calcext:value-type="float">
            <text:p>4.115</text:p>
          </table:table-cell>
        </table:table-row>
        <table:table-row table:style-name="ro1">
          <table:table-cell office:value-type="string" calcext:value-type="string">
            <text:p>u-ch427-n216-start-paper-19</text:p>
          </table:table-cell>
          <table:table-cell office:value-type="float" office:value="278.53" calcext:value-type="float">
            <text:p>278.53</text:p>
          </table:table-cell>
          <table:table-cell office:value-type="float" office:value="96.49" calcext:value-type="float">
            <text:p>96.4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2022-06-23T13:07:11Z</text:p>
          </table:table-cell>
          <table:table-cell office:value-type="string" calcext:value-type="string">
            <text:p>2022-06-23T16:00:16Z</text:p>
          </table:table-cell>
          <table:table-cell office:value-type="string" calcext:value-type="string">
            <text:p>2022-06-23T16:08:47Z</text:p>
          </table:table-cell>
          <table:table-cell office:value-type="string" calcext:value-type="string">
            <text:p>SUCCEEDED</text:p>
          </table:table-cell>
          <table:table-cell office:value-type="float" office:value="1900971" calcext:value-type="float">
            <text:p>1900971</text:p>
          </table:table-cell>
          <table:table-cell office:value-type="float" office:value="227724" calcext:value-type="float">
            <text:p>227724</text:p>
          </table:table-cell>
          <table:table-cell office:value-type="float" office:value="5.008" calcext:value-type="float">
            <text:p>5.008</text:p>
          </table:table-cell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289.298" calcext:value-type="float">
            <text:p>289.29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14T13:56:27Z</text:p>
          </table:table-cell>
          <table:table-cell office:value-type="string" calcext:value-type="string">
            <text:p>2022-06-14T14:00:13Z</text:p>
          </table:table-cell>
          <table:table-cell office:value-type="string" calcext:value-type="string">
            <text:p>2022-06-14T14:09:09Z</text:p>
          </table:table-cell>
          <table:table-cell office:value-type="string" calcext:value-type="string">
            <text:p>SUCCEEDED</text:p>
          </table:table-cell>
          <table:table-cell office:value-type="float" office:value="1819479" calcext:value-type="float">
            <text:p>1819479</text:p>
          </table:table-cell>
          <table:table-cell office:value-type="float" office:value="45758" calcext:value-type="float">
            <text:p>45758</text:p>
          </table:table-cell>
          <table:table-cell office:value-type="float" office:value="5.553" calcext:value-type="float">
            <text:p>5.553</text:p>
          </table:table-cell>
        </table:table-row>
        <table:table-row table:style-name="ro1">
          <table:table-cell office:value-type="string" calcext:value-type="string">
            <text:p>u-ch427-n216-start-paper-21</text:p>
          </table:table-cell>
          <table:table-cell office:value-type="float" office:value="323.235" calcext:value-type="float">
            <text:p>323.235</text:p>
          </table:table-cell>
          <table:table-cell office:value-type="float" office:value="102.21" calcext:value-type="float">
            <text:p>102.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2022-06-23T15:05:44Z</text:p>
          </table:table-cell>
          <table:table-cell office:value-type="string" calcext:value-type="string">
            <text:p>2022-06-23T16:07:27Z</text:p>
          </table:table-cell>
          <table:table-cell office:value-type="string" calcext:value-type="string">
            <text:p>2022-06-23T16:16:55Z</text:p>
          </table:table-cell>
          <table:table-cell office:value-type="string" calcext:value-type="string">
            <text:p>SUCCEEDED</text:p>
          </table:table-cell>
          <table:table-cell office:value-type="float" office:value="1901943" calcext:value-type="float">
            <text:p>1901943</text:p>
          </table:table-cell>
          <table:table-cell office:value-type="float" office:value="33330" calcext:value-type="float">
            <text:p>33330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u-ch427-n216-start-paper-22</text:p>
          </table:table-cell>
          <table:table-cell office:value-type="float" office:value="324.155" calcext:value-type="float">
            <text:p>324.155</text:p>
          </table:table-cell>
          <table:table-cell office:value-type="float" office:value="126.99" calcext:value-type="float">
            <text:p>126.9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2022-06-23T15:06:17Z</text:p>
          </table:table-cell>
          <table:table-cell office:value-type="string" calcext:value-type="string">
            <text:p>2022-06-23T16:09:38Z</text:p>
          </table:table-cell>
          <table:table-cell office:value-type="string" calcext:value-type="string">
            <text:p>2022-06-23T16:19:20Z</text:p>
          </table:table-cell>
          <table:table-cell office:value-type="string" calcext:value-type="string">
            <text:p>SUCCEEDED</text:p>
          </table:table-cell>
          <table:table-cell office:value-type="float" office:value="1901948" calcext:value-type="float">
            <text:p>1901948</text:p>
          </table:table-cell>
          <table:table-cell office:value-type="float" office:value="64394" calcext:value-type="float">
            <text:p>64394</text:p>
          </table:table-cell>
          <table:table-cell office:value-type="float" office:value="6.623" calcext:value-type="float">
            <text:p>6.623</text:p>
          </table:table-cell>
        </table:table-row>
        <table:table-row table:style-name="ro1">
          <table:table-cell office:value-type="string" calcext:value-type="string">
            <text:p>u-ch427-n216-start-paper-23</text:p>
          </table:table-cell>
          <table:table-cell office:value-type="float" office:value="310.288" calcext:value-type="float">
            <text:p>310.288</text:p>
          </table:table-cell>
          <table:table-cell office:value-type="float" office:value="107.42" calcext:value-type="float">
            <text:p>107.4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2022-06-24T13:04:44Z</text:p>
          </table:table-cell>
          <table:table-cell office:value-type="string" calcext:value-type="string">
            <text:p>2022-06-25T03:08:34Z</text:p>
          </table:table-cell>
          <table:table-cell office:value-type="string" calcext:value-type="string">
            <text:p>2022-06-25T03:18:06Z</text:p>
          </table:table-cell>
          <table:table-cell office:value-type="string" calcext:value-type="string">
            <text:p>SUCCEEDED</text:p>
          </table:table-cell>
          <table:table-cell office:value-type="float" office:value="1907903" calcext:value-type="float">
            <text:p>1907903</text:p>
          </table:table-cell>
          <table:table-cell office:value-type="float" office:value="211410" calcext:value-type="float">
            <text:p>211410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u-ch427-n216-start-paper-24</text:p>
          </table:table-cell>
          <table:table-cell office:value-type="float" office:value="328.412" calcext:value-type="float">
            <text:p>328.412</text:p>
          </table:table-cell>
          <table:table-cell office:value-type="float" office:value="119.12" calcext:value-type="float">
            <text:p>119.1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2022-06-24T13:05:12Z</text:p>
          </table:table-cell>
          <table:table-cell office:value-type="string" calcext:value-type="string">
            <text:p>2022-06-25T01:17:58Z</text:p>
          </table:table-cell>
          <table:table-cell office:value-type="string" calcext:value-type="string">
            <text:p>2022-06-25T01:27:24Z</text:p>
          </table:table-cell>
          <table:table-cell office:value-type="string" calcext:value-type="string">
            <text:p>SUCCEEDED</text:p>
          </table:table-cell>
          <table:table-cell office:value-type="float" office:value="1907912" calcext:value-type="float">
            <text:p>1907912</text:p>
          </table:table-cell>
          <table:table-cell office:value-type="float" office:value="209698" calcext:value-type="float">
            <text:p>209698</text:p>
          </table:table-cell>
          <table:table-cell office:value-type="float" office:value="6.321" calcext:value-type="float">
            <text:p>6.321</text:p>
          </table:table-cell>
        </table:table-row>
        <table:table-row table:style-name="ro1">
          <table:table-cell office:value-type="string" calcext:value-type="string">
            <text:p>u-ch427-n216-start-paper-25</text:p>
          </table:table-cell>
          <table:table-cell office:value-type="float" office:value="377.625" calcext:value-type="float">
            <text:p>377.625</text:p>
          </table:table-cell>
          <table:table-cell office:value-type="float" office:value="122.52" calcext:value-type="float">
            <text:p>122.5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2022-06-23T23:55:27Z</text:p>
          </table:table-cell>
          <table:table-cell office:value-type="string" calcext:value-type="string">
            <text:p>2022-06-24T00:35:15Z</text:p>
          </table:table-cell>
          <table:table-cell office:value-type="string" calcext:value-type="string">
            <text:p>2022-06-24T00:45:55Z</text:p>
          </table:table-cell>
          <table:table-cell office:value-type="string" calcext:value-type="string">
            <text:p>SUCCEEDED</text:p>
          </table:table-cell>
          <table:table-cell office:value-type="float" office:value="1905209" calcext:value-type="float">
            <text:p>1905209</text:p>
          </table:table-cell>
          <table:table-cell office:value-type="float" office:value="162435" calcext:value-type="float">
            <text:p>162435</text:p>
          </table:table-cell>
          <table:table-cell office:value-type="float" office:value="8.398" calcext:value-type="float">
            <text:p>8.398</text:p>
          </table:table-cell>
        </table:table-row>
        <table:table-row table:style-name="ro1">
          <table:table-cell office:value-type="string" calcext:value-type="string">
            <text:p>u-ch427-n216-start-paper-26</text:p>
          </table:table-cell>
          <table:table-cell office:value-type="float" office:value="407.449" calcext:value-type="float">
            <text:p>407.449</text:p>
          </table:table-cell>
          <table:table-cell office:value-type="float" office:value="184.11" calcext:value-type="float">
            <text:p>184.1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2022-06-23T23:54:36Z</text:p>
          </table:table-cell>
          <table:table-cell office:value-type="string" calcext:value-type="string">
            <text:p>2022-06-24T00:57:35Z</text:p>
          </table:table-cell>
          <table:table-cell office:value-type="string" calcext:value-type="string">
            <text:p>2022-06-24T01:08:54Z</text:p>
          </table:table-cell>
          <table:table-cell office:value-type="string" calcext:value-type="string">
            <text:p>SUCCEEDED</text:p>
          </table:table-cell>
          <table:table-cell office:value-type="float" office:value="1905208" calcext:value-type="float">
            <text:p>1905208</text:p>
          </table:table-cell>
          <table:table-cell office:value-type="float" office:value="44567" calcext:value-type="float">
            <text:p>44567</text:p>
          </table:table-cell>
          <table:table-cell office:value-type="float" office:value="8.784" calcext:value-type="float">
            <text:p>8.784</text:p>
          </table:table-cell>
        </table:table-row>
        <table:table-row table:style-name="ro1">
          <table:table-cell office:value-type="string" calcext:value-type="string">
            <text:p>u-ch427-n216-start-paper-27</text:p>
          </table:table-cell>
          <table:table-cell office:value-type="float" office:value="357.736" calcext:value-type="float">
            <text:p>357.736</text:p>
          </table:table-cell>
          <table:table-cell office:value-type="float" office:value="126.6" calcext:value-type="float">
            <text:p>126.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2022-06-23T23:54:05Z</text:p>
          </table:table-cell>
          <table:table-cell office:value-type="string" calcext:value-type="string">
            <text:p>2022-06-24T00:46:38Z</text:p>
          </table:table-cell>
          <table:table-cell office:value-type="string" calcext:value-type="string">
            <text:p>2022-06-24T00:57:28Z</text:p>
          </table:table-cell>
          <table:table-cell office:value-type="string" calcext:value-type="string">
            <text:p>SUCCEEDED</text:p>
          </table:table-cell>
          <table:table-cell office:value-type="float" office:value="1905206" calcext:value-type="float">
            <text:p>1905206</text:p>
          </table:table-cell>
          <table:table-cell office:value-type="float" office:value="244950" calcext:value-type="float">
            <text:p>244950</text:p>
          </table:table-cell>
          <table:table-cell office:value-type="float" office:value="9.594" calcext:value-type="float">
            <text:p>9.594</text:p>
          </table:table-cell>
        </table:table-row>
        <table:table-row table:style-name="ro1">
          <table:table-cell office:value-type="string" calcext:value-type="string">
            <text:p>u-ch427-n216-start-paper-28</text:p>
          </table:table-cell>
          <table:table-cell office:value-type="float" office:value="369.292" calcext:value-type="float">
            <text:p>369.292</text:p>
          </table:table-cell>
          <table:table-cell office:value-type="float" office:value="128.43" calcext:value-type="float">
            <text:p>128.4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2022-06-24T13:06:23Z</text:p>
          </table:table-cell>
          <table:table-cell office:value-type="string" calcext:value-type="string">
            <text:p>2022-06-25T01:01:08Z</text:p>
          </table:table-cell>
          <table:table-cell office:value-type="string" calcext:value-type="string">
            <text:p>2022-06-25T01:12:13Z</text:p>
          </table:table-cell>
          <table:table-cell office:value-type="string" calcext:value-type="string">
            <text:p>SUCCEEDED</text:p>
          </table:table-cell>
          <table:table-cell office:value-type="float" office:value="1907925" calcext:value-type="float">
            <text:p>1907925</text:p>
          </table:table-cell>
          <table:table-cell office:value-type="float" office:value="30654" calcext:value-type="float">
            <text:p>30654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string" calcext:value-type="string">
            <text:p>u-ch427-n216-start-paper-29</text:p>
          </table:table-cell>
          <table:table-cell office:value-type="float" office:value="373.064" calcext:value-type="float">
            <text:p>373.064</text:p>
          </table:table-cell>
          <table:table-cell office:value-type="float" office:value="123.44" calcext:value-type="float">
            <text:p>123.4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2022-06-24T13:06:37Z</text:p>
          </table:table-cell>
          <table:table-cell office:value-type="string" calcext:value-type="string">
            <text:p>2022-06-25T02:56:09Z</text:p>
          </table:table-cell>
          <table:table-cell office:value-type="string" calcext:value-type="string">
            <text:p>2022-06-25T03:07:43Z</text:p>
          </table:table-cell>
          <table:table-cell office:value-type="string" calcext:value-type="string">
            <text:p>SUCCEEDED</text:p>
          </table:table-cell>
          <table:table-cell office:value-type="float" office:value="1907927" calcext:value-type="float">
            <text:p>1907927</text:p>
          </table:table-cell>
          <table:table-cell office:value-type="float" office:value="206672" calcext:value-type="float">
            <text:p>206672</text:p>
          </table:table-cell>
          <table:table-cell office:value-type="float" office:value="8.387" calcext:value-type="float">
            <text:p>8.387</text:p>
          </table:table-cell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378.81" calcext:value-type="float">
            <text:p>378.81</text:p>
          </table:table-cell>
          <table:table-cell office:value-type="float" office:value="122.5" calcext:value-type="float">
            <text:p>122.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24T13:06:31Z</text:p>
          </table:table-cell>
          <table:table-cell office:value-type="string" calcext:value-type="string">
            <text:p>2022-06-25T02:42:56Z</text:p>
          </table:table-cell>
          <table:table-cell office:value-type="string" calcext:value-type="string">
            <text:p>2022-06-25T02:55:01Z</text:p>
          </table:table-cell>
          <table:table-cell office:value-type="string" calcext:value-type="string">
            <text:p>SUCCEEDED</text:p>
          </table:table-cell>
          <table:table-cell office:value-type="float" office:value="1907926" calcext:value-type="float">
            <text:p>1907926</text:p>
          </table:table-cell>
          <table:table-cell office:value-type="float" office:value="144718" calcext:value-type="float">
            <text:p>144718</text:p>
          </table:table-cell>
          <table:table-cell office:value-type="float" office:value="11.141" calcext:value-type="float">
            <text:p>11.14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864.219" calcext:value-type="float">
            <text:p>864.219</text:p>
          </table:table-cell>
          <table:table-cell office:value-type="float" office:value="185.11" calcext:value-type="float">
            <text:p>185.1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6-15T00:39:49Z</text:p>
          </table:table-cell>
          <table:table-cell office:value-type="string" calcext:value-type="string">
            <text:p>2022-06-15T07:08:04Z</text:p>
          </table:table-cell>
          <table:table-cell office:value-type="string" calcext:value-type="string">
            <text:p>2022-06-15T07:32:36Z</text:p>
          </table:table-cell>
          <table:table-cell office:value-type="string" calcext:value-type="string">
            <text:p>SUCCEEDED</text:p>
          </table:table-cell>
          <table:table-cell office:value-type="float" office:value="1822194" calcext:value-type="float">
            <text:p>1822194</text:p>
          </table:table-cell>
          <table:table-cell office:value-type="float" office:value="105470" calcext:value-type="float">
            <text:p>105470</text:p>
          </table:table-cell>
          <table:table-cell office:value-type="float" office:value="8.241" calcext:value-type="float">
            <text:p>8.241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128.189" calcext:value-type="float">
            <text:p>128.189</text:p>
          </table:table-cell>
          <table:table-cell office:value-type="float" office:value="40.09" calcext:value-type="float">
            <text:p>40.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5T16:32:12Z</text:p>
          </table:table-cell>
          <table:table-cell office:value-type="string" calcext:value-type="string">
            <text:p>2022-06-15T16:47:52Z</text:p>
          </table:table-cell>
          <table:table-cell office:value-type="string" calcext:value-type="string">
            <text:p>2022-06-15T16:50:16Z</text:p>
          </table:table-cell>
          <table:table-cell office:value-type="string" calcext:value-type="string">
            <text:p>SUCCEEDED</text:p>
          </table:table-cell>
          <table:table-cell office:value-type="float" office:value="1827203" calcext:value-type="float">
            <text:p>1827203</text:p>
          </table:table-cell>
          <table:table-cell office:value-type="float" office:value="86824" calcext:value-type="float">
            <text:p>86824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150.776" calcext:value-type="float">
            <text:p>150.776</text:p>
          </table:table-cell>
          <table:table-cell office:value-type="float" office:value="42.14" calcext:value-type="float">
            <text:p>4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2T16:31:37Z</text:p>
          </table:table-cell>
          <table:table-cell office:value-type="string" calcext:value-type="string">
            <text:p>2022-06-22T16:39:59Z</text:p>
          </table:table-cell>
          <table:table-cell office:value-type="string" calcext:value-type="string">
            <text:p>2022-06-22T16:43:00Z</text:p>
          </table:table-cell>
          <table:table-cell office:value-type="string" calcext:value-type="string">
            <text:p>SUCCEEDED</text:p>
          </table:table-cell>
          <table:table-cell office:value-type="float" office:value="1895444" calcext:value-type="float">
            <text:p>1895444</text:p>
          </table:table-cell>
          <table:table-cell office:value-type="float" office:value="57046" calcext:value-type="float">
            <text:p>57046</text:p>
          </table:table-cell>
          <table:table-cell office:value-type="float" office:value="1.421" calcext:value-type="float">
            <text:p>1.421</text:p>
          </table:table-cell>
        </table:table-row>
        <table:table-row table:style-name="ro1">
          <table:table-cell office:value-type="string" calcext:value-type="string">
            <text:p>u-ch427-n216-start-paper-x0-02</text:p>
          </table:table-cell>
          <table:table-cell office:value-type="float" office:value="157.824" calcext:value-type="float">
            <text:p>157.824</text:p>
          </table:table-cell>
          <table:table-cell office:value-type="float" office:value="46.18" calcext:value-type="float">
            <text:p>46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2T16:32:05Z</text:p>
          </table:table-cell>
          <table:table-cell office:value-type="string" calcext:value-type="string">
            <text:p>2022-06-22T16:43:55Z</text:p>
          </table:table-cell>
          <table:table-cell office:value-type="string" calcext:value-type="string">
            <text:p>2022-06-22T16:47:29Z</text:p>
          </table:table-cell>
          <table:table-cell office:value-type="string" calcext:value-type="string">
            <text:p>SUCCEEDED</text:p>
          </table:table-cell>
          <table:table-cell office:value-type="float" office:value="1895447" calcext:value-type="float">
            <text:p>1895447</text:p>
          </table:table-cell>
          <table:table-cell office:value-type="float" office:value="166211" calcext:value-type="float">
            <text:p>166211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u-ch427-n216-start-paper-x0-03</text:p>
          </table:table-cell>
          <table:table-cell office:value-type="float" office:value="177.232" calcext:value-type="float">
            <text:p>177.232</text:p>
          </table:table-cell>
          <table:table-cell office:value-type="float" office:value="53.04" calcext:value-type="float">
            <text:p>53.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22T16:32:39Z</text:p>
          </table:table-cell>
          <table:table-cell office:value-type="string" calcext:value-type="string">
            <text:p>2022-06-22T17:03:38Z</text:p>
          </table:table-cell>
          <table:table-cell office:value-type="string" calcext:value-type="string">
            <text:p>2022-06-22T17:07:31Z</text:p>
          </table:table-cell>
          <table:table-cell office:value-type="string" calcext:value-type="string">
            <text:p>SUCCEEDED</text:p>
          </table:table-cell>
          <table:table-cell office:value-type="float" office:value="1895452" calcext:value-type="float">
            <text:p>1895452</text:p>
          </table:table-cell>
          <table:table-cell office:value-type="float" office:value="4268" calcext:value-type="float">
            <text:p>4268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string" calcext:value-type="string">
            <text:p>u-ch427-n216-start-paper-x0-04</text:p>
          </table:table-cell>
          <table:table-cell office:value-type="float" office:value="171.006" calcext:value-type="float">
            <text:p>171.006</text:p>
          </table:table-cell>
          <table:table-cell office:value-type="float" office:value="54.88" calcext:value-type="float">
            <text:p>54.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22T16:33:09Z</text:p>
          </table:table-cell>
          <table:table-cell office:value-type="string" calcext:value-type="string">
            <text:p>2022-06-22T16:39:09Z</text:p>
          </table:table-cell>
          <table:table-cell office:value-type="string" calcext:value-type="string">
            <text:p>2022-06-22T16:43:09Z</text:p>
          </table:table-cell>
          <table:table-cell office:value-type="string" calcext:value-type="string">
            <text:p>SUCCEEDED</text:p>
          </table:table-cell>
          <table:table-cell office:value-type="float" office:value="1895453" calcext:value-type="float">
            <text:p>1895453</text:p>
          </table:table-cell>
          <table:table-cell office:value-type="float" office:value="99988" calcext:value-type="float">
            <text:p>99988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string" calcext:value-type="string">
            <text:p>u-ch427-n216-start-paper-x0-05</text:p>
          </table:table-cell>
          <table:table-cell office:value-type="float" office:value="167.412" calcext:value-type="float">
            <text:p>167.412</text:p>
          </table:table-cell>
          <table:table-cell office:value-type="float" office:value="54.68" calcext:value-type="float">
            <text:p>54.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22T22:33:40Z</text:p>
          </table:table-cell>
          <table:table-cell office:value-type="string" calcext:value-type="string">
            <text:p>2022-06-22T22:41:02Z</text:p>
          </table:table-cell>
          <table:table-cell office:value-type="string" calcext:value-type="string">
            <text:p>2022-06-22T22:45:12Z</text:p>
          </table:table-cell>
          <table:table-cell office:value-type="string" calcext:value-type="string">
            <text:p>SUCCEEDED</text:p>
          </table:table-cell>
          <table:table-cell office:value-type="float" office:value="1897335" calcext:value-type="float">
            <text:p>1897335</text:p>
          </table:table-cell>
          <table:table-cell office:value-type="float" office:value="104000" calcext:value-type="float">
            <text:p>104000</text:p>
          </table:table-cell>
          <table:table-cell office:value-type="float" office:value="1.186" calcext:value-type="float">
            <text:p>1.186</text:p>
          </table:table-cell>
        </table:table-row>
        <table:table-row table:style-name="ro1">
          <table:table-cell office:value-type="string" calcext:value-type="string">
            <text:p>u-ch427-n216-start-paper-x0-06</text:p>
          </table:table-cell>
          <table:table-cell office:value-type="float" office:value="172.526" calcext:value-type="float">
            <text:p>172.526</text:p>
          </table:table-cell>
          <table:table-cell office:value-type="float" office:value="58.23" calcext:value-type="float">
            <text:p>58.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22T22:34:18Z</text:p>
          </table:table-cell>
          <table:table-cell office:value-type="string" calcext:value-type="string">
            <text:p>2022-06-22T22:46:15Z</text:p>
          </table:table-cell>
          <table:table-cell office:value-type="string" calcext:value-type="string">
            <text:p>2022-06-22T22:50:31Z</text:p>
          </table:table-cell>
          <table:table-cell office:value-type="string" calcext:value-type="string">
            <text:p>SUCCEEDED</text:p>
          </table:table-cell>
          <table:table-cell office:value-type="float" office:value="1897352" calcext:value-type="float">
            <text:p>1897352</text:p>
          </table:table-cell>
          <table:table-cell office:value-type="float" office:value="147762" calcext:value-type="float">
            <text:p>147762</text:p>
          </table:table-cell>
          <table:table-cell office:value-type="float" office:value="1.206" calcext:value-type="float">
            <text:p>1.206</text:p>
          </table:table-cell>
        </table:table-row>
        <table:table-row table:style-name="ro1">
          <table:table-cell office:value-type="string" calcext:value-type="string">
            <text:p>u-ch427-n216-start-paper-x0-07</text:p>
          </table:table-cell>
          <table:table-cell office:value-type="float" office:value="188.908" calcext:value-type="float">
            <text:p>188.908</text:p>
          </table:table-cell>
          <table:table-cell office:value-type="float" office:value="71.76" calcext:value-type="float">
            <text:p>71.7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22T13:35:14Z</text:p>
          </table:table-cell>
          <table:table-cell office:value-type="string" calcext:value-type="string">
            <text:p>2022-06-22T14:32:44Z</text:p>
          </table:table-cell>
          <table:table-cell office:value-type="string" calcext:value-type="string">
            <text:p>2022-06-22T14:37:21Z</text:p>
          </table:table-cell>
          <table:table-cell office:value-type="string" calcext:value-type="string">
            <text:p>SUCCEEDED</text:p>
          </table:table-cell>
          <table:table-cell office:value-type="float" office:value="1894048" calcext:value-type="float">
            <text:p>1894048</text:p>
          </table:table-cell>
          <table:table-cell office:value-type="float" office:value="123945" calcext:value-type="float">
            <text:p>123945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 office:value-type="string" calcext:value-type="string">
            <text:p>u-ch427-n216-start-paper-x0-08</text:p>
          </table:table-cell>
          <table:table-cell office:value-type="float" office:value="198.226" calcext:value-type="float">
            <text:p>198.226</text:p>
          </table:table-cell>
          <table:table-cell office:value-type="float" office:value="63.08" calcext:value-type="float">
            <text:p>63.0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22T23:04:58Z</text:p>
          </table:table-cell>
          <table:table-cell office:value-type="string" calcext:value-type="string">
            <text:p>2022-06-22T23:05:16Z</text:p>
          </table:table-cell>
          <table:table-cell office:value-type="string" calcext:value-type="string">
            <text:p>2022-06-22T23:10:26Z</text:p>
          </table:table-cell>
          <table:table-cell office:value-type="string" calcext:value-type="string">
            <text:p>SUCCEEDED</text:p>
          </table:table-cell>
          <table:table-cell office:value-type="float" office:value="1897403" calcext:value-type="float">
            <text:p>1897403</text:p>
          </table:table-cell>
          <table:table-cell office:value-type="float" office:value="174133" calcext:value-type="float">
            <text:p>174133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string" calcext:value-type="string">
            <text:p>u-ch427-n216-start-paper-x0-09</text:p>
          </table:table-cell>
          <table:table-cell office:value-type="float" office:value="181.521" calcext:value-type="float">
            <text:p>181.521</text:p>
          </table:table-cell>
          <table:table-cell office:value-type="float" office:value="65.22" calcext:value-type="float">
            <text:p>65.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27T12:09:06Z</text:p>
          </table:table-cell>
          <table:table-cell office:value-type="string" calcext:value-type="string">
            <text:p>2022-06-28T00:41:27Z</text:p>
          </table:table-cell>
          <table:table-cell office:value-type="string" calcext:value-type="string">
            <text:p>2022-06-28T00:46:22Z</text:p>
          </table:table-cell>
          <table:table-cell office:value-type="string" calcext:value-type="string">
            <text:p>SUCCEEDED</text:p>
          </table:table-cell>
          <table:table-cell office:value-type="float" office:value="1922027" calcext:value-type="float">
            <text:p>1922027</text:p>
          </table:table-cell>
          <table:table-cell office:value-type="float" office:value="229223" calcext:value-type="float">
            <text:p>229223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200.648" calcext:value-type="float">
            <text:p>200.648</text:p>
          </table:table-cell>
          <table:table-cell office:value-type="float" office:value="68.08" calcext:value-type="float">
            <text:p>68.0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27T12:09:25Z</text:p>
          </table:table-cell>
          <table:table-cell office:value-type="string" calcext:value-type="string">
            <text:p>2022-06-28T01:10:21Z</text:p>
          </table:table-cell>
          <table:table-cell office:value-type="string" calcext:value-type="string">
            <text:p>2022-06-28T01:15:59Z</text:p>
          </table:table-cell>
          <table:table-cell office:value-type="string" calcext:value-type="string">
            <text:p>SUCCEEDED</text:p>
          </table:table-cell>
          <table:table-cell office:value-type="float" office:value="1922028" calcext:value-type="float">
            <text:p>1922028</text:p>
          </table:table-cell>
          <table:table-cell office:value-type="float" office:value="182962" calcext:value-type="float">
            <text:p>182962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string" calcext:value-type="string">
            <text:p>u-ch427-n216-start-paper-x0-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318.057" calcext:value-type="float">
            <text:p>318.057</text:p>
          </table:table-cell>
          <table:table-cell office:value-type="float" office:value="118.28" calcext:value-type="float">
            <text:p>118.2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22T13:20:49Z</text:p>
          </table:table-cell>
          <table:table-cell office:value-type="string" calcext:value-type="string">
            <text:p>2022-06-22T15:03:46Z</text:p>
          </table:table-cell>
          <table:table-cell office:value-type="string" calcext:value-type="string">
            <text:p>2022-06-22T15:13:00Z</text:p>
          </table:table-cell>
          <table:table-cell office:value-type="string" calcext:value-type="string">
            <text:p>SUCCEEDED</text:p>
          </table:table-cell>
          <table:table-cell office:value-type="float" office:value="1893954" calcext:value-type="float">
            <text:p>1893954</text:p>
          </table:table-cell>
          <table:table-cell office:value-type="float" office:value="254779" calcext:value-type="float">
            <text:p>254779</text:p>
          </table:table-cell>
          <table:table-cell office:value-type="float" office:value="2.454" calcext:value-type="float">
            <text:p>2.454</text:p>
          </table:table-cell>
        </table:table-row>
        <table:table-row table:style-name="ro1">
          <table:table-cell office:value-type="string" calcext:value-type="string">
            <text:p>u-ch427-n216-start-paper-x0-21</text:p>
          </table:table-cell>
          <table:table-cell office:value-type="float" office:value="298.315" calcext:value-type="float">
            <text:p>298.315</text:p>
          </table:table-cell>
          <table:table-cell office:value-type="float" office:value="102.52" calcext:value-type="float">
            <text:p>102.5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2022-06-22T16:51:40Z</text:p>
          </table:table-cell>
          <table:table-cell office:value-type="string" calcext:value-type="string">
            <text:p>2022-06-22T23:12:55Z</text:p>
          </table:table-cell>
          <table:table-cell office:value-type="string" calcext:value-type="string">
            <text:p>2022-06-22T23:22:07Z</text:p>
          </table:table-cell>
          <table:table-cell office:value-type="string" calcext:value-type="string">
            <text:p>SUCCEEDED</text:p>
          </table:table-cell>
          <table:table-cell office:value-type="float" office:value="1895539" calcext:value-type="float">
            <text:p>1895539</text:p>
          </table:table-cell>
          <table:table-cell office:value-type="float" office:value="155375" calcext:value-type="float">
            <text:p>155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-ch427-n216-start-paper-x0-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5</text:p>
          </table:table-cell>
          <table:table-cell office:value-type="float" office:value="335.496" calcext:value-type="float">
            <text:p>335.496</text:p>
          </table:table-cell>
          <table:table-cell office:value-type="float" office:value="110.12" calcext:value-type="float">
            <text:p>110.1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2022-06-22T16:56:46Z</text:p>
          </table:table-cell>
          <table:table-cell office:value-type="string" calcext:value-type="string">
            <text:p>2022-06-22T21:13:11Z</text:p>
          </table:table-cell>
          <table:table-cell office:value-type="string" calcext:value-type="string">
            <text:p>2022-06-22T21:23:57Z</text:p>
          </table:table-cell>
          <table:table-cell office:value-type="string" calcext:value-type="string">
            <text:p>SUCCEEDED</text:p>
          </table:table-cell>
          <table:table-cell office:value-type="float" office:value="1895561" calcext:value-type="float">
            <text:p>1895561</text:p>
          </table:table-cell>
          <table:table-cell office:value-type="float" office:value="152231" calcext:value-type="float">
            <text:p>152231</text:p>
          </table:table-cell>
          <table:table-cell office:value-type="float" office:value="9.841" calcext:value-type="float">
            <text:p>9.841</text:p>
          </table:table-cell>
        </table:table-row>
        <table:table-row table:style-name="ro1">
          <table:table-cell office:value-type="string" calcext:value-type="string">
            <text:p>u-ch427-n216-start-paper-x0-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x0-50</text:p>
          </table:table-cell>
          <table:table-cell office:value-type="float" office:value="866.504" calcext:value-type="float">
            <text:p>866.504</text:p>
          </table:table-cell>
          <table:table-cell office:value-type="float" office:value="186.36" calcext:value-type="float">
            <text:p>186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6-15T16:48:11Z</text:p>
          </table:table-cell>
          <table:table-cell office:value-type="string" calcext:value-type="string">
            <text:p>2022-06-16T03:19:29Z</text:p>
          </table:table-cell>
          <table:table-cell office:value-type="string" calcext:value-type="string">
            <text:p>2022-06-16T03:43:33Z</text:p>
          </table:table-cell>
          <table:table-cell office:value-type="string" calcext:value-type="string">
            <text:p>SUCCEEDED</text:p>
          </table:table-cell>
          <table:table-cell office:value-type="float" office:value="1827271" calcext:value-type="float">
            <text:p>1827271</text:p>
          </table:table-cell>
          <table:table-cell office:value-type="float" office:value="190169" calcext:value-type="float">
            <text:p>190169</text:p>
          </table:table-cell>
          <table:table-cell office:value-type="float" office:value="11.189" calcext:value-type="float">
            <text:p>11.189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u-ch427-n216-start-paper-ms-x0-prec-00</text:p>
          </table:table-cell>
          <table:table-cell office:value-type="float" office:value="128.37" calcext:value-type="float">
            <text:p>128.37</text:p>
          </table:table-cell>
          <table:table-cell office:value-type="float" office:value="40.56" calcext:value-type="float">
            <text:p>40.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5T05:33:49Z</text:p>
          </table:table-cell>
          <table:table-cell office:value-type="string" calcext:value-type="string">
            <text:p>2022-06-25T05:34:09Z</text:p>
          </table:table-cell>
          <table:table-cell office:value-type="string" calcext:value-type="string">
            <text:p>2022-06-25T05:36:31Z</text:p>
          </table:table-cell>
          <table:table-cell office:value-type="string" calcext:value-type="string">
            <text:p>SUCCEEDED</text:p>
          </table:table-cell>
          <table:table-cell office:value-type="float" office:value="1911203" calcext:value-type="float">
            <text:p>1911203</text:p>
          </table:table-cell>
          <table:table-cell office:value-type="float" office:value="20290" calcext:value-type="float">
            <text:p>2029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u-ch427-n216-start-paper-ms-x0-prec-01</text:p>
          </table:table-cell>
          <table:table-cell office:value-type="float" office:value="153.003" calcext:value-type="float">
            <text:p>153.003</text:p>
          </table:table-cell>
          <table:table-cell office:value-type="float" office:value="41.52" calcext:value-type="float">
            <text:p>41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5T05:33:59Z</text:p>
          </table:table-cell>
          <table:table-cell office:value-type="string" calcext:value-type="string">
            <text:p>2022-06-25T05:34:54Z</text:p>
          </table:table-cell>
          <table:table-cell office:value-type="string" calcext:value-type="string">
            <text:p>2022-06-25T05:37:57Z</text:p>
          </table:table-cell>
          <table:table-cell office:value-type="string" calcext:value-type="string">
            <text:p>SUCCEEDED</text:p>
          </table:table-cell>
          <table:table-cell office:value-type="float" office:value="1911204" calcext:value-type="float">
            <text:p>1911204</text:p>
          </table:table-cell>
          <table:table-cell office:value-type="float" office:value="24095" calcext:value-type="float">
            <text:p>24095</text:p>
          </table:table-cell>
          <table:table-cell office:value-type="float" office:value="1.174" calcext:value-type="float">
            <text:p>1.174</text:p>
          </table:table-cell>
        </table:table-row>
        <table:table-row table:style-name="ro1">
          <table:table-cell office:value-type="string" calcext:value-type="string">
            <text:p>u-ch427-n216-start-paper-ms-x0-prec-02</text:p>
          </table:table-cell>
          <table:table-cell office:value-type="float" office:value="172.621" calcext:value-type="float">
            <text:p>172.621</text:p>
          </table:table-cell>
          <table:table-cell office:value-type="float" office:value="55.09" calcext:value-type="float">
            <text:p>55.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2022-06-25T05:34:14Z</text:p>
          </table:table-cell>
          <table:table-cell office:value-type="string" calcext:value-type="string">
            <text:p>2022-06-25T05:34:54Z</text:p>
          </table:table-cell>
          <table:table-cell office:value-type="string" calcext:value-type="string">
            <text:p>2022-06-25T05:38:50Z</text:p>
          </table:table-cell>
          <table:table-cell office:value-type="string" calcext:value-type="string">
            <text:p>SUCCEEDED</text:p>
          </table:table-cell>
          <table:table-cell office:value-type="float" office:value="1911205" calcext:value-type="float">
            <text:p>1911205</text:p>
          </table:table-cell>
          <table:table-cell office:value-type="float" office:value="169304" calcext:value-type="float">
            <text:p>169304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string" calcext:value-type="string">
            <text:p>u-ch427-n216-start-paper-ms-x0-prec-03</text:p>
          </table:table-cell>
          <table:table-cell office:value-type="float" office:value="176.424" calcext:value-type="float">
            <text:p>176.424</text:p>
          </table:table-cell>
          <table:table-cell office:value-type="float" office:value="55.68" calcext:value-type="float">
            <text:p>55.6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022-06-25T05:34:28Z</text:p>
          </table:table-cell>
          <table:table-cell office:value-type="string" calcext:value-type="string">
            <text:p>2022-06-25T05:34:54Z</text:p>
          </table:table-cell>
          <table:table-cell office:value-type="string" calcext:value-type="string">
            <text:p>2022-06-25T05:38:58Z</text:p>
          </table:table-cell>
          <table:table-cell office:value-type="string" calcext:value-type="string">
            <text:p>SUCCEEDED</text:p>
          </table:table-cell>
          <table:table-cell office:value-type="float" office:value="1911206" calcext:value-type="float">
            <text:p>1911206</text:p>
          </table:table-cell>
          <table:table-cell office:value-type="float" office:value="87932" calcext:value-type="float">
            <text:p>87932</text:p>
          </table:table-cell>
          <table:table-cell office:value-type="float" office:value="2.366" calcext:value-type="float">
            <text:p>2.366</text:p>
          </table:table-cell>
        </table:table-row>
        <table:table-row table:style-name="ro1">
          <table:table-cell office:value-type="string" calcext:value-type="string">
            <text:p>u-ch427-n216-start-paper-ms-x0-prec-04</text:p>
          </table:table-cell>
          <table:table-cell office:value-type="float" office:value="190.683" calcext:value-type="float">
            <text:p>190.683</text:p>
          </table:table-cell>
          <table:table-cell office:value-type="float" office:value="55.54" calcext:value-type="float">
            <text:p>55.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2022-06-25T08:34:49Z</text:p>
          </table:table-cell>
          <table:table-cell office:value-type="string" calcext:value-type="string">
            <text:p>2022-06-25T08:51:00Z</text:p>
          </table:table-cell>
          <table:table-cell office:value-type="string" calcext:value-type="string">
            <text:p>2022-06-25T08:55:23Z</text:p>
          </table:table-cell>
          <table:table-cell office:value-type="string" calcext:value-type="string">
            <text:p>SUCCEEDED</text:p>
          </table:table-cell>
          <table:table-cell office:value-type="float" office:value="1911721" calcext:value-type="float">
            <text:p>1911721</text:p>
          </table:table-cell>
          <table:table-cell office:value-type="float" office:value="249940" calcext:value-type="float">
            <text:p>249940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string" calcext:value-type="string">
            <text:p>u-ch427-n216-start-paper-ms-x0-prec-05</text:p>
          </table:table-cell>
          <table:table-cell office:value-type="float" office:value="209.087" calcext:value-type="float">
            <text:p>209.087</text:p>
          </table:table-cell>
          <table:table-cell office:value-type="float" office:value="59.78" calcext:value-type="float">
            <text:p>59.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2022-06-25T08:35:03Z</text:p>
          </table:table-cell>
          <table:table-cell office:value-type="string" calcext:value-type="string">
            <text:p>2022-06-25T09:05:36Z</text:p>
          </table:table-cell>
          <table:table-cell office:value-type="string" calcext:value-type="string">
            <text:p>2022-06-25T09:10:42Z</text:p>
          </table:table-cell>
          <table:table-cell office:value-type="string" calcext:value-type="string">
            <text:p>SUCCEEDED</text:p>
          </table:table-cell>
          <table:table-cell office:value-type="float" office:value="1911722" calcext:value-type="float">
            <text:p>1911722</text:p>
          </table:table-cell>
          <table:table-cell office:value-type="float" office:value="141073" calcext:value-type="float">
            <text:p>141073</text:p>
          </table:table-cell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string" calcext:value-type="string">
            <text:p>u-ch427-n216-start-paper-ms-x0-prec-06</text:p>
          </table:table-cell>
          <table:table-cell office:value-type="float" office:value="217.576" calcext:value-type="float">
            <text:p>217.576</text:p>
          </table:table-cell>
          <table:table-cell office:value-type="float" office:value="62.46" calcext:value-type="float">
            <text:p>62.4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022-06-25T08:35:33Z</text:p>
          </table:table-cell>
          <table:table-cell office:value-type="string" calcext:value-type="string">
            <text:p>2022-06-25T08:41:49Z</text:p>
          </table:table-cell>
          <table:table-cell office:value-type="string" calcext:value-type="string">
            <text:p>2022-06-25T08:47:06Z</text:p>
          </table:table-cell>
          <table:table-cell office:value-type="string" calcext:value-type="string">
            <text:p>SUCCEEDED</text:p>
          </table:table-cell>
          <table:table-cell office:value-type="float" office:value="1911724" calcext:value-type="float">
            <text:p>1911724</text:p>
          </table:table-cell>
          <table:table-cell office:value-type="float" office:value="204150" calcext:value-type="float">
            <text:p>204150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 office:value-type="string" calcext:value-type="string">
            <text:p>u-ch427-n216-start-paper-ms-x0-prec-07</text:p>
          </table:table-cell>
          <table:table-cell office:value-type="float" office:value="240.503" calcext:value-type="float">
            <text:p>240.503</text:p>
          </table:table-cell>
          <table:table-cell office:value-type="float" office:value="75.07" calcext:value-type="float">
            <text:p>75.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022-06-25T02:36:22Z</text:p>
          </table:table-cell>
          <table:table-cell office:value-type="string" calcext:value-type="string">
            <text:p>2022-06-25T02:58:30Z</text:p>
          </table:table-cell>
          <table:table-cell office:value-type="string" calcext:value-type="string">
            <text:p>2022-06-25T03:04:32Z</text:p>
          </table:table-cell>
          <table:table-cell office:value-type="string" calcext:value-type="string">
            <text:p>SUCCEEDED</text:p>
          </table:table-cell>
          <table:table-cell office:value-type="float" office:value="1910714" calcext:value-type="float">
            <text:p>1910714</text:p>
          </table:table-cell>
          <table:table-cell office:value-type="float" office:value="29315" calcext:value-type="float">
            <text:p>29315</text:p>
          </table:table-cell>
          <table:table-cell office:value-type="float" office:value="3.902" calcext:value-type="float">
            <text:p>3.902</text:p>
          </table:table-cell>
        </table:table-row>
        <table:table-row table:style-name="ro1">
          <table:table-cell office:value-type="string" calcext:value-type="string">
            <text:p>u-ch427-n216-start-paper-ms-x0-prec-08</text:p>
          </table:table-cell>
          <table:table-cell office:value-type="float" office:value="245.734" calcext:value-type="float">
            <text:p>245.734</text:p>
          </table:table-cell>
          <table:table-cell office:value-type="float" office:value="70.31" calcext:value-type="float">
            <text:p>70.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022-06-26T04:48:51Z</text:p>
          </table:table-cell>
          <table:table-cell office:value-type="string" calcext:value-type="string">
            <text:p>2022-06-26T10:02:31Z</text:p>
          </table:table-cell>
          <table:table-cell office:value-type="string" calcext:value-type="string">
            <text:p>2022-06-26T10:08:44Z</text:p>
          </table:table-cell>
          <table:table-cell office:value-type="string" calcext:value-type="string">
            <text:p>SUCCEEDED</text:p>
          </table:table-cell>
          <table:table-cell office:value-type="float" office:value="1915150" calcext:value-type="float">
            <text:p>1915150</text:p>
          </table:table-cell>
          <table:table-cell office:value-type="float" office:value="235881" calcext:value-type="float">
            <text:p>235881</text:p>
          </table:table-cell>
          <table:table-cell office:value-type="float" office:value="5.725" calcext:value-type="float">
            <text:p>5.725</text:p>
          </table:table-cell>
        </table:table-row>
        <table:table-row table:style-name="ro1">
          <table:table-cell office:value-type="string" calcext:value-type="string">
            <text:p>u-ch427-n216-start-paper-ms-x0-prec-09</text:p>
          </table:table-cell>
          <table:table-cell office:value-type="float" office:value="260.664" calcext:value-type="float">
            <text:p>260.664</text:p>
          </table:table-cell>
          <table:table-cell office:value-type="float" office:value="75.73" calcext:value-type="float">
            <text:p>75.7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2022-06-25T05:37:53Z</text:p>
          </table:table-cell>
          <table:table-cell office:value-type="string" calcext:value-type="string">
            <text:p>2022-06-25T05:38:37Z</text:p>
          </table:table-cell>
          <table:table-cell office:value-type="string" calcext:value-type="string">
            <text:p>2022-06-25T05:45:05Z</text:p>
          </table:table-cell>
          <table:table-cell office:value-type="string" calcext:value-type="string">
            <text:p>SUCCEEDED</text:p>
          </table:table-cell>
          <table:table-cell office:value-type="float" office:value="1911282" calcext:value-type="float">
            <text:p>1911282</text:p>
          </table:table-cell>
          <table:table-cell office:value-type="float" office:value="76508" calcext:value-type="float">
            <text:p>76508</text:p>
          </table:table-cell>
          <table:table-cell office:value-type="float" office:value="5.329" calcext:value-type="float">
            <text:p>5.329</text:p>
          </table:table-cell>
        </table:table-row>
        <table:table-row table:style-name="ro1">
          <table:table-cell office:value-type="string" calcext:value-type="string">
            <text:p>u-ch427-n216-start-paper-ms-x0-prec-10</text:p>
          </table:table-cell>
          <table:table-cell office:value-type="float" office:value="279.987" calcext:value-type="float">
            <text:p>279.987</text:p>
          </table:table-cell>
          <table:table-cell office:value-type="float" office:value="78.82" calcext:value-type="float">
            <text:p>78.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2022-06-24T22:27:47Z</text:p>
          </table:table-cell>
          <table:table-cell office:value-type="string" calcext:value-type="string">
            <text:p>2022-06-24T22:48:11Z</text:p>
          </table:table-cell>
          <table:table-cell office:value-type="string" calcext:value-type="string">
            <text:p>2022-06-24T22:55:03Z</text:p>
          </table:table-cell>
          <table:table-cell office:value-type="string" calcext:value-type="string">
            <text:p>SUCCEEDED</text:p>
          </table:table-cell>
          <table:table-cell office:value-type="float" office:value="1909891" calcext:value-type="float">
            <text:p>1909891</text:p>
          </table:table-cell>
          <table:table-cell office:value-type="float" office:value="244779" calcext:value-type="float">
            <text:p>244779</text:p>
          </table:table-cell>
          <table:table-cell office:value-type="float" office:value="6.305" calcext:value-type="float">
            <text:p>6.305</text:p>
          </table:table-cell>
        </table:table-row>
        <table:table-row table:style-name="ro1">
          <table:table-cell office:value-type="string" calcext:value-type="string">
            <text:p>u-ch427-n216-start-paper-ms-x0-prec-20</text:p>
          </table:table-cell>
          <table:table-cell office:value-type="float" office:value="447.506" calcext:value-type="float">
            <text:p>447.506</text:p>
          </table:table-cell>
          <table:table-cell office:value-type="float" office:value="105.58" calcext:value-type="float">
            <text:p>105.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2022-06-25T05:38:34Z</text:p>
          </table:table-cell>
          <table:table-cell office:value-type="string" calcext:value-type="string">
            <text:p>2022-06-25T05:45:39Z</text:p>
          </table:table-cell>
          <table:table-cell office:value-type="string" calcext:value-type="string">
            <text:p>2022-06-25T05:57:20Z</text:p>
          </table:table-cell>
          <table:table-cell office:value-type="string" calcext:value-type="string">
            <text:p>SUCCEEDED</text:p>
          </table:table-cell>
          <table:table-cell office:value-type="float" office:value="1911284" calcext:value-type="float">
            <text:p>1911284</text:p>
          </table:table-cell>
          <table:table-cell office:value-type="float" office:value="146087" calcext:value-type="float">
            <text:p>146087</text:p>
          </table:table-cell>
          <table:table-cell office:value-type="float" office:value="19.568" calcext:value-type="float">
            <text:p>19.568</text:p>
          </table:table-cell>
        </table:table-row>
        <table:table-row table:style-name="ro1">
          <table:table-cell office:value-type="string" calcext:value-type="string">
            <text:p>u-ch427-n216-start-paper-ms-x0-prec-30</text:p>
          </table:table-cell>
          <table:table-cell office:value-type="float" office:value="642.116" calcext:value-type="float">
            <text:p>642.116</text:p>
          </table:table-cell>
          <table:table-cell office:value-type="float" office:value="121.58" calcext:value-type="float">
            <text:p>121.5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2022-06-25T05:39:13Z</text:p>
          </table:table-cell>
          <table:table-cell office:value-type="string" calcext:value-type="string">
            <text:p>2022-06-25T06:11:54Z</text:p>
          </table:table-cell>
          <table:table-cell office:value-type="string" calcext:value-type="string">
            <text:p>2022-06-25T06:29:11Z</text:p>
          </table:table-cell>
          <table:table-cell office:value-type="string" calcext:value-type="string">
            <text:p>SUCCEEDED</text:p>
          </table:table-cell>
          <table:table-cell office:value-type="float" office:value="1911286" calcext:value-type="float">
            <text:p>1911286</text:p>
          </table:table-cell>
          <table:table-cell office:value-type="float" office:value="236216" calcext:value-type="float">
            <text:p>236216</text:p>
          </table:table-cell>
          <table:table-cell office:value-type="float" office:value="17.737" calcext:value-type="float">
            <text:p>17.737</text:p>
          </table:table-cell>
        </table:table-row>
        <table:table-row table:style-name="ro1">
          <table:table-cell office:value-type="string" calcext:value-type="string">
            <text:p>u-ch427-n216-start-paper-ms-x0-prec-40</text:p>
          </table:table-cell>
          <table:table-cell office:value-type="float" office:value="1103.117" calcext:value-type="float">
            <text:p>1103.117</text:p>
          </table:table-cell>
          <table:table-cell office:value-type="float" office:value="139.6" calcext:value-type="float">
            <text:p>139.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2022-06-26T04:49:00Z</text:p>
          </table:table-cell>
          <table:table-cell office:value-type="string" calcext:value-type="string">
            <text:p>2022-06-27T06:43:56Z</text:p>
          </table:table-cell>
          <table:table-cell office:value-type="string" calcext:value-type="string">
            <text:p>2022-06-27T07:10:38Z</text:p>
          </table:table-cell>
          <table:table-cell office:value-type="string" calcext:value-type="string">
            <text:p>SUCCEEDED</text:p>
          </table:table-cell>
          <table:table-cell office:value-type="float" office:value="1915151" calcext:value-type="float">
            <text:p>1915151</text:p>
          </table:table-cell>
          <table:table-cell office:value-type="float" office:value="99167" calcext:value-type="float">
            <text:p>99167</text:p>
          </table:table-cell>
          <table:table-cell office:value-type="float" office:value="37.017" calcext:value-type="float">
            <text:p>37.017</text:p>
          </table:table-cell>
        </table:table-row>
        <table:table-row table:style-name="ro1">
          <table:table-cell office:value-type="string" calcext:value-type="string">
            <text:p>u-ch427-n216-start-paper-ms-x0-prec-50</text:p>
          </table:table-cell>
          <table:table-cell office:value-type="float" office:value="1571.158" calcext:value-type="float">
            <text:p>1571.158</text:p>
          </table:table-cell>
          <table:table-cell office:value-type="float" office:value="171.18" calcext:value-type="float">
            <text:p>171.1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2022-07-01T11:42:38Z</text:p>
          </table:table-cell>
          <table:table-cell office:value-type="string" calcext:value-type="string">
            <text:p>2022-07-01T11:43:05Z</text:p>
          </table:table-cell>
          <table:table-cell office:value-type="string" calcext:value-type="string">
            <text:p>2022-07-01T12:19:22Z</text:p>
          </table:table-cell>
          <table:table-cell office:value-type="string" calcext:value-type="string">
            <text:p>SUCCEEDED</text:p>
          </table:table-cell>
          <table:table-cell office:value-type="float" office:value="1943129" calcext:value-type="float">
            <text:p>1943129</text:p>
          </table:table-cell>
          <table:table-cell office:value-type="float" office:value="19735" calcext:value-type="float">
            <text:p>19735</text:p>
          </table:table-cell>
          <table:table-cell office:value-type="float" office:value="42.585" calcext:value-type="float">
            <text:p>42.585</text:p>
          </table:table-cell>
        </table:table-row>
        <table:table-row table:style-name="ro1">
          <table:table-cell office:value-type="string" calcext:value-type="string">
            <text:p>u-ch427-n216-start-paper-ms-x0-prec-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216-start-paper-ms-x0-prec-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2022-06-24T22:42:47Z</text:p>
          </table:table-cell>
          <table:table-cell table:number-columns-repeated="3"/>
          <table:table-cell office:value-type="float" office:value="1909936" calcext:value-type="float">
            <text:p>1909936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216-start-paper</text:p>
          </table:table-cell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/>
          <table:table-cell>
            <draw:frame table:end-cell-address="N216.L112" table:end-x="0.198cm" table:end-y="0.421cm" draw:z-index="1" draw:style-name="gr1" draw:text-style-name="P1" svg:width="15.993cm" svg:height="8.994cm" svg:x="0.01cm" svg:y="0.007cm">
              <draw:object draw:notify-on-update-of-ranges="N216.B94:N216.B125 N216.C93:N216.C93 N216.C94:N216.C12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7.404" calcext:value-type="float">
            <text:p>127.4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0.074" calcext:value-type="float">
            <text:p>170.0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0.493" calcext:value-type="float">
            <text:p>180.4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9.258" calcext:value-type="float">
            <text:p>179.2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6.097" calcext:value-type="float">
            <text:p>176.0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2.669" calcext:value-type="float">
            <text:p>172.6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7.888" calcext:value-type="float">
            <text:p>187.8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3.668" calcext:value-type="float">
            <text:p>183.6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3.346" calcext:value-type="float">
            <text:p>183.3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0.339" calcext:value-type="float">
            <text:p>180.3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1.793" calcext:value-type="float">
            <text:p>191.7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6.748" calcext:value-type="float">
            <text:p>196.7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9.896" calcext:value-type="float">
            <text:p>199.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9.437" calcext:value-type="float">
            <text:p>199.4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14.416" calcext:value-type="float">
            <text:p>214.4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21.639" calcext:value-type="float">
            <text:p>221.6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31.499" calcext:value-type="float">
            <text:p>231.4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5.774" calcext:value-type="float">
            <text:p>255.7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76.618" calcext:value-type="float">
            <text:p>276.6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78.53" calcext:value-type="float">
            <text:p>278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9.298" calcext:value-type="float">
            <text:p>289.2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23.235" calcext:value-type="float">
            <text:p>323.2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24.155" calcext:value-type="float">
            <text:p>324.1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10.288" calcext:value-type="float">
            <text:p>310.2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28.412" calcext:value-type="float">
            <text:p>328.4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77.625" calcext:value-type="float">
            <text:p>377.6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07.449" calcext:value-type="float">
            <text:p>407.4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7.736" calcext:value-type="float">
            <text:p>357.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69.292" calcext:value-type="float">
            <text:p>369.2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73.064" calcext:value-type="float">
            <text:p>373.0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78.81" calcext:value-type="float">
            <text:p>378.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64.219" calcext:value-type="float">
            <text:p>864.21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x0</text:p>
          </table:table-cell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/>
          <table:table-cell>
            <draw:frame table:end-cell-address="N216.L146" table:end-x="0.198cm" table:end-y="0.421cm" draw:z-index="0" draw:style-name="gr1" draw:text-style-name="P1" svg:width="15.993cm" svg:height="8.994cm" svg:x="0.01cm" svg:y="0.007cm">
              <draw:object draw:notify-on-update-of-ranges="N216.B128:N216.B159 N216.C127:N216.C127 N216.C128:N216.C15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8.189" calcext:value-type="float">
            <text:p>128.1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.776" calcext:value-type="float">
            <text:p>150.7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7.824" calcext:value-type="float">
            <text:p>157.8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7.232" calcext:value-type="float">
            <text:p>177.2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1.006" calcext:value-type="float">
            <text:p>171.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7.412" calcext:value-type="float">
            <text:p>167.4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2.526" calcext:value-type="float">
            <text:p>172.5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8.908" calcext:value-type="float">
            <text:p>188.9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8.226" calcext:value-type="float">
            <text:p>198.226</text:p>
          </table:table-cell>
          <table:table-cell table:number-columns-repeated="12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18.057" calcext:value-type="float">
            <text:p>318.0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98.315" calcext:value-type="float">
            <text:p>298.315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35.496" calcext:value-type="float">
            <text:p>335.496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66.504" calcext:value-type="float">
            <text:p>866.50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ms-x0-prec</text:p>
          </table:table-cell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/>
          <table:table-cell>
            <draw:frame table:end-cell-address="N216.L180" table:end-x="0.198cm" table:end-y="0.421cm" draw:z-index="2" draw:style-name="gr1" draw:text-style-name="P1" svg:width="15.993cm" svg:height="8.993cm" svg:x="0.01cm" svg:y="0.008cm">
              <draw:object draw:notify-on-update-of-ranges="N216.B162:N216.B178 N216.C161:N216.C161 N216.C162:N216.C17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8.37" calcext:value-type="float">
            <text:p>128.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3.003" calcext:value-type="float">
            <text:p>153.0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2.621" calcext:value-type="float">
            <text:p>172.6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6.424" calcext:value-type="float">
            <text:p>176.4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.683" calcext:value-type="float">
            <text:p>190.6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9.087" calcext:value-type="float">
            <text:p>209.0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7.576" calcext:value-type="float">
            <text:p>217.5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0.503" calcext:value-type="float">
            <text:p>240.5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5.734" calcext:value-type="float">
            <text:p>245.7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60.664" calcext:value-type="float">
            <text:p>260.6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9.987" calcext:value-type="float">
            <text:p>279.9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47.506" calcext:value-type="float">
            <text:p>447.5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42.116" calcext:value-type="float">
            <text:p>642.1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03.117" calcext:value-type="float">
            <text:p>1103.117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3"/>
        </table:table-row>
      </table:table>
      <table:table table:name="N512" table:style-name="ta1"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4690.243" calcext:value-type="float">
            <text:p>4690.243</text:p>
          </table:table-cell>
          <table:table-cell office:value-type="float" office:value="91.42" calcext:value-type="float">
            <text:p>91.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4T14:14:46Z</text:p>
          </table:table-cell>
          <table:table-cell office:value-type="string" calcext:value-type="string">
            <text:p>2022-06-14T14:15:09Z</text:p>
          </table:table-cell>
          <table:table-cell office:value-type="string" calcext:value-type="string">
            <text:p>2022-06-14T15:33:41Z</text:p>
          </table:table-cell>
          <table:table-cell office:value-type="string" calcext:value-type="string">
            <text:p>SUCCEEDED</text:p>
          </table:table-cell>
          <table:table-cell office:value-type="float" office:value="1819620" calcext:value-type="float">
            <text:p>1819620</text:p>
          </table:table-cell>
          <table:table-cell office:value-type="float" office:value="120611" calcext:value-type="float">
            <text:p>120611</text:p>
          </table:table-cell>
          <table:table-cell office:value-type="float" office:value="32.236" calcext:value-type="float">
            <text:p>32.236</text:p>
          </table:table-cell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5433.672" calcext:value-type="float">
            <text:p>5433.672</text:p>
          </table:table-cell>
          <table:table-cell office:value-type="float" office:value="105.66" calcext:value-type="float">
            <text:p>105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2T00:33:18Z</text:p>
          </table:table-cell>
          <table:table-cell office:value-type="string" calcext:value-type="string">
            <text:p>2022-06-22T00:54:10Z</text:p>
          </table:table-cell>
          <table:table-cell office:value-type="string" calcext:value-type="string">
            <text:p>2022-06-22T02:25:29Z</text:p>
          </table:table-cell>
          <table:table-cell office:value-type="string" calcext:value-type="string">
            <text:p>SUCCEEDED</text:p>
          </table:table-cell>
          <table:table-cell office:value-type="float" office:value="1890934" calcext:value-type="float">
            <text:p>1890934</text:p>
          </table:table-cell>
          <table:table-cell office:value-type="float" office:value="110306" calcext:value-type="float">
            <text:p>110306</text:p>
          </table:table-cell>
          <table:table-cell office:value-type="float" office:value="37.143" calcext:value-type="float">
            <text:p>37.143</text:p>
          </table:table-cell>
        </table:table-row>
        <table:table-row table:style-name="ro1">
          <table:table-cell office:value-type="string" calcext:value-type="string">
            <text:p>u-ch427-n512-start-paper-02</text:p>
          </table:table-cell>
          <table:table-cell office:value-type="float" office:value="5451.687" calcext:value-type="float">
            <text:p>5451.687</text:p>
          </table:table-cell>
          <table:table-cell office:value-type="float" office:value="118.62" calcext:value-type="float">
            <text:p>118.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2T00:33:37Z</text:p>
          </table:table-cell>
          <table:table-cell office:value-type="string" calcext:value-type="string">
            <text:p>2022-06-22T01:22:51Z</text:p>
          </table:table-cell>
          <table:table-cell office:value-type="string" calcext:value-type="string">
            <text:p>2022-06-22T02:54:34Z</text:p>
          </table:table-cell>
          <table:table-cell office:value-type="string" calcext:value-type="string">
            <text:p>SUCCEEDED</text:p>
          </table:table-cell>
          <table:table-cell office:value-type="float" office:value="1890941" calcext:value-type="float">
            <text:p>1890941</text:p>
          </table:table-cell>
          <table:table-cell office:value-type="float" office:value="84415" calcext:value-type="float">
            <text:p>84415</text:p>
          </table:table-cell>
          <table:table-cell office:value-type="float" office:value="47.437" calcext:value-type="float">
            <text:p>47.437</text:p>
          </table:table-cell>
        </table:table-row>
        <table:table-row table:style-name="ro1">
          <table:table-cell office:value-type="string" calcext:value-type="string">
            <text:p>u-ch427-n512-start-paper-03</text:p>
          </table:table-cell>
          <table:table-cell office:value-type="float" office:value="5398.747" calcext:value-type="float">
            <text:p>5398.747</text:p>
          </table:table-cell>
          <table:table-cell office:value-type="float" office:value="127.5" calcext:value-type="float">
            <text:p>127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22T00:34:02Z</text:p>
          </table:table-cell>
          <table:table-cell office:value-type="string" calcext:value-type="string">
            <text:p>2022-06-22T01:14:13Z</text:p>
          </table:table-cell>
          <table:table-cell office:value-type="string" calcext:value-type="string">
            <text:p>2022-06-22T02:45:08Z</text:p>
          </table:table-cell>
          <table:table-cell office:value-type="string" calcext:value-type="string">
            <text:p>SUCCEEDED</text:p>
          </table:table-cell>
          <table:table-cell office:value-type="float" office:value="1890947" calcext:value-type="float">
            <text:p>1890947</text:p>
          </table:table-cell>
          <table:table-cell office:value-type="float" office:value="202951" calcext:value-type="float">
            <text:p>202951</text:p>
          </table:table-cell>
          <table:table-cell office:value-type="float" office:value="43.418" calcext:value-type="float">
            <text:p>43.418</text:p>
          </table:table-cell>
        </table:table-row>
        <table:table-row table:style-name="ro1">
          <table:table-cell office:value-type="string" calcext:value-type="string">
            <text:p>u-ch427-n512-start-paper-04</text:p>
          </table:table-cell>
          <table:table-cell office:value-type="float" office:value="5467.031" calcext:value-type="float">
            <text:p>5467.031</text:p>
          </table:table-cell>
          <table:table-cell office:value-type="float" office:value="140.22" calcext:value-type="float">
            <text:p>140.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22T00:34:20Z</text:p>
          </table:table-cell>
          <table:table-cell office:value-type="string" calcext:value-type="string">
            <text:p>2022-06-22T07:15:17Z</text:p>
          </table:table-cell>
          <table:table-cell office:value-type="string" calcext:value-type="string">
            <text:p>2022-06-22T08:47:43Z</text:p>
          </table:table-cell>
          <table:table-cell office:value-type="string" calcext:value-type="string">
            <text:p>SUCCEEDED</text:p>
          </table:table-cell>
          <table:table-cell office:value-type="float" office:value="1890950" calcext:value-type="float">
            <text:p>1890950</text:p>
          </table:table-cell>
          <table:table-cell office:value-type="float" office:value="85902" calcext:value-type="float">
            <text:p>85902</text:p>
          </table:table-cell>
          <table:table-cell office:value-type="float" office:value="36.872" calcext:value-type="float">
            <text:p>36.872</text:p>
          </table:table-cell>
        </table:table-row>
        <table:table-row table:style-name="ro1">
          <table:table-cell office:value-type="string" calcext:value-type="string">
            <text:p>u-ch427-n512-start-paper-05</text:p>
          </table:table-cell>
          <table:table-cell office:value-type="float" office:value="5694.591" calcext:value-type="float">
            <text:p>5694.591</text:p>
          </table:table-cell>
          <table:table-cell office:value-type="float" office:value="155.88" calcext:value-type="float">
            <text:p>155.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22T00:34:46Z</text:p>
          </table:table-cell>
          <table:table-cell office:value-type="string" calcext:value-type="string">
            <text:p>2022-06-22T09:22:33Z</text:p>
          </table:table-cell>
          <table:table-cell office:value-type="string" calcext:value-type="string">
            <text:p>2022-06-22T10:58:52Z</text:p>
          </table:table-cell>
          <table:table-cell office:value-type="string" calcext:value-type="string">
            <text:p>SUCCEEDED</text:p>
          </table:table-cell>
          <table:table-cell office:value-type="float" office:value="1890956" calcext:value-type="float">
            <text:p>1890956</text:p>
          </table:table-cell>
          <table:table-cell office:value-type="float" office:value="230604" calcext:value-type="float">
            <text:p>230604</text:p>
          </table:table-cell>
          <table:table-cell office:value-type="float" office:value="38.51" calcext:value-type="float">
            <text:p>38.51</text:p>
          </table:table-cell>
        </table:table-row>
        <table:table-row table:style-name="ro1">
          <table:table-cell office:value-type="string" calcext:value-type="string">
            <text:p>u-ch427-n512-start-paper-06</text:p>
          </table:table-cell>
          <table:table-cell office:value-type="float" office:value="5704.494" calcext:value-type="float">
            <text:p>5704.494</text:p>
          </table:table-cell>
          <table:table-cell office:value-type="float" office:value="158.26" calcext:value-type="float">
            <text:p>158.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22T00:35:10Z</text:p>
          </table:table-cell>
          <table:table-cell office:value-type="string" calcext:value-type="string">
            <text:p>2022-06-22T01:48:13Z</text:p>
          </table:table-cell>
          <table:table-cell office:value-type="string" calcext:value-type="string">
            <text:p>2022-06-22T03:25:04Z</text:p>
          </table:table-cell>
          <table:table-cell office:value-type="string" calcext:value-type="string">
            <text:p>SUCCEEDED</text:p>
          </table:table-cell>
          <table:table-cell office:value-type="float" office:value="1890963" calcext:value-type="float">
            <text:p>1890963</text:p>
          </table:table-cell>
          <table:table-cell office:value-type="float" office:value="44430" calcext:value-type="float">
            <text:p>44430</text:p>
          </table:table-cell>
          <table:table-cell office:value-type="float" office:value="38.298" calcext:value-type="float">
            <text:p>38.298</text:p>
          </table:table-cell>
        </table:table-row>
        <table:table-row table:style-name="ro1">
          <table:table-cell office:value-type="string" calcext:value-type="string">
            <text:p>u-ch427-n512-start-paper-07</text:p>
          </table:table-cell>
          <table:table-cell office:value-type="float" office:value="5746.163" calcext:value-type="float">
            <text:p>5746.163</text:p>
          </table:table-cell>
          <table:table-cell office:value-type="float" office:value="167.63" calcext:value-type="float">
            <text:p>167.6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23T01:42:59Z</text:p>
          </table:table-cell>
          <table:table-cell office:value-type="string" calcext:value-type="string">
            <text:p>2022-06-23T04:35:12Z</text:p>
          </table:table-cell>
          <table:table-cell office:value-type="string" calcext:value-type="string">
            <text:p>2022-06-23T06:12:50Z</text:p>
          </table:table-cell>
          <table:table-cell office:value-type="string" calcext:value-type="string">
            <text:p>SUCCEEDED</text:p>
          </table:table-cell>
          <table:table-cell office:value-type="float" office:value="1897840" calcext:value-type="float">
            <text:p>1897840</text:p>
          </table:table-cell>
          <table:table-cell office:value-type="float" office:value="113003" calcext:value-type="float">
            <text:p>113003</text:p>
          </table:table-cell>
          <table:table-cell office:value-type="float" office:value="52.598" calcext:value-type="float">
            <text:p>52.598</text:p>
          </table:table-cell>
        </table:table-row>
        <table:table-row table:style-name="ro1">
          <table:table-cell office:value-type="string" calcext:value-type="string">
            <text:p>u-ch427-n512-start-paper-08</text:p>
          </table:table-cell>
          <table:table-cell office:value-type="float" office:value="5595.767" calcext:value-type="float">
            <text:p>5595.767</text:p>
          </table:table-cell>
          <table:table-cell office:value-type="float" office:value="180.63" calcext:value-type="float">
            <text:p>180.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22T00:36:27Z</text:p>
          </table:table-cell>
          <table:table-cell office:value-type="string" calcext:value-type="string">
            <text:p>2022-06-22T01:56:49Z</text:p>
          </table:table-cell>
          <table:table-cell office:value-type="string" calcext:value-type="string">
            <text:p>2022-06-22T03:32:20Z</text:p>
          </table:table-cell>
          <table:table-cell office:value-type="string" calcext:value-type="string">
            <text:p>SUCCEEDED</text:p>
          </table:table-cell>
          <table:table-cell office:value-type="float" office:value="1890979" calcext:value-type="float">
            <text:p>1890979</text:p>
          </table:table-cell>
          <table:table-cell office:value-type="float" office:value="117230" calcext:value-type="float">
            <text:p>117230</text:p>
          </table:table-cell>
          <table:table-cell office:value-type="float" office:value="43.565" calcext:value-type="float">
            <text:p>43.565</text:p>
          </table:table-cell>
        </table:table-row>
        <table:table-row table:style-name="ro1">
          <table:table-cell office:value-type="string" calcext:value-type="string">
            <text:p>u-ch427-n512-start-paper-09</text:p>
          </table:table-cell>
          <table:table-cell office:value-type="float" office:value="5720.803" calcext:value-type="float">
            <text:p>5720.803</text:p>
          </table:table-cell>
          <table:table-cell office:value-type="float" office:value="196.28" calcext:value-type="float">
            <text:p>196.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22T00:37:02Z</text:p>
          </table:table-cell>
          <table:table-cell office:value-type="string" calcext:value-type="string">
            <text:p>2022-06-22T16:03:41Z</text:p>
          </table:table-cell>
          <table:table-cell office:value-type="string" calcext:value-type="string">
            <text:p>2022-06-22T17:41:42Z</text:p>
          </table:table-cell>
          <table:table-cell office:value-type="string" calcext:value-type="string">
            <text:p>SUCCEEDED</text:p>
          </table:table-cell>
          <table:table-cell office:value-type="float" office:value="1890982" calcext:value-type="float">
            <text:p>1890982</text:p>
          </table:table-cell>
          <table:table-cell office:value-type="float" office:value="100329" calcext:value-type="float">
            <text:p>100329</text:p>
          </table:table-cell>
          <table:table-cell office:value-type="float" office:value="65.544" calcext:value-type="float">
            <text:p>65.544</text:p>
          </table:table-cell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5733.107" calcext:value-type="float">
            <text:p>5733.107</text:p>
          </table:table-cell>
          <table:table-cell office:value-type="float" office:value="202.83" calcext:value-type="float">
            <text:p>202.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22T00:37:41Z</text:p>
          </table:table-cell>
          <table:table-cell office:value-type="string" calcext:value-type="string">
            <text:p>2022-06-22T02:07:25Z</text:p>
          </table:table-cell>
          <table:table-cell office:value-type="string" calcext:value-type="string">
            <text:p>2022-06-22T03:45:39Z</text:p>
          </table:table-cell>
          <table:table-cell office:value-type="string" calcext:value-type="string">
            <text:p>SUCCEEDED</text:p>
          </table:table-cell>
          <table:table-cell office:value-type="float" office:value="1890990" calcext:value-type="float">
            <text:p>1890990</text:p>
          </table:table-cell>
          <table:table-cell office:value-type="float" office:value="153894" calcext:value-type="float">
            <text:p>153894</text:p>
          </table:table-cell>
          <table:table-cell office:value-type="float" office:value="44.84" calcext:value-type="float">
            <text:p>44.84</text:p>
          </table:table-cell>
        </table:table-row>
        <table:table-row table:style-name="ro1">
          <table:table-cell office:value-type="string" calcext:value-type="string">
            <text:p>u-ch427-n512-start-paper-11</text:p>
          </table:table-cell>
          <table:table-cell office:value-type="float" office:value="5722.088" calcext:value-type="float">
            <text:p>5722.088</text:p>
          </table:table-cell>
          <table:table-cell office:value-type="float" office:value="219.05" calcext:value-type="float">
            <text:p>219.0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22-06-22T00:37:54Z</text:p>
          </table:table-cell>
          <table:table-cell office:value-type="string" calcext:value-type="string">
            <text:p>2022-06-22T13:35:37Z</text:p>
          </table:table-cell>
          <table:table-cell office:value-type="string" calcext:value-type="string">
            <text:p>2022-06-22T15:13:48Z</text:p>
          </table:table-cell>
          <table:table-cell office:value-type="string" calcext:value-type="string">
            <text:p>SUCCEEDED</text:p>
          </table:table-cell>
          <table:table-cell office:value-type="float" office:value="1890992" calcext:value-type="float">
            <text:p>1890992</text:p>
          </table:table-cell>
          <table:table-cell office:value-type="float" office:value="125706" calcext:value-type="float">
            <text:p>125706</text:p>
          </table:table-cell>
          <table:table-cell office:value-type="float" office:value="41.312" calcext:value-type="float">
            <text:p>41.312</text:p>
          </table:table-cell>
        </table:table-row>
        <table:table-row table:style-name="ro1">
          <table:table-cell office:value-type="string" calcext:value-type="string">
            <text:p>u-ch427-n512-start-paper-12</text:p>
          </table:table-cell>
          <table:table-cell office:value-type="float" office:value="5756.058" calcext:value-type="float">
            <text:p>5756.058</text:p>
          </table:table-cell>
          <table:table-cell office:value-type="float" office:value="231.48" calcext:value-type="float">
            <text:p>231.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2022-06-22T00:38:07Z</text:p>
          </table:table-cell>
          <table:table-cell office:value-type="string" calcext:value-type="string">
            <text:p>2022-06-22T11:55:24Z</text:p>
          </table:table-cell>
          <table:table-cell office:value-type="string" calcext:value-type="string">
            <text:p>2022-06-22T13:34:34Z</text:p>
          </table:table-cell>
          <table:table-cell office:value-type="string" calcext:value-type="string">
            <text:p>SUCCEEDED</text:p>
          </table:table-cell>
          <table:table-cell office:value-type="float" office:value="1890994" calcext:value-type="float">
            <text:p>1890994</text:p>
          </table:table-cell>
          <table:table-cell office:value-type="float" office:value="54074" calcext:value-type="float">
            <text:p>54074</text:p>
          </table:table-cell>
          <table:table-cell office:value-type="float" office:value="74.445" calcext:value-type="float">
            <text:p>74.445</text:p>
          </table:table-cell>
        </table:table-row>
        <table:table-row table:style-name="ro1">
          <table:table-cell office:value-type="string" calcext:value-type="string">
            <text:p>u-ch427-n512-start-paper-13</text:p>
          </table:table-cell>
          <table:table-cell office:value-type="float" office:value="5859.4" calcext:value-type="float">
            <text:p>5859.4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2022-06-22T00:38:34Z</text:p>
          </table:table-cell>
          <table:table-cell office:value-type="string" calcext:value-type="string">
            <text:p>2022-06-22T13:20:25Z</text:p>
          </table:table-cell>
          <table:table-cell office:value-type="string" calcext:value-type="string">
            <text:p>2022-06-22T15:01:42Z</text:p>
          </table:table-cell>
          <table:table-cell office:value-type="string" calcext:value-type="string">
            <text:p>SUCCEEDED</text:p>
          </table:table-cell>
          <table:table-cell office:value-type="float" office:value="1890996" calcext:value-type="float">
            <text:p>1890996</text:p>
          </table:table-cell>
          <table:table-cell office:value-type="float" office:value="178886" calcext:value-type="float">
            <text:p>178886</text:p>
          </table:table-cell>
          <table:table-cell office:value-type="float" office:value="85.298" calcext:value-type="float">
            <text:p>85.298</text:p>
          </table:table-cell>
        </table:table-row>
        <table:table-row table:style-name="ro1">
          <table:table-cell office:value-type="string" calcext:value-type="string">
            <text:p>u-ch427-n512-start-paper-14</text:p>
          </table:table-cell>
          <table:table-cell office:value-type="float" office:value="5943.774" calcext:value-type="float">
            <text:p>5943.774</text:p>
          </table:table-cell>
          <table:table-cell office:value-type="float" office:value="267.57" calcext:value-type="float">
            <text:p>267.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2022-06-22T00:38:57Z</text:p>
          </table:table-cell>
          <table:table-cell office:value-type="string" calcext:value-type="string">
            <text:p>2022-06-22T11:30:53Z</text:p>
          </table:table-cell>
          <table:table-cell office:value-type="string" calcext:value-type="string">
            <text:p>2022-06-22T13:13:39Z</text:p>
          </table:table-cell>
          <table:table-cell office:value-type="string" calcext:value-type="string">
            <text:p>SUCCEEDED</text:p>
          </table:table-cell>
          <table:table-cell office:value-type="float" office:value="1890997" calcext:value-type="float">
            <text:p>1890997</text:p>
          </table:table-cell>
          <table:table-cell office:value-type="float" office:value="104389" calcext:value-type="float">
            <text:p>104389</text:p>
          </table:table-cell>
          <table:table-cell office:value-type="float" office:value="90.598" calcext:value-type="float">
            <text:p>90.598</text:p>
          </table:table-cell>
        </table:table-row>
        <table:table-row table:style-name="ro1">
          <table:table-cell office:value-type="string" calcext:value-type="string">
            <text:p>u-ch427-n512-start-paper-15</text:p>
          </table:table-cell>
          <table:table-cell office:value-type="float" office:value="6077.746" calcext:value-type="float">
            <text:p>6077.746</text:p>
          </table:table-cell>
          <table:table-cell office:value-type="float" office:value="395.32" calcext:value-type="float">
            <text:p>395.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2022-06-23T01:42:06Z</text:p>
          </table:table-cell>
          <table:table-cell office:value-type="string" calcext:value-type="string">
            <text:p>2022-06-23T02:51:57Z</text:p>
          </table:table-cell>
          <table:table-cell office:value-type="string" calcext:value-type="string">
            <text:p>2022-06-23T04:36:44Z</text:p>
          </table:table-cell>
          <table:table-cell office:value-type="string" calcext:value-type="string">
            <text:p>SUCCEEDED</text:p>
          </table:table-cell>
          <table:table-cell office:value-type="float" office:value="1897837" calcext:value-type="float">
            <text:p>1897837</text:p>
          </table:table-cell>
          <table:table-cell office:value-type="float" office:value="6813" calcext:value-type="float">
            <text:p>6813</text:p>
          </table:table-cell>
          <table:table-cell office:value-type="float" office:value="67.529" calcext:value-type="float">
            <text:p>67.529</text:p>
          </table:table-cell>
        </table:table-row>
        <table:table-row table:style-name="ro1">
          <table:table-cell office:value-type="string" calcext:value-type="string">
            <text:p>u-ch427-n512-start-paper-16</text:p>
          </table:table-cell>
          <table:table-cell office:value-type="float" office:value="5805.2" calcext:value-type="float">
            <text:p>5805.2</text:p>
          </table:table-cell>
          <table:table-cell office:value-type="float" office:value="273.18" calcext:value-type="float">
            <text:p>273.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string" calcext:value-type="string">
            <text:p>2022-06-22T00:39:57Z</text:p>
          </table:table-cell>
          <table:table-cell office:value-type="string" calcext:value-type="string">
            <text:p>2022-06-22T08:48:04Z</text:p>
          </table:table-cell>
          <table:table-cell office:value-type="string" calcext:value-type="string">
            <text:p>2022-06-22T10:29:02Z</text:p>
          </table:table-cell>
          <table:table-cell office:value-type="string" calcext:value-type="string">
            <text:p>SUCCEEDED</text:p>
          </table:table-cell>
          <table:table-cell office:value-type="float" office:value="1891001" calcext:value-type="float">
            <text:p>1891001</text:p>
          </table:table-cell>
          <table:table-cell office:value-type="float" office:value="62637" calcext:value-type="float">
            <text:p>62637</text:p>
          </table:table-cell>
          <table:table-cell office:value-type="float" office:value="72.03" calcext:value-type="float">
            <text:p>72.03</text:p>
          </table:table-cell>
        </table:table-row>
        <table:table-row table:style-name="ro1">
          <table:table-cell office:value-type="string" calcext:value-type="string">
            <text:p>u-ch427-n512-start-paper-17</text:p>
          </table:table-cell>
          <table:table-cell office:value-type="float" office:value="5954.024" calcext:value-type="float">
            <text:p>5954.024</text:p>
          </table:table-cell>
          <table:table-cell office:value-type="float" office:value="412.87" calcext:value-type="float">
            <text:p>412.8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2022-06-22T04:51:48Z</text:p>
          </table:table-cell>
          <table:table-cell office:value-type="string" calcext:value-type="string">
            <text:p>2022-06-23T02:50:39Z</text:p>
          </table:table-cell>
          <table:table-cell office:value-type="string" calcext:value-type="string">
            <text:p>2022-06-23T04:34:35Z</text:p>
          </table:table-cell>
          <table:table-cell office:value-type="string" calcext:value-type="string">
            <text:p>SUCCEEDED</text:p>
          </table:table-cell>
          <table:table-cell office:value-type="float" office:value="1891372" calcext:value-type="float">
            <text:p>1891372</text:p>
          </table:table-cell>
          <table:table-cell office:value-type="float" office:value="39092" calcext:value-type="float">
            <text:p>39092</text:p>
          </table:table-cell>
          <table:table-cell office:value-type="float" office:value="50.127" calcext:value-type="float">
            <text:p>50.127</text:p>
          </table:table-cell>
        </table:table-row>
        <table:table-row table:style-name="ro1">
          <table:table-cell office:value-type="string" calcext:value-type="string">
            <text:p>u-ch427-n512-start-paper-18</text:p>
          </table:table-cell>
          <table:table-cell office:value-type="float" office:value="5865.519" calcext:value-type="float">
            <text:p>5865.519</text:p>
          </table:table-cell>
          <table:table-cell office:value-type="float" office:value="287.71" calcext:value-type="float">
            <text:p>287.7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2022-06-22T04:52:23Z</text:p>
          </table:table-cell>
          <table:table-cell office:value-type="string" calcext:value-type="string">
            <text:p>2022-06-23T01:07:18Z</text:p>
          </table:table-cell>
          <table:table-cell office:value-type="string" calcext:value-type="string">
            <text:p>2022-06-23T02:50:06Z</text:p>
          </table:table-cell>
          <table:table-cell office:value-type="string" calcext:value-type="string">
            <text:p>SUCCEEDED</text:p>
          </table:table-cell>
          <table:table-cell office:value-type="float" office:value="1891374" calcext:value-type="float">
            <text:p>1891374</text:p>
          </table:table-cell>
          <table:table-cell office:value-type="float" office:value="167129" calcext:value-type="float">
            <text:p>167129</text:p>
          </table:table-cell>
          <table:table-cell office:value-type="float" office:value="41.285" calcext:value-type="float">
            <text:p>41.285</text:p>
          </table:table-cell>
        </table:table-row>
        <table:table-row table:style-name="ro1">
          <table:table-cell office:value-type="string" calcext:value-type="string">
            <text:p>u-ch427-n512-start-paper-19</text:p>
          </table:table-cell>
          <table:table-cell office:value-type="float" office:value="5900.263" calcext:value-type="float">
            <text:p>5900.263</text:p>
          </table:table-cell>
          <table:table-cell office:value-type="float" office:value="301.65" calcext:value-type="float">
            <text:p>301.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string" calcext:value-type="string">
            <text:p>2022-06-22T04:52:53Z</text:p>
          </table:table-cell>
          <table:table-cell office:value-type="string" calcext:value-type="string">
            <text:p>2022-06-22T23:22:57Z</text:p>
          </table:table-cell>
          <table:table-cell office:value-type="string" calcext:value-type="string">
            <text:p>2022-06-23T01:06:36Z</text:p>
          </table:table-cell>
          <table:table-cell office:value-type="string" calcext:value-type="string">
            <text:p>SUCCEEDED</text:p>
          </table:table-cell>
          <table:table-cell office:value-type="float" office:value="1891375" calcext:value-type="float">
            <text:p>1891375</text:p>
          </table:table-cell>
          <table:table-cell office:value-type="float" office:value="93144" calcext:value-type="float">
            <text:p>93144</text:p>
          </table:table-cell>
          <table:table-cell office:value-type="float" office:value="41.77" calcext:value-type="float">
            <text:p>41.77</text:p>
          </table:table-cell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5874.903" calcext:value-type="float">
            <text:p>5874.903</text:p>
          </table:table-cell>
          <table:table-cell office:value-type="float" office:value="305.32" calcext:value-type="float">
            <text:p>305.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22T07:53:44Z</text:p>
          </table:table-cell>
          <table:table-cell office:value-type="string" calcext:value-type="string">
            <text:p>2022-06-23T04:37:39Z</text:p>
          </table:table-cell>
          <table:table-cell office:value-type="string" calcext:value-type="string">
            <text:p>2022-06-23T06:21:35Z</text:p>
          </table:table-cell>
          <table:table-cell office:value-type="string" calcext:value-type="string">
            <text:p>SUCCEEDED</text:p>
          </table:table-cell>
          <table:table-cell office:value-type="float" office:value="1891967" calcext:value-type="float">
            <text:p>1891967</text:p>
          </table:table-cell>
          <table:table-cell office:value-type="float" office:value="184735" calcext:value-type="float">
            <text:p>184735</text:p>
          </table:table-cell>
          <table:table-cell office:value-type="float" office:value="41.785" calcext:value-type="float">
            <text:p>41.785</text:p>
          </table:table-cell>
        </table:table-row>
        <table:table-row table:style-name="ro1">
          <table:table-cell office:value-type="string" calcext:value-type="string">
            <text:p>u-ch427-n512-start-paper-21</text:p>
          </table:table-cell>
          <table:table-cell office:value-type="float" office:value="5981.747" calcext:value-type="float">
            <text:p>5981.747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string" calcext:value-type="string">
            <text:p>2022-06-22T07:54:10Z</text:p>
          </table:table-cell>
          <table:table-cell office:value-type="string" calcext:value-type="string">
            <text:p>2022-06-23T06:21:55Z</text:p>
          </table:table-cell>
          <table:table-cell office:value-type="string" calcext:value-type="string">
            <text:p>2022-06-23T08:07:51Z</text:p>
          </table:table-cell>
          <table:table-cell office:value-type="string" calcext:value-type="string">
            <text:p>SUCCEEDED</text:p>
          </table:table-cell>
          <table:table-cell office:value-type="float" office:value="1891970" calcext:value-type="float">
            <text:p>1891970</text:p>
          </table:table-cell>
          <table:table-cell office:value-type="float" office:value="223492" calcext:value-type="float">
            <text:p>223492</text:p>
          </table:table-cell>
          <table:table-cell office:value-type="float" office:value="64.602" calcext:value-type="float">
            <text:p>64.602</text:p>
          </table:table-cell>
        </table:table-row>
        <table:table-row table:style-name="ro1">
          <table:table-cell office:value-type="string" calcext:value-type="string">
            <text:p>u-ch427-n512-start-paper-22</text:p>
          </table:table-cell>
          <table:table-cell office:value-type="float" office:value="5941.439" calcext:value-type="float">
            <text:p>5941.439</text:p>
          </table:table-cell>
          <table:table-cell office:value-type="float" office:value="307.32" calcext:value-type="float">
            <text:p>307.3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2022-06-22T10:54:37Z</text:p>
          </table:table-cell>
          <table:table-cell office:value-type="string" calcext:value-type="string">
            <text:p>2022-06-23T11:58:15Z</text:p>
          </table:table-cell>
          <table:table-cell office:value-type="string" calcext:value-type="string">
            <text:p>2022-06-23T13:43:40Z</text:p>
          </table:table-cell>
          <table:table-cell office:value-type="string" calcext:value-type="string">
            <text:p>SUCCEEDED</text:p>
          </table:table-cell>
          <table:table-cell office:value-type="float" office:value="1892993" calcext:value-type="float">
            <text:p>1892993</text:p>
          </table:table-cell>
          <table:table-cell office:value-type="float" office:value="103218" calcext:value-type="float">
            <text:p>103218</text:p>
          </table:table-cell>
          <table:table-cell office:value-type="float" office:value="42.157" calcext:value-type="float">
            <text:p>42.157</text:p>
          </table:table-cell>
        </table:table-row>
        <table:table-row table:style-name="ro1">
          <table:table-cell office:value-type="string" calcext:value-type="string">
            <text:p>u-ch427-n512-start-paper-23</text:p>
          </table:table-cell>
          <table:table-cell office:value-type="float" office:value="5863.304" calcext:value-type="float">
            <text:p>5863.304</text:p>
          </table:table-cell>
          <table:table-cell office:value-type="float" office:value="320.99" calcext:value-type="float">
            <text:p>320.9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2022-06-22T10:55:06Z</text:p>
          </table:table-cell>
          <table:table-cell office:value-type="string" calcext:value-type="string">
            <text:p>2022-06-23T09:59:16Z</text:p>
          </table:table-cell>
          <table:table-cell office:value-type="string" calcext:value-type="string">
            <text:p>2022-06-23T11:43:57Z</text:p>
          </table:table-cell>
          <table:table-cell office:value-type="string" calcext:value-type="string">
            <text:p>SUCCEEDED</text:p>
          </table:table-cell>
          <table:table-cell office:value-type="float" office:value="1892998" calcext:value-type="float">
            <text:p>1892998</text:p>
          </table:table-cell>
          <table:table-cell office:value-type="float" office:value="114175" calcext:value-type="float">
            <text:p>114175</text:p>
          </table:table-cell>
          <table:table-cell office:value-type="float" office:value="44.91" calcext:value-type="float">
            <text:p>44.91</text:p>
          </table:table-cell>
        </table:table-row>
        <table:table-row table:style-name="ro1">
          <table:table-cell office:value-type="string" calcext:value-type="string">
            <text:p>u-ch427-n512-start-paper-24</text:p>
          </table:table-cell>
          <table:table-cell office:value-type="float" office:value="5959.901" calcext:value-type="float">
            <text:p>5959.901</text:p>
          </table:table-cell>
          <table:table-cell office:value-type="float" office:value="327.16" calcext:value-type="float">
            <text:p>327.1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2022-06-23T23:59:00Z</text:p>
          </table:table-cell>
          <table:table-cell office:value-type="string" calcext:value-type="string">
            <text:p>2022-06-25T19:46:21Z</text:p>
          </table:table-cell>
          <table:table-cell office:value-type="string" calcext:value-type="string">
            <text:p>2022-06-25T21:32:11Z</text:p>
          </table:table-cell>
          <table:table-cell office:value-type="string" calcext:value-type="string">
            <text:p>SUCCEEDED</text:p>
          </table:table-cell>
          <table:table-cell office:value-type="float" office:value="1905215" calcext:value-type="float">
            <text:p>1905215</text:p>
          </table:table-cell>
          <table:table-cell office:value-type="float" office:value="162001" calcext:value-type="float">
            <text:p>162001</text:p>
          </table:table-cell>
          <table:table-cell office:value-type="float" office:value="52.964" calcext:value-type="float">
            <text:p>52.964</text:p>
          </table:table-cell>
        </table:table-row>
        <table:table-row table:style-name="ro1">
          <table:table-cell office:value-type="string" calcext:value-type="string">
            <text:p>u-ch427-n512-start-paper-25</text:p>
          </table:table-cell>
          <table:table-cell office:value-type="float" office:value="5966.023" calcext:value-type="float">
            <text:p>5966.023</text:p>
          </table:table-cell>
          <table:table-cell office:value-type="float" office:value="350.88" calcext:value-type="float">
            <text:p>350.8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2022-06-24T13:06:46Z</text:p>
          </table:table-cell>
          <table:table-cell office:value-type="string" calcext:value-type="string">
            <text:p>2022-06-25T23:00:50Z</text:p>
          </table:table-cell>
          <table:table-cell office:value-type="string" calcext:value-type="string">
            <text:p>2022-06-26T00:47:04Z</text:p>
          </table:table-cell>
          <table:table-cell office:value-type="string" calcext:value-type="string">
            <text:p>SUCCEEDED</text:p>
          </table:table-cell>
          <table:table-cell office:value-type="float" office:value="1907930" calcext:value-type="float">
            <text:p>1907930</text:p>
          </table:table-cell>
          <table:table-cell office:value-type="float" office:value="258452" calcext:value-type="float">
            <text:p>258452</text:p>
          </table:table-cell>
          <table:table-cell office:value-type="float" office:value="55.072" calcext:value-type="float">
            <text:p>55.072</text:p>
          </table:table-cell>
        </table:table-row>
        <table:table-row table:style-name="ro1">
          <table:table-cell office:value-type="string" calcext:value-type="string">
            <text:p>u-ch427-n512-start-paper-26</text:p>
          </table:table-cell>
          <table:table-cell office:value-type="float" office:value="6089.615" calcext:value-type="float">
            <text:p>6089.615</text:p>
          </table:table-cell>
          <table:table-cell office:value-type="float" office:value="370.69" calcext:value-type="float">
            <text:p>370.6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022-06-24T13:06:54Z</text:p>
          </table:table-cell>
          <table:table-cell office:value-type="string" calcext:value-type="string">
            <text:p>2022-07-01T04:19:36Z</text:p>
          </table:table-cell>
          <table:table-cell office:value-type="string" calcext:value-type="string">
            <text:p>2022-07-01T06:08:11Z</text:p>
          </table:table-cell>
          <table:table-cell office:value-type="string" calcext:value-type="string">
            <text:p>SUCCEEDED</text:p>
          </table:table-cell>
          <table:table-cell office:value-type="float" office:value="1907931" calcext:value-type="float">
            <text:p>1907931</text:p>
          </table:table-cell>
          <table:table-cell office:value-type="float" office:value="12193" calcext:value-type="float">
            <text:p>12193</text:p>
          </table:table-cell>
          <table:table-cell office:value-type="float" office:value="70.447" calcext:value-type="float">
            <text:p>70.447</text:p>
          </table:table-cell>
        </table:table-row>
        <table:table-row table:style-name="ro1">
          <table:table-cell office:value-type="string" calcext:value-type="string">
            <text:p>u-ch427-n512-start-paper-27</text:p>
          </table:table-cell>
          <table:table-cell office:value-type="float" office:value="6055.008" calcext:value-type="float">
            <text:p>6055.008</text:p>
          </table:table-cell>
          <table:table-cell office:value-type="float" office:value="350.92" calcext:value-type="float">
            <text:p>350.9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022-06-22T18:46:45Z</text:p>
          </table:table-cell>
          <table:table-cell office:value-type="string" calcext:value-type="string">
            <text:p>2022-06-23T13:44:14Z</text:p>
          </table:table-cell>
          <table:table-cell office:value-type="string" calcext:value-type="string">
            <text:p>2022-06-23T15:32:51Z</text:p>
          </table:table-cell>
          <table:table-cell office:value-type="string" calcext:value-type="string">
            <text:p>SUCCEEDED</text:p>
          </table:table-cell>
          <table:table-cell office:value-type="float" office:value="1896191" calcext:value-type="float">
            <text:p>1896191</text:p>
          </table:table-cell>
          <table:table-cell office:value-type="float" office:value="65562" calcext:value-type="float">
            <text:p>65562</text:p>
          </table:table-cell>
          <table:table-cell office:value-type="float" office:value="57.868" calcext:value-type="float">
            <text:p>57.868</text:p>
          </table:table-cell>
        </table:table-row>
        <table:table-row table:style-name="ro1">
          <table:table-cell office:value-type="string" calcext:value-type="string">
            <text:p>u-ch427-n512-start-paper-28</text:p>
          </table:table-cell>
          <table:table-cell office:value-type="float" office:value="6115.463" calcext:value-type="float">
            <text:p>6115.463</text:p>
          </table:table-cell>
          <table:table-cell office:value-type="float" office:value="377.98" calcext:value-type="float">
            <text:p>377.9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2022-06-23T23:58:06Z</text:p>
          </table:table-cell>
          <table:table-cell office:value-type="string" calcext:value-type="string">
            <text:p>2022-06-29T05:51:53Z</text:p>
          </table:table-cell>
          <table:table-cell office:value-type="string" calcext:value-type="string">
            <text:p>2022-06-29T07:41:05Z</text:p>
          </table:table-cell>
          <table:table-cell office:value-type="string" calcext:value-type="string">
            <text:p>SUCCEEDED</text:p>
          </table:table-cell>
          <table:table-cell office:value-type="float" office:value="1905214" calcext:value-type="float">
            <text:p>1905214</text:p>
          </table:table-cell>
          <table:table-cell office:value-type="float" office:value="77188" calcext:value-type="float">
            <text:p>77188</text:p>
          </table:table-cell>
          <table:table-cell office:value-type="float" office:value="42.655" calcext:value-type="float">
            <text:p>42.655</text:p>
          </table:table-cell>
        </table:table-row>
        <table:table-row table:style-name="ro1">
          <table:table-cell office:value-type="string" calcext:value-type="string">
            <text:p>u-ch427-n512-start-paper-29</text:p>
          </table:table-cell>
          <table:table-cell office:value-type="float" office:value="6031.446" calcext:value-type="float">
            <text:p>6031.446</text:p>
          </table:table-cell>
          <table:table-cell office:value-type="float" office:value="362.72" calcext:value-type="float">
            <text:p>362.7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2022-06-22T23:13:38Z</text:p>
          </table:table-cell>
          <table:table-cell office:value-type="string" calcext:value-type="string">
            <text:p>2022-06-26T04:26:18Z</text:p>
          </table:table-cell>
          <table:table-cell office:value-type="string" calcext:value-type="string">
            <text:p>2022-06-26T06:14:21Z</text:p>
          </table:table-cell>
          <table:table-cell office:value-type="string" calcext:value-type="string">
            <text:p>SUCCEEDED</text:p>
          </table:table-cell>
          <table:table-cell office:value-type="float" office:value="1897450" calcext:value-type="float">
            <text:p>1897450</text:p>
          </table:table-cell>
          <table:table-cell office:value-type="float" office:value="116293" calcext:value-type="float">
            <text:p>116293</text:p>
          </table:table-cell>
          <table:table-cell office:value-type="float" office:value="43.638" calcext:value-type="float">
            <text:p>43.638</text:p>
          </table:table-cell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6035.883" calcext:value-type="float">
            <text:p>6035.883</text:p>
          </table:table-cell>
          <table:table-cell office:value-type="float" office:value="379.77" calcext:value-type="float">
            <text:p>379.7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22T10:59:07Z</text:p>
          </table:table-cell>
          <table:table-cell office:value-type="string" calcext:value-type="string">
            <text:p>2022-06-23T08:08:41Z</text:p>
          </table:table-cell>
          <table:table-cell office:value-type="string" calcext:value-type="string">
            <text:p>2022-06-23T09:57:27Z</text:p>
          </table:table-cell>
          <table:table-cell office:value-type="string" calcext:value-type="string">
            <text:p>SUCCEEDED</text:p>
          </table:table-cell>
          <table:table-cell office:value-type="float" office:value="1893024" calcext:value-type="float">
            <text:p>1893024</text:p>
          </table:table-cell>
          <table:table-cell office:value-type="float" office:value="38196" calcext:value-type="float">
            <text:p>38196</text:p>
          </table:table-cell>
          <table:table-cell office:value-type="float" office:value="41.518" calcext:value-type="float">
            <text:p>41.51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4922.026" calcext:value-type="float">
            <text:p>4922.026</text:p>
          </table:table-cell>
          <table:table-cell office:value-type="float" office:value="91.85" calcext:value-type="float">
            <text:p>91.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5T14:39:39Z</text:p>
          </table:table-cell>
          <table:table-cell office:value-type="string" calcext:value-type="string">
            <text:p>2022-06-15T14:46:03Z</text:p>
          </table:table-cell>
          <table:table-cell office:value-type="string" calcext:value-type="string">
            <text:p>2022-06-15T16:08:25Z</text:p>
          </table:table-cell>
          <table:table-cell office:value-type="string" calcext:value-type="string">
            <text:p>SUCCEEDED</text:p>
          </table:table-cell>
          <table:table-cell office:value-type="float" office:value="1826303" calcext:value-type="float">
            <text:p>1826303</text:p>
          </table:table-cell>
          <table:table-cell office:value-type="float" office:value="49742" calcext:value-type="float">
            <text:p>49742</text:p>
          </table:table-cell>
          <table:table-cell office:value-type="float" office:value="34.04" calcext:value-type="float">
            <text:p>34.04</text:p>
          </table:table-cell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5559.363" calcext:value-type="float">
            <text:p>5559.363</text:p>
          </table:table-cell>
          <table:table-cell office:value-type="float" office:value="107.37" calcext:value-type="float">
            <text:p>107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2T02:29:42Z</text:p>
          </table:table-cell>
          <table:table-cell office:value-type="string" calcext:value-type="string">
            <text:p>2022-06-22T05:43:51Z</text:p>
          </table:table-cell>
          <table:table-cell office:value-type="string" calcext:value-type="string">
            <text:p>2022-06-22T07:18:04Z</text:p>
          </table:table-cell>
          <table:table-cell office:value-type="string" calcext:value-type="string">
            <text:p>SUCCEEDED</text:p>
          </table:table-cell>
          <table:table-cell office:value-type="float" office:value="1891208" calcext:value-type="float">
            <text:p>1891208</text:p>
          </table:table-cell>
          <table:table-cell office:value-type="float" office:value="122633" calcext:value-type="float">
            <text:p>122633</text:p>
          </table:table-cell>
          <table:table-cell office:value-type="float" office:value="43.956" calcext:value-type="float">
            <text:p>43.956</text:p>
          </table:table-cell>
        </table:table-row>
        <table:table-row table:style-name="ro1">
          <table:table-cell office:value-type="string" calcext:value-type="string">
            <text:p>u-ch427-n512-start-paper-x0-02</text:p>
          </table:table-cell>
          <table:table-cell office:value-type="float" office:value="5530.292" calcext:value-type="float">
            <text:p>5530.292</text:p>
          </table:table-cell>
          <table:table-cell office:value-type="float" office:value="120.87" calcext:value-type="float">
            <text:p>120.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2T03:00:13Z</text:p>
          </table:table-cell>
          <table:table-cell office:value-type="string" calcext:value-type="string">
            <text:p>2022-06-22T06:12:37Z</text:p>
          </table:table-cell>
          <table:table-cell office:value-type="string" calcext:value-type="string">
            <text:p>2022-06-22T07:46:21Z</text:p>
          </table:table-cell>
          <table:table-cell office:value-type="string" calcext:value-type="string">
            <text:p>SUCCEEDED</text:p>
          </table:table-cell>
          <table:table-cell office:value-type="float" office:value="1891249" calcext:value-type="float">
            <text:p>1891249</text:p>
          </table:table-cell>
          <table:table-cell office:value-type="float" office:value="217930" calcext:value-type="float">
            <text:p>217930</text:p>
          </table:table-cell>
          <table:table-cell office:value-type="float" office:value="52.146" calcext:value-type="float">
            <text:p>52.146</text:p>
          </table:table-cell>
        </table:table-row>
        <table:table-row table:style-name="ro1">
          <table:table-cell office:value-type="string" calcext:value-type="string">
            <text:p>u-ch427-n512-start-paper-x0-03</text:p>
          </table:table-cell>
          <table:table-cell office:value-type="float" office:value="5542.411" calcext:value-type="float">
            <text:p>5542.411</text:p>
          </table:table-cell>
          <table:table-cell office:value-type="float" office:value="130.27" calcext:value-type="float">
            <text:p>130.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22T03:01:02Z</text:p>
          </table:table-cell>
          <table:table-cell office:value-type="string" calcext:value-type="string">
            <text:p>2022-06-22T06:57:15Z</text:p>
          </table:table-cell>
          <table:table-cell office:value-type="string" calcext:value-type="string">
            <text:p>2022-06-22T08:31:17Z</text:p>
          </table:table-cell>
          <table:table-cell office:value-type="string" calcext:value-type="string">
            <text:p>SUCCEEDED</text:p>
          </table:table-cell>
          <table:table-cell office:value-type="float" office:value="1891253" calcext:value-type="float">
            <text:p>1891253</text:p>
          </table:table-cell>
          <table:table-cell office:value-type="float" office:value="142109" calcext:value-type="float">
            <text:p>142109</text:p>
          </table:table-cell>
          <table:table-cell office:value-type="float" office:value="52.579" calcext:value-type="float">
            <text:p>52.579</text:p>
          </table:table-cell>
        </table:table-row>
        <table:table-row table:style-name="ro1">
          <table:table-cell office:value-type="string" calcext:value-type="string">
            <text:p>u-ch427-n512-start-paper-x0-04</text:p>
          </table:table-cell>
          <table:table-cell office:value-type="float" office:value="5504.882" calcext:value-type="float">
            <text:p>5504.882</text:p>
          </table:table-cell>
          <table:table-cell office:value-type="float" office:value="142.46" calcext:value-type="float">
            <text:p>142.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22T09:01:31Z</text:p>
          </table:table-cell>
          <table:table-cell office:value-type="string" calcext:value-type="string">
            <text:p>2022-06-22T14:32:44Z</text:p>
          </table:table-cell>
          <table:table-cell office:value-type="string" calcext:value-type="string">
            <text:p>2022-06-22T16:06:28Z</text:p>
          </table:table-cell>
          <table:table-cell office:value-type="string" calcext:value-type="string">
            <text:p>SUCCEEDED</text:p>
          </table:table-cell>
          <table:table-cell office:value-type="float" office:value="1892255" calcext:value-type="float">
            <text:p>1892255</text:p>
          </table:table-cell>
          <table:table-cell office:value-type="float" office:value="19968" calcext:value-type="float">
            <text:p>19968</text:p>
          </table:table-cell>
          <table:table-cell office:value-type="float" office:value="39.176" calcext:value-type="float">
            <text:p>39.176</text:p>
          </table:table-cell>
        </table:table-row>
        <table:table-row table:style-name="ro1">
          <table:table-cell office:value-type="string" calcext:value-type="string">
            <text:p>u-ch427-n512-start-paper-x0-05</text:p>
          </table:table-cell>
          <table:table-cell office:value-type="float" office:value="5561.103" calcext:value-type="float">
            <text:p>5561.103</text:p>
          </table:table-cell>
          <table:table-cell office:value-type="float" office:value="148.18" calcext:value-type="float">
            <text:p>148.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22T09:02:14Z</text:p>
          </table:table-cell>
          <table:table-cell office:value-type="string" calcext:value-type="string">
            <text:p>2022-06-22T20:52:06Z</text:p>
          </table:table-cell>
          <table:table-cell office:value-type="string" calcext:value-type="string">
            <text:p>2022-06-22T22:27:11Z</text:p>
          </table:table-cell>
          <table:table-cell office:value-type="string" calcext:value-type="string">
            <text:p>SUCCEEDED</text:p>
          </table:table-cell>
          <table:table-cell office:value-type="float" office:value="1892257" calcext:value-type="float">
            <text:p>1892257</text:p>
          </table:table-cell>
          <table:table-cell office:value-type="float" office:value="27484" calcext:value-type="float">
            <text:p>27484</text:p>
          </table:table-cell>
          <table:table-cell office:value-type="float" office:value="48.304" calcext:value-type="float">
            <text:p>48.304</text:p>
          </table:table-cell>
        </table:table-row>
        <table:table-row table:style-name="ro1">
          <table:table-cell office:value-type="string" calcext:value-type="string">
            <text:p>u-ch427-n512-start-paper-x0-06</text:p>
          </table:table-cell>
          <table:table-cell office:value-type="float" office:value="5652.867" calcext:value-type="float">
            <text:p>5652.867</text:p>
          </table:table-cell>
          <table:table-cell office:value-type="float" office:value="171.19" calcext:value-type="float">
            <text:p>171.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22T09:02:53Z</text:p>
          </table:table-cell>
          <table:table-cell office:value-type="string" calcext:value-type="string">
            <text:p>2022-06-22T12:31:13Z</text:p>
          </table:table-cell>
          <table:table-cell office:value-type="string" calcext:value-type="string">
            <text:p>2022-06-22T14:07:57Z</text:p>
          </table:table-cell>
          <table:table-cell office:value-type="string" calcext:value-type="string">
            <text:p>SUCCEEDED</text:p>
          </table:table-cell>
          <table:table-cell office:value-type="float" office:value="1892262" calcext:value-type="float">
            <text:p>1892262</text:p>
          </table:table-cell>
          <table:table-cell office:value-type="float" office:value="58466" calcext:value-type="float">
            <text:p>58466</text:p>
          </table:table-cell>
          <table:table-cell office:value-type="float" office:value="56.625" calcext:value-type="float">
            <text:p>56.625</text:p>
          </table:table-cell>
        </table:table-row>
        <table:table-row table:style-name="ro1">
          <table:table-cell office:value-type="string" calcext:value-type="string">
            <text:p>u-ch427-n512-start-paper-x0-07</text:p>
          </table:table-cell>
          <table:table-cell office:value-type="float" office:value="5669.923" calcext:value-type="float">
            <text:p>5669.923</text:p>
          </table:table-cell>
          <table:table-cell office:value-type="float" office:value="170.05" calcext:value-type="float">
            <text:p>170.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27T12:12:10Z</text:p>
          </table:table-cell>
          <table:table-cell office:value-type="string" calcext:value-type="string">
            <text:p>2022-06-28T04:04:22Z</text:p>
          </table:table-cell>
          <table:table-cell office:value-type="string" calcext:value-type="string">
            <text:p>2022-06-28T05:41:24Z</text:p>
          </table:table-cell>
          <table:table-cell office:value-type="string" calcext:value-type="string">
            <text:p>SUCCEEDED</text:p>
          </table:table-cell>
          <table:table-cell office:value-type="float" office:value="1922040" calcext:value-type="float">
            <text:p>1922040</text:p>
          </table:table-cell>
          <table:table-cell office:value-type="float" office:value="179922" calcext:value-type="float">
            <text:p>179922</text:p>
          </table:table-cell>
          <table:table-cell office:value-type="float" office:value="38.991" calcext:value-type="float">
            <text:p>38.991</text:p>
          </table:table-cell>
        </table:table-row>
        <table:table-row table:style-name="ro1">
          <table:table-cell office:value-type="string" calcext:value-type="string">
            <text:p>u-ch427-n512-start-paper-x0-08</text:p>
          </table:table-cell>
          <table:table-cell office:value-type="float" office:value="5725.969" calcext:value-type="float">
            <text:p>5725.969</text:p>
          </table:table-cell>
          <table:table-cell office:value-type="float" office:value="182.13" calcext:value-type="float">
            <text:p>182.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27T12:12:20Z</text:p>
          </table:table-cell>
          <table:table-cell office:value-type="string" calcext:value-type="string">
            <text:p>2022-06-29T01:40:58Z</text:p>
          </table:table-cell>
          <table:table-cell office:value-type="string" calcext:value-type="string">
            <text:p>2022-06-29T03:19:22Z</text:p>
          </table:table-cell>
          <table:table-cell office:value-type="string" calcext:value-type="string">
            <text:p>SUCCEEDED</text:p>
          </table:table-cell>
          <table:table-cell office:value-type="float" office:value="1922043" calcext:value-type="float">
            <text:p>1922043</text:p>
          </table:table-cell>
          <table:table-cell office:value-type="float" office:value="120662" calcext:value-type="float">
            <text:p>120662</text:p>
          </table:table-cell>
          <table:table-cell office:value-type="float" office:value="41.74" calcext:value-type="float">
            <text:p>41.74</text:p>
          </table:table-cell>
        </table:table-row>
        <table:table-row table:style-name="ro1">
          <table:table-cell office:value-type="string" calcext:value-type="string">
            <text:p>u-ch427-n512-start-paper-x0-09</text:p>
          </table:table-cell>
          <table:table-cell office:value-type="float" office:value="5645.796" calcext:value-type="float">
            <text:p>5645.796</text:p>
          </table:table-cell>
          <table:table-cell office:value-type="float" office:value="188.55" calcext:value-type="float">
            <text:p>188.5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22T15:06:16Z</text:p>
          </table:table-cell>
          <table:table-cell office:value-type="string" calcext:value-type="string">
            <text:p>2022-06-23T01:14:01Z</text:p>
          </table:table-cell>
          <table:table-cell office:value-type="string" calcext:value-type="string">
            <text:p>2022-06-23T02:51:25Z</text:p>
          </table:table-cell>
          <table:table-cell office:value-type="string" calcext:value-type="string">
            <text:p>SUCCEEDED</text:p>
          </table:table-cell>
          <table:table-cell office:value-type="float" office:value="1894686" calcext:value-type="float">
            <text:p>1894686</text:p>
          </table:table-cell>
          <table:table-cell office:value-type="float" office:value="116391" calcext:value-type="float">
            <text:p>116391</text:p>
          </table:table-cell>
          <table:table-cell office:value-type="float" office:value="44.529" calcext:value-type="float">
            <text:p>44.529</text:p>
          </table:table-cell>
        </table:table-row>
        <table:table-row table:style-name="ro1">
          <table:table-cell office:value-type="string" calcext:value-type="string">
            <text:p>u-ch427-n512-start-paper-x0-10</text:p>
          </table:table-cell>
          <table:table-cell office:value-type="float" office:value="5863.511" calcext:value-type="float">
            <text:p>5863.511</text:p>
          </table:table-cell>
          <table:table-cell office:value-type="float" office:value="198.29" calcext:value-type="float">
            <text:p>198.2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27T12:17:39Z</text:p>
          </table:table-cell>
          <table:table-cell office:value-type="string" calcext:value-type="string">
            <text:p>2022-06-29T04:08:47Z</text:p>
          </table:table-cell>
          <table:table-cell office:value-type="string" calcext:value-type="string">
            <text:p>2022-06-29T05:49:59Z</text:p>
          </table:table-cell>
          <table:table-cell office:value-type="string" calcext:value-type="string">
            <text:p>SUCCEEDED</text:p>
          </table:table-cell>
          <table:table-cell office:value-type="float" office:value="1922061" calcext:value-type="float">
            <text:p>1922061</text:p>
          </table:table-cell>
          <table:table-cell office:value-type="float" office:value="48018" calcext:value-type="float">
            <text:p>48018</text:p>
          </table:table-cell>
          <table:table-cell office:value-type="float" office:value="64.829" calcext:value-type="float">
            <text:p>64.829</text:p>
          </table:table-cell>
        </table:table-row>
        <table:table-row table:style-name="ro1">
          <table:table-cell office:value-type="string" calcext:value-type="string">
            <text:p>u-ch427-n512-start-paper-x0-11</text:p>
          </table:table-cell>
          <table:table-cell office:value-type="float" office:value="5860.848" calcext:value-type="float">
            <text:p>5860.848</text:p>
          </table:table-cell>
          <table:table-cell office:value-type="float" office:value="205.97" calcext:value-type="float">
            <text:p>205.9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2022-06-22T15:08:30Z</text:p>
          </table:table-cell>
          <table:table-cell office:value-type="string" calcext:value-type="string">
            <text:p>2022-06-22T21:27:20Z</text:p>
          </table:table-cell>
          <table:table-cell office:value-type="string" calcext:value-type="string">
            <text:p>2022-06-22T23:08:29Z</text:p>
          </table:table-cell>
          <table:table-cell office:value-type="string" calcext:value-type="string">
            <text:p>SUCCEEDED</text:p>
          </table:table-cell>
          <table:table-cell office:value-type="float" office:value="1894699" calcext:value-type="float">
            <text:p>1894699</text:p>
          </table:table-cell>
          <table:table-cell office:value-type="float" office:value="81796" calcext:value-type="float">
            <text:p>81796</text:p>
          </table:table-cell>
          <table:table-cell office:value-type="float" office:value="42.667" calcext:value-type="float">
            <text:p>42.667</text:p>
          </table:table-cell>
        </table:table-row>
        <table:table-row table:style-name="ro1">
          <table:table-cell office:value-type="string" calcext:value-type="string">
            <text:p>u-ch427-n512-start-paper-x0-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-ch427-n512-start-paper-x0-3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ms-x0-prec-00</text:p>
          </table:table-cell>
          <table:table-cell office:value-type="float" office:value="4572.771" calcext:value-type="float">
            <text:p>4572.771</text:p>
          </table:table-cell>
          <table:table-cell office:value-type="float" office:value="90.8" calcext:value-type="float">
            <text:p>90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4T22:57:31Z</text:p>
          </table:table-cell>
          <table:table-cell office:value-type="string" calcext:value-type="string">
            <text:p>2022-06-24T23:02:14Z</text:p>
          </table:table-cell>
          <table:table-cell office:value-type="string" calcext:value-type="string">
            <text:p>2022-06-25T00:18:47Z</text:p>
          </table:table-cell>
          <table:table-cell office:value-type="string" calcext:value-type="string">
            <text:p>SUCCEEDED</text:p>
          </table:table-cell>
          <table:table-cell office:value-type="float" office:value="1910019" calcext:value-type="float">
            <text:p>1910019</text:p>
          </table:table-cell>
          <table:table-cell office:value-type="float" office:value="163668" calcext:value-type="float">
            <text:p>163668</text:p>
          </table:table-cell>
          <table:table-cell office:value-type="float" office:value="31.004" calcext:value-type="float">
            <text:p>31.004</text:p>
          </table:table-cell>
        </table:table-row>
        <table:table-row table:style-name="ro1">
          <table:table-cell office:value-type="string" calcext:value-type="string">
            <text:p>u-ch427-n512-start-paper-ms-x0-prec-01</text:p>
          </table:table-cell>
          <table:table-cell office:value-type="float" office:value="5477.785" calcext:value-type="float">
            <text:p>5477.785</text:p>
          </table:table-cell>
          <table:table-cell office:value-type="float" office:value="105.37" calcext:value-type="float">
            <text:p>105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4T22:58:10Z</text:p>
          </table:table-cell>
          <table:table-cell office:value-type="string" calcext:value-type="string">
            <text:p>2022-06-24T23:02:14Z</text:p>
          </table:table-cell>
          <table:table-cell office:value-type="string" calcext:value-type="string">
            <text:p>2022-06-25T00:34:30Z</text:p>
          </table:table-cell>
          <table:table-cell office:value-type="string" calcext:value-type="string">
            <text:p>SUCCEEDED</text:p>
          </table:table-cell>
          <table:table-cell office:value-type="float" office:value="1910021" calcext:value-type="float">
            <text:p>1910021</text:p>
          </table:table-cell>
          <table:table-cell office:value-type="float" office:value="170000" calcext:value-type="float">
            <text:p>170000</text:p>
          </table:table-cell>
          <table:table-cell office:value-type="float" office:value="37.047" calcext:value-type="float">
            <text:p>37.047</text:p>
          </table:table-cell>
        </table:table-row>
        <table:table-row table:style-name="ro1">
          <table:table-cell office:value-type="string" calcext:value-type="string">
            <text:p>u-ch427-n512-start-paper-ms-x0-prec-02</text:p>
          </table:table-cell>
          <table:table-cell office:value-type="float" office:value="5384.208" calcext:value-type="float">
            <text:p>5384.208</text:p>
          </table:table-cell>
          <table:table-cell office:value-type="float" office:value="120.24" calcext:value-type="float">
            <text:p>120.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2022-06-24T22:58:25Z</text:p>
          </table:table-cell>
          <table:table-cell office:value-type="string" calcext:value-type="string">
            <text:p>2022-06-24T23:04:55Z</text:p>
          </table:table-cell>
          <table:table-cell office:value-type="string" calcext:value-type="string">
            <text:p>2022-06-25T00:35:55Z</text:p>
          </table:table-cell>
          <table:table-cell office:value-type="string" calcext:value-type="string">
            <text:p>SUCCEEDED</text:p>
          </table:table-cell>
          <table:table-cell office:value-type="float" office:value="1910026" calcext:value-type="float">
            <text:p>1910026</text:p>
          </table:table-cell>
          <table:table-cell office:value-type="float" office:value="145929" calcext:value-type="float">
            <text:p>145929</text:p>
          </table:table-cell>
          <table:table-cell office:value-type="float" office:value="37.512" calcext:value-type="float">
            <text:p>37.512</text:p>
          </table:table-cell>
        </table:table-row>
        <table:table-row table:style-name="ro1">
          <table:table-cell office:value-type="string" calcext:value-type="string">
            <text:p>u-ch427-n512-start-paper-ms-x0-prec-03</text:p>
          </table:table-cell>
          <table:table-cell office:value-type="float" office:value="5376.855" calcext:value-type="float">
            <text:p>5376.855</text:p>
          </table:table-cell>
          <table:table-cell office:value-type="float" office:value="132.56" calcext:value-type="float">
            <text:p>132.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2022-06-25T03:10:16Z</text:p>
          </table:table-cell>
          <table:table-cell office:value-type="string" calcext:value-type="string">
            <text:p>2022-06-25T04:40:03Z</text:p>
          </table:table-cell>
          <table:table-cell office:value-type="string" calcext:value-type="string">
            <text:p>2022-06-25T06:11:04Z</text:p>
          </table:table-cell>
          <table:table-cell office:value-type="string" calcext:value-type="string">
            <text:p>SUCCEEDED</text:p>
          </table:table-cell>
          <table:table-cell office:value-type="float" office:value="1910815" calcext:value-type="float">
            <text:p>1910815</text:p>
          </table:table-cell>
          <table:table-cell office:value-type="float" office:value="133875" calcext:value-type="float">
            <text:p>133875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string" calcext:value-type="string">
            <text:p>u-ch427-n512-start-paper-ms-x0-prec-04</text:p>
          </table:table-cell>
          <table:table-cell office:value-type="float" office:value="5700.371" calcext:value-type="float">
            <text:p>5700.371</text:p>
          </table:table-cell>
          <table:table-cell office:value-type="float" office:value="143.43" calcext:value-type="float">
            <text:p>143.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2022-06-25T03:10:31Z</text:p>
          </table:table-cell>
          <table:table-cell office:value-type="string" calcext:value-type="string">
            <text:p>2022-06-25T04:48:04Z</text:p>
          </table:table-cell>
          <table:table-cell office:value-type="string" calcext:value-type="string">
            <text:p>2022-06-25T06:24:49Z</text:p>
          </table:table-cell>
          <table:table-cell office:value-type="string" calcext:value-type="string">
            <text:p>SUCCEEDED</text:p>
          </table:table-cell>
          <table:table-cell office:value-type="float" office:value="1910817" calcext:value-type="float">
            <text:p>1910817</text:p>
          </table:table-cell>
          <table:table-cell office:value-type="float" office:value="61204" calcext:value-type="float">
            <text:p>61204</text:p>
          </table:table-cell>
          <table:table-cell office:value-type="float" office:value="44.498" calcext:value-type="float">
            <text:p>44.498</text:p>
          </table:table-cell>
        </table:table-row>
        <table:table-row table:style-name="ro1">
          <table:table-cell office:value-type="string" calcext:value-type="string">
            <text:p>u-ch427-n512-start-paper-ms-x0-prec-05</text:p>
          </table:table-cell>
          <table:table-cell office:value-type="float" office:value="5693.968" calcext:value-type="float">
            <text:p>5693.968</text:p>
          </table:table-cell>
          <table:table-cell office:value-type="float" office:value="152.24" calcext:value-type="float">
            <text:p>152.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2022-06-25T00:30:22Z</text:p>
          </table:table-cell>
          <table:table-cell office:value-type="string" calcext:value-type="string">
            <text:p>2022-06-25T00:37:20Z</text:p>
          </table:table-cell>
          <table:table-cell office:value-type="string" calcext:value-type="string">
            <text:p>2022-06-25T02:14:07Z</text:p>
          </table:table-cell>
          <table:table-cell office:value-type="string" calcext:value-type="string">
            <text:p>SUCCEEDED</text:p>
          </table:table-cell>
          <table:table-cell office:value-type="float" office:value="1910326" calcext:value-type="float">
            <text:p>1910326</text:p>
          </table:table-cell>
          <table:table-cell office:value-type="float" office:value="48801" calcext:value-type="float">
            <text:p>48801</text:p>
          </table:table-cell>
          <table:table-cell office:value-type="float" office:value="39.681" calcext:value-type="float">
            <text:p>39.681</text:p>
          </table:table-cell>
        </table:table-row>
        <table:table-row table:style-name="ro1">
          <table:table-cell office:value-type="string" calcext:value-type="string">
            <text:p>u-ch427-n512-start-paper-ms-x0-prec-06</text:p>
          </table:table-cell>
          <table:table-cell office:value-type="float" office:value="5745.389" calcext:value-type="float">
            <text:p>5745.389</text:p>
          </table:table-cell>
          <table:table-cell office:value-type="float" office:value="229.99" calcext:value-type="float">
            <text:p>229.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2022-06-25T03:11:44Z</text:p>
          </table:table-cell>
          <table:table-cell office:value-type="string" calcext:value-type="string">
            <text:p>2022-06-25T04:21:31Z</text:p>
          </table:table-cell>
          <table:table-cell office:value-type="string" calcext:value-type="string">
            <text:p>2022-06-25T05:59:33Z</text:p>
          </table:table-cell>
          <table:table-cell office:value-type="string" calcext:value-type="string">
            <text:p>SUCCEEDED</text:p>
          </table:table-cell>
          <table:table-cell office:value-type="float" office:value="1910822" calcext:value-type="float">
            <text:p>1910822</text:p>
          </table:table-cell>
          <table:table-cell office:value-type="float" office:value="228123" calcext:value-type="float">
            <text:p>228123</text:p>
          </table:table-cell>
          <table:table-cell office:value-type="float" office:value="61.456" calcext:value-type="float">
            <text:p>61.456</text:p>
          </table:table-cell>
        </table:table-row>
        <table:table-row table:style-name="ro1">
          <table:table-cell office:value-type="string" calcext:value-type="string">
            <text:p>u-ch427-n512-start-paper-ms-x0-prec-07</text:p>
          </table:table-cell>
          <table:table-cell office:value-type="float" office:value="5812.724" calcext:value-type="float">
            <text:p>5812.724</text:p>
          </table:table-cell>
          <table:table-cell office:value-type="float" office:value="233.54" calcext:value-type="float">
            <text:p>233.5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2022-06-25T00:37:12Z</text:p>
          </table:table-cell>
          <table:table-cell office:value-type="string" calcext:value-type="string">
            <text:p>2022-06-25T04:21:31Z</text:p>
          </table:table-cell>
          <table:table-cell office:value-type="string" calcext:value-type="string">
            <text:p>2022-06-25T06:00:48Z</text:p>
          </table:table-cell>
          <table:table-cell office:value-type="string" calcext:value-type="string">
            <text:p>SUCCEEDED</text:p>
          </table:table-cell>
          <table:table-cell office:value-type="float" office:value="1910344" calcext:value-type="float">
            <text:p>1910344</text:p>
          </table:table-cell>
          <table:table-cell office:value-type="float" office:value="49934" calcext:value-type="float">
            <text:p>49934</text:p>
          </table:table-cell>
          <table:table-cell office:value-type="float" office:value="57.445" calcext:value-type="float">
            <text:p>57.445</text:p>
          </table:table-cell>
        </table:table-row>
        <table:table-row table:style-name="ro1">
          <table:table-cell office:value-type="string" calcext:value-type="string">
            <text:p>u-ch427-n512-start-paper-ms-x0-prec-08</text:p>
          </table:table-cell>
          <table:table-cell office:value-type="float" office:value="5773.975" calcext:value-type="float">
            <text:p>5773.975</text:p>
          </table:table-cell>
          <table:table-cell office:value-type="float" office:value="189.87" calcext:value-type="float">
            <text:p>189.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2022-06-25T00:38:01Z</text:p>
          </table:table-cell>
          <table:table-cell office:value-type="string" calcext:value-type="string">
            <text:p>2022-06-25T03:08:34Z</text:p>
          </table:table-cell>
          <table:table-cell office:value-type="string" calcext:value-type="string">
            <text:p>2022-06-25T04:47:33Z</text:p>
          </table:table-cell>
          <table:table-cell office:value-type="string" calcext:value-type="string">
            <text:p>SUCCEEDED</text:p>
          </table:table-cell>
          <table:table-cell office:value-type="float" office:value="1910348" calcext:value-type="float">
            <text:p>1910348</text:p>
          </table:table-cell>
          <table:table-cell office:value-type="float" office:value="7370" calcext:value-type="float">
            <text:p>7370</text:p>
          </table:table-cell>
          <table:table-cell office:value-type="float" office:value="45.532" calcext:value-type="float">
            <text:p>45.532</text:p>
          </table:table-cell>
        </table:table-row>
        <table:table-row table:style-name="ro1">
          <table:table-cell office:value-type="string" calcext:value-type="string">
            <text:p>u-ch427-n512-start-paper-ms-x0-prec-09</text:p>
          </table:table-cell>
          <table:table-cell office:value-type="float" office:value="5834.195" calcext:value-type="float">
            <text:p>5834.195</text:p>
          </table:table-cell>
          <table:table-cell office:value-type="float" office:value="200.39" calcext:value-type="float">
            <text:p>200.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2022-06-26T00:34:16Z</text:p>
          </table:table-cell>
          <table:table-cell office:value-type="string" calcext:value-type="string">
            <text:p>2022-06-27T04:23:15Z</text:p>
          </table:table-cell>
          <table:table-cell office:value-type="string" calcext:value-type="string">
            <text:p>2022-06-27T06:03:42Z</text:p>
          </table:table-cell>
          <table:table-cell office:value-type="string" calcext:value-type="string">
            <text:p>SUCCEEDED</text:p>
          </table:table-cell>
          <table:table-cell office:value-type="float" office:value="1914514" calcext:value-type="float">
            <text:p>1914514</text:p>
          </table:table-cell>
          <table:table-cell office:value-type="float" office:value="106338" calcext:value-type="float">
            <text:p>106338</text:p>
          </table:table-cell>
          <table:table-cell office:value-type="float" office:value="69.428" calcext:value-type="float">
            <text:p>69.428</text:p>
          </table:table-cell>
        </table:table-row>
        <table:table-row table:style-name="ro1">
          <table:table-cell office:value-type="string" calcext:value-type="string">
            <text:p>u-ch427-n512-start-paper-ms-x0-prec-10</text:p>
          </table:table-cell>
          <table:table-cell office:value-type="float" office:value="5773.059" calcext:value-type="float">
            <text:p>5773.059</text:p>
          </table:table-cell>
          <table:table-cell office:value-type="float" office:value="206.5" calcext:value-type="float">
            <text:p>206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2022-06-26T01:15:51Z</text:p>
          </table:table-cell>
          <table:table-cell office:value-type="string" calcext:value-type="string">
            <text:p>2022-06-27T04:46:33Z</text:p>
          </table:table-cell>
          <table:table-cell office:value-type="string" calcext:value-type="string">
            <text:p>2022-06-27T06:26:22Z</text:p>
          </table:table-cell>
          <table:table-cell office:value-type="string" calcext:value-type="string">
            <text:p>SUCCEEDED</text:p>
          </table:table-cell>
          <table:table-cell office:value-type="float" office:value="1914644" calcext:value-type="float">
            <text:p>1914644</text:p>
          </table:table-cell>
          <table:table-cell office:value-type="float" office:value="187561" calcext:value-type="float">
            <text:p>187561</text:p>
          </table:table-cell>
          <table:table-cell office:value-type="float" office:value="44.848" calcext:value-type="float">
            <text:p>44.848</text:p>
          </table:table-cell>
        </table:table-row>
        <table:table-row table:style-name="ro1">
          <table:table-cell office:value-type="string" calcext:value-type="string">
            <text:p>u-ch427-n512-start-paper-ms-x0-prec-20</text:p>
          </table:table-cell>
          <table:table-cell office:value-type="float" office:value="6460.588" calcext:value-type="float">
            <text:p>6460.588</text:p>
          </table:table-cell>
          <table:table-cell office:value-type="float" office:value="317.6" calcext:value-type="float">
            <text:p>317.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2022-06-26T01:46:17Z</text:p>
          </table:table-cell>
          <table:table-cell office:value-type="string" calcext:value-type="string">
            <text:p>2022-06-26T14:12:53Z</text:p>
          </table:table-cell>
          <table:table-cell office:value-type="string" calcext:value-type="string">
            <text:p>2022-06-26T16:06:37Z</text:p>
          </table:table-cell>
          <table:table-cell office:value-type="string" calcext:value-type="string">
            <text:p>SUCCEEDED</text:p>
          </table:table-cell>
          <table:table-cell office:value-type="float" office:value="1914740" calcext:value-type="float">
            <text:p>1914740</text:p>
          </table:table-cell>
          <table:table-cell office:value-type="float" office:value="15611" calcext:value-type="float">
            <text:p>15611</text:p>
          </table:table-cell>
          <table:table-cell office:value-type="float" office:value="76.416" calcext:value-type="float">
            <text:p>76.416</text:p>
          </table:table-cell>
        </table:table-row>
        <table:table-row table:style-name="ro1">
          <table:table-cell office:value-type="string" calcext:value-type="string">
            <text:p>u-ch427-n512-start-paper-ms-x0-prec-30</text:p>
          </table:table-cell>
          <table:table-cell office:value-type="float" office:value="6519.332" calcext:value-type="float">
            <text:p>6519.332</text:p>
          </table:table-cell>
          <table:table-cell office:value-type="float" office:value="383.3" calcext:value-type="float">
            <text:p>383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2022-06-26T01:46:33Z</text:p>
          </table:table-cell>
          <table:table-cell office:value-type="string" calcext:value-type="string">
            <text:p>2022-07-01T06:41:07Z</text:p>
          </table:table-cell>
          <table:table-cell office:value-type="string" calcext:value-type="string">
            <text:p>2022-07-01T08:38:58Z</text:p>
          </table:table-cell>
          <table:table-cell office:value-type="string" calcext:value-type="string">
            <text:p>SUCCEEDED</text:p>
          </table:table-cell>
          <table:table-cell office:value-type="float" office:value="1914741" calcext:value-type="float">
            <text:p>1914741</text:p>
          </table:table-cell>
          <table:table-cell office:value-type="float" office:value="49764" calcext:value-type="float">
            <text:p>49764</text:p>
          </table:table-cell>
          <table:table-cell office:value-type="float" office:value="91.782" calcext:value-type="float">
            <text:p>91.78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512-start-paper</text:p>
          </table:table-cell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/>
          <table:table-cell>
            <draw:frame table:end-cell-address="N512.J100" table:end-x="1.031cm" table:end-y="0.421cm" draw:z-index="0" draw:style-name="gr1" draw:text-style-name="P1" svg:width="15.993cm" svg:height="8.999cm" svg:x="0.007cm" svg:y="0.002cm">
              <draw:object draw:notify-on-update-of-ranges="N512.B82:N512.B112 N512.C81:N512.C81 N512.C82:N512.C11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90.243" calcext:value-type="float">
            <text:p>4690.2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33.672" calcext:value-type="float">
            <text:p>5433.6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451.687" calcext:value-type="float">
            <text:p>5451.6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98.747" calcext:value-type="float">
            <text:p>5398.7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67.031" calcext:value-type="float">
            <text:p>5467.0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94.591" calcext:value-type="float">
            <text:p>5694.5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04.494" calcext:value-type="float">
            <text:p>5704.4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46.163" calcext:value-type="float">
            <text:p>5746.1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595.767" calcext:value-type="float">
            <text:p>5595.7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20.803" calcext:value-type="float">
            <text:p>5720.8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33.107" calcext:value-type="float">
            <text:p>5733.1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722.088" calcext:value-type="float">
            <text:p>5722.0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756.058" calcext:value-type="float">
            <text:p>5756.0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59.4" calcext:value-type="float">
            <text:p>5859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943.774" calcext:value-type="float">
            <text:p>5943.7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077.746" calcext:value-type="float">
            <text:p>6077.7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805.2" calcext:value-type="float">
            <text:p>5805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954.024" calcext:value-type="float">
            <text:p>5954.0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865.519" calcext:value-type="float">
            <text:p>5865.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900.263" calcext:value-type="float">
            <text:p>5900.2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874.903" calcext:value-type="float">
            <text:p>5874.9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981.747" calcext:value-type="float">
            <text:p>5981.7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941.439" calcext:value-type="float">
            <text:p>5941.4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863.304" calcext:value-type="float">
            <text:p>5863.304</text:p>
          </table:table-cell>
          <table:table-cell/>
          <table:table-cell>
            <draw:frame table:end-cell-address="N512.J124" table:end-x="1.031cm" table:end-y="0.421cm" draw:z-index="1" draw:style-name="gr1" draw:text-style-name="P1" svg:width="15.993cm" svg:height="8.993cm" svg:x="0.007cm" svg:y="0.008cm">
              <draw:object draw:notify-on-update-of-ranges="N512.B115:N512.B127 N512.C114:N512.C114 N512.C115:N512.C12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959.901" calcext:value-type="float">
            <text:p>5959.9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966.023" calcext:value-type="float">
            <text:p>5966.0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089.615" calcext:value-type="float">
            <text:p>6089.6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055.008" calcext:value-type="float">
            <text:p>6055.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115.463" calcext:value-type="float">
            <text:p>6115.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031.446" calcext:value-type="float">
            <text:p>6031.4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035.883" calcext:value-type="float">
            <text:p>6035.883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x0</text:p>
          </table:table-cell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922.026" calcext:value-type="float">
            <text:p>4922.0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559.363" calcext:value-type="float">
            <text:p>5559.3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30.292" calcext:value-type="float">
            <text:p>5530.2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42.411" calcext:value-type="float">
            <text:p>5542.4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04.882" calcext:value-type="float">
            <text:p>5504.8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61.103" calcext:value-type="float">
            <text:p>5561.1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652.867" calcext:value-type="float">
            <text:p>5652.8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69.923" calcext:value-type="float">
            <text:p>5669.9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25.969" calcext:value-type="float">
            <text:p>5725.9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45.796" calcext:value-type="float">
            <text:p>5645.7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863.511" calcext:value-type="float">
            <text:p>5863.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60.848" calcext:value-type="float">
            <text:p>5860.848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512-start-paper-ms-x0-prec</text:p>
          </table:table-cell>
          <table:table-cell office:value-type="string" calcext:value-type="string">
            <text:p>Ensembles</text:p>
          </table:table-cell>
          <table:table-cell office:value-type="string" calcext:value-type="string">
            <text:p>Time</text:p>
          </table:table-cell>
          <table:table-cell/>
          <table:table-cell>
            <draw:frame table:end-cell-address="N512.J148" table:end-x="1.031cm" table:end-y="0.421cm" draw:z-index="2" draw:style-name="gr1" draw:text-style-name="P1" svg:width="15.999cm" svg:height="8.999cm" svg:x="0.001cm" svg:y="0.001cm">
              <draw:object draw:notify-on-update-of-ranges="N512.B130:N512.B142 N512.C129:N512.C129 N512.C130:N512.C14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72.771" calcext:value-type="float">
            <text:p>4572.7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77.785" calcext:value-type="float">
            <text:p>5477.7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384.208" calcext:value-type="float">
            <text:p>5384.2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376.855" calcext:value-type="float">
            <text:p>5376.85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700.371" calcext:value-type="float">
            <text:p>5700.3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93.968" calcext:value-type="float">
            <text:p>5693.9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45.389" calcext:value-type="float">
            <text:p>5745.3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12.724" calcext:value-type="float">
            <text:p>5812.7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73.975" calcext:value-type="float">
            <text:p>5773.9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834.195" calcext:value-type="float">
            <text:p>5834.1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73.059" calcext:value-type="float">
            <text:p>5773.0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460.588" calcext:value-type="float">
            <text:p>6460.5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519.332" calcext:value-type="float">
            <text:p>6519.332</text:p>
          </table:table-cell>
          <table:table-cell table:number-columns-repeated="12"/>
        </table:table-row>
      </table:table>
      <table:table table:name="Ens0" table:style-name="ta1">
        <table:table-column table:style-name="co15" table:default-cell-style-name="Default"/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61.484" calcext:value-type="float">
            <text:p>61.484</text:p>
          </table:table-cell>
          <table:table-cell office:value-type="float" office:value="11.19" calcext:value-type="float">
            <text:p>11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3T03:12:07Z</text:p>
          </table:table-cell>
          <table:table-cell office:value-type="string" calcext:value-type="string">
            <text:p>2022-06-23T03:12:35Z</text:p>
          </table:table-cell>
          <table:table-cell office:value-type="string" calcext:value-type="string">
            <text:p>2022-06-23T03:13:49Z</text:p>
          </table:table-cell>
          <table:table-cell office:value-type="string" calcext:value-type="string">
            <text:p>SUCCEEDED</text:p>
          </table:table-cell>
          <table:table-cell office:value-type="float" office:value="1898046" calcext:value-type="float">
            <text:p>1898046</text:p>
          </table:table-cell>
          <table:table-cell office:value-type="float" office:value="23224" calcext:value-type="float">
            <text:p>23224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59.571" calcext:value-type="float">
            <text:p>59.571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15T15:06:22Z</text:p>
          </table:table-cell>
          <table:table-cell office:value-type="string" calcext:value-type="string">
            <text:p>2022-06-15T15:07:02Z</text:p>
          </table:table-cell>
          <table:table-cell office:value-type="string" calcext:value-type="string">
            <text:p>2022-06-15T15:08:15Z</text:p>
          </table:table-cell>
          <table:table-cell office:value-type="string" calcext:value-type="string">
            <text:p>SUCCEEDED</text:p>
          </table:table-cell>
          <table:table-cell office:value-type="float" office:value="1826538" calcext:value-type="float">
            <text:p>1826538</text:p>
          </table:table-cell>
          <table:table-cell office:value-type="float" office:value="228620" calcext:value-type="float">
            <text:p>228620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u-ch427-n96-start-paper-prec-00</text:p>
          </table:table-cell>
          <table:table-cell office:value-type="float" office:value="59.533" calcext:value-type="float">
            <text:p>59.533</text:p>
          </table:table-cell>
          <table:table-cell office:value-type="float" office:value="10.57" calcext:value-type="float">
            <text:p>10.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6T22:23:36Z</text:p>
          </table:table-cell>
          <table:table-cell office:value-type="string" calcext:value-type="string">
            <text:p>2022-06-26T22:34:35Z</text:p>
          </table:table-cell>
          <table:table-cell office:value-type="string" calcext:value-type="string">
            <text:p>2022-06-26T22:35:47Z</text:p>
          </table:table-cell>
          <table:table-cell office:value-type="string" calcext:value-type="string">
            <text:p>SUCCEEDED</text:p>
          </table:table-cell>
          <table:table-cell office:value-type="float" office:value="1918499" calcext:value-type="float">
            <text:p>1918499</text:p>
          </table:table-cell>
          <table:table-cell office:value-type="float" office:value="224470" calcext:value-type="float">
            <text:p>224470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string" calcext:value-type="string">
            <text:p>u-ch427-n96-start-paper-x0-prec-00</text:p>
          </table:table-cell>
          <table:table-cell office:value-type="float" office:value="58.363" calcext:value-type="float">
            <text:p>58.363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6T22:21:45Z</text:p>
          </table:table-cell>
          <table:table-cell office:value-type="string" calcext:value-type="string">
            <text:p>2022-06-26T22:22:14Z</text:p>
          </table:table-cell>
          <table:table-cell office:value-type="string" calcext:value-type="string">
            <text:p>2022-06-26T22:23:25Z</text:p>
          </table:table-cell>
          <table:table-cell office:value-type="string" calcext:value-type="string">
            <text:p>SUCCEEDED</text:p>
          </table:table-cell>
          <table:table-cell office:value-type="float" office:value="1918452" calcext:value-type="float">
            <text:p>1918452</text:p>
          </table:table-cell>
          <table:table-cell office:value-type="float" office:value="43961" calcext:value-type="float">
            <text:p>43961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u-ch427-n96-start-paper-ms-x0-prec-00</text:p>
          </table:table-cell>
          <table:table-cell office:value-type="float" office:value="60.481" calcext:value-type="float">
            <text:p>60.481</text:p>
          </table:table-cell>
          <table:table-cell office:value-type="float" office:value="10.39" calcext:value-type="float">
            <text:p>10.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022-06-24T22:25:38Z</text:p>
          </table:table-cell>
          <table:table-cell office:value-type="string" calcext:value-type="string">
            <text:p>2022-06-24T22:26:34Z</text:p>
          </table:table-cell>
          <table:table-cell office:value-type="string" calcext:value-type="string">
            <text:p>2022-06-24T22:27:46Z</text:p>
          </table:table-cell>
          <table:table-cell office:value-type="string" calcext:value-type="string">
            <text:p>SUCCEEDED</text:p>
          </table:table-cell>
          <table:table-cell office:value-type="float" office:value="1909887" calcext:value-type="float">
            <text:p>1909887</text:p>
          </table:table-cell>
          <table:table-cell office:value-type="float" office:value="143726" calcext:value-type="float">
            <text:p>143726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127.404" calcext:value-type="float">
            <text:p>127.404</text:p>
          </table:table-cell>
          <table:table-cell office:value-type="float" office:value="39.84" calcext:value-type="float">
            <text:p>39.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3T13:02:58Z</text:p>
          </table:table-cell>
          <table:table-cell office:value-type="string" calcext:value-type="string">
            <text:p>2022-06-23T13:04:24Z</text:p>
          </table:table-cell>
          <table:table-cell office:value-type="string" calcext:value-type="string">
            <text:p>2022-06-23T13:06:49Z</text:p>
          </table:table-cell>
          <table:table-cell office:value-type="string" calcext:value-type="string">
            <text:p>SUCCEEDED</text:p>
          </table:table-cell>
          <table:table-cell office:value-type="float" office:value="1900933" calcext:value-type="float">
            <text:p>1900933</text:p>
          </table:table-cell>
          <table:table-cell office:value-type="float" office:value="216948" calcext:value-type="float">
            <text:p>216948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128.189" calcext:value-type="float">
            <text:p>128.189</text:p>
          </table:table-cell>
          <table:table-cell office:value-type="float" office:value="40.09" calcext:value-type="float">
            <text:p>40.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15T16:32:12Z</text:p>
          </table:table-cell>
          <table:table-cell office:value-type="string" calcext:value-type="string">
            <text:p>2022-06-15T16:47:52Z</text:p>
          </table:table-cell>
          <table:table-cell office:value-type="string" calcext:value-type="string">
            <text:p>2022-06-15T16:50:16Z</text:p>
          </table:table-cell>
          <table:table-cell office:value-type="string" calcext:value-type="string">
            <text:p>SUCCEEDED</text:p>
          </table:table-cell>
          <table:table-cell office:value-type="float" office:value="1827203" calcext:value-type="float">
            <text:p>1827203</text:p>
          </table:table-cell>
          <table:table-cell office:value-type="float" office:value="86824" calcext:value-type="float">
            <text:p>86824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u-ch427-n216-start-paper-prec-00</text:p>
          </table:table-cell>
          <table:table-cell office:value-type="float" office:value="128.966" calcext:value-type="float">
            <text:p>128.966</text:p>
          </table:table-cell>
          <table:table-cell office:value-type="float" office:value="40.24" calcext:value-type="float">
            <text:p>40.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6T22:23:02Z</text:p>
          </table:table-cell>
          <table:table-cell office:value-type="string" calcext:value-type="string">
            <text:p>2022-06-26T22:51:54Z</text:p>
          </table:table-cell>
          <table:table-cell office:value-type="string" calcext:value-type="string">
            <text:p>2022-06-26T22:54:17Z</text:p>
          </table:table-cell>
          <table:table-cell office:value-type="string" calcext:value-type="string">
            <text:p>SUCCEEDED</text:p>
          </table:table-cell>
          <table:table-cell office:value-type="float" office:value="1918458" calcext:value-type="float">
            <text:p>1918458</text:p>
          </table:table-cell>
          <table:table-cell office:value-type="float" office:value="8993" calcext:value-type="float">
            <text:p>899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u-ch427-n216-start-paper-x0-prec-00</text:p>
          </table:table-cell>
          <table:table-cell office:value-type="float" office:value="128.738" calcext:value-type="float">
            <text:p>128.738</text:p>
          </table:table-cell>
          <table:table-cell office:value-type="float" office:value="40.13" calcext:value-type="float">
            <text:p>40.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6T22:24:06Z</text:p>
          </table:table-cell>
          <table:table-cell office:value-type="string" calcext:value-type="string">
            <text:p>2022-06-26T23:29:55Z</text:p>
          </table:table-cell>
          <table:table-cell office:value-type="string" calcext:value-type="string">
            <text:p>2022-06-26T23:32:18Z</text:p>
          </table:table-cell>
          <table:table-cell office:value-type="string" calcext:value-type="string">
            <text:p>SUCCEEDED</text:p>
          </table:table-cell>
          <table:table-cell office:value-type="float" office:value="1918504" calcext:value-type="float">
            <text:p>1918504</text:p>
          </table:table-cell>
          <table:table-cell office:value-type="float" office:value="74087" calcext:value-type="float">
            <text:p>74087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u-ch427-n216-start-paper-ms-x0-prec-00</text:p>
          </table:table-cell>
          <table:table-cell office:value-type="float" office:value="128.37" calcext:value-type="float">
            <text:p>128.37</text:p>
          </table:table-cell>
          <table:table-cell office:value-type="float" office:value="40.56" calcext:value-type="float">
            <text:p>40.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022-06-25T05:33:49Z</text:p>
          </table:table-cell>
          <table:table-cell office:value-type="string" calcext:value-type="string">
            <text:p>2022-06-25T05:34:09Z</text:p>
          </table:table-cell>
          <table:table-cell office:value-type="string" calcext:value-type="string">
            <text:p>2022-06-25T05:36:31Z</text:p>
          </table:table-cell>
          <table:table-cell office:value-type="string" calcext:value-type="string">
            <text:p>SUCCEEDED</text:p>
          </table:table-cell>
          <table:table-cell office:value-type="float" office:value="1911203" calcext:value-type="float">
            <text:p>1911203</text:p>
          </table:table-cell>
          <table:table-cell office:value-type="float" office:value="20290" calcext:value-type="float">
            <text:p>2029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4712.764" calcext:value-type="float">
            <text:p>4712.764</text:p>
          </table:table-cell>
          <table:table-cell office:value-type="float" office:value="90.11" calcext:value-type="float">
            <text:p>90.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6T22:19:54Z</text:p>
          </table:table-cell>
          <table:table-cell office:value-type="string" calcext:value-type="string">
            <text:p>2022-06-27T01:35:57Z</text:p>
          </table:table-cell>
          <table:table-cell office:value-type="string" calcext:value-type="string">
            <text:p>2022-06-27T02:54:49Z</text:p>
          </table:table-cell>
          <table:table-cell office:value-type="string" calcext:value-type="string">
            <text:p>SUCCEEDED</text:p>
          </table:table-cell>
          <table:table-cell office:value-type="float" office:value="1918451" calcext:value-type="float">
            <text:p>1918451</text:p>
          </table:table-cell>
          <table:table-cell office:value-type="float" office:value="125303" calcext:value-type="float">
            <text:p>125303</text:p>
          </table:table-cell>
          <table:table-cell office:value-type="float" office:value="31.626" calcext:value-type="float">
            <text:p>31.626</text:p>
          </table:table-cell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4922.026" calcext:value-type="float">
            <text:p>4922.026</text:p>
          </table:table-cell>
          <table:table-cell office:value-type="float" office:value="91.85" calcext:value-type="float">
            <text:p>91.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15T14:39:39Z</text:p>
          </table:table-cell>
          <table:table-cell office:value-type="string" calcext:value-type="string">
            <text:p>2022-06-15T14:46:03Z</text:p>
          </table:table-cell>
          <table:table-cell office:value-type="string" calcext:value-type="string">
            <text:p>2022-06-15T16:08:25Z</text:p>
          </table:table-cell>
          <table:table-cell office:value-type="string" calcext:value-type="string">
            <text:p>SUCCEEDED</text:p>
          </table:table-cell>
          <table:table-cell office:value-type="float" office:value="1826303" calcext:value-type="float">
            <text:p>1826303</text:p>
          </table:table-cell>
          <table:table-cell office:value-type="float" office:value="49742" calcext:value-type="float">
            <text:p>49742</text:p>
          </table:table-cell>
          <table:table-cell office:value-type="float" office:value="34.04" calcext:value-type="float">
            <text:p>34.04</text:p>
          </table:table-cell>
        </table:table-row>
        <table:table-row table:style-name="ro1">
          <table:table-cell office:value-type="string" calcext:value-type="string">
            <text:p>u-ch427-n512-start-paper-prec-00</text:p>
          </table:table-cell>
          <table:table-cell office:value-type="float" office:value="4705.731" calcext:value-type="float">
            <text:p>4705.731</text:p>
          </table:table-cell>
          <table:table-cell office:value-type="float" office:value="91.92" calcext:value-type="float">
            <text:p>91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6T22:26:13Z</text:p>
          </table:table-cell>
          <table:table-cell office:value-type="string" calcext:value-type="string">
            <text:p>2022-06-27T01:40:43Z</text:p>
          </table:table-cell>
          <table:table-cell office:value-type="string" calcext:value-type="string">
            <text:p>2022-06-27T02:59:31Z</text:p>
          </table:table-cell>
          <table:table-cell office:value-type="string" calcext:value-type="string">
            <text:p>SUCCEEDED</text:p>
          </table:table-cell>
          <table:table-cell office:value-type="float" office:value="1918579" calcext:value-type="float">
            <text:p>1918579</text:p>
          </table:table-cell>
          <table:table-cell office:value-type="float" office:value="243659" calcext:value-type="float">
            <text:p>243659</text:p>
          </table:table-cell>
          <table:table-cell office:value-type="float" office:value="32.049" calcext:value-type="float">
            <text:p>32.049</text:p>
          </table:table-cell>
        </table:table-row>
        <table:table-row table:style-name="ro1">
          <table:table-cell office:value-type="string" calcext:value-type="string">
            <text:p>u-ch427-n512-start-paper-x0-prec-00</text:p>
          </table:table-cell>
          <table:table-cell office:value-type="float" office:value="4496.882" calcext:value-type="float">
            <text:p>4496.882</text:p>
          </table:table-cell>
          <table:table-cell office:value-type="float" office:value="92.24" calcext:value-type="float">
            <text:p>92.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6T23:38:16Z</text:p>
          </table:table-cell>
          <table:table-cell office:value-type="string" calcext:value-type="string">
            <text:p>2022-06-27T02:31:58Z</text:p>
          </table:table-cell>
          <table:table-cell office:value-type="string" calcext:value-type="string">
            <text:p>2022-06-27T03:47:16Z</text:p>
          </table:table-cell>
          <table:table-cell office:value-type="string" calcext:value-type="string">
            <text:p>SUCCEEDED</text:p>
          </table:table-cell>
          <table:table-cell office:value-type="float" office:value="1918846" calcext:value-type="float">
            <text:p>1918846</text:p>
          </table:table-cell>
          <table:table-cell office:value-type="float" office:value="35711" calcext:value-type="float">
            <text:p>35711</text:p>
          </table:table-cell>
          <table:table-cell office:value-type="float" office:value="29.981" calcext:value-type="float">
            <text:p>29.981</text:p>
          </table:table-cell>
        </table:table-row>
        <table:table-row table:style-name="ro1">
          <table:table-cell office:value-type="string" calcext:value-type="string">
            <text:p>u-ch427-n512-start-paper-ms-x0-prec-00</text:p>
          </table:table-cell>
          <table:table-cell office:value-type="float" office:value="4572.771" calcext:value-type="float">
            <text:p>4572.771</text:p>
          </table:table-cell>
          <table:table-cell office:value-type="float" office:value="90.8" calcext:value-type="float">
            <text:p>90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2022-06-24T22:57:31Z</text:p>
          </table:table-cell>
          <table:table-cell office:value-type="string" calcext:value-type="string">
            <text:p>2022-06-24T23:02:14Z</text:p>
          </table:table-cell>
          <table:table-cell office:value-type="string" calcext:value-type="string">
            <text:p>2022-06-25T00:18:47Z</text:p>
          </table:table-cell>
          <table:table-cell office:value-type="string" calcext:value-type="string">
            <text:p>SUCCEEDED</text:p>
          </table:table-cell>
          <table:table-cell office:value-type="float" office:value="1910019" calcext:value-type="float">
            <text:p>1910019</text:p>
          </table:table-cell>
          <table:table-cell office:value-type="float" office:value="163668" calcext:value-type="float">
            <text:p>163668</text:p>
          </table:table-cell>
          <table:table-cell office:value-type="float" office:value="31.004" calcext:value-type="float">
            <text:p>31.004</text:p>
          </table:table-cell>
        </table:table-row>
      </table:table>
      <table:table table:name="Nodes" table:style-name="ta1">
        <table:table-column table:style-name="co14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nsembles</text:p>
          </table:table-cell>
          <table:table-cell office:value-type="string" calcext:value-type="string">
            <text:p>N96</text:p>
          </table:table-cell>
          <table:table-cell office:value-type="string" calcext:value-type="string">
            <text:p>N216</text:p>
          </table:table-cell>
          <table:table-cell office:value-type="string" calcext:value-type="string">
            <text:p>N512</text:p>
          </table:table-cell>
          <table:table-cell/>
          <table:table-cell>
            <draw:frame table:end-cell-address="Nodes.N21" table:end-x="0.196cm" table:end-y="0.421cm" draw:z-index="0" draw:style-name="gr1" draw:text-style-name="P1" svg:width="15.995cm" svg:height="8.995cm" svg:x="0.006cm" svg:y="0.006cm">
              <draw:object draw:notify-on-update-of-ranges="Nodes.B3:Nodes.B122 Nodes.C2:Nodes.C2 Nodes.C3:Nodes.C122 Nodes.B3:Nodes.B122 Nodes.D2:Nodes.D2 Nodes.D3:Nodes.D122 Nodes.B3:Nodes.B122 Nodes.E2:Nodes.E2 Nodes.E3:Nodes.E1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34" calcext:value-type="float">
            <text:p>134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D11]+14" office:value-type="float" office:value="148" calcext:value-type="float">
            <text:p>148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2]+4" office:value-type="float" office:value="47" calcext:value-type="float">
            <text:p>47</text:p>
          </table:table-cell>
          <table:table-cell table:formula="of:=[.D12]+14" office:value-type="float" office:value="162" calcext:value-type="float">
            <text:p>162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3]+4" office:value-type="float" office:value="51" calcext:value-type="float">
            <text:p>51</text:p>
          </table:table-cell>
          <table:table-cell table:formula="of:=[.D13]+14" office:value-type="float" office:value="176" calcext:value-type="float">
            <text:p>176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4]+4" office:value-type="float" office:value="55" calcext:value-type="float">
            <text:p>55</text:p>
          </table:table-cell>
          <table:table-cell table:formula="of:=[.D14]+14" office:value-type="float" office:value="190" calcext:value-type="float">
            <text:p>190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5]+4" office:value-type="float" office:value="59" calcext:value-type="float">
            <text:p>59</text:p>
          </table:table-cell>
          <table:table-cell table:formula="of:=[.D15]+14" office:value-type="float" office:value="204" calcext:value-type="float">
            <text:p>204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6]+4" office:value-type="float" office:value="63" calcext:value-type="float">
            <text:p>63</text:p>
          </table:table-cell>
          <table:table-cell table:formula="of:=[.D16]+14" office:value-type="float" office:value="218" calcext:value-type="float">
            <text:p>218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7]+4" office:value-type="float" office:value="67" calcext:value-type="float">
            <text:p>67</text:p>
          </table:table-cell>
          <table:table-cell table:formula="of:=[.D17]+14" office:value-type="float" office:value="232" calcext:value-type="float">
            <text:p>232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18]+4" office:value-type="float" office:value="71" calcext:value-type="float">
            <text:p>71</text:p>
          </table:table-cell>
          <table:table-cell table:formula="of:=[.D18]+14" office:value-type="float" office:value="246" calcext:value-type="float">
            <text:p>246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19]+4" office:value-type="float" office:value="75" calcext:value-type="float">
            <text:p>75</text:p>
          </table:table-cell>
          <table:table-cell table:formula="of:=[.D19]+14" office:value-type="float" office:value="260" calcext:value-type="float">
            <text:p>260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0]+4" office:value-type="float" office:value="79" calcext:value-type="float">
            <text:p>79</text:p>
          </table:table-cell>
          <table:table-cell table:formula="of:=[.D20]+14" office:value-type="float" office:value="274" calcext:value-type="float">
            <text:p>274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1]+4" office:value-type="float" office:value="83" calcext:value-type="float">
            <text:p>83</text:p>
          </table:table-cell>
          <table:table-cell table:formula="of:=[.D21]+14" office:value-type="float" office:value="288" calcext:value-type="float">
            <text:p>288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22]+4" office:value-type="float" office:value="87" calcext:value-type="float">
            <text:p>87</text:p>
          </table:table-cell>
          <table:table-cell table:formula="of:=[.D22]+14" office:value-type="float" office:value="302" calcext:value-type="float">
            <text:p>302</text:p>
          </table:table-cell>
          <table:table-cell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23]+4" office:value-type="float" office:value="91" calcext:value-type="float">
            <text:p>91</text:p>
          </table:table-cell>
          <table:table-cell table:formula="of:=[.D23]+14" office:value-type="float" office:value="316" calcext:value-type="float">
            <text:p>316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C24]+4" office:value-type="float" office:value="95" calcext:value-type="float">
            <text:p>95</text:p>
          </table:table-cell>
          <table:table-cell table:formula="of:=[.D24]+14" office:value-type="float" office:value="330" calcext:value-type="float">
            <text:p>330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25]+4" office:value-type="float" office:value="99" calcext:value-type="float">
            <text:p>99</text:p>
          </table:table-cell>
          <table:table-cell table:formula="of:=[.D25]+14" office:value-type="float" office:value="344" calcext:value-type="float">
            <text:p>344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C26]+4" office:value-type="float" office:value="103" calcext:value-type="float">
            <text:p>103</text:p>
          </table:table-cell>
          <table:table-cell table:formula="of:=[.D26]+14" office:value-type="float" office:value="358" calcext:value-type="float">
            <text:p>358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C27]+4" office:value-type="float" office:value="107" calcext:value-type="float">
            <text:p>107</text:p>
          </table:table-cell>
          <table:table-cell table:formula="of:=[.D27]+14" office:value-type="float" office:value="372" calcext:value-type="float">
            <text:p>372</text:p>
          </table:table-cell>
          <table:table-cell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C28]+4" office:value-type="float" office:value="111" calcext:value-type="float">
            <text:p>111</text:p>
          </table:table-cell>
          <table:table-cell table:formula="of:=[.D28]+14" office:value-type="float" office:value="386" calcext:value-type="float">
            <text:p>386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C29]+4" office:value-type="float" office:value="115" calcext:value-type="float">
            <text:p>115</text:p>
          </table:table-cell>
          <table:table-cell table:formula="of:=[.D29]+14" office:value-type="float" office:value="400" calcext:value-type="float">
            <text:p>400</text:p>
          </table:table-cell>
          <table:table-cell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C30]+4" office:value-type="float" office:value="119" calcext:value-type="float">
            <text:p>119</text:p>
          </table:table-cell>
          <table:table-cell table:formula="of:=[.D30]+14" office:value-type="float" office:value="414" calcext:value-type="float">
            <text:p>414</text:p>
          </table:table-cell>
          <table:table-cell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C31]+4" office:value-type="float" office:value="123" calcext:value-type="float">
            <text:p>123</text:p>
          </table:table-cell>
          <table:table-cell table:formula="of:=[.D31]+14" office:value-type="float" office:value="428" calcext:value-type="float">
            <text:p>428</text:p>
          </table:table-cell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formula="of:=[.C32]+4" office:value-type="float" office:value="127" calcext:value-type="float">
            <text:p>127</text:p>
          </table:table-cell>
          <table:table-cell table:formula="of:=[.D32]+14"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formula="of:=[.C33]+4" office:value-type="float" office:value="131" calcext:value-type="float">
            <text:p>131</text:p>
          </table:table-cell>
          <table:table-cell table:formula="of:=[.D33]+14"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formula="of:=[.C34]+4" office:value-type="float" office:value="135" calcext:value-type="float">
            <text:p>135</text:p>
          </table:table-cell>
          <table:table-cell table:formula="of:=[.D34]+14"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formula="of:=[.C35]+4" office:value-type="float" office:value="139" calcext:value-type="float">
            <text:p>139</text:p>
          </table:table-cell>
          <table:table-cell table:formula="of:=[.D35]+14"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formula="of:=[.C36]+4" office:value-type="float" office:value="143" calcext:value-type="float">
            <text:p>143</text:p>
          </table:table-cell>
          <table:table-cell table:formula="of:=[.D36]+14"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/>
          <table:table-cell table:formula="of:=[.B37]+1" office:value-type="float" office:value="36" calcext:value-type="float">
            <text:p>36</text:p>
          </table:table-cell>
          <table:table-cell table:formula="of:=[.C37]+4" office:value-type="float" office:value="147" calcext:value-type="float">
            <text:p>147</text:p>
          </table:table-cell>
          <table:table-cell table:formula="of:=[.D37]+14"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/>
          <table:table-cell table:formula="of:=[.B38]+1" office:value-type="float" office:value="37" calcext:value-type="float">
            <text:p>37</text:p>
          </table:table-cell>
          <table:table-cell table:formula="of:=[.C38]+4" office:value-type="float" office:value="151" calcext:value-type="float">
            <text:p>151</text:p>
          </table:table-cell>
          <table:table-cell table:formula="of:=[.D38]+14"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/>
          <table:table-cell table:formula="of:=[.B39]+1" office:value-type="float" office:value="38" calcext:value-type="float">
            <text:p>38</text:p>
          </table:table-cell>
          <table:table-cell table:formula="of:=[.C39]+4" office:value-type="float" office:value="155" calcext:value-type="float">
            <text:p>155</text:p>
          </table:table-cell>
          <table:table-cell table:formula="of:=[.D39]+14"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/>
          <table:table-cell table:formula="of:=[.B40]+1" office:value-type="float" office:value="39" calcext:value-type="float">
            <text:p>39</text:p>
          </table:table-cell>
          <table:table-cell table:formula="of:=[.C40]+4" office:value-type="float" office:value="159" calcext:value-type="float">
            <text:p>159</text:p>
          </table:table-cell>
          <table:table-cell table:formula="of:=[.D40]+14"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/>
          <table:table-cell table:formula="of:=[.B41]+1" office:value-type="float" office:value="40" calcext:value-type="float">
            <text:p>40</text:p>
          </table:table-cell>
          <table:table-cell table:formula="of:=[.C41]+4" office:value-type="float" office:value="163" calcext:value-type="float">
            <text:p>163</text:p>
          </table:table-cell>
          <table:table-cell table:formula="of:=[.D41]+14"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/>
          <table:table-cell table:formula="of:=[.B42]+1" office:value-type="float" office:value="41" calcext:value-type="float">
            <text:p>41</text:p>
          </table:table-cell>
          <table:table-cell table:formula="of:=[.C42]+4" office:value-type="float" office:value="167" calcext:value-type="float">
            <text:p>167</text:p>
          </table:table-cell>
          <table:table-cell table:formula="of:=[.D42]+14"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/>
          <table:table-cell table:formula="of:=[.B43]+1" office:value-type="float" office:value="42" calcext:value-type="float">
            <text:p>42</text:p>
          </table:table-cell>
          <table:table-cell table:formula="of:=[.C43]+4" office:value-type="float" office:value="171" calcext:value-type="float">
            <text:p>171</text:p>
          </table:table-cell>
          <table:table-cell table:formula="of:=[.D43]+14"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/>
          <table:table-cell table:formula="of:=[.B44]+1" office:value-type="float" office:value="43" calcext:value-type="float">
            <text:p>43</text:p>
          </table:table-cell>
          <table:table-cell table:formula="of:=[.C44]+4" office:value-type="float" office:value="175" calcext:value-type="float">
            <text:p>175</text:p>
          </table:table-cell>
          <table:table-cell table:formula="of:=[.D44]+14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/>
          <table:table-cell table:formula="of:=[.B45]+1" office:value-type="float" office:value="44" calcext:value-type="float">
            <text:p>44</text:p>
          </table:table-cell>
          <table:table-cell table:formula="of:=[.C45]+4" office:value-type="float" office:value="179" calcext:value-type="float">
            <text:p>179</text:p>
          </table:table-cell>
          <table:table-cell table:formula="of:=[.D45]+14"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/>
          <table:table-cell table:formula="of:=[.B46]+1" office:value-type="float" office:value="45" calcext:value-type="float">
            <text:p>45</text:p>
          </table:table-cell>
          <table:table-cell table:formula="of:=[.C46]+4" office:value-type="float" office:value="183" calcext:value-type="float">
            <text:p>183</text:p>
          </table:table-cell>
          <table:table-cell table:formula="of:=[.D46]+14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/>
          <table:table-cell table:formula="of:=[.B47]+1" office:value-type="float" office:value="46" calcext:value-type="float">
            <text:p>46</text:p>
          </table:table-cell>
          <table:table-cell table:formula="of:=[.C47]+4" office:value-type="float" office:value="187" calcext:value-type="float">
            <text:p>187</text:p>
          </table:table-cell>
          <table:table-cell table:formula="of:=[.D47]+14"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/>
          <table:table-cell table:formula="of:=[.B48]+1" office:value-type="float" office:value="47" calcext:value-type="float">
            <text:p>47</text:p>
          </table:table-cell>
          <table:table-cell table:formula="of:=[.C48]+4" office:value-type="float" office:value="191" calcext:value-type="float">
            <text:p>191</text:p>
          </table:table-cell>
          <table:table-cell table:formula="of:=[.D48]+14"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/>
          <table:table-cell table:formula="of:=[.B49]+1" office:value-type="float" office:value="48" calcext:value-type="float">
            <text:p>48</text:p>
          </table:table-cell>
          <table:table-cell table:formula="of:=[.C49]+4" office:value-type="float" office:value="195" calcext:value-type="float">
            <text:p>195</text:p>
          </table:table-cell>
          <table:table-cell table:formula="of:=[.D49]+14"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/>
          <table:table-cell table:formula="of:=[.B50]+1" office:value-type="float" office:value="49" calcext:value-type="float">
            <text:p>49</text:p>
          </table:table-cell>
          <table:table-cell table:formula="of:=[.C50]+4" office:value-type="float" office:value="199" calcext:value-type="float">
            <text:p>199</text:p>
          </table:table-cell>
          <table:table-cell table:formula="of:=[.D50]+14"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/>
          <table:table-cell table:formula="of:=[.B51]+1" office:value-type="float" office:value="50" calcext:value-type="float">
            <text:p>50</text:p>
          </table:table-cell>
          <table:table-cell table:formula="of:=[.C51]+4" office:value-type="float" office:value="203" calcext:value-type="float">
            <text:p>203</text:p>
          </table:table-cell>
          <table:table-cell table:formula="of:=[.D51]+14"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/>
          <table:table-cell table:formula="of:=[.B52]+1" office:value-type="float" office:value="51" calcext:value-type="float">
            <text:p>51</text:p>
          </table:table-cell>
          <table:table-cell table:formula="of:=[.C52]+4" office:value-type="float" office:value="207" calcext:value-type="float">
            <text:p>207</text:p>
          </table:table-cell>
          <table:table-cell table:formula="of:=[.D52]+14"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/>
          <table:table-cell table:formula="of:=[.B53]+1" office:value-type="float" office:value="52" calcext:value-type="float">
            <text:p>52</text:p>
          </table:table-cell>
          <table:table-cell table:formula="of:=[.C53]+4" office:value-type="float" office:value="211" calcext:value-type="float">
            <text:p>211</text:p>
          </table:table-cell>
          <table:table-cell table:formula="of:=[.D53]+14"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/>
          <table:table-cell table:formula="of:=[.B54]+1" office:value-type="float" office:value="53" calcext:value-type="float">
            <text:p>53</text:p>
          </table:table-cell>
          <table:table-cell table:formula="of:=[.C54]+4" office:value-type="float" office:value="215" calcext:value-type="float">
            <text:p>215</text:p>
          </table:table-cell>
          <table:table-cell table:formula="of:=[.D54]+14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table:formula="of:=[.B55]+1" office:value-type="float" office:value="54" calcext:value-type="float">
            <text:p>54</text:p>
          </table:table-cell>
          <table:table-cell table:formula="of:=[.C55]+4" office:value-type="float" office:value="219" calcext:value-type="float">
            <text:p>219</text:p>
          </table:table-cell>
          <table:table-cell table:formula="of:=[.D55]+14"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/>
          <table:table-cell table:formula="of:=[.B56]+1" office:value-type="float" office:value="55" calcext:value-type="float">
            <text:p>55</text:p>
          </table:table-cell>
          <table:table-cell table:formula="of:=[.C56]+4" office:value-type="float" office:value="223" calcext:value-type="float">
            <text:p>223</text:p>
          </table:table-cell>
          <table:table-cell table:formula="of:=[.D56]+14"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/>
          <table:table-cell table:formula="of:=[.B57]+1" office:value-type="float" office:value="56" calcext:value-type="float">
            <text:p>56</text:p>
          </table:table-cell>
          <table:table-cell table:formula="of:=[.C57]+4" office:value-type="float" office:value="227" calcext:value-type="float">
            <text:p>227</text:p>
          </table:table-cell>
          <table:table-cell table:formula="of:=[.D57]+14"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/>
          <table:table-cell table:formula="of:=[.B58]+1" office:value-type="float" office:value="57" calcext:value-type="float">
            <text:p>57</text:p>
          </table:table-cell>
          <table:table-cell table:formula="of:=[.C58]+4" office:value-type="float" office:value="231" calcext:value-type="float">
            <text:p>231</text:p>
          </table:table-cell>
          <table:table-cell table:formula="of:=[.D58]+14"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/>
          <table:table-cell table:formula="of:=[.B59]+1" office:value-type="float" office:value="58" calcext:value-type="float">
            <text:p>58</text:p>
          </table:table-cell>
          <table:table-cell table:formula="of:=[.C59]+4" office:value-type="float" office:value="235" calcext:value-type="float">
            <text:p>235</text:p>
          </table:table-cell>
          <table:table-cell table:formula="of:=[.D59]+14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/>
          <table:table-cell table:formula="of:=[.B60]+1" office:value-type="float" office:value="59" calcext:value-type="float">
            <text:p>59</text:p>
          </table:table-cell>
          <table:table-cell table:formula="of:=[.C60]+4" office:value-type="float" office:value="239" calcext:value-type="float">
            <text:p>239</text:p>
          </table:table-cell>
          <table:table-cell table:formula="of:=[.D60]+14"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/>
          <table:table-cell table:formula="of:=[.B61]+1" office:value-type="float" office:value="60" calcext:value-type="float">
            <text:p>60</text:p>
          </table:table-cell>
          <table:table-cell table:formula="of:=[.C61]+4" office:value-type="float" office:value="243" calcext:value-type="float">
            <text:p>243</text:p>
          </table:table-cell>
          <table:table-cell table:formula="of:=[.D61]+14"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/>
          <table:table-cell table:formula="of:=[.B62]+1" office:value-type="float" office:value="61" calcext:value-type="float">
            <text:p>61</text:p>
          </table:table-cell>
          <table:table-cell table:formula="of:=[.C62]+4" office:value-type="float" office:value="247" calcext:value-type="float">
            <text:p>247</text:p>
          </table:table-cell>
          <table:table-cell table:formula="of:=[.D62]+14"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/>
          <table:table-cell table:formula="of:=[.B63]+1" office:value-type="float" office:value="62" calcext:value-type="float">
            <text:p>62</text:p>
          </table:table-cell>
          <table:table-cell table:formula="of:=[.C63]+4" office:value-type="float" office:value="251" calcext:value-type="float">
            <text:p>251</text:p>
          </table:table-cell>
          <table:table-cell table:formula="of:=[.D63]+14"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/>
          <table:table-cell table:formula="of:=[.B64]+1" office:value-type="float" office:value="63" calcext:value-type="float">
            <text:p>63</text:p>
          </table:table-cell>
          <table:table-cell table:formula="of:=[.C64]+4" office:value-type="float" office:value="255" calcext:value-type="float">
            <text:p>255</text:p>
          </table:table-cell>
          <table:table-cell table:formula="of:=[.D64]+14"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/>
          <table:table-cell table:formula="of:=[.B65]+1" office:value-type="float" office:value="64" calcext:value-type="float">
            <text:p>64</text:p>
          </table:table-cell>
          <table:table-cell table:formula="of:=[.C65]+4" office:value-type="float" office:value="259" calcext:value-type="float">
            <text:p>259</text:p>
          </table:table-cell>
          <table:table-cell table:formula="of:=[.D65]+14"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/>
          <table:table-cell table:formula="of:=[.B66]+1" office:value-type="float" office:value="65" calcext:value-type="float">
            <text:p>65</text:p>
          </table:table-cell>
          <table:table-cell table:formula="of:=[.C66]+4" office:value-type="float" office:value="263" calcext:value-type="float">
            <text:p>263</text:p>
          </table:table-cell>
          <table:table-cell table:formula="of:=[.D66]+14"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/>
          <table:table-cell table:formula="of:=[.B67]+1" office:value-type="float" office:value="66" calcext:value-type="float">
            <text:p>66</text:p>
          </table:table-cell>
          <table:table-cell table:formula="of:=[.C67]+4" office:value-type="float" office:value="267" calcext:value-type="float">
            <text:p>267</text:p>
          </table:table-cell>
          <table:table-cell table:formula="of:=[.D67]+14"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/>
          <table:table-cell table:formula="of:=[.B68]+1" office:value-type="float" office:value="67" calcext:value-type="float">
            <text:p>67</text:p>
          </table:table-cell>
          <table:table-cell table:formula="of:=[.C68]+4" office:value-type="float" office:value="271" calcext:value-type="float">
            <text:p>271</text:p>
          </table:table-cell>
          <table:table-cell table:formula="of:=[.D68]+14"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/>
          <table:table-cell table:formula="of:=[.B69]+1" office:value-type="float" office:value="68" calcext:value-type="float">
            <text:p>68</text:p>
          </table:table-cell>
          <table:table-cell table:formula="of:=[.C69]+4" office:value-type="float" office:value="275" calcext:value-type="float">
            <text:p>275</text:p>
          </table:table-cell>
          <table:table-cell table:formula="of:=[.D69]+14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/>
          <table:table-cell table:formula="of:=[.B70]+1" office:value-type="float" office:value="69" calcext:value-type="float">
            <text:p>69</text:p>
          </table:table-cell>
          <table:table-cell table:formula="of:=[.C70]+4" office:value-type="float" office:value="279" calcext:value-type="float">
            <text:p>279</text:p>
          </table:table-cell>
          <table:table-cell table:formula="of:=[.D70]+14"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/>
          <table:table-cell table:formula="of:=[.B71]+1" office:value-type="float" office:value="70" calcext:value-type="float">
            <text:p>70</text:p>
          </table:table-cell>
          <table:table-cell table:formula="of:=[.C71]+4" office:value-type="float" office:value="283" calcext:value-type="float">
            <text:p>283</text:p>
          </table:table-cell>
          <table:table-cell table:formula="of:=[.D71]+14"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/>
          <table:table-cell table:formula="of:=[.B72]+1" office:value-type="float" office:value="71" calcext:value-type="float">
            <text:p>71</text:p>
          </table:table-cell>
          <table:table-cell table:formula="of:=[.C72]+4"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/>
          <table:table-cell table:formula="of:=[.B73]+1" office:value-type="float" office:value="72" calcext:value-type="float">
            <text:p>72</text:p>
          </table:table-cell>
          <table:table-cell table:formula="of:=[.C73]+4"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/>
          <table:table-cell table:formula="of:=[.B74]+1" office:value-type="float" office:value="73" calcext:value-type="float">
            <text:p>73</text:p>
          </table:table-cell>
          <table:table-cell table:formula="of:=[.C74]+4"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/>
          <table:table-cell table:formula="of:=[.B75]+1" office:value-type="float" office:value="74" calcext:value-type="float">
            <text:p>74</text:p>
          </table:table-cell>
          <table:table-cell table:formula="of:=[.C75]+4"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/>
          <table:table-cell table:formula="of:=[.B76]+1" office:value-type="float" office:value="75" calcext:value-type="float">
            <text:p>75</text:p>
          </table:table-cell>
          <table:table-cell table:formula="of:=[.C76]+4"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/>
          <table:table-cell table:formula="of:=[.B77]+1" office:value-type="float" office:value="76" calcext:value-type="float">
            <text:p>76</text:p>
          </table:table-cell>
          <table:table-cell table:formula="of:=[.C77]+4"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/>
          <table:table-cell table:formula="of:=[.B78]+1" office:value-type="float" office:value="77" calcext:value-type="float">
            <text:p>77</text:p>
          </table:table-cell>
          <table:table-cell table:formula="of:=[.C78]+4"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/>
          <table:table-cell table:formula="of:=[.B79]+1" office:value-type="float" office:value="78" calcext:value-type="float">
            <text:p>78</text:p>
          </table:table-cell>
          <table:table-cell table:formula="of:=[.C79]+4"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/>
          <table:table-cell table:formula="of:=[.B80]+1" office:value-type="float" office:value="79" calcext:value-type="float">
            <text:p>79</text:p>
          </table:table-cell>
          <table:table-cell table:formula="of:=[.C80]+4"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/>
          <table:table-cell table:formula="of:=[.B81]+1" office:value-type="float" office:value="80" calcext:value-type="float">
            <text:p>80</text:p>
          </table:table-cell>
          <table:table-cell table:formula="of:=[.C81]+4"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/>
          <table:table-cell table:formula="of:=[.B82]+1" office:value-type="float" office:value="81" calcext:value-type="float">
            <text:p>81</text:p>
          </table:table-cell>
          <table:table-cell table:formula="of:=[.C82]+4"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/>
          <table:table-cell table:formula="of:=[.B83]+1" office:value-type="float" office:value="82" calcext:value-type="float">
            <text:p>82</text:p>
          </table:table-cell>
          <table:table-cell table:formula="of:=[.C83]+4"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/>
          <table:table-cell table:formula="of:=[.B84]+1" office:value-type="float" office:value="83" calcext:value-type="float">
            <text:p>83</text:p>
          </table:table-cell>
          <table:table-cell table:formula="of:=[.C84]+4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/>
          <table:table-cell table:formula="of:=[.B85]+1" office:value-type="float" office:value="84" calcext:value-type="float">
            <text:p>84</text:p>
          </table:table-cell>
          <table:table-cell table:formula="of:=[.C85]+4"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/>
          <table:table-cell table:formula="of:=[.B86]+1" office:value-type="float" office:value="85" calcext:value-type="float">
            <text:p>85</text:p>
          </table:table-cell>
          <table:table-cell table:formula="of:=[.C86]+4"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/>
          <table:table-cell table:formula="of:=[.B87]+1" office:value-type="float" office:value="86" calcext:value-type="float">
            <text:p>86</text:p>
          </table:table-cell>
          <table:table-cell table:formula="of:=[.C87]+4"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/>
          <table:table-cell table:formula="of:=[.B88]+1" office:value-type="float" office:value="87" calcext:value-type="float">
            <text:p>87</text:p>
          </table:table-cell>
          <table:table-cell table:formula="of:=[.C88]+4"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/>
          <table:table-cell table:formula="of:=[.B89]+1" office:value-type="float" office:value="88" calcext:value-type="float">
            <text:p>88</text:p>
          </table:table-cell>
          <table:table-cell table:formula="of:=[.C89]+4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/>
          <table:table-cell table:formula="of:=[.B90]+1" office:value-type="float" office:value="89" calcext:value-type="float">
            <text:p>89</text:p>
          </table:table-cell>
          <table:table-cell table:formula="of:=[.C90]+4"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/>
          <table:table-cell table:formula="of:=[.B91]+1" office:value-type="float" office:value="90" calcext:value-type="float">
            <text:p>90</text:p>
          </table:table-cell>
          <table:table-cell table:formula="of:=[.C91]+4"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/>
          <table:table-cell table:formula="of:=[.B92]+1" office:value-type="float" office:value="91" calcext:value-type="float">
            <text:p>91</text:p>
          </table:table-cell>
          <table:table-cell table:formula="of:=[.C92]+4"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/>
          <table:table-cell table:formula="of:=[.B93]+1" office:value-type="float" office:value="92" calcext:value-type="float">
            <text:p>92</text:p>
          </table:table-cell>
          <table:table-cell table:formula="of:=[.C93]+4"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/>
          <table:table-cell table:formula="of:=[.B94]+1" office:value-type="float" office:value="93" calcext:value-type="float">
            <text:p>93</text:p>
          </table:table-cell>
          <table:table-cell table:formula="of:=[.C94]+4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/>
          <table:table-cell table:formula="of:=[.B95]+1" office:value-type="float" office:value="94" calcext:value-type="float">
            <text:p>94</text:p>
          </table:table-cell>
          <table:table-cell table:formula="of:=[.C95]+4"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/>
          <table:table-cell table:formula="of:=[.B96]+1" office:value-type="float" office:value="95" calcext:value-type="float">
            <text:p>95</text:p>
          </table:table-cell>
          <table:table-cell table:formula="of:=[.C96]+4"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/>
          <table:table-cell table:formula="of:=[.B97]+1" office:value-type="float" office:value="96" calcext:value-type="float">
            <text:p>96</text:p>
          </table:table-cell>
          <table:table-cell table:formula="of:=[.C97]+4"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/>
          <table:table-cell table:formula="of:=[.B98]+1" office:value-type="float" office:value="97" calcext:value-type="float">
            <text:p>97</text:p>
          </table:table-cell>
          <table:table-cell table:formula="of:=[.C98]+4"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/>
          <table:table-cell table:formula="of:=[.B99]+1" office:value-type="float" office:value="98" calcext:value-type="float">
            <text:p>98</text:p>
          </table:table-cell>
          <table:table-cell table:formula="of:=[.C99]+4"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/>
          <table:table-cell table:formula="of:=[.B100]+1" office:value-type="float" office:value="99" calcext:value-type="float">
            <text:p>99</text:p>
          </table:table-cell>
          <table:table-cell table:formula="of:=[.C100]+4"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/>
          <table:table-cell table:formula="of:=[.B101]+1" office:value-type="float" office:value="100" calcext:value-type="float">
            <text:p>100</text:p>
          </table:table-cell>
          <table:table-cell table:formula="of:=[.C101]+4"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/>
          <table:table-cell table:formula="of:=[.B102]+1" office:value-type="float" office:value="101" calcext:value-type="float">
            <text:p>101</text:p>
          </table:table-cell>
          <table:table-cell table:formula="of:=[.C102]+4"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/>
          <table:table-cell table:formula="of:=[.B103]+1" office:value-type="float" office:value="102" calcext:value-type="float">
            <text:p>102</text:p>
          </table:table-cell>
          <table:table-cell table:formula="of:=[.C103]+4"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/>
          <table:table-cell table:formula="of:=[.B104]+1" office:value-type="float" office:value="103" calcext:value-type="float">
            <text:p>103</text:p>
          </table:table-cell>
          <table:table-cell table:formula="of:=[.C104]+4"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/>
          <table:table-cell table:formula="of:=[.B105]+1" office:value-type="float" office:value="104" calcext:value-type="float">
            <text:p>104</text:p>
          </table:table-cell>
          <table:table-cell table:formula="of:=[.C105]+4"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/>
          <table:table-cell table:formula="of:=[.B106]+1" office:value-type="float" office:value="105" calcext:value-type="float">
            <text:p>105</text:p>
          </table:table-cell>
          <table:table-cell table:formula="of:=[.C106]+4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/>
          <table:table-cell table:formula="of:=[.B107]+1" office:value-type="float" office:value="106" calcext:value-type="float">
            <text:p>106</text:p>
          </table:table-cell>
          <table:table-cell table:formula="of:=[.C107]+4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/>
          <table:table-cell table:formula="of:=[.B108]+1" office:value-type="float" office:value="107" calcext:value-type="float">
            <text:p>107</text:p>
          </table:table-cell>
          <table:table-cell table:formula="of:=[.C108]+4"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/>
          <table:table-cell table:formula="of:=[.B109]+1" office:value-type="float" office:value="108" calcext:value-type="float">
            <text:p>108</text:p>
          </table:table-cell>
          <table:table-cell table:formula="of:=[.C109]+4"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/>
          <table:table-cell table:formula="of:=[.B110]+1" office:value-type="float" office:value="109" calcext:value-type="float">
            <text:p>109</text:p>
          </table:table-cell>
          <table:table-cell table:formula="of:=[.C110]+4"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/>
          <table:table-cell table:formula="of:=[.B111]+1" office:value-type="float" office:value="110" calcext:value-type="float">
            <text:p>110</text:p>
          </table:table-cell>
          <table:table-cell table:formula="of:=[.C111]+4"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/>
          <table:table-cell table:formula="of:=[.B112]+1" office:value-type="float" office:value="111" calcext:value-type="float">
            <text:p>111</text:p>
          </table:table-cell>
          <table:table-cell table:formula="of:=[.C112]+4"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/>
          <table:table-cell table:formula="of:=[.B113]+1" office:value-type="float" office:value="112" calcext:value-type="float">
            <text:p>112</text:p>
          </table:table-cell>
          <table:table-cell table:formula="of:=[.C113]+4"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/>
          <table:table-cell table:formula="of:=[.B114]+1" office:value-type="float" office:value="113" calcext:value-type="float">
            <text:p>113</text:p>
          </table:table-cell>
          <table:table-cell table:formula="of:=[.C114]+4"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/>
          <table:table-cell table:formula="of:=[.B115]+1" office:value-type="float" office:value="114" calcext:value-type="float">
            <text:p>114</text:p>
          </table:table-cell>
          <table:table-cell table:formula="of:=[.C115]+4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/>
          <table:table-cell table:formula="of:=[.B116]+1" office:value-type="float" office:value="115" calcext:value-type="float">
            <text:p>115</text:p>
          </table:table-cell>
          <table:table-cell table:formula="of:=[.C116]+4"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/>
          <table:table-cell table:formula="of:=[.B117]+1" office:value-type="float" office:value="116" calcext:value-type="float">
            <text:p>116</text:p>
          </table:table-cell>
          <table:table-cell table:formula="of:=[.C117]+4"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/>
          <table:table-cell table:formula="of:=[.B118]+1" office:value-type="float" office:value="117" calcext:value-type="float">
            <text:p>117</text:p>
          </table:table-cell>
          <table:table-cell table:formula="of:=[.C118]+4"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/>
          <table:table-cell table:formula="of:=[.B119]+1" office:value-type="float" office:value="118" calcext:value-type="float">
            <text:p>118</text:p>
          </table:table-cell>
          <table:table-cell table:formula="of:=[.C119]+4"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/>
          <table:table-cell table:formula="of:=[.B120]+1" office:value-type="float" office:value="119" calcext:value-type="float">
            <text:p>119</text:p>
          </table:table-cell>
          <table:table-cell table:formula="of:=[.C120]+4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/>
          <table:table-cell table:formula="of:=[.B121]+1" office:value-type="float" office:value="120" calcext:value-type="float">
            <text:p>120</text:p>
          </table:table-cell>
          <table:table-cell table:formula="of:=[.C121]+4" office:value-type="float" office:value="483" calcext:value-type="float">
            <text:p>48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02:37:15.029075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02T21:32:39.318903215</dc:date>
    <meta:editing-duration>P1DT19H49M1S</meta:editing-duration>
    <meta:editing-cycles>7</meta:editing-cycles>
    <meta:document-statistic meta:table-count="6" meta:cell-count="6844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Nodes</text:p>
        </chart:title>
        <chart:legend chart:legend-position="end" svg:x="14.451cm" svg:y="3.703cm" style:legend-expansion="high" chart:style-name="ch3"/>
        <chart:plot-area chart:style-name="ch4" table:cell-range-address="Nodes.B3:Nodes.E122 Nodes.C2:Nodes.E2" chart:data-source-has-labels="row" svg:x="0.32cm" svg:y="1.275cm" svg:width="13.811cm" svg:height="7.545cm">
          <chartooo:coordinate-region svg:x="1.127cm" svg:y="1.474cm" svg:width="12.539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odes.C3:Nodes.C122" chart:label-cell-address="Nodes.C2:Nodes.C2" chart:class="chart:scatter">
            <chart:domain table:cell-range-address="Nodes.B3:Nodes.B122"/>
            <chart:data-point chart:repeated="120"/>
          </chart:series>
          <chart:series chart:style-name="ch8" chart:values-cell-range-address="Nodes.D3:Nodes.D122" chart:label-cell-address="Nodes.D2:Nodes.D2" chart:class="chart:scatter">
            <chart:data-point chart:repeated="120"/>
          </chart:series>
          <chart:series chart:style-name="ch9" chart:values-cell-range-address="Nodes.E3:Nodes.E122" chart:label-cell-address="Nodes.E2:Nodes.E2" chart:class="chart:scatter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96</text:p>
                <draw:g>
                  <svg:desc>Nodes.C2:Nodes.C2</svg:desc>
                </draw:g>
              </table:table-cell>
              <table:table-cell office:value-type="string">
                <text:p>N216</text:p>
                <draw:g>
                  <svg:desc>Nodes.D2:Nodes.D2</svg:desc>
                </draw:g>
              </table:table-cell>
              <table:table-cell office:value-type="string">
                <text:p>N512</text:p>
                <draw:g>
                  <svg:desc>Nodes.E2:Node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odes.B3:Nodes.B122</svg:desc>
                </draw:g>
              </table:table-cell>
              <table:table-cell office:value-type="float" office:value="7">
                <text:p>7</text:p>
                <draw:g>
                  <svg:desc>Nodes.C3:Nodes.C122</svg:desc>
                </draw:g>
              </table:table-cell>
              <table:table-cell office:value-type="float" office:value="22">
                <text:p>22</text:p>
                <draw:g>
                  <svg:desc>Nodes.D3:Nodes.D122</svg:desc>
                </draw:g>
              </table:table-cell>
              <table:table-cell office:value-type="float" office:value="45">
                <text:p>45</text:p>
                <draw:g>
                  <svg:desc>Nodes.E3:Nodes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06">
                <text:p>10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20">
                <text:p>1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34">
                <text:p>13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48">
                <text:p>14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162">
                <text:p>16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176">
                <text:p>17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  <table:table-cell office:value-type="float" office:value="204">
                <text:p>20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218">
                <text:p>21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232">
                <text:p>23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  <table:table-cell office:value-type="float" office:value="246">
                <text:p>24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260">
                <text:p>26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274">
                <text:p>27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288">
                <text:p>28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7">
                <text:p>87</text:p>
              </table:table-cell>
              <table:table-cell office:value-type="float" office:value="302">
                <text:p>30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1">
                <text:p>91</text:p>
              </table:table-cell>
              <table:table-cell office:value-type="float" office:value="316">
                <text:p>31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5">
                <text:p>95</text:p>
              </table:table-cell>
              <table:table-cell office:value-type="float" office:value="330">
                <text:p>33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344">
                <text:p>34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3">
                <text:p>103</text:p>
              </table:table-cell>
              <table:table-cell office:value-type="float" office:value="358">
                <text:p>35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372">
                <text:p>37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1">
                <text:p>111</text:p>
              </table:table-cell>
              <table:table-cell office:value-type="float" office:value="386">
                <text:p>38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5">
                <text:p>115</text:p>
              </table:table-cell>
              <table:table-cell office:value-type="float" office:value="400">
                <text:p>40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9">
                <text:p>119</text:p>
              </table:table-cell>
              <table:table-cell office:value-type="float" office:value="414">
                <text:p>41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428">
                <text:p>428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1">
                <text:p>131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5">
                <text:p>135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3">
                <text:p>143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7">
                <text:p>147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51">
                <text:p>151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5">
                <text:p>155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9">
                <text:p>159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7">
                <text:p>167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71">
                <text:p>171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5">
                <text:p>175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79">
                <text:p>179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83">
                <text:p>183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87">
                <text:p>187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1">
                <text:p>191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5">
                <text:p>195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99">
                <text:p>199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3">
                <text:p>203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7">
                <text:p>207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11">
                <text:p>211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15">
                <text:p>215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9">
                <text:p>219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23">
                <text:p>223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31">
                <text:p>231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35">
                <text:p>235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39">
                <text:p>239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43">
                <text:p>243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47">
                <text:p>247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51">
                <text:p>251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59">
                <text:p>259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63">
                <text:p>263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67">
                <text:p>267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71">
                <text:p>271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75">
                <text:p>275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79">
                <text:p>279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83">
                <text:p>283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N512 - Mean Stdev X0 Prec</text:p>
        </chart:title>
        <chart:plot-area chart:style-name="ch3" table:cell-range-address="N512.B130:N512.C142 N512.C129:N512.C129" chart:data-source-has-labels="row" svg:x="0.32cm" svg:y="1.275cm" svg:width="15.36cm" svg:height="7.545cm">
          <chartooo:coordinate-region svg:x="1.312cm" svg:y="1.474cm" svg:width="14.1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512.C130:N512.C142" chart:label-cell-address="N512.C129:N512.C129" chart:class="chart:scatter">
            <chart:domain table:cell-range-address="N512.B130:N512.B142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N512.C129:N512.C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512.B130:N512.B142</svg:desc>
                </draw:g>
              </table:table-cell>
              <table:table-cell office:value-type="float" office:value="4572.771">
                <text:p>4572.771</text:p>
                <draw:g>
                  <svg:desc>N512.C130:N512.C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477.785">
                <text:p>5477.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384.208">
                <text:p>5384.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376.855">
                <text:p>5376.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700.371">
                <text:p>5700.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693.968">
                <text:p>5693.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745.389">
                <text:p>5745.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812.724">
                <text:p>5812.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773.975">
                <text:p>5773.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34.195">
                <text:p>5834.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773.059">
                <text:p>5773.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6460.588">
                <text:p>6460.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6519.332">
                <text:p>6519.3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title svg:x="6.765cm" svg:y="0.316cm" chart:style-name="ch2">
          <text:p>N96 - Mean</text:p>
        </chart:title>
        <chart:plot-area chart:style-name="ch3" table:cell-range-address="N96.B110:N96.C152 N96.C109:N96.C109" chart:data-source-has-labels="row" svg:x="0.319cm" svg:y="1.275cm" svg:width="15.361cm" svg:height="7.545cm">
          <chartooo:coordinate-region svg:x="1.126cm" svg:y="1.474cm" svg:width="14.08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96.C110:N96.C152" chart:label-cell-address="N96.C109:N96.C109" chart:class="chart:scatter">
            <chart:domain table:cell-range-address="N96.B110:N96.B152"/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2.5</text:p>
                <draw:g>
                  <svg:desc>N96.C109:N96.C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N96.B110:N96.B152</svg:desc>
                </draw:g>
              </table:table-cell>
              <table:table-cell office:value-type="float" office:value="NaN">
                <text:p>NaN</text:p>
                <draw:g>
                  <svg:desc>N96.C110:N96.C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1.484">
                <text:p>61.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4.979">
                <text:p>64.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2.977">
                <text:p>62.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3.777">
                <text:p>73.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0.091">
                <text:p>70.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0.533">
                <text:p>70.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9.899">
                <text:p>69.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1.402">
                <text:p>71.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78.529">
                <text:p>78.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70.684">
                <text:p>70.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74.832">
                <text:p>74.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3.631">
                <text:p>83.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74.699">
                <text:p>74.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83.267">
                <text:p>83.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88.009">
                <text:p>88.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9.828">
                <text:p>89.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98.748">
                <text:p>98.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00.721">
                <text:p>100.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87.039">
                <text:p>87.0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08.105">
                <text:p>108.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09.577">
                <text:p>109.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31.587">
                <text:p>131.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34.622">
                <text:p>134.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146.092">
                <text:p>146.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125.388">
                <text:p>125.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46.268">
                <text:p>146.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154.406">
                <text:p>154.4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159.018">
                <text:p>159.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169.13">
                <text:p>169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175.184">
                <text:p>175.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209.15">
                <text:p>209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273.078">
                <text:p>273.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424.947">
                <text:p>424.9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525.249">
                <text:p>525.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684.963">
                <text:p>684.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894.707">
                <text:p>894.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N96 - Mean X0</text:p>
        </chart:title>
        <chart:plot-area chart:style-name="ch3" table:cell-range-address="N96.B158:N96.C179 N96.C157:N96.C157" chart:data-source-has-labels="row" svg:x="0.32cm" svg:y="1.275cm" svg:width="15.36cm" svg:height="7.545cm">
          <chartooo:coordinate-region svg:x="1.127cm" svg:y="1.475cm" svg:width="14.08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96.C158:N96.C179" chart:label-cell-address="N96.C157:N96.C157" chart:class="chart:scatter">
            <chart:domain table:cell-range-address="N96.B158:N96.B179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N96.C157:N96.C1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96.B158:N96.B179</svg:desc>
                </draw:g>
              </table:table-cell>
              <table:table-cell office:value-type="float" office:value="59.571">
                <text:p>59.571</text:p>
                <draw:g>
                  <svg:desc>N96.C158:N96.C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1.365">
                <text:p>61.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3.755">
                <text:p>63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6.494">
                <text:p>66.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7.676">
                <text:p>67.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9.125">
                <text:p>69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4.081">
                <text:p>74.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3.699">
                <text:p>73.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6.161">
                <text:p>76.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9.217">
                <text:p>79.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17.413">
                <text:p>117.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69.728">
                <text:p>169.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225.469">
                <text:p>225.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80.34">
                <text:p>280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442.078">
                <text:p>442.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523.855">
                <text:p>523.8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679.356">
                <text:p>679.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836.298">
                <text:p>836.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905.889">
                <text:p>905.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">
                <text:p>110</text:p>
              </table:table-cell>
              <table:table-cell office:value-type="float" office:value="1086.853">
                <text:p>1086.8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302.484">
                <text:p>1302.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71cm" svg:y="0.316cm" chart:style-name="ch2">
          <text:p>N96 - Mean Stdev X0 Prec</text:p>
        </chart:title>
        <chart:plot-area chart:style-name="ch3" table:cell-range-address="N96.B172:N96.C193 N96.C171:N96.C171" chart:data-source-has-labels="row" svg:x="0.32cm" svg:y="1.275cm" svg:width="15.36cm" svg:height="7.545cm">
          <chartooo:coordinate-region svg:x="1.312cm" svg:y="1.475cm" svg:width="14.08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96.C172:N96.C193" chart:label-cell-address="N96.C171:N96.C171" chart:class="chart:scatter">
            <chart:domain table:cell-range-address="N96.B172:N96.B193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N96.C171:N96.C1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96.B172:N96.B193</svg:desc>
                </draw:g>
              </table:table-cell>
              <table:table-cell office:value-type="float" office:value="60.481">
                <text:p>60.481</text:p>
                <draw:g>
                  <svg:desc>N96.C172:N96.C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4.568">
                <text:p>64.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1.916">
                <text:p>71.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3.28">
                <text:p>73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8.821">
                <text:p>78.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1.119">
                <text:p>81.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4.876">
                <text:p>84.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4.705">
                <text:p>94.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5.129">
                <text:p>105.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77.953">
                <text:p>177.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264.054">
                <text:p>264.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43.404">
                <text:p>343.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504.381">
                <text:p>504.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784.996">
                <text:p>784.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1014.796">
                <text:p>1014.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1260.491">
                <text:p>1260.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503.378">
                <text:p>1503.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795.829">
                <text:p>1795.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">
                <text:p>110</text:p>
              </table:table-cell>
              <table:table-cell office:value-type="float" office:value="2074.881">
                <text:p>2074.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2500.172">
                <text:p>2500.1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47cm" svg:y="0.316cm" chart:style-name="ch2">
          <text:p>N216 - Mean</text:p>
        </chart:title>
        <chart:plot-area chart:style-name="ch3" table:cell-range-address="N216.B94:N216.C125 N216.C93:N216.C93" chart:data-source-has-labels="row" svg:x="0.32cm" svg:y="1.275cm" svg:width="15.36cm" svg:height="7.545cm">
          <chartooo:coordinate-region svg:x="1.127cm" svg:y="1.474cm" svg:width="14.18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216.C94:N216.C125" chart:label-cell-address="N216.C93:N216.C93" chart:class="chart:scatter">
            <chart:domain table:cell-range-address="N216.B94:N216.B125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N216.C93:N216.C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216.B94:N216.B125</svg:desc>
                </draw:g>
              </table:table-cell>
              <table:table-cell office:value-type="float" office:value="127.404">
                <text:p>127.404</text:p>
                <draw:g>
                  <svg:desc>N216.C94:N216.C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0.074">
                <text:p>170.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0.493">
                <text:p>180.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9.258">
                <text:p>179.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6.097">
                <text:p>176.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2.669">
                <text:p>172.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7.888">
                <text:p>187.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3.668">
                <text:p>183.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3.346">
                <text:p>183.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0.339">
                <text:p>180.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1.793">
                <text:p>191.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6.748">
                <text:p>196.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9.896">
                <text:p>199.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9.437">
                <text:p>199.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14.416">
                <text:p>214.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21.639">
                <text:p>221.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31.499">
                <text:p>231.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55.774">
                <text:p>255.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6.618">
                <text:p>276.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78.53">
                <text:p>278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89.298">
                <text:p>289.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23.235">
                <text:p>323.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24.155">
                <text:p>324.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10.288">
                <text:p>310.2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28.412">
                <text:p>328.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77.625">
                <text:p>377.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07.449">
                <text:p>407.4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57.736">
                <text:p>357.7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69.292">
                <text:p>369.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73.064">
                <text:p>373.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78.81">
                <text:p>378.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864.219">
                <text:p>864.2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N216 - Mean X0</text:p>
        </chart:title>
        <chart:plot-area chart:style-name="ch3" table:cell-range-address="N216.B128:N216.C159 N216.C127:N216.C127" chart:data-source-has-labels="row" svg:x="0.32cm" svg:y="1.275cm" svg:width="15.36cm" svg:height="7.545cm">
          <chartooo:coordinate-region svg:x="1.127cm" svg:y="1.474cm" svg:width="14.18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216.C128:N216.C159" chart:label-cell-address="N216.C127:N216.C127" chart:class="chart:scatter">
            <chart:domain table:cell-range-address="N216.B128:N216.B159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N216.C127:N216.C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216.B128:N216.B159</svg:desc>
                </draw:g>
              </table:table-cell>
              <table:table-cell office:value-type="float" office:value="128.189">
                <text:p>128.189</text:p>
                <draw:g>
                  <svg:desc>N216.C128:N216.C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0.776">
                <text:p>150.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7.824">
                <text:p>157.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7.232">
                <text:p>177.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1.006">
                <text:p>171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67.412">
                <text:p>167.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72.526">
                <text:p>172.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8.908">
                <text:p>188.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8.226">
                <text:p>198.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18.057">
                <text:p>318.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98.315">
                <text:p>298.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35.496">
                <text:p>335.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866.504">
                <text:p>866.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N216 - Mean Stdev X0 Prec</text:p>
        </chart:title>
        <chart:plot-area chart:style-name="ch3" table:cell-range-address="N216.B162:N216.C178 N216.C161:N216.C161" chart:data-source-has-labels="row" svg:x="0.32cm" svg:y="1.275cm" svg:width="15.36cm" svg:height="7.545cm">
          <chartooo:coordinate-region svg:x="1.127cm" svg:y="1.474cm" svg:width="14.1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216.C162:N216.C178" chart:label-cell-address="N216.C161:N216.C161" chart:class="chart:scatter">
            <chart:domain table:cell-range-address="N216.B162:N216.B17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N216.C161:N216.C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216.B162:N216.B178</svg:desc>
                </draw:g>
              </table:table-cell>
              <table:table-cell office:value-type="float" office:value="128.37">
                <text:p>128.37</text:p>
                <draw:g>
                  <svg:desc>N216.C162:N216.C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3.003">
                <text:p>153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2.621">
                <text:p>172.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6.424">
                <text:p>176.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0.683">
                <text:p>190.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9.087">
                <text:p>209.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7.576">
                <text:p>217.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40.503">
                <text:p>240.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45.734">
                <text:p>245.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60.664">
                <text:p>260.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79.987">
                <text:p>279.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447.506">
                <text:p>447.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642.116">
                <text:p>642.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103.117">
                <text:p>1103.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47cm" svg:y="0.316cm" chart:style-name="ch2">
          <text:p>N512 - Mean</text:p>
        </chart:title>
        <chart:plot-area chart:style-name="ch3" table:cell-range-address="N512.B82:N512.C112 N512.C81:N512.C81" chart:data-source-has-labels="row" svg:x="0.32cm" svg:y="1.275cm" svg:width="15.36cm" svg:height="7.545cm">
          <chartooo:coordinate-region svg:x="1.312cm" svg:y="1.474cm" svg:width="14.1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512.C82:N512.C112" chart:label-cell-address="N512.C81:N512.C81" chart:class="chart:scatter">
            <chart:domain table:cell-range-address="N512.B82:N512.B11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N512.C81:N512.C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512.B82:N512.B112</svg:desc>
                </draw:g>
              </table:table-cell>
              <table:table-cell office:value-type="float" office:value="4690.243">
                <text:p>4690.243</text:p>
                <draw:g>
                  <svg:desc>N512.C82:N512.C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433.672">
                <text:p>5433.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451.687">
                <text:p>5451.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398.747">
                <text:p>5398.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467.031">
                <text:p>5467.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694.591">
                <text:p>5694.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704.494">
                <text:p>5704.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746.163">
                <text:p>5746.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595.767">
                <text:p>5595.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720.803">
                <text:p>5720.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733.107">
                <text:p>5733.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722.088">
                <text:p>5722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756.058">
                <text:p>5756.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59.4">
                <text:p>5859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943.774">
                <text:p>5943.7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077.746">
                <text:p>6077.7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805.2">
                <text:p>580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954.024">
                <text:p>5954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865.519">
                <text:p>5865.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900.263">
                <text:p>5900.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874.903">
                <text:p>5874.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981.747">
                <text:p>5981.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941.439">
                <text:p>5941.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863.304">
                <text:p>5863.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959.901">
                <text:p>5959.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966.023">
                <text:p>5966.0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089.615">
                <text:p>6089.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055.008">
                <text:p>6055.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115.463">
                <text:p>6115.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031.446">
                <text:p>6031.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035.883">
                <text:p>6035.8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6cm" chart:style-name="ch2">
          <text:p>N512 - Mean X0</text:p>
        </chart:title>
        <chart:plot-area chart:style-name="ch3" table:cell-range-address="N512.B115:N512.C127 N512.C114:N512.C114" chart:data-source-has-labels="row" svg:x="0.32cm" svg:y="1.275cm" svg:width="15.36cm" svg:height="7.545cm">
          <chartooo:coordinate-region svg:x="1.312cm" svg:y="1.474cm" svg:width="14.1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512.C115:N512.C127" chart:label-cell-address="N512.C114:N512.C114" chart:class="chart:scatter">
            <chart:domain table:cell-range-address="N512.B115:N512.B12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N512.C114:N512.C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512.B115:N512.B127</svg:desc>
                </draw:g>
              </table:table-cell>
              <table:table-cell office:value-type="float" office:value="4922.026">
                <text:p>4922.026</text:p>
                <draw:g>
                  <svg:desc>N512.C115:N512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59.363">
                <text:p>5559.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30.292">
                <text:p>5530.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542.411">
                <text:p>5542.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04.882">
                <text:p>5504.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61.103">
                <text:p>5561.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652.867">
                <text:p>5652.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669.923">
                <text:p>5669.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725.969">
                <text:p>5725.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645.796">
                <text:p>5645.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63.511">
                <text:p>5863.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860.848">
                <text:p>5860.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